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BE000000C958F9F20F0E4FBB83.png" manifest:media-type="image/png"/>
  <manifest:file-entry manifest:full-path="Pictures/100002000000000100000001CA6CE2FB2A8B3F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Helvetica" svg:font-family="Helvetica"/>
    <style:font-face style:name="HelveticaOblique" svg:font-family="HelveticaObliqu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2cm" fo:min-width="0.84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1cm" fo:min-width="0.70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0.48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003cm" fo:min-width="0.00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003cm" fo:min-width="0.003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0.584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11" style:family="graphic" style:parent-style-name="standard">
      <style:graphic-properties draw:stroke="solid" svg:stroke-width="0.015cm" svg:stroke-color="#0000ff" draw:stroke-linejoin="miter" svg:stroke-linecap="butt" draw:fill="none" fo:padding-top="0.007cm" fo:padding-bottom="0.007cm" fo:padding-left="0.007cm" fo:padding-right="0.007cm"/>
    </style:style>
    <style:style style:name="gr12" style:family="graphic" style:parent-style-name="standard">
      <style:graphic-properties draw:stroke="solid" svg:stroke-width="0.015cm" svg:stroke-color="#ff0000" draw:stroke-linejoin="miter" svg:stroke-linecap="butt" draw:fill="none" fo:padding-top="0.007cm" fo:padding-bottom="0.007cm" fo:padding-left="0.007cm" fo:padding-right="0.007cm"/>
    </style:style>
    <style:style style:name="gr13" style:family="graphic" style:parent-style-name="standard">
      <style:graphic-properties draw:stroke="solid" svg:stroke-width="0.015cm" svg:stroke-color="#ff0000" draw:stroke-linejoin="miter" svg:stroke-linecap="butt" draw:fill="solid" draw:fill-color="#ff0000" fo:padding-top="0.007cm" fo:padding-bottom="0.007cm" fo:padding-left="0.007cm" fo:padding-right="0.00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98cm" fo:min-width="0.698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15cm" svg:stroke-color="#000000" draw:stroke-linejoin="miter" svg:stroke-linecap="butt" draw:fill="solid" draw:fill-color="#000000" fo:padding-top="0.007cm" fo:padding-bottom="0.007cm" fo:padding-left="0.007cm" fo:padding-right="0.007cm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solid" svg:stroke-width="0.01cm" svg:stroke-color="#000000" draw:stroke-linejoin="miter" svg:stroke-linecap="butt" draw:fill="solid" draw:fill-color="#000000" fo:padding-top="0.005cm" fo:padding-bottom="0.005cm" fo:padding-left="0.005cm" fo:padding-right="0.005cm"/>
    </style:style>
    <style:style style:name="gr19" style:family="graphic" style:parent-style-name="standard">
      <style:graphic-properties draw:stroke="solid" svg:stroke-width="0.01cm" svg:stroke-color="#000000" draw:stroke-linejoin="miter" svg:stroke-linecap="butt" draw:fill="solid" draw:fill-color="#ffffff" fo:padding-top="0.005cm" fo:padding-bottom="0.005cm" fo:padding-left="0.005cm" fo:padding-right="0.005cm"/>
    </style:style>
    <style:style style:name="gr20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.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3.8999996185303pt" style:font-size-asian="23.8999996185303pt" style:font-size-complex="23.8999996185303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5" style:family="paragraph">
      <loext:graphic-properties draw:fill="none"/>
      <style:text-properties fo:font-size="13.8000001907349pt" style:font-size-asian="13.8000001907349pt" style:font-size-complex="13.8000001907349pt"/>
    </style:style>
    <style:style style:name="P6" style:family="paragraph">
      <loext:graphic-properties draw:fill="none"/>
      <style:text-properties fo:font-size="1pt" style:font-size-asian="1pt" style:font-size-complex="1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fo:font-size="17pt" style:font-size-asian="17pt" style:font-size-complex="17pt"/>
    </style:style>
    <style:style style:name="P9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T1" style:family="text">
      <style:text-properties fo:color="#ff0000" style:font-name="Helvetica" fo:font-size="23.8999996185303pt" fo:font-weight="bold" style:font-size-asian="23.8999996185303pt" style:font-name-complex="Helvetica" style:font-size-complex="23.8999996185303pt" style:font-weight-complex="bold"/>
    </style:style>
    <style:style style:name="T2" style:family="text">
      <style:text-properties fo:color="#000000" style:font-name="Helvetica" fo:font-size="19.8999996185303pt" style:font-size-asian="19.8999996185303pt" style:font-name-complex="Helvetica" style:font-size-complex="19.8999996185303pt"/>
    </style:style>
    <style:style style:name="T3" style:family="text">
      <style:text-properties fo:color="#000000" style:font-name="Helvetica" fo:font-size="19.8999996185303pt" fo:font-weight="bold" style:font-size-asian="19.8999996185303pt" style:font-name-complex="Helvetica" style:font-size-complex="19.8999996185303pt" style:font-weight-complex="bold"/>
    </style:style>
    <style:style style:name="T4" style:family="text">
      <style:text-properties fo:color="#0000ff" style:font-name="Helvetica" fo:font-size="19.8999996185303pt" style:font-size-asian="19.8999996185303pt" style:font-name-complex="Helvetica" style:font-size-complex="19.8999996185303pt"/>
    </style:style>
    <style:style style:name="T5" style:family="text">
      <style:text-properties fo:color="#000000" style:font-name="Helvetica" fo:font-size="13.8000001907349pt" style:font-size-asian="13.8000001907349pt" style:font-name-complex="Helvetica" style:font-size-complex="13.8000001907349pt"/>
    </style:style>
    <style:style style:name="T6" style:family="text">
      <style:text-properties fo:color="#000000" style:font-name="Arial" fo:font-size="1pt" style:font-size-asian="1pt" style:font-name-complex="Arial" style:font-size-complex="1pt"/>
    </style:style>
    <style:style style:name="T7" style:family="text">
      <style:text-properties fo:color="#0000ff" style:font-name="Helvetica" fo:font-size="19.8999996185303pt" fo:font-weight="bold" style:font-size-asian="19.8999996185303pt" style:font-name-complex="Helvetica" style:font-size-complex="19.8999996185303pt" style:font-weight-complex="bold"/>
    </style:style>
    <style:style style:name="T8" style:family="text">
      <style:text-properties fo:color="#ff0000" style:font-name="Helvetica" fo:font-size="19.8999996185303pt" style:font-size-asian="19.8999996185303pt" style:font-name-complex="Helvetica" style:font-size-complex="19.8999996185303pt"/>
    </style:style>
    <style:style style:name="T9" style:family="text">
      <style:text-properties fo:color="#000000" style:font-name="Times" fo:font-size="17pt" style:font-size-asian="17pt" style:font-name-complex="Times" style:font-size-complex="17pt"/>
    </style:style>
    <style:style style:name="T10" style:family="text">
      <style:text-properties fo:color="#0000ff" style:font-name="HelveticaOblique" fo:font-size="19.8999996185303pt" style:font-size-asian="19.8999996185303pt" style:font-name-complex="HelveticaOblique" style:font-size-complex="19.8999996185303pt"/>
    </style:style>
    <style:style style:name="T11" style:family="text">
      <style:text-properties fo:color="#ff0000" style:font-name="HelveticaOblique" fo:font-size="19.8999996185303pt" style:font-size-asian="19.8999996185303pt" style:font-name-complex="HelveticaOblique" style:font-size-complex="19.8999996185303pt"/>
    </style:style>
    <style:style style:name="T12" style:family="text">
      <style:text-properties fo:color="#000000" style:font-name="Helvetica" fo:font-size="16.6000003814697pt" style:font-size-asian="16.6000003814697pt" style:font-name-complex="Helvetica" style:font-size-complex="16.6000003814697pt"/>
    </style:style>
    <style:style style:name="T13" style:family="text">
      <style:text-properties fo:color="#000000" style:font-name="Times" fo:font-size="18pt" style:font-size-asian="18pt" style:font-name-complex="Times" style:font-size-complex="18pt"/>
    </style:style>
    <style:style style:name="T14" style:family="text">
      <style:text-properties fo:color="#000000" style:font-name="HelveticaOblique" fo:font-size="19.8999996185303pt" style:font-size-asian="19.8999996185303pt" style:font-name-complex="HelveticaOblique" style:font-size-complex="19.8999996185303pt"/>
    </style:style>
    <style:style style:name="T15" style:family="text">
      <style:text-properties fo:color="#ff0000" style:font-name="Arial" fo:font-size="1pt" style:font-size-asian="1pt" style:font-name-complex="Arial" style:font-size-complex="1pt"/>
    </style:style>
    <style:style style:name="T16" style:family="text">
      <style:text-properties fo:color="#ff0000" style:font-name="Helvetica" fo:font-size="19.8999996185303pt" fo:font-weight="bold" style:font-size-asian="19.8999996185303pt" style:font-name-complex="Helvetica" style:font-size-complex="19.8999996185303pt" style:font-weight-complex="bold"/>
    </style:style>
    <style:style style:name="T17" style:family="text">
      <style:text-properties fo:color="#ff0000" style:font-name="Helvetica" fo:font-size="16.6000003814697pt" style:font-size-asian="16.6000003814697pt" style:font-name-complex="Helvetica" style:font-size-complex="16.6000003814697pt"/>
    </style:style>
    <style:style style:name="T18" style:family="text">
      <style:text-properties fo:color="#000000" style:font-name="Times" fo:font-size="19.7999992370605pt" style:font-size-asian="19.7999992370605pt" style:font-name-complex="Times" style:font-size-complex="19.7999992370605pt"/>
    </style:style>
    <style:style style:name="T19" style:family="text">
      <style:text-properties fo:color="#ffffff" style:font-name="Times" fo:font-size="19.7999992370605pt" style:font-size-asian="19.7999992370605pt" style:font-name-complex="Times" style:font-size-complex="19.7999992370605pt"/>
    </style:style>
    <style:style style:name="T20" style:family="text">
      <style:text-properties fo:color="#0000ff" style:font-name="Arial" fo:font-size="1pt" style:font-size-asian="1pt" style:font-name-complex="Arial" style:font-size-complex="1pt"/>
    </style:style>
    <style:style style:name="T21" style:family="text">
      <style:text-properties fo:color="#000000" style:font-name="Helvetica" fo:font-size="16.6000003814697pt" fo:font-weight="bold" style:font-size-asian="16.6000003814697pt" style:font-name-complex="Helvetica" style:font-size-complex="16.6000003814697pt" style:font-weight-complex="bold"/>
    </style:style>
    <style:style style:name="T22" style:family="text">
      <style:text-properties fo:color="#ffffff" style:font-name="Times" fo:font-size="18pt" style:font-size-asian="18pt" style:font-name-complex="Times" style:font-size-complex="18pt"/>
    </style:style>
    <style:style style:name="T23" style:family="text">
      <style:text-properties fo:color="#0000ff" style:font-name="HelveticaOblique" fo:font-size="16.6000003814697pt" style:font-size-asian="16.6000003814697pt" style:font-name-complex="HelveticaOblique" style:font-size-complex="16.6000003814697pt"/>
    </style:style>
    <style:style style:name="T24" style:family="text">
      <style:text-properties fo:color="#0000ff" style:font-name="Helvetica" fo:font-size="16.6000003814697pt" style:font-size-asian="16.6000003814697pt" style:font-name-complex="Helvetica" style:font-size-complex="16.6000003814697pt"/>
    </style:style>
    <style:style style:name="T25" style:family="text">
      <style:text-properties fo:color="#000000" style:font-name="Times" fo:font-size="12.3000001907349pt" fo:font-style="italic" style:font-size-asian="12.3000001907349pt" style:font-name-complex="Times" style:font-size-complex="12.3000001907349pt" style:font-style-complex="italic"/>
    </style:style>
    <style:style style:name="T26" style:family="text">
      <style:text-properties fo:color="#000000" style:font-name="HelveticaOblique" fo:font-size="16.6000003814697pt" style:font-size-asian="16.6000003814697pt" style:font-name-complex="HelveticaOblique" style:font-size-complex="16.6000003814697pt"/>
    </style:style>
    <style:style style:name="T27" style:family="text">
      <style:text-properties fo:color="#000000" style:font-name="Courier" fo:font-size="19.8999996185303pt" style:font-size-asian="19.8999996185303pt" style:font-name-complex="Courier" style:font-size-complex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735cm" svg:height="0.842cm" svg:x="3.937cm" svg:y="6.281cm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9</text:span><text:span text:style-name="T1">:</text:span><text:span text:style-name="T1"> </text:span><text:span text:style-name="T1">D</text:span><text:span text:style-name="T1">i</text:span><text:span text:style-name="T1">j</text:span><text:span text:style-name="T1">k</text:span><text:span text:style-name="T1">s</text:span><text:span text:style-name="T1">t</text:span><text:span text:style-name="T1">r</text:span><text:span text:style-name="T1">a</text:span><text:span text:style-name="T1">’</text:span><text:span text:style-name="T1">s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e</text:span><text:span text:style-name="T1">s</text:span><text:span text:style-name="T1">t</text:span><text:span text:style-name="T1"> </text:span><text:span text:style-name="T1">P</text:span><text:span text:style-name="T1">a</text:span><text:span text:style-name="T1">t</text:span><text:span text:style-name="T1">h</text:span></text:p>
          </draw:text-box>
        </draw:frame>
        <draw:frame draw:style-name="gr1" draw:text-style-name="P2" draw:layer="layout" svg:width="3.969cm" svg:height="0.842cm" svg:x="8.695cm" svg:y="7.263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2" draw:text-style-name="P3" draw:layer="layout" svg:width="7.818cm" svg:height="0.02cm" svg:x="6.887cm" svg:y="10.185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0.884cm" svg:x="6.887cm" svg:y="10.206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3.427cm" svg:height="0.701cm" svg:x="9.085cm" svg:y="8.352cm">
          <draw:text-box>
            <text:p text:style-name="P1"><text:span text:style-name="T2">C</text:span><text:span text:style-name="T2">L</text:span><text:span text:style-name="T2">R</text:span><text:span text:style-name="T2">S</text:span><text:span text:style-name="T2"> </text:span><text:span text:style-name="T2">2</text:span><text:span text:style-name="T2">4</text:span><text:span text:style-name="T2">.</text:span><text:span text:style-name="T2">3</text:span></text:p>
          </draw:text-box>
        </draw:frame>
        <draw:frame draw:style-name="gr2" draw:text-style-name="P3" draw:layer="layout" svg:width="0.02cm" svg:height="0.884cm" svg:x="14.685cm" svg:y="10.20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7.818cm" svg:height="0.02cm" svg:x="6.887cm" svg:y="11.091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7.436cm" svg:height="0.701cm" svg:x="7.082cm" svg:y="10.388cm">
          <draw:text-box>
            <text:p text:style-name="P1"><text:span text:style-name="T3">O</text:span><text:span text:style-name="T3">u</text:span><text:span text:style-name="T3">t</text:span><text:span text:style-name="T3">l</text:span><text:span text:style-name="T3">i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L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/text:p>
          </draw:text-box>
        </draw:frame>
        <draw:frame draw:style-name="gr3" draw:text-style-name="P4" draw:layer="layout" svg:width="8.977cm" svg:height="0.701cm" svg:x="3.89cm" svg:y="12.954cm">
          <draw:text-box>
            <text:p text:style-name="P1"><text:span text:style-name="T2">R</text:span><text:span text:style-name="T2">e</text:span><text:span text:style-name="T2">c</text:span><text:span text:style-name="T2">a</text:span><text:span text:style-name="T2">l</text:span><text:span text:style-name="T2">l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F</text:span><text:span text:style-name="T2">S</text:span><text:span text:style-name="T2"> 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/text:p>
          </draw:text-box>
        </draw:frame>
        <draw:frame draw:style-name="gr3" draw:text-style-name="P4" draw:layer="layout" svg:width="3.672cm" svg:height="0.701cm" svg:x="13.582cm" svg:y="12.954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/text:p>
          </draw:text-box>
        </draw:frame>
        <draw:frame draw:style-name="gr3" draw:text-style-name="P4" draw:layer="layout" svg:width="1.352cm" svg:height="0.701cm" svg:x="17.664cm" svg:y="12.954cm">
          <draw:text-box>
            <text:p text:style-name="P1"><text:span text:style-name="T2">p</text:span><text:span text:style-name="T2">a</text:span><text:span text:style-name="T2">t</text:span><text:span text:style-name="T2">h</text:span></text:p>
          </draw:text-box>
        </draw:frame>
        <draw:frame draw:style-name="gr3" draw:text-style-name="P4" draw:layer="layout" svg:width="10.822cm" svg:height="0.701cm" svg:x="3.89cm" svg:y="13.94cm">
          <draw:text-box>
            <text:p text:style-name="P1"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 </text:span><text:span text:style-name="T2">f</text:span><text:span text:style-name="T2">o</text:span><text:span text:style-name="T2">r</text:span><text:span text:style-name="T2"> </text:span><text:span text:style-name="T2">u</text:span><text:span text:style-name="T2">n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e</text:span><text:span text:style-name="T2">d</text:span><text:span text:style-name="T2"> </text:span><text:span text:style-name="T2">(</text:span><text:span text:style-name="T2">d</text:span><text:span text:style-name="T2">i</text:span><text:span text:style-name="T2">)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text:span text:style-name="T2">.</text:span></text:p>
          </draw:text-box>
        </draw:frame>
        <draw:frame draw:style-name="gr3" draw:text-style-name="P4" draw:layer="layout" svg:width="15.225cm" svg:height="0.701cm" svg:x="3.89cm" svg:y="16.505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 </text:span><text:span text:style-name="T2">f</text:span><text:span text:style-name="T2">o</text:span><text:span text:style-name="T2">r</text:span><text:span text:style-name="T4"> </text:span><text:span text:style-name="T4">w</text:span><text:span text:style-name="T4">e</text:span><text:span text:style-name="T4">i</text:span><text:span text:style-name="T4">g</text:span><text:span text:style-name="T4">h</text:span><text:span text:style-name="T4">t</text:span><text:span text:style-name="T4">e</text:span><text:span text:style-name="T4">d</text:span><text:span text:style-name="T2"> </text:span><text:span text:style-name="T2">d</text:span><text:span text:style-name="T2">i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text:span text:style-name="T2">.</text:span></text:p>
          </draw:text-box>
        </draw:frame>
        <draw:frame draw:style-name="gr3" draw:text-style-name="P4" draw:layer="layout" svg:width="6.081cm" svg:height="0.701cm" svg:x="3.89cm" svg:y="19.071cm">
          <draw:text-box>
            <text:p text:style-name="P1"><text:span text:style-name="T2">D</text:span><text:span text:style-name="T2">i</text:span><text:span text:style-name="T2">j</text:span><text:span text:style-name="T2">k</text:span><text:span text:style-name="T2">s</text:span><text:span text:style-name="T2">t</text:span><text:span text:style-name="T2">r</text:span><text:span text:style-name="T2">a</text:span><text:span text:style-name="T2">’</text:span><text:span text:style-name="T2">s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.</text:span></text:p>
          </draw:text-box>
        </draw:frame>
        <draw:frame draw:style-name="gr3" draw:text-style-name="P4" draw:layer="layout" svg:width="15.115cm" svg:height="0.701cm" svg:x="3.89cm" svg:y="20.053cm">
          <draw:text-box>
            <text:p text:style-name="P1"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d</text:span><text:span text:style-name="T2">i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text:span text:style-name="T2"> </text:span><text:span text:style-name="T2">b</text:span><text:span text:style-name="T2">u</text:span><text:span text:style-name="T2">t</text:span><text:span text:style-name="T2"> </text:span><text:span text:style-name="T2">e</text:span><text:span text:style-name="T2">a</text:span><text:span text:style-name="T2">s</text:span><text:span text:style-name="T2">i</text:span><text:span text:style-name="T2">l</text:span><text:span text:style-name="T2">y</text:span><text:span text:style-name="T2"> </text:span><text:span text:style-name="T2">m</text:span><text:span text:style-name="T2">o</text:span><text:span text:style-name="T2">d</text:span><text:span text:style-name="T2">i</text:span><text:span text:style-name="T2">f</text:span><text:span text:style-name="T2">i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w</text:span><text:span text:style-name="T2">o</text:span><text:span text:style-name="T2">r</text:span><text:span text:style-name="T2">k</text:span><text:span text:style-name="T2"> </text:span><text:span text:style-name="T2">o</text:span><text:span text:style-name="T2">n</text:span></text:p>
          </draw:text-box>
        </draw:frame>
        <draw:frame draw:style-name="gr3" draw:text-style-name="P4" draw:layer="layout" svg:width="5.785cm" svg:height="0.701cm" svg:x="3.89cm" svg:y="21.039cm">
          <draw:text-box>
            <text:p text:style-name="P1"><text:span text:style-name="T2">u</text:span><text:span text:style-name="T2">n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text:span text:style-name="T2">.</text:span></text:p>
          </draw:text-box>
        </draw:frame>
        <draw:frame draw:style-name="gr4" draw:text-style-name="P5" draw:layer="layout" svg:width="0.487cm" svg:height="0.487cm" svg:x="17.581cm" svg:y="24.93cm">
          <draw:text-box>
            <text:p text:style-name="P1"><text:span text:style-name="T5">1</text:span></text:p>
          </draw:text-box>
        </draw:frame>
      </draw:page>
      <draw:page draw:name="page2" draw:style-name="dp1" draw:master-page-name="master-page28">
        <draw:frame draw:style-name="gr2" draw:text-style-name="P3" draw:layer="layout" svg:width="14.202cm" svg:height="0.02cm" svg:x="3.695cm" svg:y="4.885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9cm" svg:x="3.695cm" svg:y="4.90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9cm" svg:x="17.873cm" svg:y="4.90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4.202cm" svg:height="0.02cm" svg:x="3.695cm" svg:y="5.926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3.849cm" svg:height="0.701cm" svg:x="3.89cm" svg:y="5.088cm">
          <draw:text-box>
            <text:p text:style-name="P1"><text:span text:style-name="T3">R</text:span><text:span text:style-name="T3">e</text:span><text:span text:style-name="T3">c</text:span><text:span text:style-name="T3">a</text:span><text:span text:style-name="T3">l</text:span><text:span text:style-name="T3">l</text:span><text:span text:style-name="T3">:</text:span><text:span text:style-name="T3">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</text:span><text:span text:style-name="T3"> </text:span><text:span text:style-name="T3">P</text:span><text:span text:style-name="T3">a</text:span><text:span text:style-name="T3">t</text:span><text:span text:style-name="T3">h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s</text:span></text:p>
          </draw:text-box>
        </draw:frame>
        <draw:frame draw:style-name="gr3" draw:text-style-name="P4" draw:layer="layout" svg:width="0.963cm" svg:height="0.701cm" svg:x="2.553cm" svg:y="7.129cm">
          <draw:text-box>
            <text:p text:style-name="P1"><text:span text:style-name="T2">L</text:span><text:span text:style-name="T2">e</text:span><text:span text:style-name="T2">t</text:span></text:p>
          </draw:text-box>
        </draw:frame>
        <draw:frame draw:style-name="gr5" draw:text-style-name="P6" draw:layer="layout" svg:width="0.003cm" svg:height="0.031cm" draw:transform="rotate (-3.14159265358979) translate (4.554cm 7.15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468cm 7.15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1.272cm" svg:height="0.031cm" draw:transform="rotate (-3.14159265358979) translate (7.168cm 7.153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4.553cm" svg:height="0.701cm" svg:x="7.657cm" svg:y="7.129cm">
          <draw:text-box>
            <text:p text:style-name="P1"><text:span text:style-name="T2">b</text:span><text:span text:style-name="T2">e</text:span><text:span text:style-name="T2"> </text:span><text:span text:style-name="T2">a</text:span><text:span text:style-name="T2"> </text:span><text:span text:style-name="T2">(</text:span><text:span text:style-name="T4">d</text:span><text:span text:style-name="T4">i</text:span><text:span text:style-name="T2">)</text:span><text:span text:style-name="T2">g</text:span><text:span text:style-name="T2">r</text:span><text:span text:style-name="T2">a</text:span><text:span text:style-name="T2">p</text:span><text:span text:style-name="T2">h</text:span><text:span text:style-name="T2">.</text:span></text:p>
          </draw:text-box>
        </draw:frame>
        <draw:frame draw:style-name="gr3" draw:text-style-name="P4" draw:layer="layout" svg:width="15.052cm" svg:height="0.701cm" svg:x="3.89cm" svg:y="9.694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t</text:span><text:span text:style-name="T2">w</text:span><text:span text:style-name="T2">o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p</text:span><text:span text:style-name="T2">a</text:span><text:span text:style-name="T2">t</text:span><text:span text:style-name="T2">h</text:span></text:p>
          </draw:text-box>
        </draw:frame>
        <draw:frame draw:style-name="gr3" draw:text-style-name="P4" draw:layer="layout" svg:width="15.195cm" svg:height="0.701cm" svg:x="3.89cm" svg:y="10.676cm">
          <draw:text-box>
            <text:p text:style-name="P1"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3"> 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2"> </text:span><text:span text:style-name="T2">(</text:span><text:span text:style-name="T2">l</text:span><text:span text:style-name="T2">e</text:span><text:span text:style-name="T2">a</text:span><text:span text:style-name="T2">s</text:span><text:span text:style-name="T2">t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)</text:span><text:span text:style-name="T2">.</text:span></text:p>
          </draw:text-box>
        </draw:frame>
        <draw:frame draw:style-name="gr3" draw:text-style-name="P4" draw:layer="layout" svg:width="8.308cm" svg:height="0.701cm" svg:x="3.89cm" svg:y="11.662cm">
          <draw:text-box>
            <text:p text:style-name="P1"><text:span text:style-name="T2">C</text:span><text:span text:style-name="T2">a</text:span><text:span text:style-name="T2">l</text:span><text:span text:style-name="T2">l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3"> </text:span><text:span text:style-name="T3">l</text:span><text:span text:style-name="T3">i</text:span><text:span text:style-name="T3">n</text:span><text:span text:style-name="T3">k</text:span><text:span text:style-name="T3">-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2">.</text:span></text:p>
          </draw:text-box>
        </draw:frame>
        <draw:frame draw:style-name="gr3" draw:text-style-name="P4" draw:layer="layout" svg:width="16.139cm" svg:height="0.701cm" svg:x="3.89cm" svg:y="14.228cm">
          <draw:text-box>
            <text:p text:style-name="P1"><text:span text:style-name="T2">B</text:span><text:span text:style-name="T2">r</text:span><text:span text:style-name="T2">e</text:span><text:span text:style-name="T2">a</text:span><text:span text:style-name="T2">d</text:span><text:span text:style-name="T2">t</text:span><text:span text:style-name="T2">h</text:span><text:span text:style-name="T2">-</text:span><text:span text:style-name="T2">f</text:span><text:span text:style-name="T2">i</text:span><text:span text:style-name="T2">r</text:span><text:span text:style-name="T2">s</text:span><text:span text:style-name="T2">t</text:span><text:span text:style-name="T2">-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 </text:span><text:span text:style-name="T2">i</text:span><text:span text:style-name="T2">s</text:span><text:span text:style-name="T2"> </text:span><text:span text:style-name="T2">a</text:span><text:span text:style-name="T2">n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f</text:span><text:span text:style-name="T2">o</text:span><text:span text:style-name="T2">r</text:span><text:span text:style-name="T2"> </text:span><text:span text:style-name="T2">f</text:span><text:span text:style-name="T2">i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-</text:span></text:p>
          </draw:text-box>
        </draw:frame>
        <draw:frame draw:style-name="gr3" draw:text-style-name="P4" draw:layer="layout" svg:width="15.229cm" svg:height="0.701cm" svg:x="3.89cm" svg:y="15.21cm">
          <draw:text-box>
            <text:p text:style-name="P1"><text:span text:style-name="T2">e</text:span><text:span text:style-name="T2">s</text:span><text:span text:style-name="T2">t</text:span><text:span text:style-name="T2"> </text:span><text:span text:style-name="T2">(</text:span><text:span text:style-name="T2">l</text:span><text:span text:style-name="T2">i</text:span><text:span text:style-name="T2">n</text:span><text:span text:style-name="T2">k</text:span><text:span text:style-name="T2">-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)</text:span><text:span text:style-name="T2"> </text:span><text:span text:style-name="T2">p</text:span><text:span text:style-name="T2">a</text:span><text:span text:style-name="T2">t</text:span><text:span text:style-name="T2">h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4"> </text:span><text:span text:style-name="T4">s</text:span><text:span text:style-name="T4">i</text:span><text:span text:style-name="T4">n</text:span><text:span text:style-name="T4">g</text:span><text:span text:style-name="T4">l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v</text:span><text:span text:style-name="T4">e</text:span><text:span text:style-name="T4">r</text:span><text:span text:style-name="T4">-</text:span></text:p>
          </draw:text-box>
        </draw:frame>
        <draw:frame draw:style-name="gr3" draw:text-style-name="P4" draw:layer="layout" svg:width="7.165cm" svg:height="0.701cm" svg:x="3.89cm" svg:y="16.196cm">
          <draw:text-box>
            <text:p text:style-name="P1"><text:span text:style-name="T4">t</text:span><text:span text:style-name="T4">e</text:span><text:span text:style-name="T4">x</text:span><text:span text:style-name="T2"> </text:span><text:span text:style-name="T2">t</text:span><text:span text:style-name="T2">o</text:span><text:span text:style-name="T2"> </text:span><text:span text:style-name="T2">a</text:span><text:span text:style-name="T2">l</text:span><text:span text:style-name="T2">l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.</text:span></text:p>
          </draw:text-box>
        </draw:frame>
        <draw:frame draw:style-name="gr3" draw:text-style-name="P4" draw:layer="layout" svg:width="15.644cm" svg:height="0.701cm" svg:x="3.89cm" svg:y="18.762cm">
          <draw:text-box>
            <text:p text:style-name="P1"><text:span text:style-name="T2">B</text:span><text:span text:style-name="T2">F</text:span><text:span text:style-name="T2">S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i</text:span><text:span text:style-name="T2">n</text:span><text:span text:style-name="T2">c</text:span><text:span text:style-name="T2">r</text:span><text:span text:style-name="T2">e</text:span><text:span text:style-name="T2">a</text:span><text:span text:style-name="T2">s</text:span><text:span text:style-name="T2">i</text:span><text:span text:style-name="T2">n</text:span><text:span text:style-name="T2">g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/text:p>
          </draw:text-box>
        </draw:frame>
        <draw:frame draw:style-name="gr3" draw:text-style-name="P4" draw:layer="layout" svg:width="9.032cm" svg:height="0.701cm" svg:x="3.89cm" svg:y="19.744cm">
          <draw:text-box>
            <text:p text:style-name="P1"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o</text:span><text:span text:style-name="T2">o</text:span><text:span text:style-name="T2">t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.</text:span></text:p>
          </draw:text-box>
        </draw:frame>
        <draw:frame draw:style-name="gr3" draw:text-style-name="P4" draw:layer="layout" svg:width="6.725cm" svg:height="0.701cm" svg:x="3.89cm" svg:y="22.309cm">
          <draw:text-box>
            <text:p text:style-name="P1"><text:span text:style-name="T2">B</text:span><text:span text:style-name="T2">F</text:span><text:span text:style-name="T2">S</text:span><text:span text:style-name="T2"> </text:span><text:span text:style-name="T2">h</text:span><text:span text:style-name="T2">a</text:span><text:span text:style-name="T2">s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i</text:span><text:span text:style-name="T2">m</text:span><text:span text:style-name="T2">e</text:span></text:p>
          </draw:text-box>
        </draw:frame>
        <draw:frame draw:style-name="gr6" draw:text-style-name="P6" draw:layer="layout" svg:width="0.003cm" svg:height="0.983cm" draw:transform="rotate (-3.14159265358979) translate (10.854cm 22.824cm)">
          <draw:text-box>
            <text:p/>
          </draw:text-box>
        </draw:frame>
        <draw:frame draw:style-name="gr5" draw:text-style-name="P6" draw:layer="layout" svg:width="0.01cm" svg:height="0.031cm" draw:transform="rotate (-3.14159265358979) translate (11.472cm 22.333cm)">
          <draw:text-box>
            <text:p text:style-name="P1"><text:span text:style-name="T6"/><text:span text:style-name="T6"> </text:span></text:p>
          </draw:text-box>
        </draw:frame>
        <draw:frame draw:style-name="gr5" draw:text-style-name="P6" draw:layer="layout" svg:width="0.003cm" svg:height="0.031cm" draw:transform="rotate (-3.14159265358979) translate (12.629cm 22.33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846cm 22.33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4.636cm 22.333cm)">
          <draw:text-box>
            <text:p text:style-name="P1"><text:span text:style-name="T6"/><text:span text:style-name="T6"><text:tab/></text:span></text:p>
          </draw:text-box>
        </draw:frame>
        <draw:frame draw:style-name="gr3" draw:text-style-name="P4" draw:layer="layout" svg:width="0.701cm" svg:height="0.701cm" svg:x="15.099cm" svg:y="22.309cm">
          <draw:text-box>
            <text:p text:style-name="P1"><text:span text:style-name="T2">.</text:span></text:p>
          </draw:text-box>
        </draw:frame>
        <draw:frame draw:style-name="gr4" draw:text-style-name="P5" draw:layer="layout" svg:width="0.487cm" svg:height="0.487cm" svg:x="17.581cm" svg:y="24.93cm">
          <draw:text-box>
            <text:p text:style-name="P1"><text:span text:style-name="T5">2</text:span></text:p>
          </draw:text-box>
        </draw:frame>
        <draw:frame draw:style-name="gr7" draw:text-style-name="P7" draw:layer="layout" svg:width="8.748cm" svg:height="0.983cm" svg:x="0.595cm" svg:y="0.977cm">
          <draw:text-box>
            <text:p>2/STR/MOT/XPL/1/A</text:p>
          </draw:text-box>
        </draw:frame>
      </draw:page>
      <draw:page draw:name="page3" draw:style-name="dp1" draw:master-page-name="master-page35">
        <draw:frame draw:style-name="gr2" draw:text-style-name="P3" draw:layer="layout" svg:width="14.985cm" svg:height="0.02cm" svg:x="3.302cm" svg:y="4.009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3.302cm" svg:y="4.02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18.266cm" svg:y="4.02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4.985cm" svg:height="0.02cm" svg:x="3.302cm" svg:y="5.05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4.671cm" svg:height="0.701cm" svg:x="3.501cm" svg:y="4.212cm">
          <draw:text-box>
            <text:p text:style-name="P1"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</text:span><text:span text:style-name="T3"> </text:span><text:span text:style-name="T3">P</text:span><text:span text:style-name="T3">a</text:span><text:span text:style-name="T3">t</text:span><text:span text:style-name="T3">h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f</text:span><text:span text:style-name="T3">o</text:span><text:span text:style-name="T3">r</text:span><text:span text:style-name="T7"> </text:span><text:span text:style-name="T7">W</text:span><text:span text:style-name="T7">e</text:span><text:span text:style-name="T7">i</text:span><text:span text:style-name="T7">g</text:span><text:span text:style-name="T7">h</text:span><text:span text:style-name="T7">t</text:span><text:span text:style-name="T7">e</text:span><text:span text:style-name="T7">d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s</text:span></text:p>
          </draw:text-box>
        </draw:frame>
        <draw:frame draw:style-name="gr3" draw:text-style-name="P4" draw:layer="layout" svg:width="0.963cm" svg:height="0.701cm" svg:x="2.553cm" svg:y="6.231cm">
          <draw:text-box>
            <text:p text:style-name="P1"><text:span text:style-name="T2">L</text:span><text:span text:style-name="T2">e</text:span><text:span text:style-name="T2">t</text:span></text:p>
          </draw:text-box>
        </draw:frame>
        <draw:frame draw:style-name="gr5" draw:text-style-name="P6" draw:layer="layout" svg:width="0.003cm" svg:height="0.031cm" draw:transform="rotate (-3.14159265358979) translate (4.727cm 6.25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75cm 6.254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6.854cm 6.254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7.457cm 6.254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7.067cm" svg:height="0.701cm" svg:x="8.004cm" svg:y="6.231cm">
          <draw:text-box>
            <text:p text:style-name="P1"><text:span text:style-name="T2">b</text:span><text:span text:style-name="T2">e</text:span><text:span text:style-name="T2"> </text:span><text:span text:style-name="T2">a</text:span><text:span text:style-name="T4"> </text:span><text:span text:style-name="T4">w</text:span><text:span text:style-name="T4">e</text:span><text:span text:style-name="T4">i</text:span><text:span text:style-name="T4">g</text:span><text:span text:style-name="T4">h</text:span><text:span text:style-name="T4">t</text:span><text:span text:style-name="T4">e</text:span><text:span text:style-name="T4">d</text:span><text:span text:style-name="T4"> </text:span><text:span text:style-name="T4">d</text:span><text:span text:style-name="T4">i</text:span><text:span text:style-name="T4">g</text:span><text:span text:style-name="T4">r</text:span><text:span text:style-name="T4">a</text:span><text:span text:style-name="T4">p</text:span><text:span text:style-name="T4">h</text:span><text:span text:style-name="T4">,</text:span></text:p>
          </draw:text-box>
        </draw:frame>
        <draw:frame draw:style-name="gr3" draw:text-style-name="P4" draw:layer="layout" svg:width="3.456cm" svg:height="0.701cm" svg:x="15.512cm" svg:y="6.231cm">
          <draw:text-box>
            <text:p text:style-name="P1"><text:span text:style-name="T2">w</text:span><text:span text:style-name="T2">i</text:span><text:span text:style-name="T2">t</text:span><text:span text:style-name="T2">h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/text:p>
          </draw:text-box>
        </draw:frame>
        <draw:frame draw:style-name="gr3" draw:text-style-name="P4" draw:layer="layout" svg:width="2.457cm" svg:height="0.701cm" svg:x="2.553cm" svg:y="7.209cm">
          <draw:text-box>
            <text:p text:style-name="P1"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5" draw:text-style-name="P6" draw:layer="layout" svg:width="0.003cm" svg:height="0.031cm" draw:transform="rotate (-3.14159265358979) translate (5.295cm 7.41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24cm 7.41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769cm 7.23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697cm 7.23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762cm 7.235cm)">
          <draw:text-box>
            <text:p text:style-name="P1"><text:span text:style-name="T6"/></text:p>
          </draw:text-box>
        </draw:frame>
        <draw:frame draw:style-name="gr3" draw:text-style-name="P4" draw:layer="layout" svg:width="9.197cm" svg:height="0.701cm" svg:x="9.616cm" svg:y="7.209cm">
          <draw:text-box>
            <text:p text:style-name="P1"><text:span text:style-name="T2">m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a</text:span><text:span text:style-name="T2">l</text:span><text:span text:style-name="T2">-</text:span><text:span text:style-name="T2">v</text:span><text:span text:style-name="T2">a</text:span><text:span text:style-name="T2">l</text:span><text:span text:style-name="T2">u</text:span><text:span text:style-name="T2">e</text:span><text:span text:style-name="T2">d</text:span></text:p>
          </draw:text-box>
        </draw:frame>
        <draw:frame draw:style-name="gr3" draw:text-style-name="P4" draw:layer="layout" svg:width="3.139cm" svg:height="0.701cm" svg:x="2.553cm" svg:y="8.187cm">
          <draw:text-box>
            <text:p text:style-name="P1"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s</text:span><text:span text:style-name="T2">.</text:span><text:span text:style-name="T2"> </text:span><text:span text:style-name="T2">I</text:span><text:span text:style-name="T2">f</text:span></text:p>
          </draw:text-box>
        </draw:frame>
        <draw:frame draw:style-name="gr5" draw:text-style-name="P6" draw:layer="layout" svg:width="0.003cm" svg:height="0.031cm" draw:transform="rotate (-3.14159265358979) translate (5.958cm 8.70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522cm 8.21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436cm 8.212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1.272cm" svg:height="0.031cm" draw:transform="rotate (-3.14159265358979) translate (8.198cm 8.212cm)">
          <draw:text-box>
            <text:p text:style-name="P1"><text:span text:style-name="T6"/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8.904cm 8.212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2.948cm" svg:height="0.701cm" svg:x="9.192cm" svg:y="8.187cm">
          <draw:text-box>
            <text:p text:style-name="P1"><text:span text:style-name="T2">,</text:span><text:span text:style-name="T2"> </text:span><text:span text:style-name="T2">w</text:span><text:span text:style-name="T2">e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/text:p>
          </draw:text-box>
        </draw:frame>
        <draw:frame draw:style-name="gr5" draw:text-style-name="P6" draw:layer="layout" svg:width="0.003cm" svg:height="0.031cm" draw:transform="rotate (-3.14159265358979) translate (12.368cm 8.39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964cm 8.212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1.272cm" svg:height="0.031cm" draw:transform="rotate (-3.14159265358979) translate (13.723cm 8.212cm)">
          <draw:text-box>
            <text:p text:style-name="P1"><text:span text:style-name="T6"> </text:span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14.432cm 8.212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811cm" svg:height="0.701cm" svg:x="14.914cm" svg:y="8.187cm">
          <draw:text-box>
            <text:p text:style-name="P1"><text:span text:style-name="T2">f</text:span><text:span text:style-name="T2">o</text:span><text:span text:style-name="T2">r</text:span></text:p>
          </draw:text-box>
        </draw:frame>
        <draw:frame draw:style-name="gr5" draw:text-style-name="P6" draw:layer="layout" svg:width="0.003cm" svg:height="0.031cm" draw:transform="rotate (-3.14159265358979) translate (15.931cm 8.39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6.527cm 8.21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6.827cm 8.702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7.183cm 8.212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7.474cm" svg:y="8.187cm">
          <draw:text-box>
            <text:p text:style-name="P1"><text:span text:style-name="T2">.</text:span></text:p>
          </draw:text-box>
        </draw:frame>
        <draw:frame draw:style-name="gr3" draw:text-style-name="P4" draw:layer="layout" svg:width="4.282cm" svg:height="0.701cm" svg:x="3.89cm" svg:y="10.731cm">
          <draw:text-box>
            <text:p text:style-name="P1"><text:span text:style-name="T2">T</text:span><text:span text:style-name="T2">h</text:span><text:span text:style-name="T2">e</text:span><text:span text:style-name="T3"> 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2"> </text:span><text:span text:style-name="T2">o</text:span><text:span text:style-name="T2">f</text:span></text:p>
          </draw:text-box>
        </draw:frame>
        <draw:frame draw:style-name="gr3" draw:text-style-name="P4" draw:layer="layout" svg:width="1.937cm" svg:height="0.701cm" svg:x="8.585cm" svg:y="10.731cm">
          <draw:text-box>
            <text:p text:style-name="P1"><text:span text:style-name="T2">a</text:span><text:span text:style-name="T2"> </text:span><text:span text:style-name="T2">p</text:span><text:span text:style-name="T2">a</text:span><text:span text:style-name="T2">t</text:span><text:span text:style-name="T2">h</text:span></text:p>
          </draw:text-box>
        </draw:frame>
        <draw:frame draw:style-name="gr5" draw:text-style-name="P6" draw:layer="layout" svg:width="0.003cm" svg:height="0.031cm" draw:transform="rotate (-3.14159265358979) translate (10.862cm 11.24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1.641cm 10.755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2.696cm 10.755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1.272cm" svg:height="0.031cm" draw:transform="rotate (-3.14159265358979) translate (13.719cm 10.755cm)">
          <draw:text-box>
            <text:p text:style-name="P1"><text:span text:style-name="T6"/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4.791cm 10.755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5.747cm 10.755cm)">
          <draw:text-box>
            <text:p text:style-name="P1"><text:span text:style-name="T6"/><text:span text:style-name="T6"><text:tab/></text:span><text:span text:style-name="T6"/></text:p>
          </draw:text-box>
        </draw:frame>
        <draw:frame draw:style-name="gr3" draw:text-style-name="P4" draw:layer="layout" svg:width="1.674cm" svg:height="0.701cm" svg:x="17.289cm" svg:y="10.731cm">
          <draw:text-box>
            <text:p text:style-name="P1"><text:span text:style-name="T2">i</text:span><text:span text:style-name="T2">s</text:span><text:span text:style-name="T2"> </text:span><text:span text:style-name="T2">t</text:span><text:span text:style-name="T2">h</text:span><text:span text:style-name="T2">e</text:span></text:p>
          </draw:text-box>
        </draw:frame>
        <draw:frame draw:style-name="gr3" draw:text-style-name="P4" draw:layer="layout" svg:width="13.379cm" svg:height="0.701cm" svg:x="3.89cm" svg:y="11.713cm">
          <draw:text-box>
            <text:p text:style-name="P1"><text:span text:style-name="T8">s</text:span><text:span text:style-name="T8">u</text:span><text:span text:style-name="T8">m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o</text:span><text:span text:style-name="T2">f</text:span><text:span text:style-name="T2"> </text:span><text:span text:style-name="T2">i</text:span><text:span text:style-name="T2">t</text:span><text:span text:style-name="T2">s</text:span><text:span text:style-name="T2"> </text:span><text:span text:style-name="T2">c</text:span><text:span text:style-name="T2">o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e</text:span><text:span text:style-name="T2">n</text:span><text:span text:style-name="T2">t</text:span><text:span text:style-name="T2"> </text:span><text:span text:style-name="T2">e</text:span><text:span text:style-name="T2">d</text:span><text:span text:style-name="T2">g</text:span><text:span text:style-name="T2">e</text:span><text:span text:style-name="T2">s</text:span><text:span text:style-name="T2">:</text:span></text:p>
          </draw:text-box>
        </draw:frame>
        <draw:frame draw:style-name="gr3" draw:text-style-name="P4" draw:layer="layout" svg:width="1.907cm" svg:height="0.701cm" svg:x="6.905cm" svg:y="13.707cm">
          <draw:text-box>
            <text:p text:style-name="P1"><text:span text:style-name="T2">l</text:span><text:span text:style-name="T2">e</text:span><text:span text:style-name="T2">n</text:span><text:span text:style-name="T2">g</text:span><text:span text:style-name="T2">t</text:span><text:span text:style-name="T2">h</text:span></text:p>
          </draw:text-box>
        </draw:frame>
        <draw:frame draw:style-name="gr5" draw:text-style-name="P6" draw:layer="layout" svg:width="0.003cm" svg:height="0.031cm" draw:transform="rotate (-3.14159265358979) translate (8.882cm 13.73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133cm 14.22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9.567cm 13.733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0.117cm 13.733cm)">
          <draw:text-box>
            <text:p text:style-name="P1"><text:span text:style-name="T6"/></text:p>
          </draw:text-box>
        </draw:frame>
        <draw:frame draw:style-name="gr2" draw:text-style-name="P3" draw:layer="layout" svg:width="0.803cm" svg:height="0.85cm" svg:x="11.126cm" svg:y="13.618cm">
          <draw:image xlink:href="Pictures/10000200000000BE000000C958F9F20F0E4FBB83.png" xlink:type="simple" xlink:show="embed" xlink:actuate="onLoad">
            <text:p/>
          </draw:image>
        </draw:frame>
        <draw:frame draw:style-name="gr5" draw:text-style-name="P6" draw:layer="layout" svg:width="0.003cm" svg:height="0.031cm" draw:transform="rotate (-3.14159265358979) translate (11.398cm 12.784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10.978cm 14.629cm)">
          <draw:text-box>
            <text:p text:style-name="P1"><text:span text:style-name="T6"> </text:span></text:p>
          </draw:text-box>
        </draw:frame>
        <draw:frame draw:style-name="gr5" draw:text-style-name="P6" draw:layer="layout" svg:width="0.003cm" svg:height="0.031cm" draw:transform="rotate (-3.14159265358979) translate (11.81cm 14.38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255cm 13.91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2.851cm 13.733cm)">
          <draw:text-box>
            <text:p text:style-name="P1"><text:span text:style-name="T6"/><text:span text:style-name="T6"/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3.497cm 13.97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4.245cm 13.729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4.619cm 13.733cm)">
          <draw:text-box>
            <text:p text:style-name="P1"><text:span text:style-name="T6"/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5.264cm 13.973cm)">
          <draw:text-box>
            <text:p text:style-name="P1"><text:span text:style-name="T6"/></text:p>
          </draw:text-box>
        </draw:frame>
        <draw:frame draw:style-name="gr5" draw:text-style-name="P6" draw:layer="layout" svg:width="1.28cm" svg:height="0.031cm" draw:transform="rotate (-3.14159265358979) translate (15.522cm 13.733cm)">
          <draw:text-box>
            <text:p text:style-name="P1"><text:span text:style-name="T6"><text:tab/></text:span><text:span text:style-name="T6"> </text:span><text:span text:style-name="T6"/></text:p>
          </draw:text-box>
        </draw:frame>
        <draw:frame draw:style-name="gr3" draw:text-style-name="P4" draw:layer="layout" svg:width="5.845cm" svg:height="0.701cm" svg:x="3.89cm" svg:y="16.738cm">
          <draw:text-box>
            <text:p text:style-name="P1"><text:span text:style-name="T2">T</text:span><text:span text:style-name="T2">h</text:span><text:span text:style-name="T2">e</text:span><text:span text:style-name="T3">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2"> </text:span><text:span text:style-name="T2">f</text:span><text:span text:style-name="T2">r</text:span><text:span text:style-name="T2">o</text:span><text:span text:style-name="T2">m</text:span></text:p>
          </draw:text-box>
        </draw:frame>
        <draw:frame draw:style-name="gr5" draw:text-style-name="P6" draw:layer="layout" svg:width="0.003cm" svg:height="0.031cm" draw:transform="rotate (-3.14159265358979) translate (9.927cm 16.763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10.522cm" svg:y="16.738cm">
          <draw:text-box>
            <text:p text:style-name="P1"><text:span text:style-name="T2">t</text:span><text:span text:style-name="T2">o</text:span></text:p>
          </draw:text-box>
        </draw:frame>
        <draw:frame draw:style-name="gr5" draw:text-style-name="P6" draw:layer="layout" svg:width="1.272cm" svg:height="0.031cm" draw:transform="rotate (-3.14159265358979) translate (11.324cm 16.763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2.91cm" svg:height="0.701cm" svg:x="11.685cm" svg:y="16.738cm">
          <draw:text-box>
            <text:p text:style-name="P1"><text:span text:style-name="T2">,</text:span><text:span text:style-name="T2"> </text:span><text:span text:style-name="T2">d</text:span><text:span text:style-name="T2">e</text:span><text:span text:style-name="T2">n</text:span><text:span text:style-name="T2">o</text:span><text:span text:style-name="T2">t</text:span><text:span text:style-name="T2">e</text:span><text:span text:style-name="T2">d</text:span></text:p>
          </draw:text-box>
        </draw:frame>
        <draw:frame draw:style-name="gr5" draw:text-style-name="P6" draw:layer="layout" svg:width="0.01cm" svg:height="0.031cm" draw:transform="rotate (-3.14159265358979) translate (14.816cm 17.253cm)">
          <draw:text-box>
            <text:p text:style-name="P1"><text:span text:style-name="T6">!</text:span></text:p>
          </draw:text-box>
        </draw:frame>
        <draw:frame draw:style-name="gr5" draw:text-style-name="P6" draw:layer="layout" svg:width="0.003cm" svg:height="0.031cm" draw:transform="rotate (-3.14159265358979) translate (15.215cm 16.76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1.272cm" svg:height="0.031cm" draw:transform="rotate (-3.14159265358979) translate (15.973cm 16.763cm)">
          <draw:text-box>
            <text:p text:style-name="P1"><text:span text:style-name="T6"/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16.679cm 16.763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2.064cm" svg:height="0.701cm" svg:x="16.97cm" svg:y="16.738cm">
          <draw:text-box>
            <text:p text:style-name="P1"><text:span text:style-name="T2">,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/text:p>
          </draw:text-box>
        </draw:frame>
        <draw:frame draw:style-name="gr3" draw:text-style-name="P4" draw:layer="layout" svg:width="2.686cm" svg:height="0.701cm" svg:x="3.89cm" svg:y="17.716cm">
          <draw:text-box>
            <text:p text:style-name="P1"><text:span text:style-name="T2">l</text:span><text:span text:style-name="T2">e</text:span><text:span text:style-name="T2">n</text:span><text:span text:style-name="T2">g</text:span><text:span text:style-name="T2">t</text:span><text:span text:style-name="T2">h</text:span><text:span text:style-name="T2"> </text:span><text:span text:style-name="T2">o</text:span><text:span text:style-name="T2">f</text:span></text:p>
          </draw:text-box>
        </draw:frame>
        <draw:frame draw:style-name="gr3" draw:text-style-name="P4" draw:layer="layout" svg:width="8.201cm" svg:height="0.701cm" svg:x="6.987cm" svg:y="17.716cm">
          <draw:text-box>
            <text:p text:style-name="P1"><text:span text:style-name="T2">t</text:span><text:span text:style-name="T2">h</text:span><text:span text:style-name="T2">e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u</text:span><text:span text:style-name="T4">m</text:span><text:span text:style-name="T4">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text:span text:style-name="T4"> </text:span><text:span text:style-name="T4">p</text:span><text:span text:style-name="T4">a</text:span><text:span text:style-name="T4">t</text:span><text:span text:style-name="T4">h</text:span><text:span text:style-name="T2"> </text:span><text:span text:style-name="T2">i</text:span><text:span text:style-name="T2">f</text:span></text:p>
          </draw:text-box>
        </draw:frame>
        <draw:frame draw:style-name="gr3" draw:text-style-name="P4" draw:layer="layout" svg:width="2.876cm" svg:height="0.701cm" svg:x="15.929cm" svg:y="17.716cm">
          <draw:text-box>
            <text:p text:style-name="P1"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i</text:span><text:span text:style-name="T2">s</text:span><text:span text:style-name="T2"> </text:span><text:span text:style-name="T2">a</text:span></text:p>
          </draw:text-box>
        </draw:frame>
        <draw:frame draw:style-name="gr3" draw:text-style-name="P4" draw:layer="layout" svg:width="2.944cm" svg:height="0.701cm" svg:x="3.89cm" svg:y="18.694cm">
          <draw:text-box>
            <text:p text:style-name="P1"><text:span text:style-name="T2">p</text:span><text:span text:style-name="T2">a</text:span><text:span text:style-name="T2">t</text:span><text:span text:style-name="T2">h</text:span><text:span text:style-name="T2"> </text:span><text:span text:style-name="T2">f</text:span><text:span text:style-name="T2">r</text:span><text:span text:style-name="T2">o</text:span><text:span text:style-name="T2">m</text:span></text:p>
          </draw:text-box>
        </draw:frame>
        <draw:frame draw:style-name="gr5" draw:text-style-name="P6" draw:layer="layout" svg:width="0.003cm" svg:height="0.031cm" draw:transform="rotate (-3.14159265358979) translate (7.066cm 18.717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7.659cm" svg:y="18.694cm">
          <draw:text-box>
            <text:p text:style-name="P1"><text:span text:style-name="T2">t</text:span><text:span text:style-name="T2">o</text:span></text:p>
          </draw:text-box>
        </draw:frame>
        <draw:frame draw:style-name="gr5" draw:text-style-name="P6" draw:layer="layout" svg:width="1.272cm" svg:height="0.031cm" draw:transform="rotate (-3.14159265358979) translate (8.466cm 18.717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2.263cm" svg:height="0.701cm" svg:x="8.827cm" svg:y="18.694cm">
          <draw:text-box>
            <text:p text:style-name="P1"><text:span text:style-name="T2">;</text:span><text:span text:style-name="T2"> </text:span><text:span text:style-name="T2">a</text:span><text:span text:style-name="T2">n</text:span><text:span text:style-name="T2">d</text:span><text:span text:style-name="T2"> </text:span><text:span text:style-name="T2">i</text:span><text:span text:style-name="T2">s</text:span></text:p>
          </draw:text-box>
        </draw:frame>
        <draw:frame draw:style-name="gr5" draw:text-style-name="P6" draw:layer="layout" svg:width="0.015cm" svg:height="0.031cm" draw:transform="rotate (-3.14159265358979) translate (11.313cm 19.208cm)">
          <draw:text-box>
            <text:p text:style-name="P1"><text:span text:style-name="T6">"</text:span></text:p>
          </draw:text-box>
        </draw:frame>
        <draw:frame draw:style-name="gr3" draw:text-style-name="P4" draw:layer="layout" svg:width="3.194cm" svg:height="0.701cm" svg:x="12.212cm" svg:y="18.694cm">
          <draw:text-box>
            <text:p text:style-name="P1"><text:span text:style-name="T2">o</text:span><text:span text:style-name="T2">t</text:span><text:span text:style-name="T2">h</text:span><text:span text:style-name="T2">e</text:span><text:span text:style-name="T2">r</text:span><text:span text:style-name="T2">w</text:span><text:span text:style-name="T2">i</text:span><text:span text:style-name="T2">s</text:span><text:span text:style-name="T2">e</text:span><text:span text:style-name="T2">.</text:span></text:p>
          </draw:text-box>
        </draw:frame>
        <draw:frame draw:style-name="gr5" draw:text-style-name="P6" draw:layer="layout" svg:width="0.044cm" svg:height="0.031cm" draw:transform="rotate (-3.14159265358979) translate (2.529cm 21.522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61cm" svg:height="0.031cm" draw:transform="rotate (-3.14159265358979) translate (2.529cm 21.173cm)">
          <draw:text-box>
            <text:p text:style-name="P1"><text:span text:style-name="T6">%</text:span><text:span text:style-name="T6"> </text:span><text:span text:style-name="T6">&amp;</text:span></text:p>
          </draw:text-box>
        </draw:frame>
        <draw:frame draw:style-name="gr5" draw:text-style-name="P6" draw:layer="layout" svg:width="0.044cm" svg:height="0.031cm" draw:transform="rotate (-3.14159265358979) translate (2.529cm 24.062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61cm" svg:height="0.031cm" draw:transform="rotate (-3.14159265358979) translate (2.529cm 23.713cm)">
          <draw:text-box>
            <text:p text:style-name="P1"><text:span text:style-name="T6">%</text:span><text:span text:style-name="T6"> </text:span><text:span text:style-name="T6">&amp;</text:span></text:p>
          </draw:text-box>
        </draw:frame>
        <draw:frame draw:style-name="gr5" draw:text-style-name="P6" draw:layer="layout" svg:width="0.044cm" svg:height="0.031cm" draw:transform="rotate (-3.14159265358979) translate (6.339cm 21.522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53cm" svg:height="0.031cm" draw:transform="rotate (-3.14159265358979) translate (6.339cm 21.173cm)">
          <draw:text-box>
            <text:p text:style-name="P1"><text:span text:style-name="T6">%</text:span><text:span text:style-name="T6"/><text:span text:style-name="T6">&amp;</text:span></text:p>
          </draw:text-box>
        </draw:frame>
        <draw:frame draw:style-name="gr5" draw:text-style-name="P6" draw:layer="layout" svg:width="0.044cm" svg:height="0.031cm" draw:transform="rotate (-3.14159265358979) translate (6.339cm 24.062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53cm" svg:height="0.031cm" draw:transform="rotate (-3.14159265358979) translate (6.339cm 23.713cm)">
          <draw:text-box>
            <text:p text:style-name="P1"><text:span text:style-name="T6">%</text:span><text:span text:style-name="T6"/><text:span text:style-name="T6">&amp;</text:span></text:p>
          </draw:text-box>
        </draw:frame>
        <draw:frame draw:style-name="gr5" draw:text-style-name="P6" draw:layer="layout" svg:width="0.044cm" svg:height="0.031cm" draw:transform="rotate (-3.14159265358979) translate (4.434cm 22.792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53cm" svg:height="0.031cm" draw:transform="rotate (-3.14159265358979) translate (4.434cm 22.443cm)">
          <draw:text-box>
            <text:p text:style-name="P1"><text:span text:style-name="T6">%</text:span><text:span text:style-name="T6"/><text:span text:style-name="T6">&amp;</text:span></text:p>
          </draw:text-box>
        </draw:frame>
        <draw:frame draw:style-name="gr5" draw:text-style-name="P6" draw:layer="layout" svg:width="0.01cm" svg:height="0.031cm" draw:transform="rotate (-3.14159265358979) translate (2.719cm 21.353cm)">
          <draw:text-box>
            <text:p text:style-name="P1"><text:span text:style-name="T6">'</text:span></text:p>
          </draw:text-box>
        </draw:frame>
        <draw:frame draw:style-name="gr5" draw:text-style-name="P6" draw:layer="layout" svg:width="0.015cm" svg:height="0.031cm" draw:transform="rotate (-3.14159265358979) translate (2.758cm 23.804cm)">
          <draw:text-box>
            <text:p text:style-name="P1"><text:span text:style-name="T6">(</text:span></text:p>
          </draw:text-box>
        </draw:frame>
        <draw:frame draw:style-name="gr5" draw:text-style-name="P6" draw:layer="layout" svg:width="0.015cm" svg:height="0.031cm" draw:transform="rotate (-3.14159265358979) translate (4.663cm 22.623cm)">
          <draw:text-box>
            <text:p text:style-name="P1"><text:span text:style-name="T6">)</text:span></text:p>
          </draw:text-box>
        </draw:frame>
        <draw:frame draw:style-name="gr5" draw:text-style-name="P6" draw:layer="layout" svg:width="0.015cm" svg:height="0.031cm" draw:transform="rotate (-3.14159265358979) translate (6.533cm 21.264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6.558cm 24.203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2.384cm 22.534cm)">
          <draw:text-box>
            <text:p text:style-name="P1"><text:span text:style-name="T6">+</text:span></text:p>
          </draw:text-box>
        </draw:frame>
        <draw:frame draw:style-name="gr5" draw:text-style-name="P6" draw:layer="layout" svg:width="0.01cm" svg:height="0.031cm" draw:transform="rotate (-3.14159265358979) translate (6.822cm 22.534cm)">
          <draw:text-box>
            <text:p text:style-name="P1"><text:span text:style-name="T6">,</text:span></text:p>
          </draw:text-box>
        </draw:frame>
        <draw:frame draw:style-name="gr5" draw:text-style-name="P6" draw:layer="layout" svg:width="0.015cm" svg:height="0.031cm" draw:transform="rotate (-3.14159265358979) translate (4.61cm 20.961cm)">
          <draw:text-box>
            <text:p text:style-name="P1"><text:span text:style-name="T6">-</text:span></text:p>
          </draw:text-box>
        </draw:frame>
        <draw:frame draw:style-name="gr5" draw:text-style-name="P6" draw:layer="layout" svg:width="0.01cm" svg:height="0.031cm" draw:transform="rotate (-3.14159265358979) translate (3.7cm 23.699cm)">
          <draw:text-box>
            <text:p text:style-name="P1"><text:span text:style-name="T6">.</text:span></text:p>
          </draw:text-box>
        </draw:frame>
        <draw:frame draw:style-name="gr5" draw:text-style-name="P6" draw:layer="layout" svg:width="0.01cm" svg:height="0.031cm" draw:transform="rotate (-3.14159265358979) translate (3.972cm 21.688cm)">
          <draw:text-box>
            <text:p text:style-name="P1"><text:span text:style-name="T6">/</text:span></text:p>
          </draw:text-box>
        </draw:frame>
        <draw:frame draw:style-name="gr2" draw:text-style-name="P3" draw:layer="layout" svg:width="0.016cm" svg:height="1.908cm" svg:x="2.878cm" svg:y="21.844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19cm" svg:height="0.031cm" draw:transform="rotate (-3.14159265358979) translate (5.559cm 23.699cm)">
          <draw:text-box>
            <text:p text:style-name="P1"><text:span text:style-name="T6">0</text:span></text:p>
          </draw:text-box>
        </draw:frame>
        <draw:frame draw:style-name="gr5" draw:text-style-name="P6" draw:layer="layout" svg:width="0.053cm" svg:height="0.031cm" draw:transform="rotate (-3.14159265358979) translate (2.836cm 23.614cm)">
          <draw:text-box>
            <text:p text:style-name="P1"><text:span text:style-name="T6">1</text:span><text:span text:style-name="T6">3</text:span><text:span text:style-name="T6">2</text:span></text:p>
          </draw:text-box>
        </draw:frame>
        <draw:frame draw:style-name="gr5" draw:text-style-name="P6" draw:layer="layout" svg:width="0.019cm" svg:height="0.031cm" draw:transform="rotate (-3.14159265358979) translate (3.548cm 23.441cm)">
          <draw:text-box>
            <text:p text:style-name="P1"><text:span text:style-name="T6">2</text:span></text:p>
          </draw:text-box>
        </draw:frame>
        <draw:frame draw:style-name="gr5" draw:text-style-name="P6" draw:layer="layout" svg:width="0.019cm" svg:height="0.031cm" draw:transform="rotate (-3.14159265358979) translate (3.901cm 23.261cm)">
          <draw:text-box>
            <text:p text:style-name="P1"><text:span text:style-name="T6">2</text:span></text:p>
          </draw:text-box>
        </draw:frame>
        <draw:frame draw:style-name="gr2" draw:text-style-name="P3" draw:layer="layout" svg:width="2.861cm" svg:height="0.016cm" svg:x="3.365cm" svg:y="21.522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53cm" svg:height="0.031cm" draw:transform="rotate (-3.14159265358979) translate (4.116cm 23.155cm)">
          <draw:text-box>
            <text:p text:style-name="P1"><text:span text:style-name="T6">2</text:span><text:span text:style-name="T6">5</text:span><text:span text:style-name="T6">4</text:span></text:p>
          </draw:text-box>
        </draw:frame>
        <draw:frame draw:style-name="gr5" draw:text-style-name="P6" draw:layer="layout" svg:width="0.019cm" svg:height="0.031cm" draw:transform="rotate (-3.14159265358979) translate (6.081cm 21.48cm)">
          <draw:text-box>
            <text:p text:style-name="P1"><text:span text:style-name="T6">6</text:span></text:p>
          </draw:text-box>
        </draw:frame>
        <draw:frame draw:style-name="gr5" draw:text-style-name="P6" draw:layer="layout" svg:width="0.019cm" svg:height="0.031cm" draw:transform="rotate (-3.14159265358979) translate (3.196cm 21.843cm)">
          <draw:text-box>
            <text:p text:style-name="P1"><text:span text:style-name="T6">7</text:span></text:p>
          </draw:text-box>
        </draw:frame>
        <draw:frame draw:style-name="gr5" draw:text-style-name="P6" draw:layer="layout" svg:width="0.019cm" svg:height="0.031cm" draw:transform="rotate (-3.14159265358979) translate (3.548cm 22.076cm)">
          <draw:text-box>
            <text:p text:style-name="P1"><text:span text:style-name="T6">7</text:span></text:p>
          </draw:text-box>
        </draw:frame>
        <draw:frame draw:style-name="gr5" draw:text-style-name="P6" draw:layer="layout" svg:width="0.019cm" svg:height="0.031cm" draw:transform="rotate (-3.14159265358979) translate (3.901cm 22.309cm)">
          <draw:text-box>
            <text:p text:style-name="P1"><text:span text:style-name="T6">7</text:span></text:p>
          </draw:text-box>
        </draw:frame>
        <draw:frame draw:style-name="gr2" draw:text-style-name="P3" draw:layer="layout" svg:width="0.016cm" svg:height="1.591cm" svg:x="6.688cm" svg:y="22.00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53cm" svg:height="0.031cm" draw:transform="rotate (-3.14159265358979) translate (4.092cm 22.439cm)">
          <draw:text-box>
            <text:p text:style-name="P1"><text:span text:style-name="T6">7</text:span><text:span text:style-name="T6">9</text:span><text:span text:style-name="T6">8</text:span></text:p>
          </draw:text-box>
        </draw:frame>
        <draw:frame draw:style-name="gr5" draw:text-style-name="P6" draw:layer="layout" svg:width="0.019cm" svg:height="0.031cm" draw:transform="rotate (-3.14159265358979) translate (6.646cm 23.459cm)">
          <draw:text-box>
            <text:p text:style-name="P1"><text:span text:style-name="T6">1</text:span></text:p>
          </draw:text-box>
        </draw:frame>
        <draw:frame draw:style-name="gr5" draw:text-style-name="P6" draw:layer="layout" svg:width="0.01cm" svg:height="0.031cm" draw:transform="rotate (-3.14159265358979) translate (5.101cm 23.11cm)">
          <draw:text-box>
            <text:p text:style-name="P1"><text:span text:style-name="T6">:</text:span></text:p>
          </draw:text-box>
        </draw:frame>
        <draw:frame draw:style-name="gr5" draw:text-style-name="P6" draw:layer="layout" svg:width="0.01cm" svg:height="0.031cm" draw:transform="rotate (-3.14159265358979) translate (5.453cm 23.286cm)">
          <draw:text-box>
            <text:p text:style-name="P1"><text:span text:style-name="T6">:</text:span></text:p>
          </draw:text-box>
        </draw:frame>
        <draw:frame draw:style-name="gr5" draw:text-style-name="P6" draw:layer="layout" svg:width="0.01cm" svg:height="0.031cm" draw:transform="rotate (-3.14159265358979) translate (5.806cm 23.462cm)">
          <draw:text-box>
            <text:p text:style-name="P1"><text:span text:style-name="T6">:</text:span></text:p>
          </draw:text-box>
        </draw:frame>
        <draw:frame draw:style-name="gr5" draw:text-style-name="P6" draw:layer="layout" svg:width="0.036cm" svg:height="0.031cm" draw:transform="rotate (-3.14159265358979) translate (6.021cm 23.568cm)">
          <draw:text-box>
            <text:p text:style-name="P1"><text:span text:style-name="T6">:</text:span><text:span text:style-name="T6">5</text:span><text:span text:style-name="T6">;</text:span></text:p>
          </draw:text-box>
        </draw:frame>
        <draw:frame draw:style-name="gr8" draw:text-style-name="P8" draw:layer="layout" svg:width="1.695cm" svg:height="0.599cm" svg:x="7.967cm" svg:y="21.438cm">
          <draw:text-box>
            <text:p text:style-name="P1"><text:span text:style-name="T9">l</text:span><text:span text:style-name="T9">e</text:span><text:span text:style-name="T9">n</text:span><text:span text:style-name="T9">g</text:span><text:span text:style-name="T9">t</text:span><text:span text:style-name="T9">h</text:span><text:span text:style-name="T9">(</text:span></text:p>
          </draw:text-box>
        </draw:frame>
        <draw:frame draw:style-name="gr5" draw:text-style-name="P6" draw:layer="layout" svg:width="0.32cm" svg:height="0.031cm" draw:transform="rotate (-3.14159265358979) translate (9.726cm 21.85cm)">
          <draw:text-box>
            <text:p text:style-name="P1"><text:span text:style-name="T6">&lt;</text:span><text:span text:style-name="T6">&gt;</text:span><text:span text:style-name="T6">=</text:span><text:span text:style-name="T6">3</text:span><text:span text:style-name="T6">?</text:span><text:span text:style-name="T6"/><text:span text:style-name="T6">@</text:span><text:span text:style-name="T6"/><text:span text:style-name="T6">?</text:span><text:span text:style-name="T6"> </text:span><text:span text:style-name="T6">A</text:span><text:span text:style-name="T6"> </text:span><text:span text:style-name="T6">?</text:span><text:span text:style-name="T6">C</text:span><text:span text:style-name="T6">B</text:span><text:span text:style-name="T6"/><text:span text:style-name="T6">D</text:span><text:span text:style-name="T6">F</text:span><text:span text:style-name="T6">E</text:span></text:p>
          </draw:text-box>
        </draw:frame>
        <draw:frame draw:style-name="gr5" draw:text-style-name="P6" draw:layer="layout" svg:width="0.003cm" svg:height="0.031cm" draw:transform="rotate (-3.14159265358979) translate (12.615cm 21.459cm)">
          <draw:text-box>
            <text:p text:style-name="P1"><text:span text:style-name="T6"/></text:p>
          </draw:text-box>
        </draw:frame>
        <draw:frame draw:style-name="gr5" draw:text-style-name="P6" draw:layer="layout" svg:width="0.027cm" svg:height="0.031cm" draw:transform="rotate (-3.14159265358979) translate (13.349cm 21.459cm)">
          <draw:text-box>
            <text:p text:style-name="P1"><text:span text:style-name="T6">G</text:span></text:p>
          </draw:text-box>
        </draw:frame>
        <draw:frame draw:style-name="gr8" draw:text-style-name="P8" draw:layer="layout" svg:width="3.279cm" svg:height="0.599cm" svg:x="7.967cm" svg:y="22.234cm">
          <draw:text-box>
            <text:p text:style-name="P1"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 </text:span><text:span text:style-name="T9">f</text:span><text:span text:style-name="T9">r</text:span><text:span text:style-name="T9">o</text:span><text:span text:style-name="T9">m</text:span></text:p>
          </draw:text-box>
        </draw:frame>
        <draw:frame draw:style-name="gr5" draw:text-style-name="P6" draw:layer="layout" svg:width="0.023cm" svg:height="0.031cm" draw:transform="rotate (-3.14159265358979) translate (11.405cm 22.647cm)">
          <draw:text-box>
            <text:p text:style-name="P1"><text:span text:style-name="T6">=</text:span></text:p>
          </draw:text-box>
        </draw:frame>
        <draw:frame draw:style-name="gr8" draw:text-style-name="P8" draw:layer="layout" svg:width="0.599cm" svg:height="0.599cm" svg:x="11.863cm" svg:y="22.234cm">
          <draw:text-box>
            <text:p text:style-name="P1"><text:span text:style-name="T9">t</text:span><text:span text:style-name="T9">o</text:span></text:p>
          </draw:text-box>
        </draw:frame>
        <draw:frame draw:style-name="gr5" draw:text-style-name="P6" draw:layer="layout" svg:width="0.023cm" svg:height="0.031cm" draw:transform="rotate (-3.14159265358979) translate (12.505cm 22.647cm)">
          <draw:text-box>
            <text:p text:style-name="P1"><text:span text:style-name="T6">B</text:span></text:p>
          </draw:text-box>
        </draw:frame>
        <draw:frame draw:style-name="gr8" draw:text-style-name="P8" draw:layer="layout" svg:width="0.599cm" svg:height="0.599cm" svg:x="12.912cm" svg:y="22.234cm">
          <draw:text-box>
            <text:p text:style-name="P1"><text:span text:style-name="T9">i</text:span><text:span text:style-name="T9">s</text:span></text:p>
          </draw:text-box>
        </draw:frame>
        <draw:frame draw:style-name="gr5" draw:text-style-name="P6" draw:layer="layout" svg:width="0.027cm" svg:height="0.031cm" draw:transform="rotate (-3.14159265358979) translate (13.493cm 22.256cm)">
          <draw:text-box>
            <text:p text:style-name="P1"><text:span text:style-name="T6">G</text:span></text:p>
          </draw:text-box>
        </draw:frame>
        <draw:frame draw:style-name="gr4" draw:text-style-name="P5" draw:layer="layout" svg:width="0.487cm" svg:height="0.487cm" svg:x="17.581cm" svg:y="24.93cm">
          <draw:text-box>
            <text:p text:style-name="P1"><text:span text:style-name="T5">3</text:span></text:p>
          </draw:text-box>
        </draw:frame>
        <draw:frame draw:style-name="gr7" draw:text-style-name="P7" draw:layer="layout" svg:width="8.905cm" svg:height="0.983cm" svg:x="1.357cm" svg:y="1.231cm">
          <draw:text-box>
            <text:p>3/EXP/MOT/DEF/3/A</text:p>
          </draw:text-box>
        </draw:frame>
      </draw:page>
      <draw:page draw:name="page4" draw:style-name="dp1" draw:master-page-name="master-page46">
        <draw:frame draw:style-name="gr2" draw:text-style-name="P3" draw:layer="layout" svg:width="13.22cm" svg:height="0.02cm" svg:x="4.186cm" svg:y="9.275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4.186cm" svg:y="9.29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17.382cm" svg:y="9.29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3.22cm" svg:height="0.02cm" svg:x="4.186cm" svg:y="10.321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2.948cm" svg:height="0.701cm" svg:x="4.382cm" svg:y="9.478cm">
          <draw:text-box>
            <text:p text:style-name="P1"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-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</text:span><text:span text:style-name="T3">-</text:span><text:span text:style-name="T3">P</text:span><text:span text:style-name="T3">a</text:span><text:span text:style-name="T3">t</text:span><text:span text:style-name="T3">h</text:span><text:span text:style-name="T3">s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/text:p>
          </draw:text-box>
        </draw:frame>
        <draw:frame draw:style-name="gr3" draw:text-style-name="P4" draw:layer="layout" svg:width="4.481cm" svg:height="0.701cm" svg:x="2.553cm" svg:y="11.518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:</text:span></text:p>
          </draw:text-box>
        </draw:frame>
        <draw:frame draw:style-name="gr3" draw:text-style-name="P4" draw:layer="layout" svg:width="10.683cm" svg:height="0.701cm" svg:x="7.671cm" svg:y="11.518cm">
          <draw:text-box>
            <text:p text:style-name="P1"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a</text:span><text:span text:style-name="T2"> </text:span><text:span text:style-name="T2">d</text:span><text:span text:style-name="T2">i</text:span><text:span text:style-name="T2">g</text:span><text:span text:style-name="T2">r</text:span><text:span text:style-name="T2">a</text:span><text:span text:style-name="T2">p</text:span><text:span text:style-name="T2">h</text:span><text:span text:style-name="T2"> </text:span><text:span text:style-name="T2">w</text:span><text:span text:style-name="T2">i</text:span><text:span text:style-name="T2">t</text:span><text:span text:style-name="T2">h</text:span><text:span text:style-name="T4"> 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v</text:span><text:span text:style-name="T4">e</text:span><text:span text:style-name="T2"> </text:span><text:span text:style-name="T2">e</text:span><text:span text:style-name="T2">d</text:span><text:span text:style-name="T2">g</text:span><text:span text:style-name="T2">e</text:span></text:p>
          </draw:text-box>
        </draw:frame>
        <draw:frame draw:style-name="gr3" draw:text-style-name="P4" draw:layer="layout" svg:width="2.368cm" svg:height="0.701cm" svg:x="2.553cm" svg:y="12.501cm">
          <draw:text-box>
            <text:p text:style-name="P1"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s</text:span></text:p>
          </draw:text-box>
        </draw:frame>
        <draw:frame draw:style-name="gr5" draw:text-style-name="P6" draw:layer="layout" svg:width="0.003cm" svg:height="0.031cm" draw:transform="rotate (-3.14159265358979) translate (5.944cm 12.52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857cm 12.526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1.272cm" svg:height="0.031cm" draw:transform="rotate (-3.14159265358979) translate (8.561cm 12.526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6.039cm" svg:height="0.701cm" svg:x="2.553cm" svg:y="13.487cm">
          <draw:text-box>
            <text:p text:style-name="P1"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d</text:span><text:span text:style-name="T2">i</text:span><text:span text:style-name="T2">s</text:span><text:span text:style-name="T2">t</text:span><text:span text:style-name="T2">i</text:span><text:span text:style-name="T2">n</text:span><text:span text:style-name="T2">g</text:span><text:span text:style-name="T2">u</text:span><text:span text:style-name="T2">i</text:span><text:span text:style-name="T2">s</text:span><text:span text:style-name="T2">h</text:span><text:span text:style-name="T2">e</text:span><text:span text:style-name="T2">d</text:span></text:p>
          </draw:text-box>
        </draw:frame>
        <draw:frame draw:style-name="gr3" draw:text-style-name="P4" draw:layer="layout" svg:width="4.803cm" svg:height="0.818cm" svg:x="8.77cm" svg:y="13.347cm">
          <draw:text-box>
            <text:p text:style-name="P1"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 </text:span><text:span text:style-name="T10">v</text:span><text:span text:style-name="T10">e</text:span><text:span text:style-name="T10">r</text:span><text:span text:style-name="T10">t</text:span><text:span text:style-name="T10">e</text:span><text:span text:style-name="T10">x</text:span></text:p>
          </draw:text-box>
        </draw:frame>
        <draw:frame draw:style-name="gr3" draw:text-style-name="P4" draw:layer="layout" svg:width="0.701cm" svg:height="0.701cm" svg:x="12.962cm" svg:y="13.487cm">
          <draw:text-box>
            <text:p text:style-name="P1"><text:span text:style-name="T2">,</text:span></text:p>
          </draw:text-box>
        </draw:frame>
        <draw:frame draw:style-name="gr5" draw:text-style-name="P6" draw:layer="layout" svg:width="0.003cm" svg:height="0.031cm" draw:transform="rotate (-3.14159265358979) translate (13.952cm 14.00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4.636cm 13.51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15.197cm" svg:y="13.487cm">
          <draw:text-box>
            <text:p text:style-name="P1"><text:span text:style-name="T2">,</text:span></text:p>
          </draw:text-box>
        </draw:frame>
        <draw:frame draw:style-name="gr3" draw:text-style-name="P4" draw:layer="layout" svg:width="16.029cm" svg:height="0.701cm" svg:x="2.553cm" svg:y="14.469cm">
          <draw:text-box>
            <text:p text:style-name="P1"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8"> </text:span><text:span text:style-name="T8">d</text:span><text:span text:style-name="T8">i</text:span><text:span text:style-name="T8">s</text:span><text:span text:style-name="T8">t</text:span><text:span text:style-name="T8">a</text:span><text:span text:style-name="T8">n</text:span><text:span text:style-name="T8">c</text:span><text:span text:style-name="T8">e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8"> </text:span><text:span text:style-name="T8">s</text:span><text:span text:style-name="T8">h</text:span><text:span text:style-name="T8">o</text:span><text:span text:style-name="T8">r</text:span><text:span text:style-name="T8">t</text:span><text:span text:style-name="T8">e</text:span><text:span text:style-name="T8">s</text:span><text:span text:style-name="T8">t</text:span><text:span text:style-name="T8"> </text:span><text:span text:style-name="T8">p</text:span><text:span text:style-name="T8">a</text:span><text:span text:style-name="T8">t</text:span><text:span text:style-name="T8">h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/text:p>
          </draw:text-box>
        </draw:frame>
        <draw:frame draw:style-name="gr3" draw:text-style-name="P4" draw:layer="layout" svg:width="13.578cm" svg:height="0.701cm" svg:x="2.553cm" svg:y="15.455cm">
          <draw:text-box>
            <text:p text:style-name="P1"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t</text:span><text:span text:style-name="T2">o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i</text:span><text:span text:style-name="T2">g</text:span><text:span text:style-name="T2">r</text:span><text:span text:style-name="T2">a</text:span><text:span text:style-name="T2">p</text:span><text:span text:style-name="T2">h</text:span><text:span text:style-name="T2">.</text:span></text:p>
          </draw:text-box>
        </draw:frame>
        <draw:frame draw:style-name="gr3" draw:text-style-name="P4" draw:layer="layout" svg:width="3.283cm" svg:height="0.701cm" svg:x="2.553cm" svg:y="17.492cm">
          <draw:text-box>
            <text:p text:style-name="P1"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:</text:span></text:p>
          </draw:text-box>
        </draw:frame>
        <draw:frame draw:style-name="gr3" draw:text-style-name="P4" draw:layer="layout" svg:width="12.6cm" svg:height="0.701cm" svg:x="6.151cm" svg:y="17.492cm">
          <draw:text-box>
            <text:p text:style-name="P1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d</text:span><text:span text:style-name="T2">e</text:span><text:span text:style-name="T2">s</text:span><text:span text:style-name="T2">i</text:span><text:span text:style-name="T2">g</text:span><text:span text:style-name="T2">n</text:span><text:span text:style-name="T2"> </text:span><text:span text:style-name="T2">a</text:span><text:span text:style-name="T2">n</text:span><text:span text:style-name="T2"> </text:span><text:span text:style-name="T2">e</text:span><text:span text:style-name="T2">f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/text:p>
          </draw:text-box>
        </draw:frame>
        <draw:frame draw:style-name="gr3" draw:text-style-name="P4" draw:layer="layout" svg:width="5.205cm" svg:height="0.701cm" svg:x="2.553cm" svg:y="18.478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?</text:span></text:p>
          </draw:text-box>
        </draw:frame>
        <draw:frame draw:style-name="gr4" draw:text-style-name="P5" draw:layer="layout" svg:width="0.487cm" svg:height="0.487cm" svg:x="17.581cm" svg:y="24.93cm">
          <draw:text-box>
            <text:p text:style-name="P1"><text:span text:style-name="T5">4</text:span></text:p>
          </draw:text-box>
        </draw:frame>
      </draw:page>
      <draw:page draw:name="page5" draw:style-name="dp1" draw:master-page-name="master-page51">
        <draw:frame draw:style-name="gr2" draw:text-style-name="P3" draw:layer="layout" svg:width="13.22cm" svg:height="0.02cm" svg:x="4.186cm" svg:y="5.89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4.186cm" svg:y="5.91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17.382cm" svg:y="5.91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3.22cm" svg:height="0.02cm" svg:x="4.186cm" svg:y="6.938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2.948cm" svg:height="0.701cm" svg:x="4.382cm" svg:y="6.1cm">
          <draw:text-box>
            <text:p text:style-name="P1"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-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s</text:span><text:span text:style-name="T3">t</text:span><text:span text:style-name="T3">-</text:span><text:span text:style-name="T3">P</text:span><text:span text:style-name="T3">a</text:span><text:span text:style-name="T3">t</text:span><text:span text:style-name="T3">h</text:span><text:span text:style-name="T3">s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/text:p>
          </draw:text-box>
        </draw:frame>
        <draw:frame draw:style-name="gr3" draw:text-style-name="P4" draw:layer="layout" svg:width="7.774cm" svg:height="0.701cm" svg:x="2.553cm" svg:y="8.14cm">
          <draw:text-box>
            <text:p text:style-name="P1"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 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i</text:span><text:span text:style-name="T3">o</text:span><text:span text:style-name="T3">n</text:span><text:span text:style-name="T3">:</text:span></text:p>
          </draw:text-box>
        </draw:frame>
        <draw:frame draw:style-name="gr3" draw:text-style-name="P4" draw:layer="layout" svg:width="4.654cm" svg:height="0.701cm" svg:x="10.765cm" svg:y="8.14cm">
          <draw:text-box>
            <text:p text:style-name="P1"><text:span text:style-name="T2">A</text:span><text:span text:style-name="T2">n</text:span><text:span text:style-name="T2">y</text:span><text:span text:style-name="T2"> </text:span><text:span text:style-name="T2">s</text:span><text:span text:style-name="T2">u</text:span><text:span text:style-name="T2">b</text:span><text:span text:style-name="T2">p</text:span><text:span text:style-name="T2">a</text:span><text:span text:style-name="T2">t</text:span><text:span text:style-name="T2">h</text:span><text:span text:style-name="T2"> </text:span><text:span text:style-name="T2">o</text:span><text:span text:style-name="T2">f</text:span></text:p>
          </draw:text-box>
        </draw:frame>
        <draw:frame draw:style-name="gr3" draw:text-style-name="P4" draw:layer="layout" svg:width="3.092cm" svg:height="0.701cm" svg:x="15.845cm" svg:y="8.14cm">
          <draw:text-box>
            <text:p text:style-name="P1"><text:span text:style-name="T2">a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/text:p>
          </draw:text-box>
        </draw:frame>
        <draw:frame draw:style-name="gr3" draw:text-style-name="P4" draw:layer="layout" svg:width="12.512cm" svg:height="0.701cm" svg:x="2.553cm" svg:y="9.122cm">
          <draw:text-box>
            <text:p text:style-name="P1"><text:span text:style-name="T2">p</text:span><text:span text:style-name="T2">a</text:span><text:span text:style-name="T2">t</text:span><text:span text:style-name="T2">h</text:span><text:span text:style-name="T2"> </text:span><text:span text:style-name="T2">m</text:span><text:span text:style-name="T2">u</text:span><text:span text:style-name="T2">s</text:span><text:span text:style-name="T2">t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b</text:span><text:span text:style-name="T2">e</text:span><text:span text:style-name="T2"> </text:span><text:span text:style-name="T2">a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.</text:span><text:span text:style-name="T2"> </text:span><text:span text:style-name="T2">W</text:span><text:span text:style-name="T2">h</text:span><text:span text:style-name="T2">y</text:span><text:span text:style-name="T2">?</text:span></text:p>
          </draw:text-box>
        </draw:frame>
        <draw:frame draw:style-name="gr3" draw:text-style-name="P4" draw:layer="layout" svg:width="10.699cm" svg:height="0.701cm" svg:x="2.553cm" svg:y="11.163cm">
          <draw:text-box>
            <text:p text:style-name="P1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d</text:span><text:span text:style-name="T2">i</text:span><text:span text:style-name="T2">g</text:span><text:span text:style-name="T2">r</text:span><text:span text:style-name="T2">a</text:span><text:span text:style-name="T2">p</text:span><text:span text:style-name="T2">h</text:span><text:span text:style-name="T2">,</text:span></text:p>
          </draw:text-box>
        </draw:frame>
        <draw:frame draw:style-name="gr5" draw:text-style-name="P6" draw:layer="layout" svg:width="0.003cm" svg:height="0.031cm" draw:transform="rotate (-3.14159265358979) translate (13.31cm 11.186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13.553cm 11.366cm)">
          <draw:text-box>
            <text:p text:style-name="P1"><text:span text:style-name="T6">'</text:span></text:p>
          </draw:text-box>
        </draw:frame>
        <draw:frame draw:style-name="gr5" draw:text-style-name="P6" draw:layer="layout" svg:width="0.003cm" svg:height="0.031cm" draw:transform="rotate (-3.14159265358979) translate (13.977cm 11.186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4.28cm 11.189cm)">
          <draw:text-box>
            <text:p text:style-name="P1"><text:span text:style-name="T6">(</text:span></text:p>
          </draw:text-box>
        </draw:frame>
        <draw:frame draw:style-name="gr5" draw:text-style-name="P6" draw:layer="layout" svg:width="0.003cm" svg:height="0.031cm" draw:transform="rotate (-3.14159265358979) translate (14.629cm 11.186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4.929cm 11.366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15.282cm 11.18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5.582cm 11.67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5.934cm 11.186cm)">
          <draw:text-box>
            <text:p text:style-name="P1"><text:span text:style-name="T6"/></text:p>
          </draw:text-box>
        </draw:frame>
        <draw:frame draw:style-name="gr3" draw:text-style-name="P4" draw:layer="layout" svg:width="3.088cm" svg:height="0.701cm" svg:x="16.332cm" svg:y="11.163cm">
          <draw:text-box>
            <text:p text:style-name="P1"><text:span text:style-name="T2">i</text:span><text:span text:style-name="T2">s</text:span><text:span text:style-name="T2"> </text:span><text:span text:style-name="T2">a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-</text:span></text:p>
          </draw:text-box>
        </draw:frame>
        <draw:frame draw:style-name="gr3" draw:text-style-name="P4" draw:layer="layout" svg:width="6.754cm" svg:height="0.701cm" svg:x="2.553cm" svg:y="12.145cm">
          <draw:text-box>
            <text:p text:style-name="P1"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u</text:span><text:span text:style-name="T2">b</text:span><text:span text:style-name="T2">p</text:span><text:span text:style-name="T2">a</text:span><text:span text:style-name="T2">t</text:span><text:span text:style-name="T2">h</text:span></text:p>
          </draw:text-box>
        </draw:frame>
        <draw:frame draw:style-name="gr5" draw:text-style-name="P6" draw:layer="layout" svg:width="0.003cm" svg:height="0.031cm" draw:transform="rotate (-3.14159265358979) translate (9.627cm 12.17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9.867cm 12.35cm)">
          <draw:text-box>
            <text:p text:style-name="P1"><text:span text:style-name="T6">'</text:span></text:p>
          </draw:text-box>
        </draw:frame>
        <draw:frame draw:style-name="gr5" draw:text-style-name="P6" draw:layer="layout" svg:width="0.003cm" svg:height="0.031cm" draw:transform="rotate (-3.14159265358979) translate (10.294cm 12.17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0.59cm 12.173cm)">
          <draw:text-box>
            <text:p text:style-name="P1"><text:span text:style-name="T6">(</text:span></text:p>
          </draw:text-box>
        </draw:frame>
        <draw:frame draw:style-name="gr5" draw:text-style-name="P6" draw:layer="layout" svg:width="0.003cm" svg:height="0.031cm" draw:transform="rotate (-3.14159265358979) translate (10.939cm 12.17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1.239cm 12.35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11.571cm 12.17cm)">
          <draw:text-box>
            <text:p text:style-name="P1"><text:span text:style-name="T6"/></text:p>
          </draw:text-box>
        </draw:frame>
        <draw:frame draw:style-name="gr3" draw:text-style-name="P4" draw:layer="layout" svg:width="7.017cm" svg:height="0.701cm" svg:x="12.012cm" svg:y="12.145cm">
          <draw:text-box>
            <text:p text:style-name="P1"><text:span text:style-name="T2">i</text:span><text:span text:style-name="T2">s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a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.</text:span></text:p>
          </draw:text-box>
        </draw:frame>
        <draw:frame draw:style-name="gr5" draw:text-style-name="P6" draw:layer="layout" svg:width="0.044cm" svg:height="0.031cm" draw:transform="rotate (-3.14159265358979) translate (2.529cm 14.488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61cm" svg:height="0.031cm" draw:transform="rotate (-3.14159265358979) translate (2.529cm 14.135cm)">
          <draw:text-box>
            <text:p text:style-name="P1"><text:span text:style-name="T6">%</text:span><text:span text:style-name="T6"> </text:span><text:span text:style-name="T6">&amp;</text:span></text:p>
          </draw:text-box>
        </draw:frame>
        <draw:frame draw:style-name="gr5" draw:text-style-name="P6" draw:layer="layout" svg:width="0.044cm" svg:height="0.031cm" draw:transform="rotate (-3.14159265358979) translate (2.529cm 17.028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61cm" svg:height="0.031cm" draw:transform="rotate (-3.14159265358979) translate (2.529cm 16.675cm)">
          <draw:text-box>
            <text:p text:style-name="P1"><text:span text:style-name="T6">%</text:span><text:span text:style-name="T6"> </text:span><text:span text:style-name="T6">&amp;</text:span></text:p>
          </draw:text-box>
        </draw:frame>
        <draw:frame draw:style-name="gr5" draw:text-style-name="P6" draw:layer="layout" svg:width="0.044cm" svg:height="0.031cm" draw:transform="rotate (-3.14159265358979) translate (6.339cm 14.488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53cm" svg:height="0.031cm" draw:transform="rotate (-3.14159265358979) translate (6.339cm 14.135cm)">
          <draw:text-box>
            <text:p text:style-name="P1"><text:span text:style-name="T6">%</text:span><text:span text:style-name="T6"/><text:span text:style-name="T6">&amp;</text:span></text:p>
          </draw:text-box>
        </draw:frame>
        <draw:frame draw:style-name="gr5" draw:text-style-name="P6" draw:layer="layout" svg:width="0.044cm" svg:height="0.031cm" draw:transform="rotate (-3.14159265358979) translate (6.339cm 17.028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53cm" svg:height="0.031cm" draw:transform="rotate (-3.14159265358979) translate (6.339cm 16.675cm)">
          <draw:text-box>
            <text:p text:style-name="P1"><text:span text:style-name="T6">%</text:span><text:span text:style-name="T6"/><text:span text:style-name="T6">&amp;</text:span></text:p>
          </draw:text-box>
        </draw:frame>
        <draw:frame draw:style-name="gr5" draw:text-style-name="P6" draw:layer="layout" svg:width="0.044cm" svg:height="0.031cm" draw:transform="rotate (-3.14159265358979) translate (4.434cm 15.758cm)">
          <draw:text-box>
            <text:p text:style-name="P1"><text:span text:style-name="T6">#</text:span><text:span text:style-name="T6"> </text:span><text:span text:style-name="T6">$</text:span></text:p>
          </draw:text-box>
        </draw:frame>
        <draw:frame draw:style-name="gr5" draw:text-style-name="P6" draw:layer="layout" svg:width="0.053cm" svg:height="0.031cm" draw:transform="rotate (-3.14159265358979) translate (4.434cm 15.405cm)">
          <draw:text-box>
            <text:p text:style-name="P1"><text:span text:style-name="T6">%</text:span><text:span text:style-name="T6"/><text:span text:style-name="T6">&amp;</text:span></text:p>
          </draw:text-box>
        </draw:frame>
        <draw:frame draw:style-name="gr5" draw:text-style-name="P6" draw:layer="layout" svg:width="0.01cm" svg:height="0.031cm" draw:transform="rotate (-3.14159265358979) translate (2.719cm 14.318cm)">
          <draw:text-box>
            <text:p text:style-name="P1"><text:span text:style-name="T6">'</text:span></text:p>
          </draw:text-box>
        </draw:frame>
        <draw:frame draw:style-name="gr5" draw:text-style-name="P6" draw:layer="layout" svg:width="0.015cm" svg:height="0.031cm" draw:transform="rotate (-3.14159265358979) translate (2.758cm 16.77cm)">
          <draw:text-box>
            <text:p text:style-name="P1"><text:span text:style-name="T6">(</text:span></text:p>
          </draw:text-box>
        </draw:frame>
        <draw:frame draw:style-name="gr5" draw:text-style-name="P6" draw:layer="layout" svg:width="0.015cm" svg:height="0.031cm" draw:transform="rotate (-3.14159265358979) translate (4.663cm 15.588cm)">
          <draw:text-box>
            <text:p text:style-name="P1"><text:span text:style-name="T6">)</text:span></text:p>
          </draw:text-box>
        </draw:frame>
        <draw:frame draw:style-name="gr5" draw:text-style-name="P6" draw:layer="layout" svg:width="0.015cm" svg:height="0.031cm" draw:transform="rotate (-3.14159265358979) translate (6.533cm 14.23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6.558cm 17.169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2.384cm 15.504cm)">
          <draw:text-box>
            <text:p text:style-name="P1"><text:span text:style-name="T6">+</text:span></text:p>
          </draw:text-box>
        </draw:frame>
        <draw:frame draw:style-name="gr5" draw:text-style-name="P6" draw:layer="layout" svg:width="0.01cm" svg:height="0.031cm" draw:transform="rotate (-3.14159265358979) translate (6.822cm 15.504cm)">
          <draw:text-box>
            <text:p text:style-name="P1"><text:span text:style-name="T6">,</text:span></text:p>
          </draw:text-box>
        </draw:frame>
        <draw:frame draw:style-name="gr5" draw:text-style-name="P6" draw:layer="layout" svg:width="0.015cm" svg:height="0.031cm" draw:transform="rotate (-3.14159265358979) translate (4.61cm 13.93cm)">
          <draw:text-box>
            <text:p text:style-name="P1"><text:span text:style-name="T6">-</text:span></text:p>
          </draw:text-box>
        </draw:frame>
        <draw:frame draw:style-name="gr5" draw:text-style-name="P6" draw:layer="layout" svg:width="0.01cm" svg:height="0.031cm" draw:transform="rotate (-3.14159265358979) translate (3.7cm 16.668cm)">
          <draw:text-box>
            <text:p text:style-name="P1"><text:span text:style-name="T6">.</text:span></text:p>
          </draw:text-box>
        </draw:frame>
        <draw:frame draw:style-name="gr5" draw:text-style-name="P6" draw:layer="layout" svg:width="0.01cm" svg:height="0.031cm" draw:transform="rotate (-3.14159265358979) translate (3.972cm 14.657cm)">
          <draw:text-box>
            <text:p text:style-name="P1"><text:span text:style-name="T6">/</text:span></text:p>
          </draw:text-box>
        </draw:frame>
        <draw:frame draw:style-name="gr2" draw:text-style-name="P3" draw:layer="layout" svg:width="0.016cm" svg:height="1.908cm" svg:x="2.878cm" svg:y="14.808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19cm" svg:height="0.031cm" draw:transform="rotate (-3.14159265358979) translate (5.559cm 16.668cm)">
          <draw:text-box>
            <text:p text:style-name="P1"><text:span text:style-name="T6">0</text:span></text:p>
          </draw:text-box>
        </draw:frame>
        <draw:frame draw:style-name="gr5" draw:text-style-name="P6" draw:layer="layout" svg:width="0.053cm" svg:height="0.031cm" draw:transform="rotate (-3.14159265358979) translate (2.836cm 16.58cm)">
          <draw:text-box>
            <text:p text:style-name="P1"><text:span text:style-name="T6">1</text:span><text:span text:style-name="T6">3</text:span><text:span text:style-name="T6">2</text:span></text:p>
          </draw:text-box>
        </draw:frame>
        <draw:frame draw:style-name="gr5" draw:text-style-name="P6" draw:layer="layout" svg:width="0.019cm" svg:height="0.031cm" draw:transform="rotate (-3.14159265358979) translate (3.548cm 16.403cm)">
          <draw:text-box>
            <text:p text:style-name="P1"><text:span text:style-name="T6">2</text:span></text:p>
          </draw:text-box>
        </draw:frame>
        <draw:frame draw:style-name="gr5" draw:text-style-name="P6" draw:layer="layout" svg:width="0.019cm" svg:height="0.031cm" draw:transform="rotate (-3.14159265358979) translate (3.901cm 16.227cm)">
          <draw:text-box>
            <text:p text:style-name="P1"><text:span text:style-name="T6">2</text:span></text:p>
          </draw:text-box>
        </draw:frame>
        <draw:frame draw:style-name="gr2" draw:text-style-name="P3" draw:layer="layout" svg:width="2.861cm" svg:height="0.016cm" svg:x="3.365cm" svg:y="14.486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53cm" svg:height="0.031cm" draw:transform="rotate (-3.14159265358979) translate (4.116cm 16.121cm)">
          <draw:text-box>
            <text:p text:style-name="P1"><text:span text:style-name="T6">2</text:span><text:span text:style-name="T6">5</text:span><text:span text:style-name="T6">4</text:span></text:p>
          </draw:text-box>
        </draw:frame>
        <draw:frame draw:style-name="gr5" draw:text-style-name="P6" draw:layer="layout" svg:width="0.019cm" svg:height="0.031cm" draw:transform="rotate (-3.14159265358979) translate (6.081cm 14.445cm)">
          <draw:text-box>
            <text:p text:style-name="P1"><text:span text:style-name="T6">6</text:span></text:p>
          </draw:text-box>
        </draw:frame>
        <draw:frame draw:style-name="gr5" draw:text-style-name="P6" draw:layer="layout" svg:width="0.019cm" svg:height="0.031cm" draw:transform="rotate (-3.14159265358979) translate (3.196cm 14.809cm)">
          <draw:text-box>
            <text:p text:style-name="P1"><text:span text:style-name="T6">7</text:span></text:p>
          </draw:text-box>
        </draw:frame>
        <draw:frame draw:style-name="gr5" draw:text-style-name="P6" draw:layer="layout" svg:width="0.019cm" svg:height="0.031cm" draw:transform="rotate (-3.14159265358979) translate (3.548cm 15.041cm)">
          <draw:text-box>
            <text:p text:style-name="P1"><text:span text:style-name="T6">7</text:span></text:p>
          </draw:text-box>
        </draw:frame>
        <draw:frame draw:style-name="gr5" draw:text-style-name="P6" draw:layer="layout" svg:width="0.019cm" svg:height="0.031cm" draw:transform="rotate (-3.14159265358979) translate (3.901cm 15.278cm)">
          <draw:text-box>
            <text:p text:style-name="P1"><text:span text:style-name="T6">7</text:span></text:p>
          </draw:text-box>
        </draw:frame>
        <draw:frame draw:style-name="gr2" draw:text-style-name="P3" draw:layer="layout" svg:width="0.016cm" svg:height="1.591cm" svg:x="6.688cm" svg:y="14.969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53cm" svg:height="0.031cm" draw:transform="rotate (-3.14159265358979) translate (4.092cm 15.405cm)">
          <draw:text-box>
            <text:p text:style-name="P1"><text:span text:style-name="T6">7</text:span><text:span text:style-name="T6">9</text:span><text:span text:style-name="T6">8</text:span></text:p>
          </draw:text-box>
        </draw:frame>
        <draw:frame draw:style-name="gr5" draw:text-style-name="P6" draw:layer="layout" svg:width="0.019cm" svg:height="0.031cm" draw:transform="rotate (-3.14159265358979) translate (6.646cm 16.421cm)">
          <draw:text-box>
            <text:p text:style-name="P1"><text:span text:style-name="T6">1</text:span></text:p>
          </draw:text-box>
        </draw:frame>
        <draw:frame draw:style-name="gr5" draw:text-style-name="P6" draw:layer="layout" svg:width="0.01cm" svg:height="0.031cm" draw:transform="rotate (-3.14159265358979) translate (5.101cm 16.075cm)">
          <draw:text-box>
            <text:p text:style-name="P1"><text:span text:style-name="T6">:</text:span></text:p>
          </draw:text-box>
        </draw:frame>
        <draw:frame draw:style-name="gr5" draw:text-style-name="P6" draw:layer="layout" svg:width="0.01cm" svg:height="0.031cm" draw:transform="rotate (-3.14159265358979) translate (5.453cm 16.252cm)">
          <draw:text-box>
            <text:p text:style-name="P1"><text:span text:style-name="T6">:</text:span></text:p>
          </draw:text-box>
        </draw:frame>
        <draw:frame draw:style-name="gr5" draw:text-style-name="P6" draw:layer="layout" svg:width="0.01cm" svg:height="0.031cm" draw:transform="rotate (-3.14159265358979) translate (5.806cm 16.428cm)">
          <draw:text-box>
            <text:p text:style-name="P1"><text:span text:style-name="T6">:</text:span></text:p>
          </draw:text-box>
        </draw:frame>
        <draw:frame draw:style-name="gr5" draw:text-style-name="P6" draw:layer="layout" svg:width="0.036cm" svg:height="0.031cm" draw:transform="rotate (-3.14159265358979) translate (6.021cm 16.534cm)">
          <draw:text-box>
            <text:p text:style-name="P1"><text:span text:style-name="T6">:</text:span><text:span text:style-name="T6">5</text:span><text:span text:style-name="T6">;</text:span></text:p>
          </draw:text-box>
        </draw:frame>
        <draw:frame draw:style-name="gr8" draw:text-style-name="P8" draw:layer="layout" svg:width="1.695cm" svg:height="0.599cm" svg:x="7.967cm" svg:y="14.402cm">
          <draw:text-box>
            <text:p text:style-name="P1"><text:span text:style-name="T9">l</text:span><text:span text:style-name="T9">e</text:span><text:span text:style-name="T9">n</text:span><text:span text:style-name="T9">g</text:span><text:span text:style-name="T9">t</text:span><text:span text:style-name="T9">h</text:span><text:span text:style-name="T9">(</text:span></text:p>
          </draw:text-box>
        </draw:frame>
        <draw:frame draw:style-name="gr5" draw:text-style-name="P6" draw:layer="layout" svg:width="0.32cm" svg:height="0.031cm" draw:transform="rotate (-3.14159265358979) translate (9.726cm 14.816cm)">
          <draw:text-box>
            <text:p text:style-name="P1"><text:span text:style-name="T6">&lt;</text:span><text:span text:style-name="T6">&gt;</text:span><text:span text:style-name="T6">=</text:span><text:span text:style-name="T6">3</text:span><text:span text:style-name="T6">?</text:span><text:span text:style-name="T6"/><text:span text:style-name="T6">@</text:span><text:span text:style-name="T6"/><text:span text:style-name="T6">?</text:span><text:span text:style-name="T6"> </text:span><text:span text:style-name="T6">A</text:span><text:span text:style-name="T6"> </text:span><text:span text:style-name="T6">?</text:span><text:span text:style-name="T6">C</text:span><text:span text:style-name="T6">B</text:span><text:span text:style-name="T6"/><text:span text:style-name="T6">D</text:span><text:span text:style-name="T6">F</text:span><text:span text:style-name="T6">E</text:span></text:p>
          </draw:text-box>
        </draw:frame>
        <draw:frame draw:style-name="gr5" draw:text-style-name="P6" draw:layer="layout" svg:width="0.003cm" svg:height="0.031cm" draw:transform="rotate (-3.14159265358979) translate (12.615cm 14.424cm)">
          <draw:text-box>
            <text:p text:style-name="P1"><text:span text:style-name="T6"/></text:p>
          </draw:text-box>
        </draw:frame>
        <draw:frame draw:style-name="gr5" draw:text-style-name="P6" draw:layer="layout" svg:width="0.027cm" svg:height="0.031cm" draw:transform="rotate (-3.14159265358979) translate (13.349cm 14.424cm)">
          <draw:text-box>
            <text:p text:style-name="P1"><text:span text:style-name="T6">G</text:span></text:p>
          </draw:text-box>
        </draw:frame>
        <draw:frame draw:style-name="gr8" draw:text-style-name="P8" draw:layer="layout" svg:width="3.279cm" svg:height="0.599cm" svg:x="7.967cm" svg:y="15.198cm">
          <draw:text-box>
            <text:p text:style-name="P1"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 </text:span><text:span text:style-name="T9">f</text:span><text:span text:style-name="T9">r</text:span><text:span text:style-name="T9">o</text:span><text:span text:style-name="T9">m</text:span></text:p>
          </draw:text-box>
        </draw:frame>
        <draw:frame draw:style-name="gr5" draw:text-style-name="P6" draw:layer="layout" svg:width="0.023cm" svg:height="0.031cm" draw:transform="rotate (-3.14159265358979) translate (11.405cm 15.609cm)">
          <draw:text-box>
            <text:p text:style-name="P1"><text:span text:style-name="T6">=</text:span></text:p>
          </draw:text-box>
        </draw:frame>
        <draw:frame draw:style-name="gr8" draw:text-style-name="P8" draw:layer="layout" svg:width="0.599cm" svg:height="0.599cm" svg:x="11.863cm" svg:y="15.198cm">
          <draw:text-box>
            <text:p text:style-name="P1"><text:span text:style-name="T9">t</text:span><text:span text:style-name="T9">o</text:span></text:p>
          </draw:text-box>
        </draw:frame>
        <draw:frame draw:style-name="gr5" draw:text-style-name="P6" draw:layer="layout" svg:width="0.023cm" svg:height="0.031cm" draw:transform="rotate (-3.14159265358979) translate (12.505cm 15.609cm)">
          <draw:text-box>
            <text:p text:style-name="P1"><text:span text:style-name="T6">B</text:span></text:p>
          </draw:text-box>
        </draw:frame>
        <draw:frame draw:style-name="gr8" draw:text-style-name="P8" draw:layer="layout" svg:width="0.599cm" svg:height="0.599cm" svg:x="12.912cm" svg:y="15.198cm">
          <draw:text-box>
            <text:p text:style-name="P1"><text:span text:style-name="T9">i</text:span><text:span text:style-name="T9">s</text:span></text:p>
          </draw:text-box>
        </draw:frame>
        <draw:frame draw:style-name="gr5" draw:text-style-name="P6" draw:layer="layout" svg:width="0.027cm" svg:height="0.031cm" draw:transform="rotate (-3.14159265358979) translate (13.493cm 15.218cm)">
          <draw:text-box>
            <text:p text:style-name="P1"><text:span text:style-name="T6">G</text:span></text:p>
          </draw:text-box>
        </draw:frame>
        <draw:frame draw:style-name="gr3" draw:text-style-name="P4" draw:layer="layout" svg:width="16.258cm" svg:height="0.701cm" svg:x="2.553cm" svg:y="18.897cm">
          <draw:text-box>
            <text:p text:style-name="P1"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i</text:span><text:span text:style-name="T3">o</text:span><text:span text:style-name="T3">n</text:span><text:span text:style-name="T2"> </text:span><text:span text:style-name="T2">E</text:span><text:span text:style-name="T2">x</text:span><text:span text:style-name="T2">t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d</text:span><text:span text:style-name="T2">e</text:span><text:span text:style-name="T2">a</text:span><text:span text:style-name="T2"> </text:span><text:span text:style-name="T2">w</text:span><text:span text:style-name="T2">e</text:span><text:span text:style-name="T2"> </text:span><text:span text:style-name="T2">o</text:span><text:span text:style-name="T2">b</text:span><text:span text:style-name="T2">s</text:span><text:span text:style-name="T2">e</text:span><text:span text:style-name="T2">r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-</text:span></text:p>
          </draw:text-box>
        </draw:frame>
        <draw:frame draw:style-name="gr3" draw:text-style-name="P4" draw:layer="layout" svg:width="3.583cm" svg:height="0.701cm" svg:x="2.553cm" svg:y="19.879cm">
          <draw:text-box>
            <text:p text:style-name="P1"><text:span text:style-name="T2">i</text:span><text:span text:style-name="T2">s</text:span><text:span text:style-name="T2">t</text:span><text:span text:style-name="T2">e</text:span><text:span text:style-name="T2">n</text:span><text:span text:style-name="T2">c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/text:p>
          </draw:text-box>
        </draw:frame>
        <draw:frame draw:style-name="gr3" draw:text-style-name="P4" draw:layer="layout" svg:width="6.335cm" svg:height="0.818cm" svg:x="6.301cm" svg:y="19.74cm">
          <draw:text-box>
            <text:p text:style-name="P1"><text:span text:style-name="T11">s</text:span><text:span text:style-name="T11">h</text:span><text:span text:style-name="T11">o</text:span><text:span text:style-name="T11">r</text:span><text:span text:style-name="T11">t</text:span><text:span text:style-name="T11">e</text:span><text:span text:style-name="T11">s</text:span><text:span text:style-name="T11">t</text:span><text:span text:style-name="T11"> </text:span><text:span text:style-name="T11">p</text:span><text:span text:style-name="T11">a</text:span><text:span text:style-name="T11">t</text:span><text:span text:style-name="T11">h</text:span><text:span text:style-name="T11"> </text:span><text:span text:style-name="T11">t</text:span><text:span text:style-name="T11">r</text:span><text:span text:style-name="T11">e</text:span><text:span text:style-name="T11">e</text:span></text:p>
          </draw:text-box>
        </draw:frame>
        <draw:frame draw:style-name="gr3" draw:text-style-name="P4" draw:layer="layout" svg:width="6.94cm" svg:height="0.701cm" svg:x="12.129cm" svg:y="19.879cm">
          <draw:text-box>
            <text:p text:style-name="P1"><text:span text:style-name="T2">i</text:span><text:span text:style-name="T2">n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/text:p>
          </draw:text-box>
        </draw:frame>
        <draw:frame draw:style-name="gr3" draw:text-style-name="P4" draw:layer="layout" svg:width="4.963cm" svg:height="0.701cm" svg:x="2.553cm" svg:y="20.861cm">
          <draw:text-box>
            <text:p text:style-name="P1"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t</text:span><text:span text:style-name="T2">o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/text:p>
          </draw:text-box>
        </draw:frame>
        <draw:frame draw:style-name="gr5" draw:text-style-name="P6" draw:layer="layout" svg:width="1.272cm" svg:height="0.031cm" draw:transform="rotate (-3.14159265358979) translate (7.602cm 20.887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11.529cm" svg:height="0.701cm" svg:x="8.107cm" svg:y="20.861cm">
          <draw:text-box>
            <text:p text:style-name="P1"><text:span text:style-name="T2">i</text:span><text:span text:style-name="T2">s</text:span><text:span text:style-name="T2"> </text:span><text:span text:style-name="T2">l</text:span><text:span text:style-name="T2">e</text:span><text:span text:style-name="T2">n</text:span><text:span text:style-name="T2">g</text:span><text:span text:style-name="T2">t</text:span><text:span text:style-name="T2">h</text:span><text:span text:style-name="T2"> </text:span><text:span text:style-name="T2">o</text:span><text:span text:style-name="T2">f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/text:p>
          </draw:text-box>
        </draw:frame>
        <draw:frame draw:style-name="gr3" draw:text-style-name="P4" draw:layer="layout" svg:width="7.427cm" svg:height="0.701cm" svg:x="2.553cm" svg:y="21.848cm">
          <draw:text-box>
            <text:p text:style-name="P1"><text:span text:style-name="T2">t</text:span><text:span text:style-name="T2">o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i</text:span><text:span text:style-name="T2">n</text:span><text:span text:style-name="T2"> </text:span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a</text:span><text:span text:style-name="T2">l</text:span><text:span text:style-name="T2"> </text:span><text:span text:style-name="T2">t</text:span><text:span text:style-name="T2">r</text:span><text:span text:style-name="T2">e</text:span><text:span text:style-name="T2">e</text:span><text:span text:style-name="T2">.</text:span></text:p>
          </draw:text-box>
        </draw:frame>
        <draw:frame draw:style-name="gr4" draw:text-style-name="P5" draw:layer="layout" svg:width="0.487cm" svg:height="0.487cm" svg:x="17.581cm" svg:y="24.93cm">
          <draw:text-box>
            <text:p text:style-name="P1"><text:span text:style-name="T5">5</text:span></text:p>
          </draw:text-box>
        </draw:frame>
      </draw:page>
      <draw:page draw:name="page6" draw:style-name="dp1" draw:master-page-name="master-page56">
        <draw:frame draw:style-name="gr2" draw:text-style-name="P3" draw:layer="layout" svg:width="12.441cm" svg:height="0.02cm" svg:x="4.576cm" svg:y="9.055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4.576cm" svg:y="9.072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6.992cm" svg:y="9.072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2.441cm" svg:height="0.02cm" svg:x="4.576cm" svg:y="10.088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2.071cm" svg:height="0.701cm" svg:x="4.771cm" svg:y="9.249cm">
          <draw:text-box>
            <text:p text:style-name="P1"><text:span text:style-name="T3">I</text:span><text:span text:style-name="T3">n</text:span><text:span text:style-name="T3">t</text:span><text:span text:style-name="T3">u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b</text:span><text:span text:style-name="T3">e</text:span><text:span text:style-name="T3">h</text:span><text:span text:style-name="T3">i</text:span><text:span text:style-name="T3">n</text:span><text:span text:style-name="T3">d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3" draw:text-style-name="P4" draw:layer="layout" svg:width="15.504cm" svg:height="0.701cm" svg:x="3.89cm" svg:y="11.815cm">
          <draw:text-box>
            <text:p text:style-name="P1"><text:span text:style-name="T2">R</text:span><text:span text:style-name="T2">e</text:span><text:span text:style-name="T2">p</text:span><text:span text:style-name="T2">o</text:span><text:span text:style-name="T2">r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i</text:span><text:span text:style-name="T2">n</text:span><text:span text:style-name="T2">c</text:span><text:span text:style-name="T2">r</text:span><text:span text:style-name="T2">e</text:span><text:span text:style-name="T2">a</text:span><text:span text:style-name="T2">s</text:span><text:span text:style-name="T2">i</text:span><text:span text:style-name="T2">n</text:span><text:span text:style-name="T2">g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d</text:span><text:span text:style-name="T2">i</text:span><text:span text:style-name="T2">s</text:span><text:span text:style-name="T2">-</text:span></text:p>
          </draw:text-box>
        </draw:frame>
        <draw:frame draw:style-name="gr3" draw:text-style-name="P4" draw:layer="layout" svg:width="9.044cm" svg:height="0.701cm" svg:x="3.89cm" svg:y="12.797cm">
          <draw:text-box>
            <text:p text:style-name="P1"><text:span text:style-name="T2">t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.</text:span></text:p>
          </draw:text-box>
        </draw:frame>
        <draw:frame draw:style-name="gr3" draw:text-style-name="P4" draw:layer="layout" svg:width="15.2cm" svg:height="0.701cm" svg:x="3.89cm" svg:y="15.362cm">
          <draw:text-box>
            <text:p text:style-name="P1"><text:span text:style-name="T2">C</text:span><text:span text:style-name="T2">o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e</text:span><text:span text:style-name="T2">d</text:span><text:span text:style-name="T2">g</text:span><text:span text:style-name="T2">e</text:span><text:span text:style-name="T2"> </text:span><text:span text:style-name="T2">b</text:span><text:span text:style-name="T2">y</text:span><text:span text:style-name="T2"> </text:span><text:span text:style-name="T2">e</text:span><text:span text:style-name="T2">d</text:span><text:span text:style-name="T2">g</text:span><text:span text:style-name="T2">e</text:span><text:span text:style-name="T2">;</text:span><text:span text:style-name="T2"> </text:span><text:span text:style-name="T2">a</text:span><text:span text:style-name="T2">t</text:span></text:p>
          </draw:text-box>
        </draw:frame>
        <draw:frame draw:style-name="gr3" draw:text-style-name="P4" draw:layer="layout" svg:width="10.099cm" svg:height="0.701cm" svg:x="3.89cm" svg:y="16.349cm">
          <draw:text-box>
            <text:p text:style-name="P1"><text:span text:style-name="T2">e</text:span><text:span text:style-name="T2">a</text:span><text:span text:style-name="T2">c</text:span><text:span text:style-name="T2">h</text:span><text:span text:style-name="T2"> </text:span><text:span text:style-name="T2">s</text:span><text:span text:style-name="T2">t</text:span><text:span text:style-name="T2">e</text:span><text:span text:style-name="T2">p</text:span><text:span text:style-name="T2"> </text:span><text:span text:style-name="T2">a</text:span><text:span text:style-name="T2">d</text:span><text:span text:style-name="T2">d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e</text:span><text:span text:style-name="T2"> </text:span><text:span text:style-name="T2">n</text:span><text:span text:style-name="T2">e</text:span><text:span text:style-name="T2">w</text:span><text:span text:style-name="T2"> </text:span><text:span text:style-name="T2">e</text:span><text:span text:style-name="T2">d</text:span><text:span text:style-name="T2">g</text:span><text:span text:style-name="T2">e</text:span><text:span text:style-name="T2">,</text:span></text:p>
          </draw:text-box>
        </draw:frame>
        <draw:frame draw:style-name="gr3" draw:text-style-name="P4" draw:layer="layout" svg:width="4.443cm" svg:height="0.701cm" svg:x="14.596cm" svg:y="16.349cm">
          <draw:text-box>
            <text:p text:style-name="P1"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i</text:span><text:span text:style-name="T2">n</text:span><text:span text:style-name="T2">g</text:span></text:p>
          </draw:text-box>
        </draw:frame>
        <draw:frame draw:style-name="gr3" draw:text-style-name="P4" draw:layer="layout" svg:width="15.365cm" svg:height="0.701cm" svg:x="3.89cm" svg:y="17.331cm">
          <draw:text-box>
            <text:p text:style-name="P1"><text:span text:style-name="T2">t</text:span><text:span text:style-name="T2">o</text:span><text:span text:style-name="T2"> </text:span><text:span text:style-name="T2">c</text:span><text:span text:style-name="T2">o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n</text:span><text:span text:style-name="T2">e</text:span><text:span text:style-name="T2">w</text:span></text:p>
          </draw:text-box>
        </draw:frame>
        <draw:frame draw:style-name="gr3" draw:text-style-name="P4" draw:layer="layout" svg:width="2.072cm" svg:height="0.701cm" svg:x="3.89cm" svg:y="18.317cm">
          <draw:text-box>
            <text:p text:style-name="P1"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.</text:span></text:p>
          </draw:text-box>
        </draw:frame>
        <draw:frame draw:style-name="gr4" draw:text-style-name="P5" draw:layer="layout" svg:width="0.487cm" svg:height="0.487cm" svg:x="17.581cm" svg:y="24.93cm">
          <draw:text-box>
            <text:p text:style-name="P1"><text:span text:style-name="T5">6</text:span></text:p>
          </draw:text-box>
        </draw:frame>
        <draw:frame draw:style-name="gr7" draw:text-style-name="P7" draw:layer="layout" svg:width="8.621cm" svg:height="0.983cm" svg:x="0.468cm" svg:y="0.469cm">
          <draw:text-box>
            <text:p>6/STR/ALG/DEF/1/A</text:p>
          </draw:text-box>
        </draw:frame>
      </draw:page>
      <draw:page draw:name="page7" draw:style-name="dp1" draw:master-page-name="master-page59">
        <draw:frame draw:style-name="gr2" draw:text-style-name="P3" draw:layer="layout" svg:width="13.3cm" svg:height="0.02cm" svg:x="4.144cm" svg:y="4.01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4.14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7.42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3.3cm" svg:height="0.02cm" svg:x="4.144cm" svg:y="5.05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2.926cm" svg:height="0.701cm" svg:x="4.343cm" svg:y="4.212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text:span text:style-name="T3">I</text:span><text:span text:style-name="T3">d</text:span><text:span text:style-name="T3">e</text:span><text:span text:style-name="T3">a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3" draw:text-style-name="P4" draw:layer="layout" svg:width="3.626cm" svg:height="0.701cm" svg:x="3.89cm" svg:y="6.413cm">
          <draw:text-box>
            <text:p text:style-name="P1"><text:span text:style-name="T2">M</text:span><text:span text:style-name="T2">a</text:span><text:span text:style-name="T2">i</text:span><text:span text:style-name="T2">n</text:span><text:span text:style-name="T2">t</text:span><text:span text:style-name="T2">a</text:span><text:span text:style-name="T2">i</text:span><text:span text:style-name="T2">n</text:span><text:span text:style-name="T2"> </text:span><text:span text:style-name="T2">a</text:span><text:span text:style-name="T2">n</text:span></text:p>
          </draw:text-box>
        </draw:frame>
        <draw:frame draw:style-name="gr3" draw:text-style-name="P4" draw:layer="layout" svg:width="3.092cm" svg:height="0.818cm" svg:x="7.727cm" svg:y="6.273cm">
          <draw:text-box>
            <text:p text:style-name="P1"><text:span text:style-name="T11">e</text:span><text:span text:style-name="T11">s</text:span><text:span text:style-name="T11">t</text:span><text:span text:style-name="T11">i</text:span><text:span text:style-name="T11">m</text:span><text:span text:style-name="T11">a</text:span><text:span text:style-name="T11">t</text:span><text:span text:style-name="T11">e</text:span></text:p>
          </draw:text-box>
        </draw:frame>
        <draw:frame draw:style-name="gr5" draw:text-style-name="P6" draw:layer="layout" svg:width="0.015cm" svg:height="0.031cm" draw:transform="rotate (-3.14159265358979) translate (10.608cm 6.441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1.232cm 6.437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3.85cm" svg:height="0.701cm" svg:x="12.051cm" svg:y="6.413cm">
          <draw:text-box>
            <text:p text:style-name="P1"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e</text:span><text:span text:style-name="T2">n</text:span><text:span text:style-name="T2">g</text:span><text:span text:style-name="T2">t</text:span><text:span text:style-name="T2">h</text:span></text:p>
          </draw:text-box>
        </draw:frame>
        <draw:frame draw:style-name="gr5" draw:text-style-name="P6" draw:layer="layout" svg:width="0.01cm" svg:height="0.031cm" draw:transform="rotate (-3.14159265358979) translate (16.167cm 6.928cm)">
          <draw:text-box>
            <text:p text:style-name="P1"><text:span text:style-name="T6">!</text:span></text:p>
          </draw:text-box>
        </draw:frame>
        <draw:frame draw:style-name="gr5" draw:text-style-name="P6" draw:layer="layout" svg:width="0.003cm" svg:height="0.031cm" draw:transform="rotate (-3.14159265358979) translate (16.566cm 6.437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7.236cm 6.437cm)">
          <draw:text-box>
            <text:p text:style-name="P1"><text:span text:style-name="T6"> </text:span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17.945cm 6.437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8.444cm" svg:y="6.413cm">
          <draw:text-box>
            <text:p text:style-name="P1"><text:span text:style-name="T2">o</text:span><text:span text:style-name="T2">f</text:span></text:p>
          </draw:text-box>
        </draw:frame>
        <draw:frame draw:style-name="gr3" draw:text-style-name="P4" draw:layer="layout" svg:width="10.014cm" svg:height="0.701cm" svg:x="3.89cm" svg:y="7.285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/text:p>
          </draw:text-box>
        </draw:frame>
        <draw:frame draw:style-name="gr5" draw:text-style-name="P6" draw:layer="layout" svg:width="1.272cm" svg:height="0.031cm" draw:transform="rotate (-3.14159265358979) translate (14.132cm 7.309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4.494cm" svg:y="7.285cm">
          <draw:text-box>
            <text:p text:style-name="P1"><text:span text:style-name="T2">.</text:span></text:p>
          </draw:text-box>
        </draw:frame>
        <draw:frame draw:style-name="gr3" draw:text-style-name="P4" draw:layer="layout" svg:width="2.195cm" svg:height="0.701cm" svg:x="3.89cm" svg:y="9.491cm">
          <draw:text-box>
            <text:p text:style-name="P1"><text:span text:style-name="T2">A</text:span><text:span text:style-name="T2">l</text:span><text:span text:style-name="T2">w</text:span><text:span text:style-name="T2">a</text:span><text:span text:style-name="T2">y</text:span><text:span text:style-name="T2">s</text:span></text:p>
          </draw:text-box>
        </draw:frame>
        <draw:frame draw:style-name="gr5" draw:text-style-name="P6" draw:layer="layout" svg:width="0.015cm" svg:height="0.031cm" draw:transform="rotate (-3.14159265358979) translate (6.304cm 9.517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6.928cm 9.513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1cm" svg:height="0.031cm" draw:transform="rotate (-3.14159265358979) translate (8.59cm 10.004cm)">
          <draw:text-box>
            <text:p text:style-name="P1"><text:span text:style-name="T6">!</text:span></text:p>
          </draw:text-box>
        </draw:frame>
        <draw:frame draw:style-name="gr5" draw:text-style-name="P6" draw:layer="layout" svg:width="0.003cm" svg:height="0.031cm" draw:transform="rotate (-3.14159265358979) translate (8.988cm 9.51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9.659cm 9.513cm)">
          <draw:text-box>
            <text:p text:style-name="P1"><text:span text:style-name="T6"/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10.364cm 9.513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1.17cm" svg:height="0.701cm" svg:x="10.857cm" svg:y="9.491cm">
          <draw:text-box>
            <text:p text:style-name="P1"><text:span text:style-name="T2">a</text:span><text:span text:style-name="T2">n</text:span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12.255cm 9.517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2.879cm 9.513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5.332cm" svg:height="0.701cm" svg:x="13.688cm" svg:y="9.491cm">
          <draw:text-box>
            <text:p text:style-name="P1"><text:span text:style-name="T2">e</text:span><text:span text:style-name="T2">q</text:span><text:span text:style-name="T2">u</text:span><text:span text:style-name="T2">a</text:span><text:span text:style-name="T2">l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e</text:span><text:span text:style-name="T2">n</text:span><text:span text:style-name="T2">g</text:span><text:span text:style-name="T2">t</text:span><text:span text:style-name="T2">h</text:span></text:p>
          </draw:text-box>
        </draw:frame>
        <draw:frame draw:style-name="gr3" draw:text-style-name="P4" draw:layer="layout" svg:width="4.934cm" svg:height="0.701cm" svg:x="3.89cm" svg:y="10.363cm">
          <draw:text-box>
            <text:p text:style-name="P1"><text:span text:style-name="T2">o</text:span><text:span text:style-name="T2">f</text:span><text:span text:style-name="T2"> </text:span><text:span text:style-name="T2">a</text:span><text:span text:style-name="T2"> 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p</text:span><text:span text:style-name="T2">a</text:span><text:span text:style-name="T2">t</text:span><text:span text:style-name="T2">h</text:span></text:p>
          </draw:text-box>
        </draw:frame>
        <draw:frame draw:style-name="gr3" draw:text-style-name="P4" draw:layer="layout" svg:width="0.701cm" svg:height="0.701cm" svg:x="3.89cm" svg:y="11.235cm">
          <draw:text-box>
            <text:p text:style-name="P1"><text:span text:style-name="T2">(</text:span></text:p>
          </draw:text-box>
        </draw:frame>
        <draw:frame draw:style-name="gr5" draw:text-style-name="P6" draw:layer="layout" svg:width="0.015cm" svg:height="0.031cm" draw:transform="rotate (-3.14159265358979) translate (4.155cm 11.263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4.776cm 11.26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5.64cm 11.26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6.519cm 11.75cm)">
          <draw:text-box>
            <text:p text:style-name="P1"><text:span text:style-name="T6">"</text:span></text:p>
          </draw:text-box>
        </draw:frame>
        <draw:frame draw:style-name="gr3" draw:text-style-name="P4" draw:layer="layout" svg:width="8.367cm" svg:height="0.701cm" svg:x="7.416cm" svg:y="11.235cm">
          <draw:text-box>
            <text:p text:style-name="P1"><text:span text:style-name="T2">i</text:span><text:span text:style-name="T2">f</text:span><text:span text:style-name="T2"> </text:span><text:span text:style-name="T2">w</text:span><text:span text:style-name="T2">e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n</text:span><text:span text:style-name="T2">o</text:span><text:span text:style-name="T2"> </text:span><text:span text:style-name="T2">p</text:span><text:span text:style-name="T2">a</text:span><text:span text:style-name="T2">t</text:span><text:span text:style-name="T2">h</text:span><text:span text:style-name="T2">s</text:span><text:span text:style-name="T2"> </text:span><text:span text:style-name="T2">s</text:span><text:span text:style-name="T2">o</text:span><text:span text:style-name="T2"> </text:span><text:span text:style-name="T2">f</text:span><text:span text:style-name="T2">a</text:span><text:span text:style-name="T2">r</text:span><text:span text:style-name="T2">)</text:span><text:span text:style-name="T2">.</text:span></text:p>
          </draw:text-box>
        </draw:frame>
        <draw:frame draw:style-name="gr3" draw:text-style-name="P4" draw:layer="layout" svg:width="2.14cm" svg:height="0.701cm" svg:x="3.89cm" svg:y="13.44cm">
          <draw:text-box>
            <text:p text:style-name="P1"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l</text:span><text:span text:style-name="T2">y</text:span></text:p>
          </draw:text-box>
        </draw:frame>
        <draw:frame draw:style-name="gr5" draw:text-style-name="P6" draw:layer="layout" svg:width="0.015cm" svg:height="0.031cm" draw:transform="rotate (-3.14159265358979) translate (6.247cm 13.468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7.203cm 13.46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694cm 13.46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576cm 13.465cm)">
          <draw:text-box>
            <text:p text:style-name="P1"><text:span text:style-name="T6"/></text:p>
          </draw:text-box>
        </draw:frame>
        <draw:frame draw:style-name="gr3" draw:text-style-name="P4" draw:layer="layout" svg:width="5.014cm" svg:height="0.701cm" svg:x="9.164cm" svg:y="13.44cm">
          <draw:text-box>
            <text:p text:style-name="P1"><text:span text:style-name="T2">a</text:span><text:span text:style-name="T2">n</text:span><text:span text:style-name="T2">d</text:span><text:span text:style-name="T2"> </text:span><text:span text:style-name="T2">a</text:span><text:span text:style-name="T2">l</text:span><text:span text:style-name="T2">l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/text:p>
          </draw:text-box>
        </draw:frame>
        <draw:frame draw:style-name="gr5" draw:text-style-name="P6" draw:layer="layout" svg:width="0.015cm" svg:height="0.031cm" draw:transform="rotate (-3.14159265358979) translate (14.396cm 13.468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5.021cm 13.465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3.219cm" svg:height="0.701cm" svg:x="15.822cm" svg:y="13.44cm">
          <draw:text-box>
            <text:p text:style-name="P1"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/text:p>
          </draw:text-box>
        </draw:frame>
        <draw:frame draw:style-name="gr3" draw:text-style-name="P4" draw:layer="layout" svg:width="1.704cm" svg:height="0.701cm" svg:x="3.89cm" svg:y="14.312cm">
          <draw:text-box>
            <text:p text:style-name="P1"><text:span text:style-name="T2">s</text:span><text:span text:style-name="T2">e</text:span><text:span text:style-name="T2">t</text:span><text:span text:style-name="T2"> </text:span><text:span text:style-name="T2">t</text:span><text:span text:style-name="T2">o</text:span></text:p>
          </draw:text-box>
        </draw:frame>
        <draw:frame draw:style-name="gr5" draw:text-style-name="P6" draw:layer="layout" svg:width="0.015cm" svg:height="0.031cm" draw:transform="rotate (-3.14159265358979) translate (5.803cm 14.826cm)">
          <draw:text-box>
            <text:p text:style-name="P1"><text:span text:style-name="T6">"</text:span></text:p>
          </draw:text-box>
        </draw:frame>
        <draw:frame draw:style-name="gr3" draw:text-style-name="P4" draw:layer="layout" svg:width="12.567cm" svg:height="0.701cm" svg:x="6.505cm" svg:y="14.312cm">
          <draw:text-box>
            <text:p text:style-name="P1"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t</text:span><text:span text:style-name="T2">h</text:span><text:span text:style-name="T2">e</text:span><text:span text:style-name="T2">n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-</text:span></text:p>
          </draw:text-box>
        </draw:frame>
        <draw:frame draw:style-name="gr3" draw:text-style-name="P4" draw:layer="layout" svg:width="9.769cm" svg:height="0.701cm" svg:x="3.89cm" svg:y="15.185cm">
          <draw:text-box>
            <text:p text:style-name="P1"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o</text:span><text:span text:style-name="T2">n</text:span><text:span text:style-name="T2">e</text:span><text:span text:style-name="T2"> </text:span><text:span text:style-name="T2">b</text:span><text:span text:style-name="T2">y</text:span><text:span text:style-name="T2"> </text:span><text:span text:style-name="T2">o</text:span><text:span text:style-name="T2">n</text:span><text:span text:style-name="T2">e</text:span><text:span text:style-name="T2"> </text:span><text:span text:style-name="T2">i</text:span><text:span text:style-name="T2">n</text:span><text:span text:style-name="T4"> </text:span><text:span text:style-name="T4">s</text:span><text:span text:style-name="T4">o</text:span><text:span text:style-name="T4">m</text:span><text:span text:style-name="T4">e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2">.</text:span></text:p>
          </draw:text-box>
        </draw:frame>
        <draw:frame draw:style-name="gr3" draw:text-style-name="P4" draw:layer="layout" svg:width="15.149cm" svg:height="0.701cm" svg:x="3.89cm" svg:y="16.057cm">
          <draw:text-box>
            <text:p text:style-name="P1"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e</text:span><text:span text:style-name="T8">d</text:span><text:span text:style-name="T8"> </text:span><text:span text:style-name="T8">v</text:span><text:span text:style-name="T8">e</text:span><text:span text:style-name="T8">r</text:span><text:span text:style-name="T8">t</text:span><text:span text:style-name="T8">e</text:span><text:span text:style-name="T8">x</text:span><text:span text:style-name="T8">’</text:span><text:span text:style-name="T8">s</text:span><text:span text:style-name="T8"> </text:span><text:span text:style-name="T8">e</text:span><text:span text:style-name="T8">s</text:span><text:span text:style-name="T8">t</text:span><text:span text:style-name="T8">i</text:span><text:span text:style-name="T8">m</text:span><text:span text:style-name="T8">a</text:span><text:span text:style-name="T8">t</text:span><text:span text:style-name="T8">e</text:span><text:span text:style-name="T8"> </text:span><text:span text:style-name="T8">w</text:span><text:span text:style-name="T8">i</text:span><text:span text:style-name="T8">l</text:span><text:span text:style-name="T8">l</text:span><text:span text:style-name="T8"> </text:span><text:span text:style-name="T8">b</text:span><text:span text:style-name="T8">e</text:span><text:span text:style-name="T8"> </text:span><text:span text:style-name="T8">v</text:span><text:span text:style-name="T8">a</text:span><text:span text:style-name="T8">l</text:span><text:span text:style-name="T8">i</text:span><text:span text:style-name="T8">d</text:span><text:span text:style-name="T8">a</text:span><text:span text:style-name="T8">t</text:span><text:span text:style-name="T8">e</text:span><text:span text:style-name="T8">d</text:span></text:p>
          </draw:text-box>
        </draw:frame>
        <draw:frame draw:style-name="gr3" draw:text-style-name="P4" draw:layer="layout" svg:width="10.809cm" svg:height="0.701cm" svg:x="3.89cm" svg:y="16.929cm">
          <draw:text-box>
            <text:p text:style-name="P1"><text:span text:style-name="T8">a</text:span><text:span text:style-name="T8">s</text:span><text:span text:style-name="T8"> </text:span><text:span text:style-name="T8">b</text:span><text:span text:style-name="T8">e</text:span><text:span text:style-name="T8">i</text:span><text:span text:style-name="T8">n</text:span><text:span text:style-name="T8">g</text:span><text:span text:style-name="T8"> </text:span><text:span text:style-name="T8">r</text:span><text:span text:style-name="T8">e</text:span><text:span text:style-name="T8">a</text:span><text:span text:style-name="T8">l</text:span><text:span text:style-name="T8"> </text:span><text:span text:style-name="T8">s</text:span><text:span text:style-name="T8">h</text:span><text:span text:style-name="T8">o</text:span><text:span text:style-name="T8">r</text:span><text:span text:style-name="T8">t</text:span><text:span text:style-name="T8">e</text:span><text:span text:style-name="T8">s</text:span><text:span text:style-name="T8">t</text:span><text:span text:style-name="T8"> </text:span><text:span text:style-name="T8">d</text:span><text:span text:style-name="T8">i</text:span><text:span text:style-name="T8">s</text:span><text:span text:style-name="T8">t</text:span><text:span text:style-name="T8">a</text:span><text:span text:style-name="T8">n</text:span><text:span text:style-name="T8">c</text:span><text:span text:style-name="T8">e</text:span><text:span text:style-name="T8">,</text:span><text:span text:style-name="T2"> </text:span><text:span text:style-name="T2">i</text:span><text:span text:style-name="T2">.</text:span><text:span text:style-name="T2">e</text:span><text:span text:style-name="T2">.</text:span></text:p>
          </draw:text-box>
        </draw:frame>
        <draw:frame draw:style-name="gr5" draw:text-style-name="P6" draw:layer="layout" svg:width="0.015cm" svg:height="0.031cm" draw:transform="rotate (-3.14159265358979) translate (14.731cm 16.957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5.356cm 16.954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6.22cm 16.954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17.088cm 17.444cm)">
          <draw:text-box>
            <text:p text:style-name="P1"><text:span text:style-name="T6">!</text:span></text:p>
          </draw:text-box>
        </draw:frame>
        <draw:frame draw:style-name="gr5" draw:text-style-name="P6" draw:layer="layout" svg:width="0.003cm" svg:height="0.031cm" draw:transform="rotate (-3.14159265358979) translate (17.483cm 16.954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8.157cm 16.954cm)">
          <draw:text-box>
            <text:p text:style-name="P1"><text:span text:style-name="T6"/><text:span text:style-name="T6"><text:tab/></text:span></text:p>
          </draw:text-box>
        </draw:frame>
        <draw:frame draw:style-name="gr5" draw:text-style-name="P6" draw:layer="layout" svg:width="1.28cm" svg:height="0.031cm" draw:transform="rotate (-3.14159265358979) translate (18.866cm 16.954cm)">
          <draw:text-box>
            <text:p text:style-name="P1"><text:span text:style-name="T6"><text:tab/></text:span><text:span text:style-name="T6"> </text:span><text:span text:style-name="T6"/></text:p>
          </draw:text-box>
        </draw:frame>
        <draw:frame draw:style-name="gr3" draw:text-style-name="P4" draw:layer="layout" svg:width="8.003cm" svg:height="0.701cm" svg:x="3.89cm" svg:y="18.33cm">
          <draw:text-box>
            <text:p text:style-name="P1"><text:span text:style-name="T2">H</text:span><text:span text:style-name="T2">e</text:span><text:span text:style-name="T2">r</text:span><text:span text:style-name="T2">e</text:span><text:span text:style-name="T2"> </text:span><text:span text:style-name="T2">“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/text:p>
          </draw:text-box>
        </draw:frame>
        <draw:frame draw:style-name="gr5" draw:text-style-name="P6" draw:layer="layout" svg:width="0.003cm" svg:height="0.031cm" draw:transform="rotate (-3.14159265358979) translate (12.262cm 18.354cm)">
          <draw:text-box>
            <text:p text:style-name="P1"><text:span text:style-name="T6"/></text:p>
          </draw:text-box>
        </draw:frame>
        <draw:frame draw:style-name="gr3" draw:text-style-name="P4" draw:layer="layout" svg:width="6.268cm" svg:height="0.701cm" svg:x="12.667cm" svg:y="18.33cm">
          <draw:text-box>
            <text:p text:style-name="P1"><text:span text:style-name="T2">”</text:span><text:span text:style-name="T2"> </text:span><text:span text:style-name="T2">m</text:span><text:span text:style-name="T2">e</text:span><text:span text:style-name="T2">a</text:span><text:span text:style-name="T2">n</text:span><text:span text:style-name="T2">s</text:span><text:span text:style-name="T4"> </text:span><text:span text:style-name="T4">f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text:span text:style-name="T2"> </text:span><text:span text:style-name="T2">n</text:span><text:span text:style-name="T2">e</text:span><text:span text:style-name="T2">w</text:span></text:p>
          </draw:text-box>
        </draw:frame>
        <draw:frame draw:style-name="gr3" draw:text-style-name="P4" draw:layer="layout" svg:width="5.937cm" svg:height="0.701cm" svg:x="3.89cm" svg:y="19.202cm">
          <draw:text-box>
            <text:p text:style-name="P1"><text:span text:style-name="T2">p</text:span><text:span text:style-name="T2">a</text:span><text:span text:style-name="T2">t</text:span><text:span text:style-name="T2">h</text:span><text:span text:style-name="T2">s</text:span><text:span text:style-name="T2"> </text:span><text:span text:style-name="T2">a</text:span><text:span text:style-name="T2">n</text:span><text:span text:style-name="T2">d</text:span><text:span text:style-name="T4"> </text:span><text:span text:style-name="T4">u</text:span><text:span text:style-name="T4">p</text:span><text:span text:style-name="T4">d</text:span><text:span text:style-name="T4">a</text:span><text:span text:style-name="T4">t</text:span><text:span text:style-name="T4">i</text:span><text:span text:style-name="T4">n</text:span><text:span text:style-name="T4">g</text:span></text:p>
          </draw:text-box>
        </draw:frame>
        <draw:frame draw:style-name="gr5" draw:text-style-name="P6" draw:layer="layout" svg:width="0.015cm" svg:height="0.031cm" draw:transform="rotate (-3.14159265358979) translate (10.096cm 19.229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0.72cm 19.225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1.708cm" svg:height="0.701cm" svg:x="11.535cm" svg:y="19.202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a</text:span><text:span text:style-name="T2">l</text:span><text:span text:style-name="T2">l</text:span></text:p>
          </draw:text-box>
        </draw:frame>
        <draw:frame draw:style-name="gr5" draw:text-style-name="P6" draw:layer="layout" svg:width="1.272cm" svg:height="0.031cm" draw:transform="rotate (-3.14159265358979) translate (13.469cm 19.225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4.121cm 19.71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4.816cm 19.716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5.374cm 19.229cm)">
          <draw:text-box>
            <text:p text:style-name="P1"><text:span text:style-name="T6">* </text:span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6.255cm 19.225cm)">
          <draw:text-box>
            <text:p text:style-name="P1"><text:span text:style-name="T6"/></text:p>
          </draw:text-box>
        </draw:frame>
        <draw:frame draw:style-name="gr3" draw:text-style-name="P4" draw:layer="layout" svg:width="1.911cm" svg:height="0.701cm" svg:x="17.113cm" svg:y="19.202cm">
          <draw:text-box>
            <text:p text:style-name="P1"><text:span text:style-name="T2">i</text:span><text:span text:style-name="T2">f</text:span><text:span text:style-name="T2"> </text:span><text:span text:style-name="T2">n</text:span><text:span text:style-name="T2">e</text:span><text:span text:style-name="T2">c</text:span><text:span text:style-name="T2">-</text:span></text:p>
          </draw:text-box>
        </draw:frame>
        <draw:frame draw:style-name="gr3" draw:text-style-name="P4" draw:layer="layout" svg:width="2.229cm" svg:height="0.701cm" svg:x="3.89cm" svg:y="20.074cm">
          <draw:text-box>
            <text:p text:style-name="P1"><text:span text:style-name="T2">e</text:span><text:span text:style-name="T2">s</text:span><text:span text:style-name="T2">s</text:span><text:span text:style-name="T2">a</text:span><text:span text:style-name="T2">r</text:span><text:span text:style-name="T2">y</text:span><text:span text:style-name="T2">.</text:span></text:p>
          </draw:text-box>
        </draw:frame>
        <draw:frame draw:style-name="gr3" draw:text-style-name="P4" draw:layer="layout" svg:width="12.478cm" svg:height="0.701cm" svg:x="6.403cm" svg:y="20.074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b</text:span><text:span text:style-name="T2">y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a</text:span><text:span text:style-name="T2">n</text:span><text:span text:style-name="T2"> 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i</text:span><text:span text:style-name="T2">s</text:span><text:span text:style-name="T2"> </text:span><text:span text:style-name="T2">u</text:span><text:span text:style-name="T2">p</text:span><text:span text:style-name="T2">-</text:span></text:p>
          </draw:text-box>
        </draw:frame>
        <draw:frame draw:style-name="gr3" draw:text-style-name="P4" draw:layer="layout" svg:width="8.172cm" svg:height="0.701cm" svg:x="3.89cm" svg:y="20.946cm">
          <draw:text-box>
            <text:p text:style-name="P1"><text:span text:style-name="T2">d</text:span><text:span text:style-name="T2">a</text:span><text:span text:style-name="T2">t</text:span><text:span text:style-name="T2">e</text:span><text:span text:style-name="T2">d</text:span><text:span text:style-name="T2"> </text:span><text:span text:style-name="T2">i</text:span><text:span text:style-name="T2">s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7"> </text:span><text:span text:style-name="T7">r</text:span><text:span text:style-name="T7">e</text:span><text:span text:style-name="T7">l</text:span><text:span text:style-name="T7">a</text:span><text:span text:style-name="T7">x</text:span><text:span text:style-name="T7">a</text:span><text:span text:style-name="T7">t</text:span><text:span text:style-name="T7">i</text:span><text:span text:style-name="T7">o</text:span><text:span text:style-name="T7">n</text:span><text:span text:style-name="T2">.</text:span></text:p>
          </draw:text-box>
        </draw:frame>
        <draw:frame draw:style-name="gr3" draw:text-style-name="P4" draw:layer="layout" svg:width="12.406cm" svg:height="0.701cm" svg:x="3.89cm" svg:y="22.347cm">
          <draw:text-box>
            <text:p text:style-name="P1"><text:span text:style-name="T2">W</text:span><text:span text:style-name="T2">h</text:span><text:span text:style-name="T2">e</text:span><text:span text:style-name="T2">n</text:span><text:span text:style-name="T2"> </text:span><text:span text:style-name="T2">a</text:span><text:span text:style-name="T2">l</text:span><text:span text:style-name="T2">l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b</text:span><text:span text:style-name="T2">e</text:span><text:span text:style-name="T2">e</text:span><text:span text:style-name="T2">n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d</text:span><text:span text:style-name="T2">,</text:span></text:p>
          </draw:text-box>
        </draw:frame>
        <draw:frame draw:style-name="gr5" draw:text-style-name="P6" draw:layer="layout" svg:width="0.015cm" svg:height="0.031cm" draw:transform="rotate (-3.14159265358979) translate (3.922cm 23.247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4.543cm 23.244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5.408cm 23.244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6.275cm 23.734cm)">
          <draw:text-box>
            <text:p text:style-name="P1"><text:span text:style-name="T6">!</text:span></text:p>
          </draw:text-box>
        </draw:frame>
        <draw:frame draw:style-name="gr5" draw:text-style-name="P6" draw:layer="layout" svg:width="0.003cm" svg:height="0.031cm" draw:transform="rotate (-3.14159265358979) translate (6.674cm 23.244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7.344cm 23.244cm)">
          <draw:text-box>
            <text:p text:style-name="P1"><text:span text:style-name="T6"> </text:span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8.053cm 23.244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1.708cm" svg:height="0.701cm" svg:x="8.534cm" svg:y="23.219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a</text:span><text:span text:style-name="T2">l</text:span><text:span text:style-name="T2">l</text:span></text:p>
          </draw:text-box>
        </draw:frame>
        <draw:frame draw:style-name="gr5" draw:text-style-name="P6" draw:layer="layout" svg:width="1.272cm" svg:height="0.031cm" draw:transform="rotate (-3.14159265358979) translate (10.445cm 23.244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0.806cm" svg:y="23.219cm">
          <draw:text-box>
            <text:p text:style-name="P1"><text:span text:style-name="T2">.</text:span></text:p>
          </draw:text-box>
        </draw:frame>
        <draw:frame draw:style-name="gr4" draw:text-style-name="P5" draw:layer="layout" svg:width="0.487cm" svg:height="0.487cm" svg:x="17.581cm" svg:y="24.93cm">
          <draw:text-box>
            <text:p text:style-name="P1"><text:span text:style-name="T5">7</text:span></text:p>
          </draw:text-box>
        </draw:frame>
        <draw:frame draw:style-name="gr7" draw:text-style-name="P7" draw:layer="layout" svg:width="8.473cm" svg:height="0.983cm" svg:x="0.214cm" svg:y="0.596cm">
          <draw:text-box>
            <text:p>7/STR/ALG/XPL/1/A</text:p>
          </draw:text-box>
        </draw:frame>
      </draw:page>
      <draw:page draw:name="page8" draw:style-name="dp1" draw:master-page-name="master-page62">
        <draw:frame draw:style-name="gr2" draw:text-style-name="P3" draw:layer="layout" svg:width="13.3cm" svg:height="0.02cm" svg:x="4.144cm" svg:y="10.761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4.144cm" svg:y="10.778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7.424cm" svg:y="10.778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3.3cm" svg:height="0.02cm" svg:x="4.144cm" svg:y="11.794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2.926cm" svg:height="0.701cm" svg:x="4.343cm" svg:y="10.955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text:span text:style-name="T3">I</text:span><text:span text:style-name="T3">d</text:span><text:span text:style-name="T3">e</text:span><text:span text:style-name="T3">a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3" draw:text-style-name="P4" draw:layer="layout" svg:width="3.867cm" svg:height="0.701cm" svg:x="2.553cm" svg:y="12.992cm">
          <draw:text-box>
            <text:p text:style-name="P1"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 </text:span><text:span text:style-name="T3">1</text:span><text:span text:style-name="T3">:</text:span></text:p>
          </draw:text-box>
        </draw:frame>
        <draw:frame draw:style-name="gr3" draw:text-style-name="P4" draw:layer="layout" svg:width="12.05cm" svg:height="0.701cm" svg:x="6.756cm" svg:y="12.992cm">
          <draw:text-box>
            <text:p text:style-name="P1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n</text:span><text:span text:style-name="T2">e</text:span><text:span text:style-name="T2">w</text:span><text:span text:style-name="T2"> </text:span><text:span text:style-name="T2">p</text:span><text:span text:style-name="T2">a</text:span><text:span text:style-name="T2">t</text:span><text:span text:style-name="T2">h</text:span><text:span text:style-name="T2">s</text:span></text:p>
          </draw:text-box>
        </draw:frame>
        <draw:frame draw:style-name="gr3" draw:text-style-name="P4" draw:layer="layout" svg:width="6.919cm" svg:height="0.701cm" svg:x="2.553cm" svg:y="13.978cm">
          <draw:text-box>
            <text:p text:style-name="P1"><text:span text:style-name="T2">a</text:span><text:span text:style-name="T2">n</text:span><text:span text:style-name="T2">d</text:span><text:span text:style-name="T2"> </text:span><text:span text:style-name="T2">d</text:span><text:span text:style-name="T2">o</text:span><text:span text:style-name="T2"> </text:span><text:span text:style-name="T2">t</text:span><text:span text:style-name="T2">h</text:span><text:span text:style-name="T2">e</text:span><text:span text:style-name="T4"> </text:span><text:span text:style-name="T4">r</text:span><text:span text:style-name="T4">e</text:span><text:span text:style-name="T4">l</text:span><text:span text:style-name="T4">a</text:span><text:span text:style-name="T4">x</text:span><text:span text:style-name="T4">a</text:span><text:span text:style-name="T4">t</text:span><text:span text:style-name="T4">i</text:span><text:span text:style-name="T4">o</text:span><text:span text:style-name="T4">n</text:span><text:span text:style-name="T2">?</text:span></text:p>
          </draw:text-box>
        </draw:frame>
        <draw:frame draw:style-name="gr3" draw:text-style-name="P4" draw:layer="layout" svg:width="3.867cm" svg:height="0.701cm" svg:x="2.553cm" svg:y="16.014cm">
          <draw:text-box>
            <text:p text:style-name="P1"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 </text:span><text:span text:style-name="T3">2</text:span><text:span text:style-name="T3">:</text:span></text:p>
          </draw:text-box>
        </draw:frame>
        <draw:frame draw:style-name="gr3" draw:text-style-name="P4" draw:layer="layout" svg:width="11.792cm" svg:height="0.701cm" svg:x="6.841cm" svg:y="16.014cm">
          <draw:text-box>
            <text:p text:style-name="P1"><text:span text:style-name="T2">I</text:span><text:span text:style-name="T2">n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4"> </text:span><text:span text:style-name="T4">p</text:span><text:span text:style-name="T4">r</text:span><text:span text:style-name="T4">o</text:span><text:span text:style-name="T4">-</text:span></text:p>
          </draw:text-box>
        </draw:frame>
        <draw:frame draw:style-name="gr3" draw:text-style-name="P4" draw:layer="layout" svg:width="9.227cm" svg:height="0.701cm" svg:x="2.553cm" svg:y="17.001cm">
          <draw:text-box>
            <text:p text:style-name="P1"><text:span text:style-name="T4">c</text:span><text:span text:style-name="T4">e</text:span><text:span text:style-name="T4">s</text:span><text:span text:style-name="T4">s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o</text:span><text:span text:style-name="T2">n</text:span><text:span text:style-name="T2">e</text:span><text:span text:style-name="T2"> </text:span><text:span text:style-name="T2">b</text:span><text:span text:style-name="T2">y</text:span><text:span text:style-name="T2"> </text:span><text:span text:style-name="T2">o</text:span><text:span text:style-name="T2">n</text:span><text:span text:style-name="T2">e</text:span><text:span text:style-name="T2">?</text:span></text:p>
          </draw:text-box>
        </draw:frame>
        <draw:frame draw:style-name="gr4" draw:text-style-name="P5" draw:layer="layout" svg:width="0.487cm" svg:height="0.487cm" svg:x="17.581cm" svg:y="24.93cm">
          <draw:text-box>
            <text:p text:style-name="P1"><text:span text:style-name="T5">8</text:span></text:p>
          </draw:text-box>
        </draw:frame>
        <draw:frame draw:style-name="gr7" draw:text-style-name="P7" draw:layer="layout" svg:width="8.744cm" svg:height="0.983cm" svg:x="0.722cm" svg:y="1.104cm">
          <draw:text-box>
            <text:p>8/SOL/ALG/NCL/1/A</text:p>
          </draw:text-box>
        </draw:frame>
      </draw:page>
      <draw:page draw:name="page9" draw:style-name="dp1" draw:master-page-name="master-page65">
        <draw:frame draw:style-name="gr2" draw:text-style-name="P3" draw:layer="layout" svg:width="7.577cm" svg:height="0.02cm" svg:x="7.006cm" svg:y="5.791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0.909cm" svg:x="7.006cm" svg:y="5.808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0.909cm" svg:x="14.562cm" svg:y="5.808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7.577cm" svg:height="0.02cm" svg:x="7.006cm" svg:y="6.718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7.207cm" svg:height="0.701cm" svg:x="7.205cm" svg:y="5.994cm">
          <draw:text-box>
            <text:p text:style-name="P1"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 </text:span><text:span text:style-name="T3">t</text:span><text:span text:style-name="T3">o</text:span><text:span text:style-name="T3"> </text:span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 </text:span><text:span text:style-name="T3">1</text:span></text:p>
          </draw:text-box>
        </draw:frame>
        <draw:frame draw:style-name="gr3" draw:text-style-name="P4" draw:layer="layout" svg:width="5.857cm" svg:height="0.701cm" svg:x="3.89cm" svg:y="8.559cm">
          <draw:text-box>
            <text:p text:style-name="P1"><text:span text:style-name="T4">F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n</text:span><text:span text:style-name="T4">e</text:span><text:span text:style-name="T4">w</text:span><text:span text:style-name="T4"> </text:span><text:span text:style-name="T4">p</text:span><text:span text:style-name="T4">a</text:span><text:span text:style-name="T4">t</text:span><text:span text:style-name="T4">h</text:span><text:span text:style-name="T4">s</text:span><text:span text:style-name="T4">.</text:span></text:p>
          </draw:text-box>
        </draw:frame>
        <draw:frame draw:style-name="gr3" draw:text-style-name="P4" draw:layer="layout" svg:width="8.083cm" svg:height="0.701cm" svg:x="10.062cm" svg:y="8.559cm">
          <draw:text-box>
            <text:p text:style-name="P1"><text:span text:style-name="T2">W</text:span><text:span text:style-name="T2">h</text:span><text:span text:style-name="T2">e</text:span><text:span text:style-name="T2">n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/text:p>
          </draw:text-box>
        </draw:frame>
        <draw:frame draw:style-name="gr5" draw:text-style-name="P6" draw:layer="layout" svg:width="0.003cm" svg:height="0.031cm" draw:transform="rotate (-3.14159265358979) translate (18.425cm 8.582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18.831cm" svg:y="8.559cm">
          <draw:text-box>
            <text:p text:style-name="P1"><text:span text:style-name="T2">,</text:span></text:p>
          </draw:text-box>
        </draw:frame>
        <draw:frame draw:style-name="gr3" draw:text-style-name="P4" draw:layer="layout" svg:width="11.546cm" svg:height="0.701cm" svg:x="3.89cm" svg:y="9.546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e</text:span><text:span text:style-name="T2">x</text:span><text:span text:style-name="T2">a</text:span><text:span text:style-name="T2">m</text:span><text:span text:style-name="T2">i</text:span><text:span text:style-name="T2">n</text:span><text:span text:style-name="T2">e</text:span><text:span text:style-name="T2"> </text:span><text:span text:style-name="T2">a</text:span><text:span text:style-name="T2">l</text:span><text:span text:style-name="T2">l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/text:p>
          </draw:text-box>
        </draw:frame>
        <draw:frame draw:style-name="gr5" draw:text-style-name="P6" draw:layer="layout" svg:width="1.272cm" svg:height="0.031cm" draw:transform="rotate (-3.14159265358979) translate (15.444cm 9.57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6.069cm 10.0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6.742cm 10.06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7.303cm 9.573cm)">
          <draw:text-box>
            <text:p text:style-name="P1"><text:span text:style-name="T6">* </text:span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8.185cm 9.57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18.833cm" svg:y="9.546cm">
          <draw:text-box>
            <text:p text:style-name="P1"><text:span text:style-name="T2">.</text:span></text:p>
          </draw:text-box>
        </draw:frame>
        <draw:frame draw:style-name="gr3" draw:text-style-name="P4" draw:layer="layout" svg:width="4.832cm" svg:height="0.701cm" svg:x="3.89cm" svg:y="10.528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/text:p>
          </draw:text-box>
        </draw:frame>
        <draw:frame draw:style-name="gr5" draw:text-style-name="P6" draw:layer="layout" svg:width="1.272cm" svg:height="0.031cm" draw:transform="rotate (-3.14159265358979) translate (8.935cm 10.551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9.56cm 11.04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0.234cm 11.041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0.791cm 10.554cm)">
          <draw:text-box>
            <text:p text:style-name="P1"><text:span text:style-name="T6">* </text:span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1.673cm 10.551cm)">
          <draw:text-box>
            <text:p text:style-name="P1"><text:span text:style-name="T6"/></text:p>
          </draw:text-box>
        </draw:frame>
        <draw:frame draw:style-name="gr3" draw:text-style-name="P4" draw:layer="layout" svg:width="6.166cm" svg:height="0.701cm" svg:x="12.323cm" svg:y="10.528cm">
          <draw:text-box>
            <text:p text:style-name="P1"><text:span text:style-name="T2">,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o</text:span></text:p>
          </draw:text-box>
        </draw:frame>
        <draw:frame draw:style-name="gr5" draw:text-style-name="P6" draw:layer="layout" svg:width="1.272cm" svg:height="0.031cm" draw:transform="rotate (-3.14159265358979) translate (3.919cm 11.538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6.598cm" svg:height="0.701cm" svg:x="4.47cm" svg:y="11.514cm">
          <draw:text-box>
            <text:p text:style-name="P1"><text:span text:style-name="T2">i</text:span><text:span text:style-name="T2">s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(</text:span><text:span text:style-name="T2">p</text:span><text:span text:style-name="T2">a</text:span><text:span text:style-name="T2">t</text:span><text:span text:style-name="T2">h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o</text:span></text:p>
          </draw:text-box>
        </draw:frame>
        <draw:frame draw:style-name="gr5" draw:text-style-name="P6" draw:layer="layout" svg:width="0.003cm" svg:height="0.031cm" draw:transform="rotate (-3.14159265358979) translate (11.814cm 11.538cm)">
          <draw:text-box>
            <text:p text:style-name="P1"><text:span text:style-name="T6"/></text:p>
          </draw:text-box>
        </draw:frame>
        <draw:frame draw:style-name="gr3" draw:text-style-name="P4" draw:layer="layout" svg:width="4.07cm" svg:height="0.701cm" svg:x="12.41cm" svg:y="11.514cm">
          <draw:text-box>
            <text:p text:style-name="P1"><text:span text:style-name="T2">+</text:span><text:span text:style-name="T2"> </text:span><text:span text:style-name="T2">n</text:span><text:span text:style-name="T2">e</text:span><text:span text:style-name="T2">w</text:span><text:span text:style-name="T2"> </text:span><text:span text:style-name="T2">e</text:span><text:span text:style-name="T2">d</text:span><text:span text:style-name="T2">g</text:span><text:span text:style-name="T2">e</text:span><text:span text:style-name="T2">)</text:span><text:span text:style-name="T2">.</text:span></text:p>
          </draw:text-box>
        </draw:frame>
        <draw:frame draw:style-name="gr3" draw:text-style-name="P4" draw:layer="layout" svg:width="3.495cm" svg:height="0.701cm" svg:x="3.89cm" svg:y="14.08cm">
          <draw:text-box>
            <text:p text:style-name="P1"><text:span text:style-name="T4">R</text:span><text:span text:style-name="T4">e</text:span><text:span text:style-name="T4">l</text:span><text:span text:style-name="T4">a</text:span><text:span text:style-name="T4">x</text:span><text:span text:style-name="T4">a</text:span><text:span text:style-name="T4">t</text:span><text:span text:style-name="T4">i</text:span><text:span text:style-name="T4">o</text:span><text:span text:style-name="T4">n</text:span><text:span text:style-name="T4">.</text:span></text:p>
          </draw:text-box>
        </draw:frame>
        <draw:frame draw:style-name="gr3" draw:text-style-name="P4" draw:layer="layout" svg:width="6.17cm" svg:height="0.701cm" svg:x="7.685cm" svg:y="14.08cm">
          <draw:text-box>
            <text:p text:style-name="P1"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w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f</text:span><text:span text:style-name="T2">r</text:span><text:span text:style-name="T2">o</text:span><text:span text:style-name="T2">m</text:span></text:p>
          </draw:text-box>
        </draw:frame>
        <draw:frame draw:style-name="gr3" draw:text-style-name="P4" draw:layer="layout" svg:width="0.701cm" svg:height="0.701cm" svg:x="14.702cm" svg:y="14.08cm">
          <draw:text-box>
            <text:p text:style-name="P1"><text:span text:style-name="T2">t</text:span><text:span text:style-name="T2">o</text:span></text:p>
          </draw:text-box>
        </draw:frame>
        <draw:frame draw:style-name="gr5" draw:text-style-name="P6" draw:layer="layout" svg:width="1.272cm" svg:height="0.031cm" draw:transform="rotate (-3.14159265358979) translate (15.529cm 14.103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2.898cm" svg:height="0.701cm" svg:x="16.103cm" svg:y="14.08cm">
          <draw:text-box>
            <text:p text:style-name="P1"><text:span text:style-name="T2">i</text:span><text:span text:style-name="T2">s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frame draw:style-name="gr3" draw:text-style-name="P4" draw:layer="layout" svg:width="1.361cm" svg:height="0.701cm" svg:x="3.89cm" svg:y="15.062cm">
          <draw:text-box>
            <text:p text:style-name="P1"><text:span text:style-name="T2">t</text:span><text:span text:style-name="T2">h</text:span><text:span text:style-name="T2">a</text:span><text:span text:style-name="T2">n</text:span></text:p>
          </draw:text-box>
        </draw:frame>
        <draw:frame draw:style-name="gr5" draw:text-style-name="P6" draw:layer="layout" svg:width="0.015cm" svg:height="0.031cm" draw:transform="rotate (-3.14159265358979) translate (5.549cm 15.091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6.173cm 15.087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6.78cm" svg:y="15.062cm">
          <draw:text-box>
            <text:p text:style-name="P1"><text:span text:style-name="T2">,</text:span></text:p>
          </draw:text-box>
        </draw:frame>
        <draw:frame draw:style-name="gr3" draw:text-style-name="P4" draw:layer="layout" svg:width="3.681cm" svg:height="0.701cm" svg:x="7.259cm" svg:y="15.062cm">
          <draw:text-box>
            <text:p text:style-name="P1"><text:span text:style-name="T2">t</text:span><text:span text:style-name="T2">h</text:span><text:span text:style-name="T2">e</text:span><text:span text:style-name="T2">n</text:span><text:span text:style-name="T2">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/text:p>
          </draw:text-box>
        </draw:frame>
        <draw:frame draw:style-name="gr5" draw:text-style-name="P6" draw:layer="layout" svg:width="0.015cm" svg:height="0.031cm" draw:transform="rotate (-3.14159265358979) translate (11.324cm 15.091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1.948cm 15.087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4.621cm" svg:height="0.701cm" svg:x="12.826cm" svg:y="15.062cm">
          <draw:text-box>
            <text:p text:style-name="P1"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e</text:span><text:span text:style-name="T2">n</text:span><text:span text:style-name="T2">g</text:span><text:span text:style-name="T2">t</text:span><text:span text:style-name="T2">h</text:span><text:span text:style-name="T2"> </text:span><text:span text:style-name="T2">o</text:span><text:span text:style-name="T2">f</text:span></text:p>
          </draw:text-box>
        </draw:frame>
        <draw:frame draw:style-name="gr3" draw:text-style-name="P4" draw:layer="layout" svg:width="1.09cm" svg:height="0.701cm" svg:x="17.94cm" svg:y="15.062cm">
          <draw:text-box>
            <text:p text:style-name="P1"><text:span text:style-name="T2">t</text:span><text:span text:style-name="T2">h</text:span><text:span text:style-name="T2">i</text:span><text:span text:style-name="T2">s</text:span></text:p>
          </draw:text-box>
        </draw:frame>
        <draw:frame draw:style-name="gr3" draw:text-style-name="P4" draw:layer="layout" svg:width="3.025cm" svg:height="0.701cm" svg:x="3.89cm" svg:y="16.048cm">
          <draw:text-box>
            <text:p text:style-name="P1"><text:span text:style-name="T2">n</text:span><text:span text:style-name="T2">e</text:span><text:span text:style-name="T2">w</text:span><text:span text:style-name="T2"> </text:span><text:span text:style-name="T2">p</text:span><text:span text:style-name="T2">a</text:span><text:span text:style-name="T2">t</text:span><text:span text:style-name="T2">h</text:span><text:span text:style-name="T2">.</text:span></text:p>
          </draw:text-box>
        </draw:frame>
        <draw:frame draw:style-name="gr3" draw:text-style-name="P4" draw:layer="layout" svg:width="8.384cm" svg:height="0.701cm" svg:x="2.553cm" svg:y="18.614cm">
          <draw:text-box>
            <text:p text:style-name="P1"><text:span text:style-name="T3">R</text:span><text:span text:style-name="T3">e</text:span><text:span text:style-name="T3">m</text:span><text:span text:style-name="T3">a</text:span><text:span text:style-name="T3">r</text:span><text:span text:style-name="T3">k</text:span><text:span text:style-name="T3">:</text:span><text:span text:style-name="T2"> </text:span><text:span text:style-name="T2">W</text:span><text:span text:style-name="T2">h</text:span><text:span text:style-name="T2">e</text:span><text:span text:style-name="T2">n</text:span><text:span text:style-name="T2">e</text:span><text:span text:style-name="T2">v</text:span><text:span text:style-name="T2">e</text:span><text:span text:style-name="T2">r</text:span><text:span text:style-name="T2"> </text:span><text:span text:style-name="T2">w</text:span><text:span text:style-name="T2">e</text:span><text:span text:style-name="T2"> </text:span><text:span text:style-name="T2">s</text:span><text:span text:style-name="T2">e</text:span><text:span text:style-name="T2">t</text:span></text:p>
          </draw:text-box>
        </draw:frame>
        <draw:frame draw:style-name="gr5" draw:text-style-name="P6" draw:layer="layout" svg:width="0.015cm" svg:height="0.031cm" draw:transform="rotate (-3.14159265358979) translate (11.073cm 18.64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1.698cm 18.636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6.648cm" svg:height="0.701cm" svg:x="12.473cm" svg:y="18.614cm">
          <draw:text-box>
            <text:p text:style-name="P1"><text:span text:style-name="T2">t</text:span><text:span text:style-name="T2">o</text:span><text:span text:style-name="T2"> </text:span><text:span text:style-name="T2">a</text:span><text:span text:style-name="T2"> </text:span><text:span text:style-name="T2">f</text:span><text:span text:style-name="T2">i</text:span><text:span text:style-name="T2">n</text:span><text:span text:style-name="T2">i</text:span><text:span text:style-name="T2">t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,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/text:p>
          </draw:text-box>
        </draw:frame>
        <draw:frame draw:style-name="gr3" draw:text-style-name="P4" draw:layer="layout" svg:width="11.538cm" svg:height="0.701cm" svg:x="2.553cm" svg:y="19.596cm">
          <draw:text-box>
            <text:p text:style-name="P1"><text:span text:style-name="T2">e</text:span><text:span text:style-name="T2">x</text:span><text:span text:style-name="T2">i</text:span><text:span text:style-name="T2">s</text:span><text:span text:style-name="T2">t</text:span><text:span text:style-name="T2">s</text:span><text:span text:style-name="T2"> </text:span><text:span text:style-name="T2">a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l</text:span><text:span text:style-name="T2">e</text:span><text:span text:style-name="T2">n</text:span><text:span text:style-name="T2">g</text:span><text:span text:style-name="T2">t</text:span><text:span text:style-name="T2">h</text:span><text:span text:style-name="T2">.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f</text:span><text:span text:style-name="T2">o</text:span><text:span text:style-name="T2">r</text:span><text:span text:style-name="T2">e</text:span></text:p>
          </draw:text-box>
        </draw:frame>
        <draw:frame draw:style-name="gr5" draw:text-style-name="P6" draw:layer="layout" svg:width="0.015cm" svg:height="0.031cm" draw:transform="rotate (-3.14159265358979) translate (14.365cm 19.624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4.985cm 19.621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5.864cm 19.621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16.615cm 20.111cm)">
          <draw:text-box>
            <text:p text:style-name="P1"><text:span text:style-name="T6">!</text:span></text:p>
          </draw:text-box>
        </draw:frame>
        <draw:frame draw:style-name="gr5" draw:text-style-name="P6" draw:layer="layout" svg:width="0.003cm" svg:height="0.031cm" draw:transform="rotate (-3.14159265358979) translate (17.014cm 19.621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7.684cm 19.621cm)">
          <draw:text-box>
            <text:p text:style-name="P1"><text:span text:style-name="T6"> </text:span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18.393cm 19.621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8.684cm" svg:y="19.596cm">
          <draw:text-box>
            <text:p text:style-name="P1"><text:span text:style-name="T2">.</text:span></text:p>
          </draw:text-box>
        </draw:frame>
        <draw:frame draw:style-name="gr3" draw:text-style-name="P4" draw:layer="layout" svg:width="0.701cm" svg:height="0.701cm" svg:x="2.553cm" svg:y="21.319cm">
          <draw:text-box>
            <text:p text:style-name="P1"><text:span text:style-name="T2">(</text:span></text:p>
          </draw:text-box>
        </draw:frame>
        <draw:frame draw:style-name="gr9" draw:text-style-name="P9" draw:layer="layout" svg:width="1.378cm" svg:height="0.584cm" svg:x="2.785cm" svg:y="21.404cm">
          <draw:text-box>
            <text:p text:style-name="P1"><text:span text:style-name="T12">N</text:span><text:span text:style-name="T12">o</text:span><text:span text:style-name="T12">t</text:span><text:span text:style-name="T12">e</text:span><text:span text:style-name="T12">:</text:span></text:p>
          </draw:text-box>
        </draw:frame>
        <draw:frame draw:style-name="gr9" draw:text-style-name="P9" draw:layer="layout" svg:width="0.584cm" svg:height="0.584cm" svg:x="4.404cm" svg:y="21.404cm">
          <draw:text-box>
            <text:p text:style-name="P1"><text:span text:style-name="T12">I</text:span><text:span text:style-name="T12">f</text:span></text:p>
          </draw:text-box>
        </draw:frame>
        <draw:frame draw:style-name="gr5" draw:text-style-name="P6" draw:layer="layout" svg:width="0.003cm" svg:height="0.031cm" draw:transform="rotate (-3.14159265358979) translate (4.924cm 21.427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6.194cm 21.441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6.939cm 21.441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7.838cm 21.832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8.075cm 21.427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8.417cm 21.832cm)">
          <draw:text-box>
            <text:p text:style-name="P1"><text:span text:style-name="T6">E</text:span></text:p>
          </draw:text-box>
        </draw:frame>
        <draw:frame draw:style-name="gr9" draw:text-style-name="P9" draw:layer="layout" svg:width="10.302cm" svg:height="0.584cm" svg:x="8.662cm" svg:y="21.404cm">
          <draw:text-box>
            <text:p text:style-name="P1"><text:span text:style-name="T12">,</text:span><text:span text:style-name="T12"> </text:span><text:span text:style-name="T12">t</text:span><text:span text:style-name="T12">h</text:span><text:span text:style-name="T12">e</text:span><text:span text:style-name="T12">n</text:span><text:span text:style-name="T12"> </text:span><text:span text:style-name="T12">f</text:span><text:span text:style-name="T12">u</text:span><text:span text:style-name="T12">r</text:span><text:span text:style-name="T12">t</text:span><text:span text:style-name="T12">h</text:span><text:span text:style-name="T12">e</text:span><text:span text:style-name="T12">r</text:span><text:span text:style-name="T12"> </text:span><text:span text:style-name="T12">r</text:span><text:span text:style-name="T12">e</text:span><text:span text:style-name="T12">l</text:span><text:span text:style-name="T12">a</text:span><text:span text:style-name="T12">x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c</text:span><text:span text:style-name="T12">a</text:span><text:span text:style-name="T12">n</text:span><text:span text:style-name="T12">n</text:span><text:span text:style-name="T12">o</text:span><text:span text:style-name="T12">t</text:span><text:span text:style-name="T12"> </text:span><text:span text:style-name="T12">c</text:span><text:span text:style-name="T12">h</text:span><text:span text:style-name="T12">a</text:span><text:span text:style-name="T12">n</text:span><text:span text:style-name="T12">g</text:span><text:span text:style-name="T12">e</text:span></text:p>
          </draw:text-box>
        </draw:frame>
        <draw:frame draw:style-name="gr9" draw:text-style-name="P9" draw:layer="layout" svg:width="2.483cm" svg:height="0.584cm" svg:x="2.553cm" svg:y="22.073cm">
          <draw:text-box>
            <text:p text:style-name="P1"><text:span text:style-name="T12">i</text:span><text:span text:style-name="T12">t</text:span><text:span text:style-name="T12">s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.</text:span><text:span text:style-name="T12">)</text:span></text:p>
          </draw:text-box>
        </draw:frame>
        <draw:frame draw:style-name="gr4" draw:text-style-name="P5" draw:layer="layout" svg:width="0.487cm" svg:height="0.487cm" svg:x="17.581cm" svg:y="24.93cm">
          <draw:text-box>
            <text:p text:style-name="P1"><text:span text:style-name="T5">9</text:span></text:p>
          </draw:text-box>
        </draw:frame>
        <draw:frame draw:style-name="gr7" draw:text-style-name="P7" draw:layer="layout" svg:width="8.481cm" svg:height="0.983cm" svg:x="0.595cm" svg:y="0.596cm">
          <draw:text-box>
            <text:p>9/EXP/ALG/XPL/1/A</text:p>
          </draw:text-box>
        </draw:frame>
      </draw:page>
      <draw:page draw:name="page10" draw:style-name="dp1" draw:master-page-name="master-page72">
        <draw:frame draw:style-name="gr2" draw:text-style-name="P3" draw:layer="layout" svg:width="12.369cm" svg:height="0.02cm" svg:x="4.61cm" svg:y="5.19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4.61cm" svg:y="5.211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6.958cm" svg:y="5.211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2.369cm" svg:height="0.02cm" svg:x="4.61cm" svg:y="6.227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1.999cm" svg:height="0.701cm" svg:x="4.809cm" svg:y="5.384cm">
          <draw:text-box>
            <text:p text:style-name="P1"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d</text:span><text:span text:style-name="T3">e</text:span><text:span text:style-name="T3">a</text:span><text:span text:style-name="T3"> </text:span><text:span text:style-name="T3">o</text:span><text:span text:style-name="T3">f</text:span><text:span text:style-name="T3"> </text:span><text:span text:style-name="T3">R</text:span><text:span text:style-name="T3">e</text:span><text:span text:style-name="T3">l</text:span><text:span text:style-name="T3">a</text:span><text:span text:style-name="T3">x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9" draw:text-style-name="P9" draw:layer="layout" svg:width="8.16cm" svg:height="0.584cm" svg:x="2.553cm" svg:y="6.862cm">
          <draw:text-box>
            <text:p text:style-name="P1"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 </text:span><text:span text:style-name="T12">a</text:span><text:span text:style-name="T12">n</text:span><text:span text:style-name="T12"> </text:span><text:span text:style-name="T12">e</text:span><text:span text:style-name="T12">d</text:span><text:span text:style-name="T12">g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a</text:span><text:span text:style-name="T12"> </text:span><text:span text:style-name="T12">v</text:span><text:span text:style-name="T12">e</text:span><text:span text:style-name="T12">r</text:span><text:span text:style-name="T12">t</text:span><text:span text:style-name="T12">e</text:span><text:span text:style-name="T12">x</text:span></text:p>
          </draw:text-box>
        </draw:frame>
        <draw:frame draw:style-name="gr9" draw:text-style-name="P9" draw:layer="layout" svg:width="0.584cm" svg:height="0.584cm" svg:x="11.436cm" svg:y="6.862cm">
          <draw:text-box>
            <text:p text:style-name="P1"><text:span text:style-name="T12">t</text:span><text:span text:style-name="T12">o</text:span></text:p>
          </draw:text-box>
        </draw:frame>
        <draw:frame draw:style-name="gr5" draw:text-style-name="P6" draw:layer="layout" svg:width="0.003cm" svg:height="0.031cm" draw:transform="rotate (-3.14159265358979) translate (12.107cm 6.885cm)">
          <draw:text-box>
            <text:p text:style-name="P1"><text:span text:style-name="T6"/></text:p>
          </draw:text-box>
        </draw:frame>
        <draw:frame draw:style-name="gr9" draw:text-style-name="P9" draw:layer="layout" svg:width="4.117cm" svg:height="0.584cm" svg:x="12.582cm" svg:y="6.862cm">
          <draw:text-box>
            <text:p text:style-name="P1"><text:span text:style-name="T12">w</text:span><text:span text:style-name="T12">h</text:span><text:span text:style-name="T12">o</text:span><text:span text:style-name="T12">s</text:span><text:span text:style-name="T12">e</text:span><text:span text:style-name="T12"> </text:span><text:span text:style-name="T12">w</text:span><text:span text:style-name="T12">e</text:span><text:span text:style-name="T12">i</text:span><text:span text:style-name="T12">g</text:span><text:span text:style-name="T12">h</text:span><text:span text:style-name="T12">t</text:span><text:span text:style-name="T12"> </text:span><text:span text:style-name="T12">i</text:span><text:span text:style-name="T12">s</text:span></text:p>
          </draw:text-box>
        </draw:frame>
        <draw:frame draw:style-name="gr5" draw:text-style-name="P6" draw:layer="layout" svg:width="0.003cm" svg:height="0.031cm" draw:transform="rotate (-3.14159265358979) translate (16.89cm 7.291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7.398cm 6.899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19cm" svg:height="0.031cm" draw:transform="rotate (-3.14159265358979) translate (18.033cm 7.291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8.266cm 6.885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8.612cm 7.291cm)">
          <draw:text-box>
            <text:p text:style-name="P1"><text:span text:style-name="T6">E</text:span></text:p>
          </draw:text-box>
        </draw:frame>
        <draw:frame draw:style-name="gr9" draw:text-style-name="P9" draw:layer="layout" svg:width="0.584cm" svg:height="0.584cm" svg:x="18.856cm" svg:y="6.862cm">
          <draw:text-box>
            <text:p text:style-name="P1"><text:span text:style-name="T12">.</text:span></text:p>
          </draw:text-box>
        </draw:frame>
        <draw:frame draw:style-name="gr9" draw:text-style-name="P9" draw:layer="layout" svg:width="3.439cm" svg:height="0.584cm" svg:x="2.553cm" svg:y="7.531cm">
          <draw:text-box>
            <text:p text:style-name="P1"><text:span text:style-name="T12">S</text:span><text:span text:style-name="T12">u</text:span><text:span text:style-name="T12">p</text:span><text:span text:style-name="T12">p</text:span><text:span text:style-name="T12">o</text:span><text:span text:style-name="T12">s</text:span><text:span text:style-name="T12">e</text:span><text:span text:style-name="T12"> </text:span><text:span text:style-name="T12">t</text:span><text:span text:style-name="T12">h</text:span><text:span text:style-name="T12">a</text:span><text:span text:style-name="T12">t</text:span></text:p>
          </draw:text-box>
        </draw:frame>
        <draw:frame draw:style-name="gr9" draw:text-style-name="P9" draw:layer="layout" svg:width="7.08cm" svg:height="0.584cm" svg:x="6.34cm" svg:y="7.531cm">
          <draw:text-box>
            <text:p text:style-name="P1"><text:span text:style-name="T12">w</text:span><text:span text:style-name="T12">e</text:span><text:span text:style-name="T12"> </text:span><text:span text:style-name="T12">h</text:span><text:span text:style-name="T12">a</text:span><text:span text:style-name="T12">v</text:span><text:span text:style-name="T12">e</text:span><text:span text:style-name="T12"> 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y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e</text:span><text:span text:style-name="T12">d</text:span></text:p>
          </draw:text-box>
        </draw:frame>
        <draw:frame draw:style-name="gr9" draw:text-style-name="P9" draw:layer="layout" svg:width="1.746cm" svg:height="0.584cm" svg:x="14.566cm" svg:y="7.531cm">
          <draw:text-box>
            <text:p text:style-name="P1"><text:span text:style-name="T12">s</text:span><text:span text:style-name="T12">o</text:span><text:span text:style-name="T12"> </text:span><text:span text:style-name="T12">t</text:span><text:span text:style-name="T12">h</text:span><text:span text:style-name="T12">a</text:span><text:span text:style-name="T12">t</text:span></text:p>
          </draw:text-box>
        </draw:frame>
        <draw:frame draw:style-name="gr9" draw:text-style-name="P9" draw:layer="layout" svg:width="2.267cm" svg:height="0.584cm" svg:x="16.671cm" svg:y="7.531cm">
          <draw:text-box>
            <text:p text:style-name="P1"><text:span text:style-name="T12">w</text:span><text:span text:style-name="T12">e</text:span><text:span text:style-name="T12"> </text:span><text:span text:style-name="T12">k</text:span><text:span text:style-name="T12">n</text:span><text:span text:style-name="T12">o</text:span><text:span text:style-name="T12">w</text:span></text:p>
          </draw:text-box>
        </draw:frame>
        <draw:frame draw:style-name="gr5" draw:text-style-name="P6" draw:layer="layout" svg:width="0.003cm" svg:height="0.031cm" draw:transform="rotate (-3.14159265358979) translate (2.575cm 8.219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3.45cm 8.21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3.944cm 8.23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4.755cm 8.233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5.655cm 8.624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6.268cm 8.624cm)">
          <draw:text-box>
            <text:p text:style-name="P1"><text:span text:style-name="T6">E</text:span></text:p>
          </draw:text-box>
        </draw:frame>
        <draw:frame draw:style-name="gr9" draw:text-style-name="P9" draw:layer="layout" svg:width="10.594cm" svg:height="0.584cm" svg:x="6.727cm" svg:y="8.196cm">
          <draw:text-box>
            <text:p text:style-name="P1"><text:span text:style-name="T12">a</text:span><text:span text:style-name="T12">n</text:span><text:span text:style-name="T12">d</text:span><text:span text:style-name="T12"> </text:span><text:span text:style-name="T12">a</text:span><text:span text:style-name="T12">l</text:span><text:span text:style-name="T12">s</text:span><text:span text:style-name="T12">o</text:span><text:span text:style-name="T12"> </text:span><text:span text:style-name="T12">c</text:span><text:span text:style-name="T12">o</text:span><text:span text:style-name="T12">m</text:span><text:span text:style-name="T12">p</text:span><text:span text:style-name="T12">u</text:span><text:span text:style-name="T12">t</text:span><text:span text:style-name="T12">e</text:span><text:span text:style-name="T12">d</text:span><text:span text:style-name="T12"> </text:span><text:span text:style-name="T12">a</text:span><text:span text:style-name="T12"> </text:span><text:span text:style-name="T12">c</text:span><text:span text:style-name="T12">u</text:span><text:span text:style-name="T12">r</text:span><text:span text:style-name="T12">r</text:span><text:span text:style-name="T12">e</text:span><text:span text:style-name="T12">n</text:span><text:span text:style-name="T12">t</text:span><text:span text:style-name="T12"> </text:span><text:span text:style-name="T12">e</text:span><text:span text:style-name="T12">s</text:span><text:span text:style-name="T12">t</text:span><text:span text:style-name="T12">i</text:span><text:span text:style-name="T12">m</text:span><text:span text:style-name="T12">a</text:span><text:span text:style-name="T12">t</text:span><text:span text:style-name="T12">e</text:span><text:span text:style-name="T12"> </text:span><text:span text:style-name="T12">f</text:span><text:span text:style-name="T12">o</text:span><text:span text:style-name="T12">r</text:span></text:p>
          </draw:text-box>
        </draw:frame>
        <draw:frame draw:style-name="gr5" draw:text-style-name="P6" draw:layer="layout" svg:width="0.003cm" svg:height="0.031cm" draw:transform="rotate (-3.14159265358979) translate (17.829cm 8.219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8.347cm 8.21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8.668cm 8.219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18.861cm" svg:y="8.196cm">
          <draw:text-box>
            <text:p text:style-name="P1"><text:span text:style-name="T12">.</text:span></text:p>
          </draw:text-box>
        </draw:frame>
        <draw:frame draw:style-name="gr9" draw:text-style-name="P9" draw:layer="layout" svg:width="1.336cm" svg:height="0.584cm" svg:x="2.553cm" svg:y="8.865cm">
          <draw:text-box>
            <text:p text:style-name="P1"><text:span text:style-name="T12">T</text:span><text:span text:style-name="T12">h</text:span><text:span text:style-name="T12">e</text:span><text:span text:style-name="T12">n</text:span></text:p>
          </draw:text-box>
        </draw:frame>
        <draw:frame draw:style-name="gr5" draw:text-style-name="P6" draw:layer="layout" svg:width="0.003cm" svg:height="0.031cm" draw:transform="rotate (-3.14159265358979) translate (3.259cm 10.487cm)">
          <draw:text-box>
            <text:p text:style-name="P1"><text:span text:style-name="T6"/></text:p>
          </draw:text-box>
        </draw:frame>
        <draw:frame draw:style-name="gr9" draw:text-style-name="P9" draw:layer="layout" svg:width="7.846cm" svg:height="0.584cm" svg:x="3.89cm" svg:y="10.325cm">
          <draw:text-box>
            <text:p text:style-name="P1"><text:span text:style-name="T12">T</text:span><text:span text:style-name="T12">h</text:span><text:span text:style-name="T12">e</text:span><text:span text:style-name="T12">r</text:span><text:span text:style-name="T12">e</text:span><text:span text:style-name="T12"> </text:span><text:span text:style-name="T12">i</text:span><text:span text:style-name="T12">s</text:span><text:span text:style-name="T12"> </text:span><text:span text:style-name="T12">a</text:span><text:span text:style-name="T12"> </text:span><text:span text:style-name="T12">(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</text:span><text:span text:style-name="T12">)</text:span><text:span text:style-name="T12"> </text:span><text:span text:style-name="T12">p</text:span><text:span text:style-name="T12">a</text:span><text:span text:style-name="T12">t</text:span><text:span text:style-name="T12">h</text:span><text:span text:style-name="T12"> </text:span><text:span text:style-name="T12">f</text:span><text:span text:style-name="T12">r</text:span><text:span text:style-name="T12">o</text:span><text:span text:style-name="T12">m</text:span></text:p>
          </draw:text-box>
        </draw:frame>
        <draw:frame draw:style-name="gr5" draw:text-style-name="P6" draw:layer="layout" svg:width="0.003cm" svg:height="0.031cm" draw:transform="rotate (-3.14159265358979) translate (11.937cm 10.364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12.354cm" svg:y="10.325cm">
          <draw:text-box>
            <text:p text:style-name="P1"><text:span text:style-name="T12">t</text:span><text:span text:style-name="T12">o</text:span></text:p>
          </draw:text-box>
        </draw:frame>
        <draw:frame draw:style-name="gr9" draw:text-style-name="P9" draw:layer="layout" svg:width="2.796cm" svg:height="0.584cm" svg:x="13.521cm" svg:y="10.325cm">
          <draw:text-box>
            <text:p text:style-name="P1"><text:span text:style-name="T12">w</text:span><text:span text:style-name="T12">i</text:span><text:span text:style-name="T12">t</text:span><text:span text:style-name="T12">h</text:span><text:span text:style-name="T12"> </text:span><text:span text:style-name="T12">l</text:span><text:span text:style-name="T12">e</text:span><text:span text:style-name="T12">n</text:span><text:span text:style-name="T12">g</text:span><text:span text:style-name="T12">t</text:span><text:span text:style-name="T12">h</text:span></text:p>
          </draw:text-box>
        </draw:frame>
        <draw:frame draw:style-name="gr5" draw:text-style-name="P6" draw:layer="layout" svg:width="0.003cm" svg:height="0.031cm" draw:transform="rotate (-3.14159265358979) translate (16.488cm 10.35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7.367cm 10.35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17.56cm" svg:y="10.325cm">
          <draw:text-box>
            <text:p text:style-name="P1"><text:span text:style-name="T12">.</text:span></text:p>
          </draw:text-box>
        </draw:frame>
        <draw:frame draw:style-name="gr5" draw:text-style-name="P6" draw:layer="layout" svg:width="0.003cm" svg:height="0.031cm" draw:transform="rotate (-3.14159265358979) translate (3.259cm 11.944cm)">
          <draw:text-box>
            <text:p text:style-name="P1"><text:span text:style-name="T6"/></text:p>
          </draw:text-box>
        </draw:frame>
        <draw:frame draw:style-name="gr9" draw:text-style-name="P9" draw:layer="layout" svg:width="5.213cm" svg:height="0.584cm" svg:x="3.89cm" svg:y="11.782cm">
          <draw:text-box>
            <text:p text:style-name="P1"><text:span text:style-name="T12">T</text:span><text:span text:style-name="T12">h</text:span><text:span text:style-name="T12">e</text:span><text:span text:style-name="T12">r</text:span><text:span text:style-name="T12">e</text:span><text:span text:style-name="T12"> </text:span><text:span text:style-name="T12">i</text:span><text:span text:style-name="T12">s</text:span><text:span text:style-name="T12"> </text:span><text:span text:style-name="T12">a</text:span><text:span text:style-name="T12"> </text:span><text:span text:style-name="T12">p</text:span><text:span text:style-name="T12">a</text:span><text:span text:style-name="T12">t</text:span><text:span text:style-name="T12">h</text:span><text:span text:style-name="T12"> </text:span><text:span text:style-name="T12">f</text:span><text:span text:style-name="T12">r</text:span><text:span text:style-name="T12">o</text:span><text:span text:style-name="T12">m</text:span></text:p>
          </draw:text-box>
        </draw:frame>
        <draw:frame draw:style-name="gr5" draw:text-style-name="P6" draw:layer="layout" svg:width="0.003cm" svg:height="0.031cm" draw:transform="rotate (-3.14159265358979) translate (9.292cm 11.821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9.708cm" svg:y="11.782cm">
          <draw:text-box>
            <text:p text:style-name="P1"><text:span text:style-name="T12">t</text:span><text:span text:style-name="T12">o</text:span></text:p>
          </draw:text-box>
        </draw:frame>
        <draw:frame draw:style-name="gr5" draw:text-style-name="P6" draw:layer="layout" svg:width="0.003cm" svg:height="0.031cm" draw:transform="rotate (-3.14159265358979) translate (10.371cm 11.807cm)">
          <draw:text-box>
            <text:p text:style-name="P1"><text:span text:style-name="T6"/></text:p>
          </draw:text-box>
        </draw:frame>
        <draw:frame draw:style-name="gr9" draw:text-style-name="P9" draw:layer="layout" svg:width="2.796cm" svg:height="0.584cm" svg:x="10.842cm" svg:y="11.782cm">
          <draw:text-box>
            <text:p text:style-name="P1"><text:span text:style-name="T12">w</text:span><text:span text:style-name="T12">i</text:span><text:span text:style-name="T12">t</text:span><text:span text:style-name="T12">h</text:span><text:span text:style-name="T12"> </text:span><text:span text:style-name="T12">l</text:span><text:span text:style-name="T12">e</text:span><text:span text:style-name="T12">n</text:span><text:span text:style-name="T12">g</text:span><text:span text:style-name="T12">t</text:span><text:span text:style-name="T12">h</text:span></text:p>
          </draw:text-box>
        </draw:frame>
        <draw:frame draw:style-name="gr5" draw:text-style-name="P6" draw:layer="layout" svg:width="0.003cm" svg:height="0.031cm" draw:transform="rotate (-3.14159265358979) translate (13.807cm 11.807cm)">
          <draw:text-box>
            <text:p text:style-name="P1"><text:span text:style-name="T6"/><text:span text:style-name="T6"/></text:p>
          </draw:text-box>
        </draw:frame>
        <draw:frame draw:style-name="gr9" draw:text-style-name="P9" draw:layer="layout" svg:width="0.584cm" svg:height="0.584cm" svg:x="14.842cm" svg:y="11.782cm">
          <draw:text-box>
            <text:p text:style-name="P1"><text:span text:style-name="T12">.</text:span></text:p>
          </draw:text-box>
        </draw:frame>
        <draw:frame draw:style-name="gr9" draw:text-style-name="P9" draw:layer="layout" svg:width="6.487cm" svg:height="0.584cm" svg:x="2.553cm" svg:y="13.242cm">
          <draw:text-box>
            <text:p text:style-name="P1"><text:span text:style-name="T12">C</text:span><text:span text:style-name="T12">o</text:span><text:span text:style-name="T12">m</text:span><text:span text:style-name="T12">b</text:span><text:span text:style-name="T12">i</text:span><text:span text:style-name="T12">n</text:span><text:span text:style-name="T12">i</text:span><text:span text:style-name="T12">n</text:span><text:span text:style-name="T12">g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p</text:span><text:span text:style-name="T12">a</text:span><text:span text:style-name="T12">t</text:span><text:span text:style-name="T12">h</text:span><text:span text:style-name="T12"> </text:span><text:span text:style-name="T12">f</text:span><text:span text:style-name="T12">r</text:span><text:span text:style-name="T12">o</text:span><text:span text:style-name="T12">m</text:span></text:p>
          </draw:text-box>
        </draw:frame>
        <draw:frame draw:style-name="gr5" draw:text-style-name="P6" draw:layer="layout" svg:width="0.003cm" svg:height="0.031cm" draw:transform="rotate (-3.14159265358979) translate (9.302cm 13.281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9.74cm" svg:y="13.242cm">
          <draw:text-box>
            <text:p text:style-name="P1"><text:span text:style-name="T12">t</text:span><text:span text:style-name="T12">o</text:span></text:p>
          </draw:text-box>
        </draw:frame>
        <draw:frame draw:style-name="gr9" draw:text-style-name="P9" draw:layer="layout" svg:width="3.478cm" svg:height="0.584cm" svg:x="10.95cm" svg:y="13.242cm">
          <draw:text-box>
            <text:p text:style-name="P1"><text:span text:style-name="T12">w</text:span><text:span text:style-name="T12">i</text:span><text:span text:style-name="T12">t</text:span><text:span text:style-name="T12">h</text:span><text:span text:style-name="T12"> </text:span><text:span text:style-name="T12">t</text:span><text:span text:style-name="T12">h</text:span><text:span text:style-name="T12">e</text:span><text:span text:style-name="T12"> </text:span><text:span text:style-name="T12">e</text:span><text:span text:style-name="T12">d</text:span><text:span text:style-name="T12">g</text:span><text:span text:style-name="T12">e</text:span></text:p>
          </draw:text-box>
        </draw:frame>
        <draw:frame draw:style-name="gr5" draw:text-style-name="P6" draw:layer="layout" svg:width="1.272cm" svg:height="0.031cm" draw:transform="rotate (-3.14159265358979) translate (14.7cm 13.281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19cm" svg:height="0.031cm" draw:transform="rotate (-3.14159265358979) translate (15.331cm 13.673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5.571cm 13.267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5.913cm 13.673cm)">
          <draw:text-box>
            <text:p text:style-name="P1"><text:span text:style-name="T6">E</text:span></text:p>
          </draw:text-box>
        </draw:frame>
        <draw:frame draw:style-name="gr9" draw:text-style-name="P9" draw:layer="layout" svg:width="2.821cm" svg:height="0.584cm" svg:x="16.16cm" svg:y="13.242cm">
          <draw:text-box>
            <text:p text:style-name="P1"><text:span text:style-name="T12">,</text:span><text:span text:style-name="T12"> </text:span><text:span text:style-name="T12">w</text:span><text:span text:style-name="T12">e</text:span><text:span text:style-name="T12"> </text:span><text:span text:style-name="T12">o</text:span><text:span text:style-name="T12">b</text:span><text:span text:style-name="T12">t</text:span><text:span text:style-name="T12">a</text:span><text:span text:style-name="T12">i</text:span><text:span text:style-name="T12">n</text:span></text:p>
          </draw:text-box>
        </draw:frame>
        <draw:frame draw:style-name="gr9" draw:text-style-name="P9" draw:layer="layout" svg:width="4.595cm" svg:height="0.584cm" svg:x="2.553cm" svg:y="13.911cm">
          <draw:text-box>
            <text:p text:style-name="P1"><text:span text:style-name="T12">a</text:span><text:span text:style-name="T12">n</text:span><text:span text:style-name="T12">o</text:span><text:span text:style-name="T12">t</text:span><text:span text:style-name="T12">h</text:span><text:span text:style-name="T12">e</text:span><text:span text:style-name="T12">r</text:span><text:span text:style-name="T12"> </text:span><text:span text:style-name="T12">p</text:span><text:span text:style-name="T12">a</text:span><text:span text:style-name="T12">t</text:span><text:span text:style-name="T12">h</text:span><text:span text:style-name="T12"> </text:span><text:span text:style-name="T12">f</text:span><text:span text:style-name="T12">r</text:span><text:span text:style-name="T12">o</text:span><text:span text:style-name="T12">m</text:span></text:p>
          </draw:text-box>
        </draw:frame>
        <draw:frame draw:style-name="gr5" draw:text-style-name="P6" draw:layer="layout" svg:width="0.003cm" svg:height="0.031cm" draw:transform="rotate (-3.14159265358979) translate (7.344cm 13.948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7.756cm" svg:y="13.911cm">
          <draw:text-box>
            <text:p text:style-name="P1"><text:span text:style-name="T12">t</text:span><text:span text:style-name="T12">o</text:span></text:p>
          </draw:text-box>
        </draw:frame>
        <draw:frame draw:style-name="gr5" draw:text-style-name="P6" draw:layer="layout" svg:width="0.003cm" svg:height="0.031cm" draw:transform="rotate (-3.14159265358979) translate (8.424cm 13.934cm)">
          <draw:text-box>
            <text:p text:style-name="P1"><text:span text:style-name="T6"/></text:p>
          </draw:text-box>
        </draw:frame>
        <draw:frame draw:style-name="gr9" draw:text-style-name="P9" draw:layer="layout" svg:width="2.796cm" svg:height="0.584cm" svg:x="8.889cm" svg:y="13.911cm">
          <draw:text-box>
            <text:p text:style-name="P1"><text:span text:style-name="T12">w</text:span><text:span text:style-name="T12">i</text:span><text:span text:style-name="T12">t</text:span><text:span text:style-name="T12">h</text:span><text:span text:style-name="T12"> </text:span><text:span text:style-name="T12">l</text:span><text:span text:style-name="T12">e</text:span><text:span text:style-name="T12">n</text:span><text:span text:style-name="T12">g</text:span><text:span text:style-name="T12">t</text:span><text:span text:style-name="T12">h</text:span></text:p>
          </draw:text-box>
        </draw:frame>
        <draw:frame draw:style-name="gr5" draw:text-style-name="P6" draw:layer="layout" svg:width="0.003cm" svg:height="0.031cm" draw:transform="rotate (-3.14159265358979) translate (11.856cm 13.934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2.735cm 13.93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783cm 14.339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4.291cm 13.948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19cm" svg:height="0.031cm" draw:transform="rotate (-3.14159265358979) translate (14.922cm 14.339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5.158cm 13.934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5.501cm 14.339cm)">
          <draw:text-box>
            <text:p text:style-name="P1"><text:span text:style-name="T6">E</text:span></text:p>
          </draw:text-box>
        </draw:frame>
        <draw:frame draw:style-name="gr9" draw:text-style-name="P9" draw:layer="layout" svg:width="0.584cm" svg:height="0.584cm" svg:x="15.748cm" svg:y="13.911cm">
          <draw:text-box>
            <text:p text:style-name="P1"><text:span text:style-name="T12">.</text:span></text:p>
          </draw:text-box>
        </draw:frame>
        <draw:frame draw:style-name="gr9" draw:text-style-name="P9" draw:layer="layout" svg:width="0.584cm" svg:height="0.584cm" svg:x="2.553cm" svg:y="15.105cm">
          <draw:text-box>
            <text:p text:style-name="P1"><text:span text:style-name="T12">I</text:span><text:span text:style-name="T12">f</text:span></text:p>
          </draw:text-box>
        </draw:frame>
        <draw:frame draw:style-name="gr5" draw:text-style-name="P6" draw:layer="layout" svg:width="0.003cm" svg:height="0.031cm" draw:transform="rotate (-3.14159265358979) translate (3.023cm 15.1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3.898cm 15.1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4.677cm 15.535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5.185cm 15.144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19cm" svg:height="0.031cm" draw:transform="rotate (-3.14159265358979) translate (5.817cm 15.535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6.05cm 15.13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6.392cm 15.535cm)">
          <draw:text-box>
            <text:p text:style-name="P1"><text:span text:style-name="T6">E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7.489cm 15.1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8.008cm 15.1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329cm 15.13cm)">
          <draw:text-box>
            <text:p text:style-name="P1"><text:span text:style-name="T6"/></text:p>
          </draw:text-box>
        </draw:frame>
        <draw:frame draw:style-name="gr9" draw:text-style-name="P9" draw:layer="layout" svg:width="7.656cm" svg:height="0.584cm" svg:x="8.521cm" svg:y="15.105cm">
          <draw:text-box>
            <text:p text:style-name="P1"><text:span text:style-name="T12">,</text:span><text:span text:style-name="T12"> </text:span><text:span text:style-name="T12">t</text:span><text:span text:style-name="T12">h</text:span><text:span text:style-name="T12">e</text:span><text:span text:style-name="T12">n</text:span><text:span text:style-name="T12"> </text:span><text:span text:style-name="T12">w</text:span><text:span text:style-name="T12">e</text:span><text:span text:style-name="T12"> </text:span><text:span text:style-name="T12">r</text:span><text:span text:style-name="T12">e</text:span><text:span text:style-name="T12">p</text:span><text:span text:style-name="T12">l</text:span><text:span text:style-name="T12">a</text:span><text:span text:style-name="T12">c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o</text:span><text:span text:style-name="T12">l</text:span><text:span text:style-name="T12">d</text:span><text:span text:style-name="T12"> </text:span><text:span text:style-name="T12">p</text:span><text:span text:style-name="T12">a</text:span><text:span text:style-name="T12">t</text:span><text:span text:style-name="T12">h</text:span></text:p>
          </draw:text-box>
        </draw:frame>
        <draw:frame draw:style-name="gr5" draw:text-style-name="P6" draw:layer="layout" svg:width="0.023cm" svg:height="0.031cm" draw:transform="rotate (-3.14159265358979) translate (16.111cm 15.535cm)">
          <draw:text-box>
            <text:p text:style-name="P1"><text:span text:style-name="T6">&lt;</text:span></text:p>
          </draw:text-box>
        </draw:frame>
        <draw:frame draw:style-name="gr5" draw:text-style-name="P6" draw:layer="layout" svg:width="0.003cm" svg:height="0.031cm" draw:transform="rotate (-3.14159265358979) translate (16.323cm 15.144cm)">
          <draw:text-box>
            <text:p text:style-name="P1"><text:span text:style-name="T6"/></text:p>
          </draw:text-box>
        </draw:frame>
        <draw:frame draw:style-name="gr5" draw:text-style-name="P6" draw:layer="layout" svg:width="3.812cm" svg:height="0.031cm" draw:transform="rotate (-3.14159265358979) translate (16.629cm 15.535cm)">
          <draw:text-box>
            <text:p text:style-name="P1"><text:span text:style-name="T6">?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/text:p>
          </draw:text-box>
        </draw:frame>
        <draw:frame draw:style-name="gr5" draw:text-style-name="P6" draw:layer="layout" svg:width="0.019cm" svg:height="0.031cm" draw:transform="rotate (-3.14159265358979) translate (17.73cm 15.535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18.467cm 15.535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8.707cm 15.13cm)">
          <draw:text-box>
            <text:p text:style-name="P1"><text:span text:style-name="T6"/></text:p>
          </draw:text-box>
        </draw:frame>
        <draw:frame draw:style-name="gr5" draw:text-style-name="P6" draw:layer="layout" svg:width="0.027cm" svg:height="0.031cm" draw:transform="rotate (-3.14159265358979) translate (19.046cm 15.535cm)">
          <draw:text-box>
            <text:p text:style-name="P1"><text:span text:style-name="T6">D</text:span></text:p>
          </draw:text-box>
        </draw:frame>
        <draw:frame draw:style-name="gr9" draw:text-style-name="P9" draw:layer="layout" svg:width="6.526cm" svg:height="0.584cm" svg:x="2.553cm" svg:y="15.774cm">
          <draw:text-box>
            <text:p text:style-name="P1"><text:span text:style-name="T12">w</text:span><text:span text:style-name="T12">i</text:span><text:span text:style-name="T12">t</text:span><text:span text:style-name="T12">h</text:span><text:span text:style-name="T12"> </text:span><text:span text:style-name="T12">t</text:span><text:span text:style-name="T12">h</text:span><text:span text:style-name="T12">e</text:span><text:span text:style-name="T12"> </text:span><text:span text:style-name="T12">n</text:span><text:span text:style-name="T12">e</text:span><text:span text:style-name="T12">w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r</text:span><text:span text:style-name="T12"> </text:span><text:span text:style-name="T12">p</text:span><text:span text:style-name="T12">a</text:span><text:span text:style-name="T12">t</text:span><text:span text:style-name="T12">h</text:span></text:p>
          </draw:text-box>
        </draw:frame>
        <draw:frame draw:style-name="gr5" draw:text-style-name="P6" draw:layer="layout" svg:width="0.023cm" svg:height="0.031cm" draw:transform="rotate (-3.14159265358979) translate (9.295cm 16.202cm)">
          <draw:text-box>
            <text:p text:style-name="P1"><text:span text:style-name="T6">&lt;</text:span></text:p>
          </draw:text-box>
        </draw:frame>
        <draw:frame draw:style-name="gr5" draw:text-style-name="P6" draw:layer="layout" svg:width="0.003cm" svg:height="0.031cm" draw:transform="rotate (-3.14159265358979) translate (9.503cm 15.811cm)">
          <draw:text-box>
            <text:p text:style-name="P1"><text:span text:style-name="T6"/></text:p>
          </draw:text-box>
        </draw:frame>
        <draw:frame draw:style-name="gr5" draw:text-style-name="P6" draw:layer="layout" svg:width="3.812cm" svg:height="0.031cm" draw:transform="rotate (-3.14159265358979) translate (9.814cm 16.202cm)">
          <draw:text-box>
            <text:p text:style-name="P1"><text:span text:style-name="T6">?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/text:p>
          </draw:text-box>
        </draw:frame>
        <draw:frame draw:style-name="gr5" draw:text-style-name="P6" draw:layer="layout" svg:width="0.019cm" svg:height="0.031cm" draw:transform="rotate (-3.14159265358979) translate (10.914cm 16.202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11.549cm 16.202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1.786cm 15.796cm)">
          <draw:text-box>
            <text:p text:style-name="P1"><text:span text:style-name="T6"/></text:p>
          </draw:text-box>
        </draw:frame>
        <draw:frame draw:style-name="gr5" draw:text-style-name="P6" draw:layer="layout" svg:width="0.027cm" svg:height="0.031cm" draw:transform="rotate (-3.14159265358979) translate (12.124cm 16.202cm)">
          <draw:text-box>
            <text:p text:style-name="P1"><text:span text:style-name="T6">D</text:span></text:p>
          </draw:text-box>
        </draw:frame>
        <draw:frame draw:style-name="gr9" draw:text-style-name="P9" draw:layer="layout" svg:width="4.853cm" svg:height="0.584cm" svg:x="12.331cm" svg:y="15.774cm">
          <draw:text-box>
            <text:p text:style-name="P1"><text:span text:style-name="T12">.</text:span><text:span text:style-name="T12"> </text:span><text:span text:style-name="T12">H</text:span><text:span text:style-name="T12">e</text:span><text:span text:style-name="T12">n</text:span><text:span text:style-name="T12">c</text:span><text:span text:style-name="T12">e</text:span><text:span text:style-name="T12"> </text:span><text:span text:style-name="T12">w</text:span><text:span text:style-name="T12">e</text:span><text:span text:style-name="T12"> </text:span><text:span text:style-name="T12">u</text:span><text:span text:style-name="T12">p</text:span><text:span text:style-name="T12">d</text:span><text:span text:style-name="T12">a</text:span><text:span text:style-name="T12">t</text:span><text:span text:style-name="T12">e</text:span></text:p>
          </draw:text-box>
        </draw:frame>
        <draw:frame draw:style-name="gr5" draw:text-style-name="P6" draw:layer="layout" svg:width="0.003cm" svg:height="0.031cm" draw:transform="rotate (-3.14159265358979) translate (3.259cm 17.39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3.912cm 17.25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5.157cm 17.26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87cm 17.25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6.748cm 17.25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799cm 17.659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8.304cm 17.268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19cm" svg:height="0.031cm" draw:transform="rotate (-3.14159265358979) translate (8.939cm 17.659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9.179cm 17.253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9.521cm 17.659cm)">
          <draw:text-box>
            <text:p text:style-name="P1"><text:span text:style-name="T6">E</text:span></text:p>
          </draw:text-box>
        </draw:frame>
        <draw:frame draw:style-name="gr5" draw:text-style-name="P6" draw:layer="layout" svg:width="0.003cm" svg:height="0.031cm" draw:transform="rotate (-3.14159265358979) translate (3.259cm 18.85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3.877cm 18.851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4.529cm 19.12cm)">
          <draw:text-box>
            <text:p text:style-name="P1"><text:span text:style-name="T6">B</text:span></text:p>
          </draw:text-box>
        </draw:frame>
        <draw:frame draw:style-name="gr5" draw:text-style-name="P6" draw:layer="layout" svg:width="0.003cm" svg:height="0.031cm" draw:transform="rotate (-3.14159265358979) translate (4.808cm 18.714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6.053cm 18.728cm)">
          <draw:text-box>
            <text:p text:style-name="P1"><text:span text:style-name="T6"/></text:p>
          </draw:text-box>
        </draw:frame>
        <draw:frame draw:style-name="gr9" draw:text-style-name="P9" draw:layer="layout" svg:width="2.622cm" svg:height="0.584cm" svg:x="7.269cm" svg:y="18.69cm">
          <draw:text-box>
            <text:p text:style-name="P1"><text:span text:style-name="T12">(</text:span><text:span text:style-name="T12">o</text:span><text:span text:style-name="T12">r</text:span><text:span text:style-name="T12">i</text:span><text:span text:style-name="T12">g</text:span><text:span text:style-name="T12">i</text:span><text:span text:style-name="T12">n</text:span><text:span text:style-name="T12">a</text:span><text:span text:style-name="T12">l</text:span><text:span text:style-name="T12">l</text:span><text:span text:style-name="T12">y</text:span><text:span text:style-name="T12">,</text:span></text:p>
          </draw:text-box>
        </draw:frame>
        <draw:frame draw:style-name="gr5" draw:text-style-name="P6" draw:layer="layout" svg:width="0.003cm" svg:height="0.031cm" draw:transform="rotate (-3.14159265358979) translate (10.018cm 18.851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0.671cm 19.12cm)">
          <draw:text-box>
            <text:p text:style-name="P1"><text:span text:style-name="T6">B</text:span></text:p>
          </draw:text-box>
        </draw:frame>
        <draw:frame draw:style-name="gr5" draw:text-style-name="P6" draw:layer="layout" svg:width="0.003cm" svg:height="0.031cm" draw:transform="rotate (-3.14159265358979) translate (10.95cm 18.714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2.195cm 18.72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763cm 18.72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479cm 19.12cm)">
          <draw:text-box>
            <text:p text:style-name="P1"><text:span text:style-name="T6"/></text:p>
          </draw:text-box>
        </draw:frame>
        <draw:path draw:style-name="gr10" draw:text-style-name="P3" draw:layer="layout" svg:width="0.635cm" svg:height="0.635cm" svg:x="6.596cm" svg:y="19.876cm" svg:viewBox="0 0 636 636" svg:d="M636 318c0 176-142 318-317 318s-319-142-319-318c0-175 144-318 319-318s317 143 317 318z">
          <text:p/>
        </draw:path>
        <draw:path draw:style-name="gr10" draw:text-style-name="P3" draw:layer="layout" svg:width="0.635cm" svg:height="0.635cm" svg:x="7.866cm" svg:y="21.146cm" svg:viewBox="0 0 636 636" svg:d="M636 318c0 176-142 318-317 318s-319-142-319-318c0-175 144-318 319-318s317 143 317 318z">
          <text:p/>
        </draw:path>
        <draw:path draw:style-name="gr10" draw:text-style-name="P3" draw:layer="layout" svg:width="0.635cm" svg:height="0.635cm" svg:x="9.771cm" svg:y="21.781cm" svg:viewBox="0 0 636 636" svg:d="M636 318c0 176-142 318-317 318s-319-142-319-318c0-175 144-318 319-318s317 143 317 318z">
          <text:p/>
        </draw:path>
        <draw:path draw:style-name="gr10" draw:text-style-name="P3" draw:layer="layout" svg:width="0.635cm" svg:height="0.635cm" svg:x="11.676cm" svg:y="21.781cm" svg:viewBox="0 0 636 636" svg:d="M636 318c0 176-142 318-317 318s-319-142-319-318c0-175 144-318 319-318s317 143 317 318z">
          <text:p/>
        </draw:path>
        <draw:path draw:style-name="gr10" draw:text-style-name="P3" draw:layer="layout" svg:width="0.635cm" svg:height="0.635cm" svg:x="8.501cm" svg:y="19.876cm" svg:viewBox="0 0 636 636" svg:d="M636 318c0 176-142 318-317 318s-319-142-319-318c0-175 144-318 319-318s317 143 317 318z">
          <text:p/>
        </draw:path>
        <draw:path draw:style-name="gr10" draw:text-style-name="P3" draw:layer="layout" svg:width="0.635cm" svg:height="0.635cm" svg:x="10.406cm" svg:y="19.876cm" svg:viewBox="0 0 636 636" svg:d="M636 318c0 176-142 318-317 318s-319-142-319-318c0-175 144-318 319-318s317 143 317 318z">
          <text:p/>
        </draw:path>
        <draw:path draw:style-name="gr10" draw:text-style-name="P3" draw:layer="layout" svg:width="0.635cm" svg:height="0.635cm" svg:x="12.311cm" svg:y="19.876cm" svg:viewBox="0 0 636 636" svg:d="M636 318c0 176-142 318-317 318s-319-142-319-318c0-175 144-318 319-318s317 143 317 318z">
          <text:p/>
        </draw:path>
        <draw:path draw:style-name="gr10" draw:text-style-name="P3" draw:layer="layout" svg:width="0.635cm" svg:height="0.635cm" svg:x="13.899cm" svg:y="20.828cm" svg:viewBox="0 0 636 636" svg:d="M636 318c0 176-142 318-319 318-175 0-317-142-317-318s142-318 317-318c177 0 319 142 319 318z">
          <text:p/>
        </draw:path>
        <draw:line draw:style-name="gr10" draw:text-style-name="P3" draw:layer="layout" svg:x1="7.231cm" svg:y1="20.511cm" svg:x2="7.867cm" svg:y2="21.147cm">
          <text:p/>
        </draw:line>
        <draw:polyline draw:style-name="gr10" draw:text-style-name="P3" draw:layer="layout" svg:width="0.224cm" svg:height="0.225cm" svg:x="7.642cm" svg:y="20.921cm" svg:viewBox="0 0 225 226" draw:points="90,0 225,226 0,90">
          <text:p/>
        </draw:polyline>
        <draw:line draw:style-name="gr10" draw:text-style-name="P3" draw:layer="layout" svg:x1="8.501cm" svg:y1="21.781cm" svg:x2="9.614cm" svg:y2="22.099cm">
          <text:p/>
        </draw:line>
        <draw:polyline draw:style-name="gr10" draw:text-style-name="P3" draw:layer="layout" svg:width="0.263cm" svg:height="0.131cm" svg:x="9.35cm" svg:y="21.967cm" svg:viewBox="0 0 264 132" draw:points="36,0 264,132 0,124">
          <text:p/>
        </draw:polyline>
        <draw:line draw:style-name="gr10" draw:text-style-name="P3" draw:layer="layout" svg:x1="10.565cm" svg:y1="22.098cm" svg:x2="11.518cm" svg:y2="22.098cm">
          <text:p/>
        </draw:line>
        <draw:polyline draw:style-name="gr10" draw:text-style-name="P3" draw:layer="layout" svg:width="0.254cm" svg:height="0.127cm" svg:x="11.264cm" svg:y="22.035cm" svg:viewBox="0 0 255 128" draw:points="0,0 255,63 0,128">
          <text:p/>
        </draw:polyline>
        <draw:line draw:style-name="gr11" draw:text-style-name="P3" draw:layer="layout" svg:x1="7.39cm" svg:y1="20.193cm" svg:x2="8.343cm" svg:y2="20.193cm">
          <text:p/>
        </draw:line>
        <draw:polyline draw:style-name="gr11" draw:text-style-name="P3" draw:layer="layout" svg:width="0.254cm" svg:height="0.127cm" svg:x="8.089cm" svg:y="20.13cm" svg:viewBox="0 0 255 128" draw:points="0,0 255,63 0,128">
          <text:p/>
        </draw:polyline>
        <draw:line draw:style-name="gr11" draw:text-style-name="P3" draw:layer="layout" svg:x1="9.454cm" svg:y1="20.193cm" svg:x2="10.248cm" svg:y2="20.193cm">
          <text:p/>
        </draw:line>
        <draw:polyline draw:style-name="gr11" draw:text-style-name="P3" draw:layer="layout" svg:width="0.254cm" svg:height="0.127cm" svg:x="9.994cm" svg:y="20.13cm" svg:viewBox="0 0 255 128" draw:points="0,0 255,63 0,128">
          <text:p/>
        </draw:polyline>
        <draw:line draw:style-name="gr11" draw:text-style-name="P3" draw:layer="layout" svg:x1="11.359cm" svg:y1="20.193cm" svg:x2="12.153cm" svg:y2="20.193cm">
          <text:p/>
        </draw:line>
        <draw:polyline draw:style-name="gr11" draw:text-style-name="P3" draw:layer="layout" svg:width="0.254cm" svg:height="0.127cm" svg:x="11.899cm" svg:y="20.13cm" svg:viewBox="0 0 255 128" draw:points="0,0 255,63 0,128">
          <text:p/>
        </draw:polyline>
        <draw:line draw:style-name="gr11" draw:text-style-name="P3" draw:layer="layout" svg:x1="13.105cm" svg:y1="20.511cm" svg:x2="13.9cm" svg:y2="20.988cm">
          <text:p/>
        </draw:line>
        <draw:polyline draw:style-name="gr11" draw:text-style-name="P3" draw:layer="layout" svg:width="0.25cm" svg:height="0.184cm" svg:x="13.649cm" svg:y="20.803cm" svg:viewBox="0 0 251 185" draw:points="66,0 251,185 0,109">
          <text:p/>
        </draw:polyline>
        <draw:line draw:style-name="gr12" draw:text-style-name="P3" draw:layer="layout" svg:x1="12.47cm" svg:y1="21.94cm" svg:x2="13.9cm" svg:y2="21.463cm">
          <text:p/>
        </draw:line>
        <draw:polygon draw:style-name="gr13" draw:text-style-name="P10" draw:layer="layout" svg:width="0.26cm" svg:height="0.14cm" svg:x="13.639cm" svg:y="21.463cm" svg:viewBox="0 0 261 141" draw:points="0,20 261,0 41,141 20,82">
          <text:p/>
        </draw:polygon>
        <draw:frame draw:style-name="gr9" draw:text-style-name="P9" draw:layer="layout" svg:width="0.584cm" svg:height="0.584cm" svg:x="13.923cm" svg:y="18.69cm">
          <draw:text-box>
            <text:p text:style-name="P1"><text:span text:style-name="T12">)</text:span><text:span text:style-name="T12">.</text:span></text:p>
          </draw:text-box>
        </draw:frame>
        <draw:frame draw:style-name="gr14" draw:text-style-name="P11" draw:layer="layout" svg:width="0.634cm" svg:height="0.634cm" svg:x="6.756cm" svg:y="19.919cm">
          <draw:text-box>
            <text:p text:style-name="P1"><text:span text:style-name="T13">s</text:span></text:p>
          </draw:text-box>
        </draw:frame>
        <draw:frame draw:style-name="gr14" draw:text-style-name="P11" draw:layer="layout" svg:width="0.634cm" svg:height="0.634cm" svg:x="11.836cm" svg:y="21.824cm">
          <draw:text-box>
            <text:p text:style-name="P1"><text:span text:style-name="T13">u</text:span></text:p>
          </draw:text-box>
        </draw:frame>
        <draw:frame draw:style-name="gr14" draw:text-style-name="P11" draw:layer="layout" svg:width="0.634cm" svg:height="0.634cm" svg:x="14.058cm" svg:y="20.871cm">
          <draw:text-box>
            <text:p text:style-name="P1"><text:span text:style-name="T13">v</text:span></text:p>
          </draw:text-box>
        </draw:frame>
        <draw:frame draw:style-name="gr14" draw:text-style-name="P11" draw:layer="layout" svg:width="1.06cm" svg:height="0.634cm" svg:x="13.899cm" svg:y="20.078cm">
          <draw:text-box>
            <text:p text:style-name="P1"><text:span text:style-name="T13">d</text:span><text:span text:style-name="T13">[</text:span><text:span text:style-name="T13">v</text:span><text:span text:style-name="T13">]</text:span></text:p>
          </draw:text-box>
        </draw:frame>
        <draw:frame draw:style-name="gr14" draw:text-style-name="P11" draw:layer="layout" svg:width="1.06cm" svg:height="0.634cm" svg:x="11.677cm" svg:y="22.776cm">
          <draw:text-box>
            <text:p text:style-name="P1"><text:span text:style-name="T13">d</text:span><text:span text:style-name="T13">[</text:span><text:span text:style-name="T13">u</text:span><text:span text:style-name="T13">]</text:span></text:p>
          </draw:text-box>
        </draw:frame>
        <draw:frame draw:style-name="gr14" draw:text-style-name="P11" draw:layer="layout" svg:width="0.634cm" svg:height="0.634cm" svg:x="12.471cm" svg:y="19.919cm">
          <draw:text-box>
            <text:p text:style-name="P1"><text:span text:style-name="T13">w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0</text:span></text:p>
          </draw:text-box>
        </draw:frame>
        <draw:frame draw:style-name="gr7" draw:text-style-name="P7" draw:layer="layout" svg:width="8.943cm" svg:height="0.983cm" svg:x="0.849cm" svg:y="0.596cm">
          <draw:text-box>
            <text:p>10/EXP/IMP/XPL/1/A</text:p>
          </draw:text-box>
        </draw:frame>
      </draw:page>
      <draw:page draw:name="page11" draw:style-name="dp1" draw:master-page-name="master-page87">
        <draw:frame draw:style-name="gr2" draw:text-style-name="P3" draw:layer="layout" svg:width="12.284cm" svg:height="0.02cm" svg:x="4.652cm" svg:y="8.29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4.652cm" svg:y="8.31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6.916cm" svg:y="8.31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2.284cm" svg:height="0.02cm" svg:x="4.652cm" svg:y="9.33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1.91cm" svg:height="0.701cm" svg:x="4.851cm" svg:y="8.492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R</text:span><text:span text:style-name="T3">e</text:span><text:span text:style-name="T3">l</text:span><text:span text:style-name="T3">a</text:span><text:span text:style-name="T3">x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 </text:span><text:span text:style-name="T3">E</text:span><text:span text:style-name="T3">d</text:span><text:span text:style-name="T3">g</text:span><text:span text:style-name="T3">e</text:span></text:p>
          </draw:text-box>
        </draw:frame>
        <draw:frame draw:style-name="gr3" draw:text-style-name="P4" draw:layer="layout" svg:width="3.194cm" svg:height="0.701cm" svg:x="2.553cm" svg:y="10.528cm">
          <draw:text-box>
            <text:p text:style-name="P1"><text:span text:style-name="T2">R</text:span><text:span text:style-name="T2">e</text:span><text:span text:style-name="T2">l</text:span><text:span text:style-name="T2">a</text:span><text:span text:style-name="T2">x</text:span><text:span text:style-name="T2">(</text:span><text:span text:style-name="T2">u</text:span><text:span text:style-name="T2">,</text:span><text:span text:style-name="T2">v</text:span><text:span text:style-name="T2">)</text:span></text:p>
          </draw:text-box>
        </draw:frame>
        <draw:frame draw:style-name="gr3" draw:text-style-name="P4" draw:layer="layout" svg:width="0.781cm" svg:height="0.701cm" svg:x="3.603cm" svg:y="12.496cm">
          <draw:text-box>
            <text:p text:style-name="P1"><text:span text:style-name="T2">i</text:span><text:span text:style-name="T2">f</text:span><text:span text:style-name="T2"> </text:span><text:span text:style-name="T2">(</text:span></text:p>
          </draw:text-box>
        </draw:frame>
        <draw:frame draw:style-name="gr5" draw:text-style-name="P6" draw:layer="layout" svg:width="0.015cm" svg:height="0.031cm" draw:transform="rotate (-3.14159265358979) translate (4.413cm 12.523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5.034cm 12.51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457cm 12.51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898cm 12.51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723cm 12.69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32cm 12.519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1.272cm" svg:height="0.031cm" draw:transform="rotate (-3.14159265358979) translate (8.082cm 12.519cm)">
          <draw:text-box>
            <text:p text:style-name="P1"><text:span text:style-name="T6"/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8.787cm 12.519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9.345cm 12.519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0.096cm 12.523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0.72cm 12.519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11.328cm" svg:y="12.496cm">
          <draw:text-box>
            <text:p text:style-name="P1"><text:span text:style-name="T2">)</text:span></text:p>
          </draw:text-box>
        </draw:frame>
        <draw:frame draw:style-name="gr5" draw:text-style-name="P6" draw:layer="layout" svg:width="0.015cm" svg:height="0.031cm" draw:transform="rotate (-3.14159265358979) translate (4.684cm 13.51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5.305cm 13.507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6.17cm 13.507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7.037cm 13.51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7.662cm 13.50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53cm 13.50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355cm 13.68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951cm 13.507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1.272cm" svg:height="0.031cm" draw:transform="rotate (-3.14159265358979) translate (10.71cm 13.507cm)">
          <draw:text-box>
            <text:p text:style-name="P1"><text:span text:style-name="T6"/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11.415cm 13.507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1.705cm" svg:y="13.483cm">
          <draw:text-box>
            <text:p text:style-name="P1"><text:span text:style-name="T2">;</text:span></text:p>
          </draw:text-box>
        </draw:frame>
        <draw:frame draw:style-name="gr5" draw:text-style-name="P6" draw:layer="layout" svg:width="0.003cm" svg:height="0.031cm" draw:transform="rotate (-3.14159265358979) translate (4.639cm 14.97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415cm 14.978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5.753cm 14.491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6.378cm 14.488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7.246cm 14.48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11cm 14.488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8.513cm" svg:y="14.465cm">
          <draw:text-box>
            <text:p text:style-name="P1"><text:span text:style-name="T2">;</text:span></text:p>
          </draw:text-box>
        </draw:frame>
        <draw:frame draw:style-name="gr5" draw:text-style-name="P6" draw:layer="layout" svg:width="0.003cm" svg:height="0.031cm" draw:transform="rotate (-3.14159265358979) translate (3.654cm 15.41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2.607cm 16.4cm)">
          <draw:text-box>
            <text:p text:style-name="P1"><text:span text:style-name="T6"/></text:p>
          </draw:text-box>
        </draw:frame>
        <draw:frame draw:style-name="gr3" draw:text-style-name="P4" draw:layer="layout" svg:width="10.59cm" svg:height="0.701cm" svg:x="2.553cm" svg:y="18.474cm">
          <draw:text-box>
            <text:p text:style-name="P1"><text:span text:style-name="T3">R</text:span><text:span text:style-name="T3">e</text:span><text:span text:style-name="T3">m</text:span><text:span text:style-name="T3">a</text:span><text:span text:style-name="T3">r</text:span><text:span text:style-name="T3">k</text:span><text:span text:style-name="T3">: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e</text:span><text:span text:style-name="T2">d</text:span><text:span text:style-name="T2">e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r</text:span></text:p>
          </draw:text-box>
        </draw:frame>
        <draw:frame draw:style-name="gr5" draw:text-style-name="P6" draw:layer="layout" svg:width="0.003cm" svg:height="0.031cm" draw:transform="rotate (-3.14159265358979) translate (13.282cm 18.98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4.058cm 18.989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4.396cm 18.502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15.141cm 18.499cm)">
          <draw:text-box>
            <text:p text:style-name="P1"><text:span text:style-name="T6"/></text:p>
          </draw:text-box>
        </draw:frame>
        <draw:frame draw:style-name="gr3" draw:text-style-name="P4" draw:layer="layout" svg:width="3.49cm" svg:height="0.701cm" svg:x="15.547cm" svg:y="18.474cm">
          <draw:text-box>
            <text:p text:style-name="P1"><text:span text:style-name="T2">i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-</text:span></text:p>
          </draw:text-box>
        </draw:frame>
        <draw:frame draw:style-name="gr3" draw:text-style-name="P4" draw:layer="layout" svg:width="8.016cm" svg:height="0.701cm" svg:x="2.553cm" svg:y="19.456cm">
          <draw:text-box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e</text:span><text:span text:style-name="T2">s</text:span><text:span text:style-name="T2">t</text:span><text:span text:style-name="T2"> </text:span><text:span text:style-name="T2">p</text:span><text:span text:style-name="T2">a</text:span><text:span text:style-name="T2">t</text:span><text:span text:style-name="T2">h</text:span><text:span text:style-name="T2">s</text:span><text:span text:style-name="T2">.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1</text:span></text:p>
          </draw:text-box>
        </draw:frame>
        <draw:frame draw:style-name="gr7" draw:text-style-name="P7" draw:layer="layout" svg:width="9.197cm" svg:height="0.983cm" svg:x="0.595cm" svg:y="0.85cm">
          <draw:text-box>
            <text:p>11/EXP/IMP/DEO/1/A</text:p>
          </draw:text-box>
        </draw:frame>
      </draw:page>
      <draw:page draw:name="page12" draw:style-name="dp1" draw:master-page-name="master-page90">
        <draw:frame draw:style-name="gr2" draw:text-style-name="P3" draw:layer="layout" svg:width="16.805cm" svg:height="0.02cm" svg:x="2.552cm" svg:y="7.213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2.552cm" svg:y="7.23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9.337cm" svg:y="7.23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6.805cm" svg:height="0.02cm" svg:x="2.552cm" svg:y="8.246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6.406cm" svg:height="0.701cm" svg:x="2.752cm" svg:y="7.408cm">
          <draw:text-box>
            <text:p text:style-name="P1"><text:span text:style-name="T3">I</text:span><text:span text:style-name="T3">d</text:span><text:span text:style-name="T3">e</text:span><text:span text:style-name="T3">a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:</text:span><text:span text:style-name="T7"> </text:span><text:span text:style-name="T7">R</text:span><text:span text:style-name="T7">e</text:span><text:span text:style-name="T7">p</text:span><text:span text:style-name="T7">e</text:span><text:span text:style-name="T7">a</text:span><text:span text:style-name="T7">t</text:span><text:span text:style-name="T7">e</text:span><text:span text:style-name="T7">d</text:span><text:span text:style-name="T7"> </text:span><text:span text:style-name="T7">R</text:span><text:span text:style-name="T7">e</text:span><text:span text:style-name="T7">l</text:span><text:span text:style-name="T7">a</text:span><text:span text:style-name="T7">x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3" draw:text-style-name="P4" draw:layer="layout" svg:width="15.636cm" svg:height="0.701cm" svg:x="3.89cm" svg:y="9.973cm">
          <draw:text-box>
            <text:p text:style-name="P1"><text:span text:style-name="T2">D</text:span><text:span text:style-name="T2">i</text:span><text:span text:style-name="T2">j</text:span><text:span text:style-name="T2">k</text:span><text:span text:style-name="T2">s</text:span><text:span text:style-name="T2">t</text:span><text:span text:style-name="T2">r</text:span><text:span text:style-name="T2">a</text:span><text:span text:style-name="T2">’</text:span><text:span text:style-name="T2">s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e</text:span><text:span text:style-name="T2">s</text:span><text:span text:style-name="T2"> </text:span><text:span text:style-name="T2">b</text:span><text:span text:style-name="T2">y</text:span><text:span text:style-name="T2"> </text:span><text:span text:style-name="T2">m</text:span><text:span text:style-name="T2">a</text:span><text:span text:style-name="T2">i</text:span><text:span text:style-name="T2">n</text:span><text:span text:style-name="T2">t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s</text:span><text:span text:style-name="T2">u</text:span><text:span text:style-name="T2">b</text:span><text:span text:style-name="T2">-</text:span></text:p>
          </draw:text-box>
        </draw:frame>
        <draw:frame draw:style-name="gr3" draw:text-style-name="P4" draw:layer="layout" svg:width="4.519cm" svg:height="0.701cm" svg:x="3.89cm" svg:y="10.955cm">
          <draw:text-box>
            <text:p text:style-name="P1"><text:span text:style-name="T2">s</text:span><text:span text:style-name="T2">e</text:span><text:span text:style-name="T2">t</text:span><text:span text:style-name="T2"> </text:span><text:span text:style-name="T2">o</text:span><text:span text:style-name="T2">f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,</text:span></text:p>
          </draw:text-box>
        </draw:frame>
        <draw:frame draw:style-name="gr5" draw:text-style-name="P6" draw:layer="layout" svg:width="0.003cm" svg:height="0.031cm" draw:transform="rotate (-3.14159265358979) translate (9.26cm 11.47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0.025cm 10.981cm)">
          <draw:text-box>
            <text:p text:style-name="P1"><text:span text:style-name="T6"/></text:p>
          </draw:text-box>
        </draw:frame>
        <draw:frame draw:style-name="gr3" draw:text-style-name="P4" draw:layer="layout" svg:width="8.667cm" svg:height="0.701cm" svg:x="10.58cm" svg:y="10.955cm">
          <draw:text-box>
            <text:p text:style-name="P1"><text:span text:style-name="T2">,</text:span><text:span text:style-name="T2"> </text:span><text:span text:style-name="T2">f</text:span><text:span text:style-name="T2">o</text:span><text:span text:style-name="T2">r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w</text:span><text:span text:style-name="T2">e</text:span><text:span text:style-name="T4"> </text:span><text:span text:style-name="T4">k</text:span><text:span text:style-name="T4">n</text:span><text:span text:style-name="T4">o</text:span><text:span text:style-name="T4">w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r</text:span><text:span text:style-name="T2">u</text:span><text:span text:style-name="T2">e</text:span></text:p>
          </draw:text-box>
        </draw:frame>
        <draw:frame draw:style-name="gr3" draw:text-style-name="P4" draw:layer="layout" svg:width="4.849cm" svg:height="0.701cm" svg:x="3.89cm" svg:y="11.942cm">
          <draw:text-box>
            <text:p text:style-name="P1"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,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/text:p>
          </draw:text-box>
        </draw:frame>
        <draw:frame draw:style-name="gr5" draw:text-style-name="P6" draw:layer="layout" svg:width="0.015cm" svg:height="0.031cm" draw:transform="rotate (-3.14159265358979) translate (8.96cm 11.969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9.581cm 11.965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0.445cm 11.965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11.317cm 12.456cm)">
          <draw:text-box>
            <text:p text:style-name="P1"><text:span text:style-name="T6">!</text:span></text:p>
          </draw:text-box>
        </draw:frame>
        <draw:frame draw:style-name="gr5" draw:text-style-name="P6" draw:layer="layout" svg:width="0.003cm" svg:height="0.031cm" draw:transform="rotate (-3.14159265358979) translate (11.715cm 11.965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2.386cm 11.965cm)">
          <draw:text-box>
            <text:p text:style-name="P1"><text:span text:style-name="T6"/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13.091cm 11.965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3.382cm" svg:y="11.942cm">
          <draw:text-box>
            <text:p text:style-name="P1"><text:span text:style-name="T2">.</text:span></text:p>
          </draw:text-box>
        </draw:frame>
        <draw:frame draw:style-name="gr3" draw:text-style-name="P4" draw:layer="layout" svg:width="2.14cm" svg:height="0.701cm" svg:x="3.89cm" svg:y="14.507cm">
          <draw:text-box>
            <text:p text:style-name="P1"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l</text:span><text:span text:style-name="T2">y</text:span></text:p>
          </draw:text-box>
        </draw:frame>
        <draw:frame draw:style-name="gr5" draw:text-style-name="P6" draw:layer="layout" svg:width="0.003cm" svg:height="0.031cm" draw:transform="rotate (-3.14159265358979) translate (7.006cm 14.5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909cm 14.53cm)">
          <draw:text-box>
            <text:p text:style-name="P1"><text:span text:style-name="T6"/></text:p>
          </draw:text-box>
        </draw:frame>
        <draw:frame draw:style-name="gr3" draw:text-style-name="P4" draw:layer="layout" svg:width="8.359cm" svg:height="0.701cm" svg:x="8.245cm" svg:y="14.507cm">
          <draw:text-box>
            <text:p text:style-name="P1"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text:span text:style-name="T2"> </text:span><text:span text:style-name="T2">s</text:span><text:span text:style-name="T2">e</text:span><text:span text:style-name="T2">t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e</text:span><text:span text:style-name="T2"> </text:span><text:span text:style-name="T2">s</text:span><text:span text:style-name="T2">e</text:span><text:span text:style-name="T2">t</text:span></text:p>
          </draw:text-box>
        </draw:frame>
        <draw:frame draw:style-name="gr5" draw:text-style-name="P6" draw:layer="layout" svg:width="0.015cm" svg:height="0.031cm" draw:transform="rotate (-3.14159265358979) translate (16.926cm 14.533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17.882cm 14.5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8.397cm 14.5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3.933cm 15.514cm)">
          <draw:text-box>
            <text:p text:style-name="P1"><text:span text:style-name="T6"/></text:p>
          </draw:text-box>
        </draw:frame>
        <draw:frame draw:style-name="gr3" draw:text-style-name="P4" draw:layer="layout" svg:width="1.17cm" svg:height="0.701cm" svg:x="4.53cm" svg:y="15.489cm">
          <draw:text-box>
            <text:p text:style-name="P1"><text:span text:style-name="T2">a</text:span><text:span text:style-name="T2">n</text:span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5.937cm 15.518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6.558cm 15.514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7.44cm 15.514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8.339cm 16.005cm)">
          <draw:text-box>
            <text:p text:style-name="P1"><text:span text:style-name="T6">"</text:span></text:p>
          </draw:text-box>
        </draw:frame>
        <draw:frame draw:style-name="gr3" draw:text-style-name="P4" draw:layer="layout" svg:width="6.466cm" svg:height="0.701cm" svg:x="9.244cm" svg:y="15.489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a</text:span><text:span text:style-name="T2">l</text:span><text:span text:style-name="T2">l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s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/text:p>
          </draw:text-box>
        </draw:frame>
        <draw:frame draw:style-name="gr5" draw:text-style-name="P6" draw:layer="layout" svg:width="1.272cm" svg:height="0.031cm" draw:transform="rotate (-3.14159265358979) translate (15.952cm 15.514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6.313cm" svg:y="15.489cm">
          <draw:text-box>
            <text:p text:style-name="P1"><text:span text:style-name="T2">.</text:span></text:p>
          </draw:text-box>
        </draw:frame>
        <draw:frame draw:style-name="gr3" draw:text-style-name="P4" draw:layer="layout" svg:width="2.25cm" svg:height="0.701cm" svg:x="16.778cm" svg:y="15.489cm">
          <draw:text-box>
            <text:p text:style-name="P1"><text:span text:style-name="T2">O</text:span><text:span text:style-name="T2">n</text:span><text:span text:style-name="T2">e</text:span><text:span text:style-name="T2"> </text:span><text:span text:style-name="T2">b</text:span><text:span text:style-name="T2">y</text:span></text:p>
          </draw:text-box>
        </draw:frame>
        <draw:frame draw:style-name="gr3" draw:text-style-name="P4" draw:layer="layout" svg:width="8.498cm" svg:height="0.701cm" svg:x="3.89cm" svg:y="16.476cm">
          <draw:text-box>
            <text:p text:style-name="P1"><text:span text:style-name="T2">o</text:span><text:span text:style-name="T2">n</text:span><text:span text:style-name="T2">e</text:span><text:span text:style-name="T2"> </text:span><text:span text:style-name="T2">w</text:span><text:span text:style-name="T2">e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/text:p>
          </draw:text-box>
        </draw:frame>
        <draw:frame draw:style-name="gr5" draw:text-style-name="P6" draw:layer="layout" svg:width="0.003cm" svg:height="0.031cm" draw:transform="rotate (-3.14159265358979) translate (12.601cm 16.49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363cm 16.498cm)">
          <draw:text-box>
            <text:p text:style-name="P1"><text:span text:style-name="T6"/></text:p>
          </draw:text-box>
        </draw:frame>
        <draw:frame draw:style-name="gr3" draw:text-style-name="P4" draw:layer="layout" svg:width="2.711cm" svg:height="0.701cm" svg:x="14.543cm" svg:y="16.476cm">
          <draw:text-box>
            <text:p text:style-name="P1"><text:span text:style-name="T2">t</text:span><text:span text:style-name="T2">o</text:span><text:span text:style-name="T2"> </text:span><text:span text:style-name="T2">a</text:span><text:span text:style-name="T2">d</text:span><text:span text:style-name="T2">d</text:span><text:span text:style-name="T2"> </text:span><text:span text:style-name="T2">t</text:span><text:span text:style-name="T2">o</text:span></text:p>
          </draw:text-box>
        </draw:frame>
        <draw:frame draw:style-name="gr3" draw:text-style-name="P4" draw:layer="layout" svg:width="0.701cm" svg:height="0.701cm" svg:x="17.948cm" svg:y="16.476cm">
          <draw:text-box>
            <text:p text:style-name="P1"><text:span text:style-name="T2">.</text:span></text:p>
          </draw:text-box>
        </draw:frame>
        <draw:frame draw:style-name="gr3" draw:text-style-name="P4" draw:layer="layout" svg:width="2.335cm" svg:height="0.701cm" svg:x="3.89cm" svg:y="19.041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t</text:span></text:p>
          </draw:text-box>
        </draw:frame>
        <draw:frame draw:style-name="gr3" draw:text-style-name="P4" draw:layer="layout" svg:width="11.707cm" svg:height="0.701cm" svg:x="7.186cm" svg:y="19.041cm">
          <draw:text-box>
            <text:p text:style-name="P1"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 </text:span><text:span text:style-name="T2">a</text:span><text:span text:style-name="T2">r</text:span><text:span text:style-name="T2">r</text:span><text:span text:style-name="T2">a</text:span><text:span text:style-name="T2">y</text:span><text:span text:style-name="T2"> </text:span><text:span text:style-name="T2">o</text:span><text:span text:style-name="T2">f</text:span></text:p>
          </draw:text-box>
        </draw:frame>
        <draw:frame draw:style-name="gr3" draw:text-style-name="P4" draw:layer="layout" svg:width="4.151cm" svg:height="0.701cm" svg:x="3.89cm" svg:y="20.023cm">
          <draw:text-box>
            <text:p text:style-name="P1"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c</text:span><text:span text:style-name="T2">o</text:span><text:span text:style-name="T2">l</text:span><text:span text:style-name="T2">o</text:span><text:span text:style-name="T2">r</text:span><text:span text:style-name="T2">s</text:span><text:span text:style-name="T2">.</text:span></text:p>
          </draw:text-box>
        </draw:frame>
        <draw:frame draw:style-name="gr3" draw:text-style-name="P4" draw:layer="layout" svg:width="3.037cm" svg:height="0.701cm" svg:x="8.501cm" svg:y="20.023cm">
          <draw:text-box>
            <text:p text:style-name="P1"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l</text:span><text:span text:style-name="T2">y</text:span><text:span text:style-name="T2"> </text:span><text:span text:style-name="T2">a</text:span><text:span text:style-name="T2">l</text:span><text:span text:style-name="T2">l</text:span></text:p>
          </draw:text-box>
        </draw:frame>
        <draw:frame draw:style-name="gr3" draw:text-style-name="P4" draw:layer="layout" svg:width="5.632cm" svg:height="0.701cm" svg:x="11.843cm" svg:y="20.023cm">
          <draw:text-box>
            <text:p text:style-name="P1"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w</text:span><text:span text:style-name="T2">h</text:span><text:span text:style-name="T2">i</text:span><text:span text:style-name="T2">t</text:span><text:span text:style-name="T2">e</text:span><text:span text:style-name="T2">,</text:span></text:p>
          </draw:text-box>
        </draw:frame>
        <draw:frame draw:style-name="gr3" draw:text-style-name="P4" draw:layer="layout" svg:width="1.17cm" svg:height="0.701cm" svg:x="17.858cm" svg:y="20.023cm">
          <draw:text-box>
            <text:p text:style-name="P1"><text:span text:style-name="T2">a</text:span><text:span text:style-name="T2">n</text:span><text:span text:style-name="T2">d</text:span></text:p>
          </draw:text-box>
        </draw:frame>
        <draw:frame draw:style-name="gr3" draw:text-style-name="P4" draw:layer="layout" svg:width="2.017cm" svg:height="0.701cm" svg:x="3.89cm" svg:y="21.01cm">
          <draw:text-box>
            <text:p text:style-name="P1"><text:span text:style-name="T2">w</text:span><text:span text:style-name="T2">e</text:span><text:span text:style-name="T2"> </text:span><text:span text:style-name="T2">s</text:span><text:span text:style-name="T2">e</text:span><text:span text:style-name="T2">t</text:span></text:p>
          </draw:text-box>
        </draw:frame>
        <draw:frame draw:style-name="gr5" draw:text-style-name="P6" draw:layer="layout" svg:width="0.015cm" svg:height="0.031cm" draw:transform="rotate (-3.14159265358979) translate (6.131cm 21.215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7.397cm 21.526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7.997cm 21.035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8.861cm 21.035cm)">
          <draw:text-box>
            <text:p text:style-name="P1"><text:span text:style-name="T6"/></text:p>
          </draw:text-box>
        </draw:frame>
        <draw:frame draw:style-name="gr3" draw:text-style-name="P4" draw:layer="layout" svg:width="6.365cm" svg:height="0.701cm" svg:x="9.697cm" svg:y="21.01cm">
          <draw:text-box>
            <text:p text:style-name="P1"><text:span text:style-name="T2">b</text:span><text:span text:style-name="T2">l</text:span><text:span text:style-name="T2">a</text:span><text:span text:style-name="T2">c</text:span><text:span text:style-name="T2">k</text:span><text:span text:style-name="T2"> </text:span><text:span text:style-name="T2">t</text:span><text:span text:style-name="T2">o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/text:p>
          </draw:text-box>
        </draw:frame>
        <draw:frame draw:style-name="gr5" draw:text-style-name="P6" draw:layer="layout" svg:width="1.272cm" svg:height="0.031cm" draw:transform="rotate (-3.14159265358979) translate (16.263cm 21.035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6.887cm 21.526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18.023cm" svg:y="21.01cm">
          <draw:text-box>
            <text:p text:style-name="P1"><text:span text:style-name="T2">.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2</text:span></text:p>
          </draw:text-box>
        </draw:frame>
        <draw:frame draw:style-name="gr7" draw:text-style-name="P7" draw:layer="layout" svg:width="8.943cm" svg:height="0.983cm" svg:x="0.214cm" svg:y="0.723cm">
          <draw:text-box>
            <text:p>12/EXP/IMP/XPL/1/A</text:p>
          </draw:text-box>
        </draw:frame>
      </draw:page>
      <draw:page draw:name="page13" draw:style-name="dp1" draw:master-page-name="master-page65">
        <draw:frame draw:style-name="gr2" draw:text-style-name="P3" draw:layer="layout" svg:width="12.559cm" svg:height="0.02cm" svg:x="4.517cm" svg:y="5.795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4.517cm" svg:y="5.812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17.051cm" svg:y="5.812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2.559cm" svg:height="0.02cm" svg:x="4.517cm" svg:y="6.837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2.198cm" svg:height="0.701cm" svg:x="4.712cm" svg:y="5.998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n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3" draw:text-style-name="P4" draw:layer="layout" svg:width="6.132cm" svg:height="0.701cm" svg:x="2.553cm" svg:y="8.039cm">
          <draw:text-box>
            <text:p text:style-name="P1"><text:span text:style-name="T3">R</text:span><text:span text:style-name="T3">e</text:span><text:span text:style-name="T3">c</text:span><text:span text:style-name="T3">a</text:span><text:span text:style-name="T3">l</text:span><text:span text:style-name="T3">l</text:span><text:span text:style-name="T3"> </text:span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 </text:span><text:span text:style-name="T3">2</text:span><text:span text:style-name="T3">:</text:span></text:p>
          </draw:text-box>
        </draw:frame>
        <draw:frame draw:style-name="gr3" draw:text-style-name="P4" draw:layer="layout" svg:width="9.574cm" svg:height="0.701cm" svg:x="9.121cm" svg:y="8.039cm">
          <draw:text-box>
            <text:p text:style-name="P1"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s</text:span><text:span text:style-name="T2">t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i</text:span><text:span text:style-name="T2">n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/text:p>
          </draw:text-box>
        </draw:frame>
        <draw:frame draw:style-name="gr3" draw:text-style-name="P4" draw:layer="layout" svg:width="16.47cm" svg:height="0.701cm" svg:x="2.553cm" svg:y="9.021cm">
          <draw:text-box>
            <text:p text:style-name="P1"><text:span text:style-name="T2">t</text:span><text:span text:style-name="T2">o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,</text:span><text:span text:style-name="T2"> </text:span><text:span text:style-name="T2">s</text:span><text:span text:style-name="T2">o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g</text:span><text:span text:style-name="T2">u</text:span><text:span text:style-name="T2">a</text:span><text:span text:style-name="T2">r</text:span><text:span text:style-name="T2">a</text:span><text:span text:style-name="T2">n</text:span><text:span text:style-name="T2">-</text:span></text:p>
          </draw:text-box>
        </draw:frame>
        <draw:frame draw:style-name="gr3" draw:text-style-name="P4" draw:layer="layout" svg:width="11.868cm" svg:height="0.701cm" svg:x="2.553cm" svg:y="10.007cm">
          <draw:text-box>
            <text:p text:style-name="P1"><text:span text:style-name="T2">t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r</text:span><text:span text:style-name="T2">u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s</text:span><text:span text:style-name="T2">.</text:span></text:p>
          </draw:text-box>
        </draw:frame>
        <draw:frame draw:style-name="gr3" draw:text-style-name="P4" draw:layer="layout" svg:width="1.395cm" svg:height="0.701cm" svg:x="2.553cm" svg:y="10.989cm">
          <draw:text-box>
            <text:p text:style-name="P1"><text:span text:style-name="T2">T</text:span><text:span text:style-name="T2">h</text:span><text:span text:style-name="T2">a</text:span><text:span text:style-name="T2">t</text:span></text:p>
          </draw:text-box>
        </draw:frame>
        <draw:frame draw:style-name="gr3" draw:text-style-name="P4" draw:layer="layout" svg:width="0.701cm" svg:height="0.701cm" svg:x="4.228cm" svg:y="10.989cm">
          <draw:text-box>
            <text:p text:style-name="P1"><text:span text:style-name="T2">i</text:span><text:span text:style-name="T2">s</text:span><text:span text:style-name="T2">,</text:span></text:p>
          </draw:text-box>
        </draw:frame>
        <draw:frame draw:style-name="gr3" draw:text-style-name="P4" draw:layer="layout" svg:width="9.265cm" svg:height="0.701cm" svg:x="5.213cm" svg:y="10.989cm">
          <draw:text-box>
            <text:p text:style-name="P1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/text:p>
          </draw:text-box>
        </draw:frame>
        <draw:frame draw:style-name="gr3" draw:text-style-name="P4" draw:layer="layout" svg:width="3.88cm" svg:height="0.701cm" svg:x="15.069cm" svg:y="10.989cm">
          <draw:text-box>
            <text:p text:style-name="P1"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/text:p>
          </draw:text-box>
        </draw:frame>
        <draw:frame draw:style-name="gr3" draw:text-style-name="P4" draw:layer="layout" svg:width="6.708cm" svg:height="0.701cm" svg:x="2.553cm" svg:y="11.971cm">
          <draw:text-box>
            <text:p text:style-name="P1"><text:span text:style-name="T2">a</text:span><text:span text:style-name="T2">m</text:span><text:span text:style-name="T2">o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o</text:span><text:span text:style-name="T2">f</text:span></text:p>
          </draw:text-box>
        </draw:frame>
        <draw:frame draw:style-name="gr5" draw:text-style-name="P6" draw:layer="layout" svg:width="0.003cm" svg:height="0.031cm" draw:transform="rotate (-3.14159265358979) translate (9.486cm 11.99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0.248cm 11.997cm)">
          <draw:text-box>
            <text:p text:style-name="P1"><text:span text:style-name="T6"/></text:p>
          </draw:text-box>
        </draw:frame>
        <draw:frame draw:style-name="gr3" draw:text-style-name="P4" draw:layer="layout" svg:width="5.107cm" svg:height="0.701cm" svg:x="11.428cm" svg:y="11.971cm">
          <draw:text-box>
            <text:p text:style-name="P1"><text:span text:style-name="T2">t</text:span><text:span text:style-name="T2">o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n</text:span><text:span text:style-name="T2">e</text:span><text:span text:style-name="T2">x</text:span><text:span text:style-name="T2">t</text:span><text:span text:style-name="T2">?</text:span></text:p>
          </draw:text-box>
        </draw:frame>
        <draw:frame draw:style-name="gr3" draw:text-style-name="P4" draw:layer="layout" svg:width="2.754cm" svg:height="0.701cm" svg:x="2.553cm" svg:y="14.012cm">
          <draw:text-box>
            <text:p text:style-name="P1"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:</text:span></text:p>
          </draw:text-box>
        </draw:frame>
        <draw:frame draw:style-name="gr3" draw:text-style-name="P4" draw:layer="layout" svg:width="8.54cm" svg:height="0.701cm" svg:x="5.648cm" svg:y="14.012cm">
          <draw:text-box>
            <text:p text:style-name="P1"><text:span text:style-name="T2">W</text:span><text:span text:style-name="T2">e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4"> </text:span><text:span text:style-name="T4">g</text:span><text:span text:style-name="T4">r</text:span><text:span text:style-name="T4">e</text:span><text:span text:style-name="T4">e</text:span><text:span text:style-name="T4">d</text:span><text:span text:style-name="T4">y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.</text:span></text:p>
          </draw:text-box>
        </draw:frame>
        <draw:frame draw:style-name="gr3" draw:text-style-name="P4" draw:layer="layout" svg:width="4.104cm" svg:height="0.701cm" svg:x="14.798cm" svg:y="14.012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v</text:span><text:span text:style-name="T2">e</text:span><text:span text:style-name="T2">r</text:span><text:span text:style-name="T2">-</text:span></text:p>
          </draw:text-box>
        </draw:frame>
        <draw:frame draw:style-name="gr3" draw:text-style-name="P4" draw:layer="layout" svg:width="1.649cm" svg:height="0.701cm" svg:x="2.553cm" svg:y="14.994cm">
          <draw:text-box>
            <text:p text:style-name="P1"><text:span text:style-name="T2">t</text:span><text:span text:style-name="T2">e</text:span><text:span text:style-name="T2">x</text:span><text:span text:style-name="T2"> </text:span><text:span text:style-name="T2">i</text:span><text:span text:style-name="T2">n</text:span></text:p>
          </draw:text-box>
        </draw:frame>
        <draw:frame draw:style-name="gr5" draw:text-style-name="P6" draw:layer="layout" svg:width="0.003cm" svg:height="0.031cm" draw:transform="rotate (-3.14159265358979) translate (4.536cm 15.01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302cm 15.50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085cm 15.01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889cm 15.017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7.915cm" svg:y="14.994cm">
          <draw:text-box>
            <text:p text:style-name="P1"><text:span text:style-name="T2">,</text:span></text:p>
          </draw:text-box>
        </draw:frame>
        <draw:frame draw:style-name="gr3" draw:text-style-name="P4" draw:layer="layout" svg:width="10.403cm" svg:height="0.701cm" svg:x="8.372cm" svg:y="14.994cm">
          <draw:text-box>
            <text:p text:style-name="P1"><text:span text:style-name="T2">w</text:span><text:span text:style-name="T2">e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d</text:span><text:span text:style-name="T2"> </text:span><text:span text:style-name="T2">a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 </text:span><text:span text:style-name="T2">e</text:span><text:span text:style-name="T2">s</text:span><text:span text:style-name="T2">-</text:span></text:p>
          </draw:text-box>
        </draw:frame>
        <draw:frame draw:style-name="gr3" draw:text-style-name="P4" draw:layer="layout" svg:width="1.89cm" svg:height="0.701cm" svg:x="2.553cm" svg:y="15.98cm">
          <draw:text-box>
            <text:p text:style-name="P1"><text:span text:style-name="T2">t</text:span><text:span text:style-name="T2">i</text:span><text:span text:style-name="T2">m</text:span><text:span text:style-name="T2">a</text:span><text:span text:style-name="T2">t</text:span><text:span text:style-name="T2">e</text:span></text:p>
          </draw:text-box>
        </draw:frame>
        <draw:frame draw:style-name="gr5" draw:text-style-name="P6" draw:layer="layout" svg:width="0.015cm" svg:height="0.031cm" draw:transform="rotate (-3.14159265358979) translate (4.766cm 16.008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5.39cm 16.005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6.039cm" svg:y="15.98cm">
          <draw:text-box>
            <text:p text:style-name="P1"><text:span text:style-name="T2">.</text:span></text:p>
          </draw:text-box>
        </draw:frame>
        <draw:frame draw:style-name="gr3" draw:text-style-name="P4" draw:layer="layout" svg:width="2.707cm" svg:height="0.701cm" svg:x="6.729cm" svg:y="15.98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</text:span></text:p>
          </draw:text-box>
        </draw:frame>
        <draw:frame draw:style-name="gr3" draw:text-style-name="P4" draw:layer="layout" svg:width="8.913cm" svg:height="0.701cm" svg:x="9.791cm" svg:y="15.98cm">
          <draw:text-box>
            <text:p text:style-name="P1"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text:span text:style-name="T2">i</text:span><text:span text:style-name="T2">s</text:span><text:span text:style-name="T2"> </text:span><text:span text:style-name="T2">a</text:span><text:span text:style-name="T2">l</text:span><text:span text:style-name="T2">w</text:span><text:span text:style-name="T2">a</text:span><text:span text:style-name="T2">y</text:span><text:span text:style-name="T2">s</text:span><text:span text:style-name="T2"> </text:span><text:span text:style-name="T2">a</text:span></text:p>
          </draw:text-box>
        </draw:frame>
        <draw:frame draw:style-name="gr3" draw:text-style-name="P4" draw:layer="layout" svg:width="1.89cm" svg:height="0.701cm" svg:x="2.553cm" svg:y="16.963cm">
          <draw:text-box>
            <text:p text:style-name="P1"><text:span text:style-name="T2">v</text:span><text:span text:style-name="T2">e</text:span><text:span text:style-name="T2">r</text:span><text:span text:style-name="T2">t</text:span><text:span text:style-name="T2">e</text:span><text:span text:style-name="T2">x</text:span></text:p>
          </draw:text-box>
        </draw:frame>
        <draw:frame draw:style-name="gr5" draw:text-style-name="P6" draw:layer="layout" svg:width="0.003cm" svg:height="0.031cm" draw:transform="rotate (-3.14159265358979) translate (4.716cm 16.98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468cm 17.47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237cm 16.98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034cm 16.985cm)">
          <draw:text-box>
            <text:p text:style-name="P1"><text:span text:style-name="T6"/></text:p>
          </draw:text-box>
        </draw:frame>
        <draw:frame draw:style-name="gr3" draw:text-style-name="P4" draw:layer="layout" svg:width="2.8cm" svg:height="0.701cm" svg:x="8.295cm" svg:y="16.963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/text:p>
          </draw:text-box>
        </draw:frame>
        <draw:frame draw:style-name="gr5" draw:text-style-name="P6" draw:layer="layout" svg:width="0.015cm" svg:height="0.031cm" draw:transform="rotate (-3.14159265358979) translate (11.394cm 16.989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12.015cm 16.98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438cm 16.985cm)">
          <draw:text-box>
            <text:p text:style-name="P1"><text:span text:style-name="T6"/></text:p>
          </draw:text-box>
        </draw:frame>
        <draw:frame draw:style-name="gr3" draw:text-style-name="P4" draw:layer="layout" svg:width="5.984cm" svg:height="0.701cm" svg:x="12.908cm" svg:y="16.963cm">
          <draw:text-box>
            <text:p text:style-name="P1"><text:span text:style-name="T2">i</text:span><text:span text:style-name="T2">s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,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,</text:span></text:p>
          </draw:text-box>
        </draw:frame>
        <draw:frame draw:style-name="gr3" draw:text-style-name="P4" draw:layer="layout" svg:width="16.66cm" svg:height="0.701cm" svg:x="2.553cm" svg:y="17.949cm">
          <draw:text-box>
            <text:p text:style-name="P1"><text:span text:style-name="T2">w</text:span><text:span text:style-name="T2">e</text:span><text:span text:style-name="T2"> </text:span><text:span text:style-name="T2">t</text:span><text:span text:style-name="T2">a</text:span><text:span text:style-name="T2">k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l</text:span><text:span text:style-name="T2">o</text:span><text:span text:style-name="T2">s</text:span><text:span text:style-name="T2">e</text:span><text:span text:style-name="T2">s</text:span><text:span text:style-name="T2">t</text:span><text:span text:style-name="T2"> </text:span><text:span text:style-name="T2">(</text:span><text:span text:style-name="T2">b</text:span><text:span text:style-name="T2">y</text:span><text:span text:style-name="T2"> </text:span><text:span text:style-name="T2">o</text:span><text:span text:style-name="T2">u</text:span><text:span text:style-name="T2">r</text:span></text:p>
          </draw:text-box>
        </draw:frame>
        <draw:frame draw:style-name="gr3" draw:text-style-name="P4" draw:layer="layout" svg:width="3.634cm" svg:height="0.701cm" svg:x="2.553cm" svg:y="18.931cm">
          <draw:text-box>
            <text:p text:style-name="P1"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)</text:span><text:span text:style-name="T2"> </text:span><text:span text:style-name="T2">t</text:span><text:span text:style-name="T2">o</text:span></text:p>
          </draw:text-box>
        </draw:frame>
        <draw:frame draw:style-name="gr3" draw:text-style-name="P4" draw:layer="layout" svg:width="0.701cm" svg:height="0.701cm" svg:x="6.74cm" svg:y="18.931cm">
          <draw:text-box>
            <text:p text:style-name="P1"><text:span text:style-name="T2">.</text:span></text:p>
          </draw:text-box>
        </draw:frame>
        <draw:frame draw:style-name="gr3" draw:text-style-name="P4" draw:layer="layout" svg:width="16.741cm" svg:height="0.701cm" svg:x="2.553cm" svg:y="20.972cm">
          <draw:text-box>
            <text:p text:style-name="P1"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:</text:span><text:span text:style-name="T2"> </text:span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w</text:span><text:span text:style-name="T2">e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v</text:span><text:span text:style-name="T2">e</text:span><text:span text:style-name="T2">r</text:span><text:span text:style-name="T2">-</text:span></text:p>
          </draw:text-box>
        </draw:frame>
        <draw:frame draw:style-name="gr3" draw:text-style-name="P4" draw:layer="layout" svg:width="4.943cm" svg:height="0.701cm" svg:x="2.553cm" svg:y="21.954cm">
          <draw:text-box>
            <text:p text:style-name="P1"><text:span text:style-name="T2">t</text:span><text:span text:style-name="T2">i</text:span><text:span text:style-name="T2">c</text:span><text:span text:style-name="T2">e</text:span><text:span text:style-name="T2">s</text:span><text:span text:style-name="T8"> </text:span><text:span text:style-name="T8">e</text:span><text:span text:style-name="T8">f</text:span><text:span text:style-name="T8">f</text:span><text:span text:style-name="T8">i</text:span><text:span text:style-name="T8">c</text:span><text:span text:style-name="T8">i</text:span><text:span text:style-name="T8">e</text:span><text:span text:style-name="T8">n</text:span><text:span text:style-name="T8">t</text:span><text:span text:style-name="T8">l</text:span><text:span text:style-name="T8">y</text:span><text:span text:style-name="T8">?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3</text:span></text:p>
          </draw:text-box>
        </draw:frame>
        <draw:frame draw:style-name="gr7" draw:text-style-name="P7" draw:layer="layout" svg:width="9.011cm" svg:height="0.983cm" svg:x="0.468cm" svg:y="0.469cm">
          <draw:text-box>
            <text:p>13/STR/ALG/XPL/1/A</text:p>
          </draw:text-box>
        </draw:frame>
      </draw:page>
      <draw:page draw:name="page14" draw:style-name="dp1" draw:master-page-name="master-page46">
        <draw:frame draw:style-name="gr2" draw:text-style-name="P3" draw:layer="layout" svg:width="12.559cm" svg:height="0.02cm" svg:x="4.517cm" svg:y="9.241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4.517cm" svg:y="9.258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17.051cm" svg:y="9.258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2.559cm" svg:height="0.02cm" svg:x="4.517cm" svg:y="10.282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2.198cm" svg:height="0.701cm" svg:x="4.712cm" svg:y="9.444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n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3" draw:text-style-name="P4" draw:layer="layout" svg:width="17.291cm" svg:height="0.701cm" svg:x="2.553cm" svg:y="11.485cm">
          <draw:text-box>
            <text:p text:style-name="P1"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:</text:span><text:span text:style-name="T2"> </text:span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w</text:span><text:span text:style-name="T2">e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f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l</text:span><text:span text:style-name="T2">y</text:span><text:span text:style-name="T2">?</text:span></text:p>
          </draw:text-box>
        </draw:frame>
        <draw:frame draw:style-name="gr3" draw:text-style-name="P4" draw:layer="layout" svg:width="2.754cm" svg:height="0.701cm" svg:x="2.553cm" svg:y="13.521cm">
          <draw:text-box>
            <text:p text:style-name="P1"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:</text:span></text:p>
          </draw:text-box>
        </draw:frame>
        <draw:frame draw:style-name="gr3" draw:text-style-name="P4" draw:layer="layout" svg:width="7.338cm" svg:height="0.701cm" svg:x="5.636cm" svg:y="13.521cm">
          <draw:text-box>
            <text:p text:style-name="P1"><text:span text:style-name="T2">W</text:span><text:span text:style-name="T2">e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o</text:span><text:span text:style-name="T2">f</text:span></text:p>
          </draw:text-box>
        </draw:frame>
        <draw:frame draw:style-name="gr5" draw:text-style-name="P6" draw:layer="layout" svg:width="0.003cm" svg:height="0.031cm" draw:transform="rotate (-3.14159265358979) translate (13.437cm 13.54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4.231cm 13.546cm)">
          <draw:text-box>
            <text:p text:style-name="P1"><text:span text:style-name="T6"/></text:p>
          </draw:text-box>
        </draw:frame>
        <draw:frame draw:style-name="gr3" draw:text-style-name="P4" draw:layer="layout" svg:width="1.132cm" svg:height="0.701cm" svg:x="15.493cm" svg:y="13.521cm">
          <draw:text-box>
            <text:p text:style-name="P1"><text:span text:style-name="T2">i</text:span><text:span text:style-name="T2">n</text:span><text:span text:style-name="T2"> </text:span><text:span text:style-name="T2">a</text:span></text:p>
          </draw:text-box>
        </draw:frame>
        <draw:frame draw:style-name="gr3" draw:text-style-name="P4" draw:layer="layout" svg:width="2.534cm" svg:height="0.818cm" svg:x="16.907cm" svg:y="13.381cm">
          <draw:text-box>
            <text:p text:style-name="P1"><text:span text:style-name="T14">p</text:span><text:span text:style-name="T14">r</text:span><text:span text:style-name="T14">i</text:span><text:span text:style-name="T14">o</text:span><text:span text:style-name="T14">r</text:span><text:span text:style-name="T14">i</text:span><text:span text:style-name="T14">t</text:span><text:span text:style-name="T14">y</text:span></text:p>
          </draw:text-box>
        </draw:frame>
        <draw:frame draw:style-name="gr3" draw:text-style-name="P4" draw:layer="layout" svg:width="2.199cm" svg:height="0.818cm" svg:x="2.553cm" svg:y="14.363cm">
          <draw:text-box>
            <text:p text:style-name="P1"><text:span text:style-name="T14">q</text:span><text:span text:style-name="T14">u</text:span><text:span text:style-name="T14">e</text:span><text:span text:style-name="T14">u</text:span><text:span text:style-name="T14">e</text:span></text:p>
          </draw:text-box>
        </draw:frame>
        <draw:frame draw:style-name="gr3" draw:text-style-name="P4" draw:layer="layout" svg:width="11.153cm" svg:height="0.701cm" svg:x="4.498cm" svg:y="14.503cm">
          <draw:text-box>
            <text:p text:style-name="P1"><text:span text:style-name="T2">,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/text:p>
          </draw:text-box>
        </draw:frame>
        <draw:frame draw:style-name="gr5" draw:text-style-name="P6" draw:layer="layout" svg:width="1.272cm" svg:height="0.031cm" draw:transform="rotate (-3.14159265358979) translate (15.853cm 14.526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6.406cm" svg:y="14.503cm">
          <draw:text-box>
            <text:p text:style-name="P1"><text:span text:style-name="T2">i</text:span><text:span text:style-name="T2">s</text:span></text:p>
          </draw:text-box>
        </draw:frame>
        <draw:frame draw:style-name="gr5" draw:text-style-name="P6" draw:layer="layout" svg:width="0.015cm" svg:height="0.031cm" draw:transform="rotate (-3.14159265358979) translate (17.141cm 14.53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17.762cm 14.526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18.37cm" svg:y="14.503cm">
          <draw:text-box>
            <text:p text:style-name="P1"><text:span text:style-name="T2">.</text:span></text:p>
          </draw:text-box>
        </draw:frame>
        <draw:frame draw:style-name="gr3" draw:text-style-name="P4" draw:layer="layout" svg:width="16.931cm" svg:height="0.701cm" svg:x="2.553cm" svg:y="16.543cm">
          <draw:text-box>
            <text:p text:style-name="P1"><text:span text:style-name="T2">[</text:span><text:span text:style-name="T2">N</text:span><text:span text:style-name="T2">o</text:span><text:span text:style-name="T2">t</text:span><text:span text:style-name="T2">e</text:span><text:span text:style-name="T2">:</text:span><text:span text:style-name="T2"> </text:span><text:span text:style-name="T2">i</text:span><text:span text:style-name="T2">f</text:span><text:span text:style-name="T2"> </text:span><text:span text:style-name="T2">w</text:span><text:span text:style-name="T2">e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i</text:span><text:span text:style-name="T2">o</text:span><text:span text:style-name="T2">r</text:span><text:span text:style-name="T2">i</text:span><text:span text:style-name="T2">t</text:span><text:span text:style-name="T2">y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h</text:span><text:span text:style-name="T2">e</text:span><text:span text:style-name="T2">a</text:span><text:span text:style-name="T2">p</text:span><text:span text:style-name="T2">,</text:span></text:p>
          </draw:text-box>
        </draw:frame>
        <draw:frame draw:style-name="gr2" draw:text-style-name="P3" draw:layer="layout" svg:width="0.211cm" svg:height="0.016cm" svg:x="17.098cm" svg:y="18.021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6.868cm" svg:height="0.701cm" svg:x="2.553cm" svg:y="17.526cm">
          <draw:text-box>
            <text:p text:style-name="P1"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3"> 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(</text:span><text:span text:style-name="T3">)</text:span><text:span text:style-name="T3">,</text:span><text:span text:style-name="T3"> </text:span><text:span text:style-name="T3">E</text:span><text:span text:style-name="T3">x</text:span><text:span text:style-name="T3">t</text:span><text:span text:style-name="T3">r</text:span><text:span text:style-name="T3">a</text:span><text:span text:style-name="T3">c</text:span><text:span text:style-name="T3">t</text:span><text:span text:style-name="T3"> </text:span><text:span text:style-name="T3">M</text:span><text:span text:style-name="T3">i</text:span><text:span text:style-name="T3">n</text:span><text:span text:style-name="T3">(</text:span><text:span text:style-name="T3">)</text:span><text:span text:style-name="T2">,</text:span></text:p>
          </draw:text-box>
        </draw:frame>
        <draw:frame draw:style-name="gr2" draw:text-style-name="P3" draw:layer="layout" svg:width="0.211cm" svg:height="0.016cm" svg:x="7.069cm" svg:y="19.007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9.061cm" svg:height="0.701cm" svg:x="2.553cm" svg:y="18.512cm">
          <draw:text-box>
            <text:p text:style-name="P1"><text:span text:style-name="T2">a</text:span><text:span text:style-name="T2">n</text:span><text:span text:style-name="T2">d</text:span><text:span text:style-name="T3"> </text:span><text:span text:style-name="T3">D</text:span><text:span text:style-name="T3">e</text:span><text:span text:style-name="T3">c</text:span><text:span text:style-name="T3">r</text:span><text:span text:style-name="T3">e</text:span><text:span text:style-name="T3">a</text:span><text:span text:style-name="T3">s</text:span><text:span text:style-name="T3">e</text:span><text:span text:style-name="T3"> </text:span><text:span text:style-name="T3">K</text:span><text:span text:style-name="T3">e</text:span><text:span text:style-name="T3">y</text:span><text:span text:style-name="T3">(</text:span><text:span text:style-name="T3">)</text:span><text:span text:style-name="T2">,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i</text:span><text:span text:style-name="T2">n</text:span></text:p>
          </draw:text-box>
        </draw:frame>
        <draw:frame draw:style-name="gr6" draw:text-style-name="P6" draw:layer="layout" svg:width="0.003cm" svg:height="0.983cm" draw:transform="rotate (-3.14159265358979) translate (11.874cm 19.028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12.495cm 18.538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3.98cm 18.538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4.456cm 18.538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1.695cm" svg:height="0.701cm" svg:x="14.94cm" svg:y="18.512cm">
          <draw:text-box>
            <text:p text:style-name="P1"><text:span text:style-name="T2">t</text:span><text:span text:style-name="T2">i</text:span><text:span text:style-name="T2">m</text:span><text:span text:style-name="T2">e</text:span><text:span text:style-name="T2">.</text:span><text:span text:style-name="T2">]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4</text:span></text:p>
          </draw:text-box>
        </draw:frame>
        <draw:frame draw:style-name="gr7" draw:text-style-name="P7" draw:layer="layout" svg:width="9.138cm" svg:height="0.983cm" svg:x="0.849cm" svg:y="0.85cm">
          <draw:text-box>
            <text:p>14/EXP/DST/DEF/1/A</text:p>
          </draw:text-box>
        </draw:frame>
      </draw:page>
      <draw:page draw:name="page15" draw:style-name="dp1" draw:master-page-name="master-page72">
        <draw:frame draw:style-name="gr2" draw:text-style-name="P3" draw:layer="layout" svg:width="9.046cm" svg:height="0.02cm" svg:x="6.273cm" svg:y="5.152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9cm" svg:x="6.273cm" svg:y="5.169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9cm" svg:x="15.295cm" svg:y="5.169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9.046cm" svg:height="0.02cm" svg:x="6.273cm" svg:y="6.189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8.689cm" svg:height="0.701cm" svg:x="6.469cm" svg:y="5.355cm">
          <draw:text-box>
            <text:p text:style-name="P1"><text:span text:style-name="T3">R</text:span><text:span text:style-name="T3">e</text:span><text:span text:style-name="T3">v</text:span><text:span text:style-name="T3">i</text:span><text:span text:style-name="T3">e</text:span><text:span text:style-name="T3">w</text:span><text:span text:style-name="T3"> </text:span><text:span text:style-name="T3">o</text:span><text:span text:style-name="T3">f</text:span><text:span text:style-name="T3"> </text:span><text:span text:style-name="T3">P</text:span><text:span text:style-name="T3">r</text:span><text:span text:style-name="T3">i</text:span><text:span text:style-name="T3">o</text:span><text:span text:style-name="T3">r</text:span><text:span text:style-name="T3">i</text:span><text:span text:style-name="T3">t</text:span><text:span text:style-name="T3">y</text:span><text:span text:style-name="T3"> </text:span><text:span text:style-name="T3">Q</text:span><text:span text:style-name="T3">u</text:span><text:span text:style-name="T3">e</text:span><text:span text:style-name="T3">u</text:span><text:span text:style-name="T3">e</text:span><text:span text:style-name="T3">s</text:span></text:p>
          </draw:text-box>
        </draw:frame>
        <draw:frame draw:style-name="gr3" draw:text-style-name="P4" draw:layer="layout" svg:width="15.915cm" svg:height="0.701cm" svg:x="2.553cm" svg:y="7.391cm">
          <draw:text-box>
            <text:p text:style-name="P1"><text:span text:style-name="T2">A</text:span><text:span text:style-name="T3"> </text:span><text:span text:style-name="T3">P</text:span><text:span text:style-name="T3">r</text:span><text:span text:style-name="T3">i</text:span><text:span text:style-name="T3">o</text:span><text:span text:style-name="T3">r</text:span><text:span text:style-name="T3">i</text:span><text:span text:style-name="T3">t</text:span><text:span text:style-name="T3">y</text:span><text:span text:style-name="T3"> </text:span><text:span text:style-name="T3">Q</text:span><text:span text:style-name="T3">u</text:span><text:span text:style-name="T3">e</text:span><text:span text:style-name="T3">u</text:span><text:span text:style-name="T3">e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(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-</text:span></text:p>
          </draw:text-box>
        </draw:frame>
        <draw:frame draw:style-name="gr3" draw:text-style-name="P4" draw:layer="layout" svg:width="16.592cm" svg:height="0.701cm" svg:x="2.553cm" svg:y="8.377cm">
          <draw:text-box>
            <text:p text:style-name="P1"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h</text:span><text:span text:style-name="T2">e</text:span><text:span text:style-name="T2">a</text:span><text:span text:style-name="T2">p</text:span><text:span text:style-name="T2">)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o</text:span><text:span text:style-name="T2">p</text:span><text:span text:style-name="T2">e</text:span><text:span text:style-name="T2">r</text:span><text:span text:style-name="T2">-</text:span></text:p>
          </draw:text-box>
        </draw:frame>
        <draw:frame draw:style-name="gr3" draw:text-style-name="P4" draw:layer="layout" svg:width="2.047cm" svg:height="0.701cm" svg:x="2.553cm" svg:y="9.359cm">
          <draw:text-box>
            <text:p text:style-name="P1"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:</text:span></text:p>
          </draw:text-box>
        </draw:frame>
        <draw:frame draw:style-name="gr3" draw:text-style-name="P4" draw:layer="layout" svg:width="2.157cm" svg:height="0.701cm" svg:x="2.553cm" svg:y="11.925cm">
          <draw:text-box>
            <text:p text:style-name="P1"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(</text:span></text:p>
          </draw:text-box>
        </draw:frame>
        <draw:frame draw:style-name="gr5" draw:text-style-name="P6" draw:layer="layout" svg:width="0.003cm" svg:height="0.031cm" draw:transform="rotate (-3.14159265358979) translate (4.727cm 11.948cm)">
          <draw:text-box>
            <text:p text:style-name="P1"><text:span text:style-name="T15"/></text:p>
          </draw:text-box>
        </draw:frame>
        <draw:frame draw:style-name="gr5" draw:text-style-name="P6" draw:layer="layout" svg:width="0.003cm" svg:height="0.031cm" draw:transform="rotate (-3.14159265358979) translate (5.196cm 11.948cm)">
          <draw:text-box>
            <text:p text:style-name="P1"><text:span text:style-name="T15"/></text:p>
          </draw:text-box>
        </draw:frame>
        <draw:frame draw:style-name="gr5" draw:text-style-name="P6" draw:layer="layout" svg:width="0.003cm" svg:height="0.031cm" draw:transform="rotate (-3.14159265358979) translate (5.898cm 12.438cm)">
          <draw:text-box>
            <text:p text:style-name="P1"><text:span text:style-name="T15"/></text:p>
          </draw:text-box>
        </draw:frame>
        <draw:frame draw:style-name="gr3" draw:text-style-name="P4" draw:layer="layout" svg:width="0.701cm" svg:height="0.701cm" svg:x="6.601cm" svg:y="11.925cm">
          <draw:text-box>
            <text:p text:style-name="P1"><text:span text:style-name="T3">)</text:span><text:span text:style-name="T3">:</text:span></text:p>
          </draw:text-box>
        </draw:frame>
        <draw:frame draw:style-name="gr3" draw:text-style-name="P4" draw:layer="layout" svg:width="1.776cm" svg:height="0.701cm" svg:x="7.422cm" svg:y="11.925cm">
          <draw:text-box>
            <text:p text:style-name="P1"><text:span text:style-name="T4">I</text:span><text:span text:style-name="T4">n</text:span><text:span text:style-name="T4">s</text:span><text:span text:style-name="T4">e</text:span><text:span text:style-name="T4">r</text:span><text:span text:style-name="T4">t</text:span></text:p>
          </draw:text-box>
        </draw:frame>
        <draw:frame draw:style-name="gr5" draw:text-style-name="P6" draw:layer="layout" svg:width="0.003cm" svg:height="0.031cm" draw:transform="rotate (-3.14159265358979) translate (9.419cm 11.948cm)">
          <draw:text-box>
            <text:p text:style-name="P1"><text:span text:style-name="T15"/></text:p>
          </draw:text-box>
        </draw:frame>
        <draw:frame draw:style-name="gr3" draw:text-style-name="P4" draw:layer="layout" svg:width="5.531cm" svg:height="0.701cm" svg:x="10.019cm" svg:y="11.925cm">
          <draw:text-box>
            <text:p text:style-name="P1"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frame draw:style-name="gr5" draw:text-style-name="P6" draw:layer="layout" svg:width="0.003cm" svg:height="0.031cm" draw:transform="rotate (-3.14159265358979) translate (16.164cm 12.438cm)">
          <draw:text-box>
            <text:p text:style-name="P1"><text:span text:style-name="T15"/></text:p>
          </draw:text-box>
        </draw:frame>
        <draw:frame draw:style-name="gr3" draw:text-style-name="P4" draw:layer="layout" svg:width="0.701cm" svg:height="0.701cm" svg:x="17.063cm" svg:y="11.925cm">
          <draw:text-box>
            <text:p text:style-name="P1"><text:span text:style-name="T2">i</text:span><text:span text:style-name="T2">n</text:span></text:p>
          </draw:text-box>
        </draw:frame>
        <draw:frame draw:style-name="gr5" draw:text-style-name="P6" draw:layer="layout" svg:width="0.003cm" svg:height="0.031cm" draw:transform="rotate (-3.14159265358979) translate (17.839cm 12.438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18.384cm" svg:y="11.925cm">
          <draw:text-box>
            <text:p text:style-name="P1"><text:span text:style-name="T2">.</text:span></text:p>
          </draw:text-box>
        </draw:frame>
        <draw:frame draw:style-name="gr3" draw:text-style-name="P4" draw:layer="layout" svg:width="5.416cm" svg:height="0.701cm" svg:x="2.553cm" svg:y="14.49cm">
          <draw:text-box>
            <text:p text:style-name="P1"><text:span text:style-name="T3">u</text:span><text:span text:style-name="T3"> </text:span><text:span text:style-name="T3">=</text:span><text:span text:style-name="T3"> </text:span><text:span text:style-name="T3">e</text:span><text:span text:style-name="T3">x</text:span><text:span text:style-name="T3">t</text:span><text:span text:style-name="T3">r</text:span><text:span text:style-name="T3">a</text:span><text:span text:style-name="T3">c</text:span><text:span text:style-name="T3">t</text:span><text:span text:style-name="T3">M</text:span><text:span text:style-name="T3">i</text:span><text:span text:style-name="T3">n</text:span><text:span text:style-name="T3">(</text:span><text:span text:style-name="T3">)</text:span><text:span text:style-name="T3">:</text:span></text:p>
          </draw:text-box>
        </draw:frame>
        <draw:frame draw:style-name="gr3" draw:text-style-name="P4" draw:layer="layout" svg:width="10.505cm" svg:height="0.701cm" svg:x="8.312cm" svg:y="14.49cm">
          <draw:text-box>
            <text:p text:style-name="P1"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/text:p>
          </draw:text-box>
        </draw:frame>
        <draw:frame draw:style-name="gr3" draw:text-style-name="P4" draw:layer="layout" svg:width="3.668cm" svg:height="0.701cm" svg:x="3.89cm" svg:y="15.477cm">
          <draw:text-box>
            <text:p text:style-name="P1"><text:span text:style-name="T2">k</text:span><text:span text:style-name="T2">e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i</text:span><text:span text:style-name="T2">n</text:span></text:p>
          </draw:text-box>
        </draw:frame>
        <draw:frame draw:style-name="gr5" draw:text-style-name="P6" draw:layer="layout" svg:width="0.003cm" svg:height="0.031cm" draw:transform="rotate (-3.14159265358979) translate (7.764cm 15.99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8.311cm" svg:y="15.477cm">
          <draw:text-box>
            <text:p text:style-name="P1"><text:span text:style-name="T2">.</text:span></text:p>
          </draw:text-box>
        </draw:frame>
        <draw:frame draw:style-name="gr3" draw:text-style-name="P4" draw:layer="layout" svg:width="4.536cm" svg:height="0.701cm" svg:x="2.553cm" svg:y="18.042cm">
          <draw:text-box>
            <text:p text:style-name="P1"><text:span text:style-name="T3">d</text:span><text:span text:style-name="T3">e</text:span><text:span text:style-name="T3">c</text:span><text:span text:style-name="T3">r</text:span><text:span text:style-name="T3">e</text:span><text:span text:style-name="T3">a</text:span><text:span text:style-name="T3">s</text:span><text:span text:style-name="T3">e</text:span><text:span text:style-name="T3">K</text:span><text:span text:style-name="T3">e</text:span><text:span text:style-name="T3">y</text:span><text:span text:style-name="T3">(</text:span></text:p>
          </draw:text-box>
        </draw:frame>
        <draw:frame draw:style-name="gr5" draw:text-style-name="P6" draw:layer="layout" svg:width="0.003cm" svg:height="0.031cm" draw:transform="rotate (-3.14159265358979) translate (7.108cm 18.065cm)">
          <draw:text-box>
            <text:p text:style-name="P1"><text:span text:style-name="T15"/></text:p>
          </draw:text-box>
        </draw:frame>
        <draw:frame draw:style-name="gr5" draw:text-style-name="P6" draw:layer="layout" svg:width="0.003cm" svg:height="0.031cm" draw:transform="rotate (-3.14159265358979) translate (7.577cm 18.065cm)">
          <draw:text-box>
            <text:p text:style-name="P1"><text:span text:style-name="T15"/></text:p>
          </draw:text-box>
        </draw:frame>
        <draw:frame draw:style-name="gr5" draw:text-style-name="P6" draw:layer="layout" svg:width="0.003cm" svg:height="0.031cm" draw:transform="rotate (-3.14159265358979) translate (7.866cm 18.065cm)">
          <draw:text-box>
            <text:p text:style-name="P1"><text:span text:style-name="T15"/></text:p>
          </draw:text-box>
        </draw:frame>
        <draw:frame draw:style-name="gr5" draw:text-style-name="P6" draw:layer="layout" svg:width="0.003cm" svg:height="0.031cm" draw:transform="rotate (-3.14159265358979) translate (8.329cm 18.555cm)">
          <draw:text-box>
            <text:p text:style-name="P1"><text:span text:style-name="T15"/></text:p>
          </draw:text-box>
        </draw:frame>
        <draw:frame draw:style-name="gr5" draw:text-style-name="P6" draw:layer="layout" svg:width="0.003cm" svg:height="0.031cm" draw:transform="rotate (-3.14159265358979) translate (8.664cm 18.245cm)">
          <draw:text-box>
            <text:p text:style-name="P1"><text:span text:style-name="T15"/></text:p>
          </draw:text-box>
        </draw:frame>
        <draw:frame draw:style-name="gr3" draw:text-style-name="P4" draw:layer="layout" svg:width="0.701cm" svg:height="0.701cm" svg:x="9.186cm" svg:y="18.042cm">
          <draw:text-box>
            <text:p text:style-name="P1"><text:span text:style-name="T16">-</text:span></text:p>
          </draw:text-box>
        </draw:frame>
        <draw:frame draw:style-name="gr5" draw:text-style-name="P6" draw:layer="layout" svg:width="0.003cm" svg:height="0.031cm" draw:transform="rotate (-3.14159265358979) translate (9.856cm 18.555cm)">
          <draw:text-box>
            <text:p text:style-name="P1"><text:span text:style-name="T15"/></text:p>
          </draw:text-box>
        </draw:frame>
        <draw:frame draw:style-name="gr3" draw:text-style-name="P4" draw:layer="layout" svg:width="0.701cm" svg:height="0.701cm" svg:x="10.557cm" svg:y="18.042cm">
          <draw:text-box>
            <text:p text:style-name="P1"><text:span text:style-name="T3">)</text:span><text:span text:style-name="T3">:</text:span></text:p>
          </draw:text-box>
        </draw:frame>
        <draw:frame draw:style-name="gr3" draw:text-style-name="P4" draw:layer="layout" svg:width="2.991cm" svg:height="0.701cm" svg:x="11.377cm" svg:y="18.042cm">
          <draw:text-box>
            <text:p text:style-name="P1"><text:span text:style-name="T4">D</text:span><text:span text:style-name="T4">e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/text:p>
          </draw:text-box>
        </draw:frame>
        <draw:frame draw:style-name="gr5" draw:text-style-name="P6" draw:layer="layout" svg:width="0.003cm" svg:height="0.031cm" draw:transform="rotate (-3.14159265358979) translate (14.545cm 18.065cm)">
          <draw:text-box>
            <text:p text:style-name="P1"><text:span text:style-name="T15"/></text:p>
          </draw:text-box>
        </draw:frame>
        <draw:frame draw:style-name="gr3" draw:text-style-name="P4" draw:layer="layout" svg:width="4.401cm" svg:height="0.701cm" svg:x="14.948cm" svg:y="18.042cm">
          <draw:text-box>
            <text:p text:style-name="P1"><text:span text:style-name="T2">’</text:span><text:span text:style-name="T2">s</text:span><text:span text:style-name="T2"> </text:span><text:span text:style-name="T2">k</text:span><text:span text:style-name="T2">e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t</text:span><text:span text:style-name="T2">o</text:span></text:p>
          </draw:text-box>
        </draw:frame>
        <draw:frame draw:style-name="gr5" draw:text-style-name="P6" draw:layer="layout" svg:width="0.003cm" svg:height="0.031cm" draw:transform="rotate (-3.14159265358979) translate (3.919cm 19.049cm)">
          <draw:text-box>
            <text:p text:style-name="P1"><text:span text:style-name="T15"/></text:p>
          </draw:text-box>
        </draw:frame>
        <draw:frame draw:style-name="gr5" draw:text-style-name="P6" draw:layer="layout" svg:width="0.003cm" svg:height="0.031cm" draw:transform="rotate (-3.14159265358979) translate (4.377cm 19.539cm)">
          <draw:text-box>
            <text:p text:style-name="P1"><text:span text:style-name="T15"/></text:p>
          </draw:text-box>
        </draw:frame>
        <draw:frame draw:style-name="gr5" draw:text-style-name="P6" draw:layer="layout" svg:width="0.003cm" svg:height="0.031cm" draw:transform="rotate (-3.14159265358979) translate (4.713cm 19.229cm)">
          <draw:text-box>
            <text:p text:style-name="P1"><text:span text:style-name="T15"/></text:p>
          </draw:text-box>
        </draw:frame>
        <draw:frame draw:style-name="gr3" draw:text-style-name="P4" draw:layer="layout" svg:width="0.701cm" svg:height="0.701cm" svg:x="5.237cm" svg:y="19.024cm">
          <draw:text-box>
            <text:p text:style-name="P1"><text:span text:style-name="T8">-</text:span></text:p>
          </draw:text-box>
        </draw:frame>
        <draw:frame draw:style-name="gr5" draw:text-style-name="P6" draw:layer="layout" svg:width="0.003cm" svg:height="0.031cm" draw:transform="rotate (-3.14159265358979) translate (5.905cm 19.539cm)">
          <draw:text-box>
            <text:p text:style-name="P1"><text:span text:style-name="T15"/></text:p>
          </draw:text-box>
        </draw:frame>
        <draw:frame draw:style-name="gr3" draw:text-style-name="P4" draw:layer="layout" svg:width="0.701cm" svg:height="0.701cm" svg:x="6.608cm" svg:y="19.024cm">
          <draw:text-box>
            <text:p text:style-name="P1"><text:span text:style-name="T2">.</text:span></text:p>
          </draw:text-box>
        </draw:frame>
        <draw:frame draw:style-name="gr3" draw:text-style-name="P4" draw:layer="layout" svg:width="2.809cm" svg:height="0.701cm" svg:x="2.553cm" svg:y="21.59cm">
          <draw:text-box>
            <text:p text:style-name="P1"><text:span text:style-name="T3">R</text:span><text:span text:style-name="T3">e</text:span><text:span text:style-name="T3">m</text:span><text:span text:style-name="T3">a</text:span><text:span text:style-name="T3">r</text:span><text:span text:style-name="T3">k</text:span><text:span text:style-name="T3">:</text:span></text:p>
          </draw:text-box>
        </draw:frame>
        <draw:frame draw:style-name="gr3" draw:text-style-name="P4" draw:layer="layout" svg:width="13.041cm" svg:height="0.701cm" svg:x="5.717cm" svg:y="21.59cm">
          <draw:text-box>
            <text:p text:style-name="P1"><text:span text:style-name="T2">P</text:span><text:span text:style-name="T2">r</text:span><text:span text:style-name="T2">i</text:span><text:span text:style-name="T2">o</text:span><text:span text:style-name="T2">r</text:span><text:span text:style-name="T2">i</text:span><text:span text:style-name="T2">t</text:span><text:span text:style-name="T2">y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s</text:span><text:span text:style-name="T2">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a</text:span><text:span text:style-name="T2">d</text:span><text:span text:style-name="T2"> </text:span><text:span text:style-name="T2">s</text:span><text:span text:style-name="T2">u</text:span><text:span text:style-name="T2">c</text:span><text:span text:style-name="T2">h</text:span></text:p>
          </draw:text-box>
        </draw:frame>
        <draw:frame draw:style-name="gr3" draw:text-style-name="P4" draw:layer="layout" svg:width="9.345cm" svg:height="0.701cm" svg:x="2.553cm" svg:y="22.576cm">
          <draw:text-box>
            <text:p text:style-name="P1"><text:span text:style-name="T2">t</text:span><text:span text:style-name="T2">h</text:span><text:span text:style-name="T2">a</text:span><text:span text:style-name="T2">t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a</text:span><text:span text:style-name="T2">k</text:span><text:span text:style-name="T2">e</text:span><text:span text:style-name="T2">s</text:span><text:span text:style-name="T2"> </text:span><text:span text:style-name="T2">t</text:span><text:span text:style-name="T2">i</text:span><text:span text:style-name="T2">m</text:span><text:span text:style-name="T2">e</text:span></text:p>
          </draw:text-box>
        </draw:frame>
        <draw:frame draw:style-name="gr6" draw:text-style-name="P6" draw:layer="layout" svg:width="0.003cm" svg:height="0.983cm" draw:transform="rotate (-3.14159265358979) translate (11.899cm 23.092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12.52cm 22.602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4.061cm 22.60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4.223cm 23.092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4.855cm 22.602cm)">
          <draw:text-box>
            <text:p text:style-name="P1"><text:span text:style-name="T6"/><text:span text:style-name="T6"><text:tab/></text:span></text:p>
          </draw:text-box>
        </draw:frame>
        <draw:frame draw:style-name="gr3" draw:text-style-name="P4" draw:layer="layout" svg:width="3.892cm" svg:height="0.701cm" svg:x="15.316cm" svg:y="22.576cm">
          <draw:text-box>
            <text:p text:style-name="P1"><text:span text:style-name="T2">.</text:span><text:span text:style-name="T2"> </text:span><text:span text:style-name="T2">S</text:span><text:span text:style-name="T2">e</text:span><text:span text:style-name="T2">e</text:span><text:span text:style-name="T2"> </text:span><text:span text:style-name="T2">C</text:span><text:span text:style-name="T2">L</text:span><text:span text:style-name="T2">R</text:span><text:span text:style-name="T2">S</text:span><text:span text:style-name="T2">!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5</text:span></text:p>
          </draw:text-box>
        </draw:frame>
        <draw:frame draw:style-name="gr7" draw:text-style-name="P7" draw:layer="layout" svg:width="9.129cm" svg:height="0.983cm" svg:x="0.722cm" svg:y="0.469cm">
          <draw:text-box>
            <text:p>15/STR/DST/DEF/1/A</text:p>
          </draw:text-box>
        </draw:frame>
      </draw:page>
      <draw:page draw:name="page16" draw:style-name="dp1" draw:master-page-name="master-page99">
        <draw:frame draw:style-name="gr2" draw:text-style-name="P3" draw:layer="layout" svg:width="11.899cm" svg:height="0.02cm" svg:x="4.847cm" svg:y="5.029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4.847cm" svg:y="5.04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6.721cm" svg:y="5.04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1.899cm" svg:height="0.02cm" svg:x="4.847cm" svg:y="6.062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1.542cm" svg:height="0.701cm" svg:x="5.042cm" svg:y="5.224cm">
          <draw:text-box>
            <text:p text:style-name="P1"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9" draw:text-style-name="P9" draw:layer="layout" svg:width="3.791cm" svg:height="0.584cm" svg:x="2.553cm" svg:y="6.659cm">
          <draw:text-box>
            <text:p text:style-name="P1"><text:span text:style-name="T12">D</text:span><text:span text:style-name="T12">i</text:span><text:span text:style-name="T12">j</text:span><text:span text:style-name="T12">k</text:span><text:span text:style-name="T12">s</text:span><text:span text:style-name="T12">t</text:span><text:span text:style-name="T12">r</text:span><text:span text:style-name="T12">a</text:span><text:span text:style-name="T12">(</text:span><text:span text:style-name="T12">G</text:span><text:span text:style-name="T12">,</text:span><text:span text:style-name="T12">w</text:span><text:span text:style-name="T12">,</text:span><text:span text:style-name="T12">s</text:span><text:span text:style-name="T12">)</text:span></text:p>
          </draw:text-box>
        </draw:frame>
        <draw:frame draw:style-name="gr9" draw:text-style-name="P9" draw:layer="layout" svg:width="2.779cm" svg:height="0.584cm" svg:x="13.339cm" svg:y="7.328cm">
          <draw:text-box>
            <text:p text:style-name="P1"><text:span text:style-name="T17">%</text:span><text:span text:style-name="T17"> </text:span><text:span text:style-name="T17">I</text:span><text:span text:style-name="T17">n</text:span><text:span text:style-name="T17">i</text:span><text:span text:style-name="T17">t</text:span><text:span text:style-name="T17">i</text:span><text:span text:style-name="T17">a</text:span><text:span text:style-name="T17">l</text:span><text:span text:style-name="T17">i</text:span><text:span text:style-name="T17">z</text:span><text:span text:style-name="T17">e</text:span></text:p>
          </draw:text-box>
        </draw:frame>
        <draw:frame draw:style-name="gr9" draw:text-style-name="P9" draw:layer="layout" svg:width="2.301cm" svg:height="0.584cm" svg:x="3.429cm" svg:y="8.001cm">
          <draw:text-box>
            <text:p text:style-name="P1"><text:span text:style-name="T12">f</text:span><text:span text:style-name="T12">o</text:span><text:span text:style-name="T12">r</text:span><text:span text:style-name="T12"> </text:span><text:span text:style-name="T12">(</text:span><text:span text:style-name="T12">e</text:span><text:span text:style-name="T12">a</text:span><text:span text:style-name="T12">c</text:span><text:span text:style-name="T12">h</text:span></text:p>
          </draw:text-box>
        </draw:frame>
        <draw:frame draw:style-name="gr5" draw:text-style-name="P6" draw:layer="layout" svg:width="0.003cm" svg:height="0.031cm" draw:transform="rotate (-3.14159265358979) translate (6.455cm 8.4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023cm 8.43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7.485cm" svg:y="8.001cm">
          <draw:text-box>
            <text:p text:style-name="P1"><text:span text:style-name="T12">)</text:span></text:p>
          </draw:text-box>
        </draw:frame>
        <draw:frame draw:style-name="gr5" draw:text-style-name="P6" draw:layer="layout" svg:width="0.003cm" svg:height="0.031cm" draw:transform="rotate (-3.14159265358979) translate (4.321cm 9.365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5.199cm 9.36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605cm 9.37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339cm 9.379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6.922cm" svg:y="9.343cm">
          <draw:text-box>
            <text:p text:style-name="P1"><text:span text:style-name="T12">;</text:span></text:p>
          </draw:text-box>
        </draw:frame>
        <draw:frame draw:style-name="gr5" draw:text-style-name="P6" draw:layer="layout" svg:width="0.023cm" svg:height="0.031cm" draw:transform="rotate (-3.14159265358979) translate (4.321cm 10.445cm)">
          <draw:text-box>
            <text:p text:style-name="P1"><text:span text:style-name="T6">A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5.379cm 10.1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732cm 10.03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24cm 10.03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642cm 10.053cm)">
          <draw:text-box>
            <text:p text:style-name="P1"><text:span text:style-name="T6"/></text:p>
          </draw:text-box>
        </draw:frame>
        <draw:frame draw:style-name="gr9" draw:text-style-name="P9" draw:layer="layout" svg:width="1.518cm" svg:height="0.584cm" svg:x="7.167cm" svg:y="10.016cm">
          <draw:text-box>
            <text:p text:style-name="P1"><text:span text:style-name="T12">w</text:span><text:span text:style-name="T12">h</text:span><text:span text:style-name="T12">i</text:span><text:span text:style-name="T12">t</text:span><text:span text:style-name="T12">e</text:span><text:span text:style-name="T12">;</text:span></text:p>
          </draw:text-box>
        </draw:frame>
        <draw:frame draw:style-name="gr5" draw:text-style-name="P6" draw:layer="layout" svg:width="1.272cm" svg:height="0.031cm" draw:transform="rotate (-3.14159265358979) translate (3.471cm 10.656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3.45cm 11.38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3.986cm 11.39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4.254cm 11.38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4.656cm 11.39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39cm 11.154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5.719cm" svg:y="11.358cm">
          <draw:text-box>
            <text:p text:style-name="P1"><text:span text:style-name="T12">;</text:span></text:p>
          </draw:text-box>
        </draw:frame>
        <draw:frame draw:style-name="gr5" draw:text-style-name="P6" draw:layer="layout" svg:width="0.003cm" svg:height="0.031cm" draw:transform="rotate (-3.14159265358979) translate (3.414cm 12.188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4.067cm 12.456cm)">
          <draw:text-box>
            <text:p text:style-name="P1"><text:span text:style-name="T6">B</text:span></text:p>
          </draw:text-box>
        </draw:frame>
        <draw:frame draw:style-name="gr5" draw:text-style-name="P6" draw:layer="layout" svg:width="0.003cm" svg:height="0.031cm" draw:transform="rotate (-3.14159265358979) translate (4.346cm 12.05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4.882cm 12.06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154cm 12.0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552cm 12.064cm)">
          <draw:text-box>
            <text:p text:style-name="P1"><text:span text:style-name="T6"/></text:p>
          </draw:text-box>
        </draw:frame>
        <draw:frame draw:style-name="gr9" draw:text-style-name="P9" draw:layer="layout" svg:width="1.073cm" svg:height="0.584cm" svg:x="6.24cm" svg:y="12.027cm">
          <draw:text-box>
            <text:p text:style-name="P1"><text:span text:style-name="T12">N</text:span><text:span text:style-name="T12">I</text:span><text:span text:style-name="T12">L</text:span><text:span text:style-name="T12">;</text:span></text:p>
          </draw:text-box>
        </draw:frame>
        <draw:frame draw:style-name="gr6" draw:text-style-name="P6" draw:layer="layout" svg:width="0.003cm" svg:height="0.983cm" draw:transform="rotate (-3.14159265358979) translate (3.46cm 12.717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4.127cm 12.738cm)">
          <draw:text-box>
            <text:p text:style-name="P1"><text:span text:style-name="T6"/></text:p>
          </draw:text-box>
        </draw:frame>
        <draw:frame draw:style-name="gr9" draw:text-style-name="P9" draw:layer="layout" svg:width="6.314cm" svg:height="0.584cm" svg:x="4.818cm" svg:y="12.7cm">
          <draw:text-box>
            <text:p text:style-name="P1"><text:span text:style-name="T12">(</text:span><text:span text:style-name="T12">q</text:span><text:span text:style-name="T12">u</text:span><text:span text:style-name="T12">e</text:span><text:span text:style-name="T12">u</text:span><text:span text:style-name="T12">e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a</text:span><text:span text:style-name="T12">l</text:span><text:span text:style-name="T12">l</text:span><text:span text:style-name="T12"> </text:span><text:span text:style-name="T12">v</text:span><text:span text:style-name="T12">e</text:span><text:span text:style-name="T12">r</text:span><text:span text:style-name="T12">t</text:span><text:span text:style-name="T12">i</text:span><text:span text:style-name="T12">c</text:span><text:span text:style-name="T12">e</text:span><text:span text:style-name="T12">s</text:span><text:span text:style-name="T12">)</text:span><text:span text:style-name="T12">;</text:span></text:p>
          </draw:text-box>
        </draw:frame>
        <draw:frame draw:style-name="gr9" draw:text-style-name="P9" draw:layer="layout" svg:width="4.824cm" svg:height="0.584cm" svg:x="3.429cm" svg:y="14.042cm">
          <draw:text-box>
            <text:p text:style-name="P1"><text:span text:style-name="T12">w</text:span><text:span text:style-name="T12">h</text:span><text:span text:style-name="T12">i</text:span><text:span text:style-name="T12">l</text:span><text:span text:style-name="T12">e</text:span><text:span text:style-name="T12"> </text:span><text:span text:style-name="T12">(</text:span><text:span text:style-name="T12">N</text:span><text:span text:style-name="T12">o</text:span><text:span text:style-name="T12">n</text:span><text:span text:style-name="T12">-</text:span><text:span text:style-name="T12">E</text:span><text:span text:style-name="T12">m</text:span><text:span text:style-name="T12">p</text:span><text:span text:style-name="T12">t</text:span><text:span text:style-name="T12">y</text:span><text:span text:style-name="T12">(</text:span></text:p>
          </draw:text-box>
        </draw:frame>
        <draw:frame draw:style-name="gr6" draw:text-style-name="P6" draw:layer="layout" svg:width="0.003cm" svg:height="0.983cm" draw:transform="rotate (-3.14159265358979) translate (8.254cm 14.057cm)">
          <draw:text-box>
            <text:p/>
          </draw:text-box>
        </draw:frame>
        <draw:frame draw:style-name="gr9" draw:text-style-name="P9" draw:layer="layout" svg:width="0.584cm" svg:height="0.584cm" svg:x="8.711cm" svg:y="14.042cm">
          <draw:text-box>
            <text:p text:style-name="P1"><text:span text:style-name="T12">)</text:span><text:span text:style-name="T12">)</text:span></text:p>
          </draw:text-box>
        </draw:frame>
        <draw:frame draw:style-name="gr9" draw:text-style-name="P9" draw:layer="layout" svg:width="5.721cm" svg:height="0.584cm" svg:x="13.333cm" svg:y="14.042cm">
          <draw:text-box>
            <text:p text:style-name="P1"><text:span text:style-name="T17">%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 </text:span><text:span text:style-name="T17">a</text:span><text:span text:style-name="T17">l</text:span><text:span text:style-name="T17">l</text:span><text:span text:style-name="T17"> </text:span><text:span text:style-name="T17">v</text:span><text:span text:style-name="T17">e</text:span><text:span text:style-name="T17">r</text:span><text:span text:style-name="T17">t</text:span><text:span text:style-name="T17">i</text:span><text:span text:style-name="T17">c</text:span><text:span text:style-name="T17">e</text:span><text:span text:style-name="T17">s</text:span></text:p>
          </draw:text-box>
        </draw:frame>
        <draw:frame draw:style-name="gr5" draw:text-style-name="P6" draw:layer="layout" svg:width="0.003cm" svg:height="0.031cm" draw:transform="rotate (-3.14159265358979) translate (4.875cm 15.422cm)">
          <draw:text-box>
            <text:p text:style-name="P1"><text:span text:style-name="T6"/></text:p>
          </draw:text-box>
        </draw:frame>
        <draw:frame draw:style-name="gr9" draw:text-style-name="P9" draw:layer="layout" svg:width="2.948cm" svg:height="0.584cm" svg:x="5.563cm" svg:y="15.384cm">
          <draw:text-box>
            <text:p text:style-name="P1"><text:span text:style-name="T12">E</text:span><text:span text:style-name="T12">x</text:span><text:span text:style-name="T12">t</text:span><text:span text:style-name="T12">r</text:span><text:span text:style-name="T12">a</text:span><text:span text:style-name="T12">c</text:span><text:span text:style-name="T12">t</text:span><text:span text:style-name="T12">-</text:span><text:span text:style-name="T12">M</text:span><text:span text:style-name="T12">i</text:span><text:span text:style-name="T12">n</text:span></text:p>
          </draw:text-box>
        </draw:frame>
        <draw:frame draw:style-name="gr5" draw:text-style-name="P6" draw:layer="layout" svg:width="1.272cm" svg:height="0.031cm" draw:transform="rotate (-3.14159265358979) translate (8.572cm 15.422cm)">
          <draw:text-box>
            <text:p text:style-name="P1"><text:span text:style-name="T6"><text:tab/></text:span></text:p>
          </draw:text-box>
        </draw:frame>
        <draw:frame draw:style-name="gr6" draw:text-style-name="P6" draw:layer="layout" svg:width="0.003cm" svg:height="0.983cm" draw:transform="rotate (-3.14159265358979) translate (8.822cm 15.401cm)">
          <draw:text-box>
            <text:p/>
          </draw:text-box>
        </draw:frame>
        <draw:frame draw:style-name="gr5" draw:text-style-name="P6" draw:layer="layout" svg:width="0.023cm" svg:height="0.031cm" draw:transform="rotate (-3.14159265358979) translate (9.316cm 15.814cm)">
          <draw:text-box>
            <text:p text:style-name="P1"><text:span text:style-name="T6">E</text:span></text:p>
          </draw:text-box>
        </draw:frame>
        <draw:frame draw:style-name="gr9" draw:text-style-name="P9" draw:layer="layout" svg:width="0.584cm" svg:height="0.584cm" svg:x="9.563cm" svg:y="15.384cm">
          <draw:text-box>
            <text:p text:style-name="P1"><text:span text:style-name="T12">;</text:span></text:p>
          </draw:text-box>
        </draw:frame>
        <draw:frame draw:style-name="gr9" draw:text-style-name="P9" draw:layer="layout" svg:width="4.777cm" svg:height="0.584cm" svg:x="13.335cm" svg:y="15.384cm">
          <draw:text-box>
            <text:p text:style-name="P1"><text:span text:style-name="T17">%</text:span><text:span text:style-name="T17"> </text:span><text:span text:style-name="T17">F</text:span><text:span text:style-name="T17">i</text:span><text:span text:style-name="T17">n</text:span><text:span text:style-name="T17">d</text:span><text:span text:style-name="T17"> </text:span><text:span text:style-name="T17">n</text:span><text:span text:style-name="T17">e</text:span><text:span text:style-name="T17">w</text:span><text:span text:style-name="T17"> </text:span><text:span text:style-name="T17">v</text:span><text:span text:style-name="T17">e</text:span><text:span text:style-name="T17">r</text:span><text:span text:style-name="T17">t</text:span><text:span text:style-name="T17">e</text:span><text:span text:style-name="T17">x</text:span></text:p>
          </draw:text-box>
        </draw:frame>
        <draw:frame draw:style-name="gr9" draw:text-style-name="P9" draw:layer="layout" svg:width="2.301cm" svg:height="0.584cm" svg:x="4.301cm" svg:y="16.057cm">
          <draw:text-box>
            <text:p text:style-name="P1"><text:span text:style-name="T12">f</text:span><text:span text:style-name="T12">o</text:span><text:span text:style-name="T12">r</text:span><text:span text:style-name="T12"> </text:span><text:span text:style-name="T12">(</text:span><text:span text:style-name="T12">e</text:span><text:span text:style-name="T12">a</text:span><text:span text:style-name="T12">c</text:span><text:span text:style-name="T12">h</text:span></text:p>
          </draw:text-box>
        </draw:frame>
        <draw:frame draw:style-name="gr5" draw:text-style-name="P6" draw:layer="layout" svg:width="0.003cm" svg:height="0.031cm" draw:transform="rotate (-3.14159265358979) translate (6.762cm 16.08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291cm 16.48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845cm 16.488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8.311cm 16.082cm)">
          <draw:text-box>
            <text:p text:style-name="P1"><text:span text:style-name="T6"> 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8.897cm 16.08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405cm 16.082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9.598cm" svg:y="16.057cm">
          <draw:text-box>
            <text:p text:style-name="P1"><text:span text:style-name="T12">)</text:span></text:p>
          </draw:text-box>
        </draw:frame>
        <draw:frame draw:style-name="gr9" draw:text-style-name="P9" draw:layer="layout" svg:width="0.65cm" svg:height="0.584cm" svg:x="5.177cm" svg:y="16.726cm">
          <draw:text-box>
            <text:p text:style-name="P1"><text:span text:style-name="T12">i</text:span><text:span text:style-name="T12">f</text:span><text:span text:style-name="T12"> </text:span><text:span text:style-name="T12">(</text:span></text:p>
          </draw:text-box>
        </draw:frame>
        <draw:frame draw:style-name="gr5" draw:text-style-name="P6" draw:layer="layout" svg:width="0.003cm" svg:height="0.031cm" draw:transform="rotate (-3.14159265358979) translate (5.845cm 16.749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6.723cm 16.74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771cm 17.155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8.279cm 16.763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19cm" svg:height="0.031cm" draw:transform="rotate (-3.14159265358979) translate (8.911cm 17.155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9.147cm 16.749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9.489cm 17.155cm)">
          <draw:text-box>
            <text:p text:style-name="P1"><text:span text:style-name="T6">E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0.586cm 16.749cm)">
          <draw:text-box>
            <text:p text:style-name="P1"><text:span text:style-name="T6"/><text:span text:style-name="T6"/></text:p>
          </draw:text-box>
        </draw:frame>
        <draw:frame draw:style-name="gr9" draw:text-style-name="P9" draw:layer="layout" svg:width="0.584cm" svg:height="0.584cm" svg:x="11.619cm" svg:y="16.726cm">
          <draw:text-box>
            <text:p text:style-name="P1"><text:span text:style-name="T12">)</text:span></text:p>
          </draw:text-box>
        </draw:frame>
        <draw:frame draw:style-name="gr9" draw:text-style-name="P9" draw:layer="layout" svg:width="5.857cm" svg:height="0.584cm" svg:x="13.338cm" svg:y="16.726cm">
          <draw:text-box>
            <text:p text:style-name="P1"><text:span text:style-name="T17">%</text:span><text:span text:style-name="T17"> </text:span><text:span text:style-name="T17">I</text:span><text:span text:style-name="T17">f</text:span><text:span text:style-name="T17"> </text:span><text:span text:style-name="T17">e</text:span><text:span text:style-name="T17">s</text:span><text:span text:style-name="T17">t</text:span><text:span text:style-name="T17">i</text:span><text:span text:style-name="T17">m</text:span><text:span text:style-name="T17">a</text:span><text:span text:style-name="T17">t</text:span><text:span text:style-name="T17">e</text:span><text:span text:style-name="T17"> </text:span><text:span text:style-name="T17">i</text:span><text:span text:style-name="T17">m</text:span><text:span text:style-name="T17">p</text:span><text:span text:style-name="T17">r</text:span><text:span text:style-name="T17">o</text:span><text:span text:style-name="T17">v</text:span><text:span text:style-name="T17">e</text:span><text:span text:style-name="T17">s</text:span></text:p>
          </draw:text-box>
        </draw:frame>
        <draw:frame draw:style-name="gr5" draw:text-style-name="P6" draw:layer="layout" svg:width="0.003cm" svg:height="0.031cm" draw:transform="rotate (-3.14159265358979) translate (6.074cm 18.09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7.32cm 18.10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036cm 18.09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8.911cm 18.09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285cm 18.09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962cm 18.499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0.47cm 18.107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19cm" svg:height="0.031cm" draw:transform="rotate (-3.14159265358979) translate (11.101cm 18.499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1.341cm 18.093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1.683cm 18.499cm)">
          <draw:text-box>
            <text:p text:style-name="P1"><text:span text:style-name="T6">E</text:span></text:p>
          </draw:text-box>
        </draw:frame>
        <draw:frame draw:style-name="gr9" draw:text-style-name="P9" draw:layer="layout" svg:width="0.584cm" svg:height="0.584cm" svg:x="11.93cm" svg:y="18.068cm">
          <draw:text-box>
            <text:p text:style-name="P1"><text:span text:style-name="T12">;</text:span></text:p>
          </draw:text-box>
        </draw:frame>
        <draw:frame draw:style-name="gr9" draw:text-style-name="P9" draw:layer="layout" svg:width="1.276cm" svg:height="0.584cm" svg:x="14.215cm" svg:y="18.068cm">
          <draw:text-box>
            <text:p text:style-name="P1"><text:span text:style-name="T17">r</text:span><text:span text:style-name="T17">e</text:span><text:span text:style-name="T17">l</text:span><text:span text:style-name="T17">a</text:span><text:span text:style-name="T17">x</text:span></text:p>
          </draw:text-box>
        </draw:frame>
        <draw:frame draw:style-name="gr9" draw:text-style-name="P9" draw:layer="layout" svg:width="3.672cm" svg:height="0.584cm" svg:x="6.054cm" svg:y="18.741cm">
          <draw:text-box>
            <text:p text:style-name="P1"><text:span text:style-name="T12">D</text:span><text:span text:style-name="T12">e</text:span><text:span text:style-name="T12">c</text:span><text:span text:style-name="T12">r</text:span><text:span text:style-name="T12">e</text:span><text:span text:style-name="T12">a</text:span><text:span text:style-name="T12">s</text:span><text:span text:style-name="T12">e</text:span><text:span text:style-name="T12">-</text:span><text:span text:style-name="T12">K</text:span><text:span text:style-name="T12">e</text:span><text:span text:style-name="T12">y</text:span></text:p>
          </draw:text-box>
        </draw:frame>
        <draw:frame draw:style-name="gr5" draw:text-style-name="P6" draw:layer="layout" svg:width="1.272cm" svg:height="0.031cm" draw:transform="rotate (-3.14159265358979) translate (9.778cm 18.777cm)">
          <draw:text-box>
            <text:p text:style-name="P1"><text:span text:style-name="T6"><text:tab/></text:span></text:p>
          </draw:text-box>
        </draw:frame>
        <draw:frame draw:style-name="gr6" draw:text-style-name="P6" draw:layer="layout" svg:width="0.003cm" svg:height="0.983cm" draw:transform="rotate (-3.14159265358979) translate (10.029cm 18.756cm)">
          <draw:text-box>
            <text:p/>
          </draw:text-box>
        </draw:frame>
        <draw:frame draw:style-name="gr5" draw:text-style-name="P6" draw:layer="layout" svg:width="0.019cm" svg:height="0.031cm" draw:transform="rotate (-3.14159265358979) translate (10.537cm 19.169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0.77cm 18.763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11.126cm 19.169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1.37cm 18.76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23cm" svg:height="0.031cm" draw:transform="rotate (-3.14159265358979) translate (12.442cm 19.169cm)">
          <draw:text-box>
            <text:p text:style-name="P1"><text:span text:style-name="T6">E</text:span></text:p>
          </draw:text-box>
        </draw:frame>
        <draw:frame draw:style-name="gr9" draw:text-style-name="P9" draw:layer="layout" svg:width="0.584cm" svg:height="0.584cm" svg:x="12.687cm" svg:y="18.741cm">
          <draw:text-box>
            <text:p text:style-name="P1"><text:span text:style-name="T12">;</text:span></text:p>
          </draw:text-box>
        </draw:frame>
        <draw:frame draw:style-name="gr5" draw:text-style-name="P6" draw:layer="layout" svg:width="0.003cm" svg:height="0.031cm" draw:transform="rotate (-3.14159265358979) translate (6.039cm 19.575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6.692cm 19.843cm)">
          <draw:text-box>
            <text:p text:style-name="P1"><text:span text:style-name="T6">B</text:span></text:p>
          </draw:text-box>
        </draw:frame>
        <draw:frame draw:style-name="gr5" draw:text-style-name="P6" draw:layer="layout" svg:width="0.003cm" svg:height="0.031cm" draw:transform="rotate (-3.14159265358979) translate (6.97cm 19.437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8.212cm 19.451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9.271cm" svg:y="19.414cm">
          <draw:text-box>
            <text:p text:style-name="P1"><text:span text:style-name="T12">;</text:span></text:p>
          </draw:text-box>
        </draw:frame>
        <draw:frame draw:style-name="gr5" draw:text-style-name="P6" draw:layer="layout" svg:width="1.272cm" svg:height="0.031cm" draw:transform="rotate (-3.14159265358979) translate (5.221cm 20.054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23cm" svg:height="0.031cm" draw:transform="rotate (-3.14159265358979) translate (4.321cm 21.187cm)">
          <draw:text-box>
            <text:p text:style-name="P1"><text:span text:style-name="T6">A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5.379cm 20.91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732cm 20.78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24cm 20.78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642cm 20.795cm)">
          <draw:text-box>
            <text:p text:style-name="P1"><text:span text:style-name="T6"/></text:p>
          </draw:text-box>
        </draw:frame>
        <draw:frame draw:style-name="gr9" draw:text-style-name="P9" draw:layer="layout" svg:width="1.53cm" svg:height="0.584cm" svg:x="7.167cm" svg:y="20.756cm">
          <draw:text-box>
            <text:p text:style-name="P1"><text:span text:style-name="T12">b</text:span><text:span text:style-name="T12">l</text:span><text:span text:style-name="T12">a</text:span><text:span text:style-name="T12">c</text:span><text:span text:style-name="T12">k</text:span><text:span text:style-name="T12">;</text:span></text:p>
          </draw:text-box>
        </draw:frame>
        <draw:frame draw:style-name="gr5" draw:text-style-name="P6" draw:layer="layout" svg:width="1.272cm" svg:height="0.031cm" draw:transform="rotate (-3.14159265358979) translate (3.471cm 21.395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2.596cm 22.069cm)">
          <draw:text-box>
            <text:p text:style-name="P1"><text:span text:style-name="T6"><text:tab/>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6</text:span></text:p>
          </draw:text-box>
        </draw:frame>
        <draw:frame draw:style-name="gr7" draw:text-style-name="P7" draw:layer="layout" svg:width="9.265cm" svg:height="0.983cm" svg:x="0.341cm" svg:y="0.469cm">
          <draw:text-box>
            <text:p>16/STR/ALG/DEO/1/A</text:p>
          </draw:text-box>
        </draw:frame>
      </draw:page>
      <draw:page draw:name="page17" draw:style-name="dp1" draw:master-page-name="master-page104">
        <draw:frame draw:style-name="gr2" draw:text-style-name="P3" draw:layer="layout" svg:width="7.001cm" svg:height="0.02cm" svg:x="7.294cm" svg:y="4.23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7.294cm" svg:y="4.25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4.274cm" svg:y="4.25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7.001cm" svg:height="0.02cm" svg:x="7.294cm" svg:y="5.27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6.627cm" svg:height="0.701cm" svg:x="7.493cm" svg:y="4.432cm">
          <draw:text-box>
            <text:p text:style-name="P1"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path draw:style-name="gr10" draw:text-style-name="P3" draw:layer="layout" svg:width="0.952cm" svg:height="0.952cm" svg:x="2.57cm" svg:y="10.953cm" svg:viewBox="0 0 953 953" svg:d="M953 476c0 263-214 477-477 477s-476-214-476-477 213-476 476-476 477 213 477 476z">
          <text:p/>
        </draw:path>
        <draw:path draw:style-name="gr10" draw:text-style-name="P3" draw:layer="layout" svg:width="0.952cm" svg:height="0.952cm" svg:x="6.38cm" svg:y="8.413cm" svg:viewBox="0 0 953 953" svg:d="M953 476c0 264-214 477-477 477s-476-213-476-477c0-263 213-476 476-476s477 213 477 476z">
          <text:p/>
        </draw:path>
        <draw:path draw:style-name="gr10" draw:text-style-name="P3" draw:layer="layout" svg:width="0.952cm" svg:height="0.952cm" svg:x="11.46cm" svg:y="8.413cm" svg:viewBox="0 0 953 953" svg:d="M953 476c0 264-213 477-476 477-264 0-477-213-477-477 0-263 213-476 477-476 263 0 476 213 476 476z">
          <text:p/>
        </draw:path>
        <draw:path draw:style-name="gr10" draw:text-style-name="P3" draw:layer="layout" svg:width="0.952cm" svg:height="0.952cm" svg:x="6.38cm" svg:y="13.493cm" svg:viewBox="0 0 953 953" svg:d="M953 477c0 263-214 476-477 476s-476-213-476-476c0-264 213-477 476-477s477 213 477 477z">
          <text:p/>
        </draw:path>
        <draw:path draw:style-name="gr10" draw:text-style-name="P3" draw:layer="layout" svg:width="0.952cm" svg:height="0.952cm" svg:x="11.46cm" svg:y="13.493cm" svg:viewBox="0 0 953 953" svg:d="M953 477c0 263-213 476-476 476-264 0-477-213-477-476 0-264 213-477 477-477 263 0 476 213 476 477z">
          <text:p/>
        </draw:path>
        <draw:line draw:style-name="gr10" draw:text-style-name="P3" draw:layer="layout" svg:x1="3.522cm" svg:y1="10.954cm" svg:x2="6.381cm" svg:y2="9.365cm">
          <text:p/>
        </draw:line>
        <draw:polyline draw:style-name="gr10" draw:text-style-name="P3" draw:layer="layout" svg:width="0.252cm" svg:height="0.18cm" svg:x="6.128cm" svg:y="9.365cm" svg:viewBox="0 0 253 181" draw:points="0,69 253,0 62,181">
          <text:p/>
        </draw:polyline>
        <draw:line draw:style-name="gr10" draw:text-style-name="P3" draw:layer="layout" svg:x1="3.522cm" svg:y1="11.905cm" svg:x2="6.381cm" svg:y2="13.811cm">
          <text:p/>
        </draw:line>
        <draw:polyline draw:style-name="gr10" draw:text-style-name="P3" draw:layer="layout" svg:width="0.246cm" svg:height="0.195cm" svg:x="6.134cm" svg:y="13.615cm" svg:viewBox="0 0 247 196" draw:points="70,0 247,196 0,107">
          <text:p/>
        </draw:polyline>
        <draw:line draw:style-name="gr10" draw:text-style-name="P3" draw:layer="layout" svg:x1="6.539cm" svg:y1="13.334cm" svg:x2="6.539cm" svg:y2="9.524cm">
          <text:p/>
        </draw:line>
        <draw:polyline draw:style-name="gr10" draw:text-style-name="P3" draw:layer="layout" svg:width="0.127cm" svg:height="0.254cm" svg:x="6.475cm" svg:y="9.524cm" svg:viewBox="0 0 128 255" draw:points="0,255 64,0 128,255">
          <text:p/>
        </draw:polyline>
        <draw:line draw:style-name="gr10" draw:text-style-name="P3" draw:layer="layout" svg:x1="7.174cm" svg:y1="9.524cm" svg:x2="7.174cm" svg:y2="13.334cm">
          <text:p/>
        </draw:line>
        <draw:polyline draw:style-name="gr10" draw:text-style-name="P3" draw:layer="layout" svg:width="0.127cm" svg:height="0.254cm" svg:x="7.11cm" svg:y="13.08cm" svg:viewBox="0 0 128 255" draw:points="128,0 64,255 0,0">
          <text:p/>
        </draw:polyline>
        <draw:line draw:style-name="gr10" draw:text-style-name="P3" draw:layer="layout" svg:x1="7.491cm" svg:y1="8.889cm" svg:x2="11.301cm" svg:y2="8.889cm">
          <text:p/>
        </draw:line>
        <draw:polyline draw:style-name="gr10" draw:text-style-name="P3" draw:layer="layout" svg:width="0.254cm" svg:height="0.127cm" svg:x="11.047cm" svg:y="8.825cm" svg:viewBox="0 0 255 128" draw:points="0,0 255,65 0,128">
          <text:p/>
        </draw:polyline>
        <draw:line draw:style-name="gr10" draw:text-style-name="P3" draw:layer="layout" svg:x1="7.491cm" svg:y1="13.969cm" svg:x2="11.301cm" svg:y2="13.969cm">
          <text:p/>
        </draw:line>
        <draw:polyline draw:style-name="gr10" draw:text-style-name="P3" draw:layer="layout" svg:width="0.254cm" svg:height="0.127cm" svg:x="11.047cm" svg:y="13.905cm" svg:viewBox="0 0 255 128" draw:points="0,0 255,65 0,128">
          <text:p/>
        </draw:polyline>
        <draw:line draw:style-name="gr10" draw:text-style-name="P3" draw:layer="layout" svg:x1="11.619cm" svg:y1="9.524cm" svg:x2="11.619cm" svg:y2="13.334cm">
          <text:p/>
        </draw:line>
        <draw:polyline draw:style-name="gr10" draw:text-style-name="P3" draw:layer="layout" svg:width="0.127cm" svg:height="0.254cm" svg:x="11.555cm" svg:y="13.08cm" svg:viewBox="0 0 128 255" draw:points="128,0 64,255 0,0">
          <text:p/>
        </draw:polyline>
        <draw:line draw:style-name="gr10" draw:text-style-name="P3" draw:layer="layout" svg:x1="12.254cm" svg:y1="13.334cm" svg:x2="12.254cm" svg:y2="9.524cm">
          <text:p/>
        </draw:line>
        <draw:polyline draw:style-name="gr10" draw:text-style-name="P3" draw:layer="layout" svg:width="0.127cm" svg:height="0.254cm" svg:x="12.19cm" svg:y="9.524cm" svg:viewBox="0 0 128 255" draw:points="0,255 64,0 128,255">
          <text:p/>
        </draw:polyline>
        <draw:line draw:style-name="gr10" draw:text-style-name="P3" draw:layer="layout" svg:x1="7.332cm" svg:y1="13.494cm" svg:x2="11.461cm" svg:y2="9.365cm">
          <text:p/>
        </draw:line>
        <draw:polyline draw:style-name="gr10" draw:text-style-name="P3" draw:layer="layout" svg:width="0.225cm" svg:height="0.224cm" svg:x="11.235cm" svg:y="9.365cm" svg:viewBox="0 0 226 225" draw:points="0,136 226,0 90,225">
          <text:p/>
        </draw:polyline>
        <draw:frame draw:style-name="gr3" draw:text-style-name="P4" draw:layer="layout" svg:width="3.126cm" svg:height="0.701cm" svg:x="2.553cm" svg:y="6.468cm">
          <draw:text-box>
            <text:p text:style-name="P1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</text:span></text:p>
          </draw:text-box>
        </draw:frame>
        <draw:frame draw:style-name="gr15" draw:text-style-name="P12" draw:layer="layout" svg:width="0.698cm" svg:height="0.698cm" svg:x="2.729cm" svg:y="12.222cm">
          <draw:text-box>
            <text:p text:style-name="P1"><text:span text:style-name="T18">s</text:span></text:p>
          </draw:text-box>
        </draw:frame>
        <draw:frame draw:style-name="gr15" draw:text-style-name="P12" draw:layer="layout" svg:width="0.698cm" svg:height="0.698cm" svg:x="5.904cm" svg:y="14.127cm">
          <draw:text-box>
            <text:p text:style-name="P1"><text:span text:style-name="T18">a</text:span></text:p>
          </draw:text-box>
        </draw:frame>
        <draw:frame draw:style-name="gr15" draw:text-style-name="P12" draw:layer="layout" svg:width="0.698cm" svg:height="0.698cm" svg:x="5.904cm" svg:y="8.412cm">
          <draw:text-box>
            <text:p text:style-name="P1"><text:span text:style-name="T18">b</text:span></text:p>
          </draw:text-box>
        </draw:frame>
        <draw:frame draw:style-name="gr15" draw:text-style-name="P12" draw:layer="layout" svg:width="0.698cm" svg:height="0.698cm" svg:x="12.73cm" svg:y="8.412cm">
          <draw:text-box>
            <text:p text:style-name="P1"><text:span text:style-name="T18">c</text:span></text:p>
          </draw:text-box>
        </draw:frame>
        <draw:frame draw:style-name="gr15" draw:text-style-name="P12" draw:layer="layout" svg:width="0.698cm" svg:height="0.698cm" svg:x="12.73cm" svg:y="14.127cm">
          <draw:text-box>
            <text:p text:style-name="P1"><text:span text:style-name="T18">d</text:span></text:p>
          </draw:text-box>
        </draw:frame>
        <draw:frame draw:style-name="gr15" draw:text-style-name="P12" draw:layer="layout" svg:width="0.698cm" svg:height="0.698cm" svg:x="4.317cm" svg:y="9.682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4.317cm" svg:y="12.857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5.904cm" svg:y="11.111cm">
          <draw:text-box>
            <text:p text:style-name="P1"><text:span text:style-name="T18">3</text:span></text:p>
          </draw:text-box>
        </draw:frame>
        <draw:frame draw:style-name="gr15" draw:text-style-name="P12" draw:layer="layout" svg:width="0.698cm" svg:height="0.698cm" svg:x="7.65cm" svg:y="11.111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9.397cm" svg:y="8.253cm">
          <draw:text-box>
            <text:p text:style-name="P1"><text:span text:style-name="T18">1</text:span></text:p>
          </draw:text-box>
        </draw:frame>
        <draw:frame draw:style-name="gr15" draw:text-style-name="P12" draw:layer="layout" svg:width="0.698cm" svg:height="0.698cm" svg:x="9.397cm" svg:y="10.635cm">
          <draw:text-box>
            <text:p text:style-name="P1"><text:span text:style-name="T18">8</text:span></text:p>
          </draw:text-box>
        </draw:frame>
        <draw:frame draw:style-name="gr15" draw:text-style-name="P12" draw:layer="layout" svg:width="0.698cm" svg:height="0.698cm" svg:x="9.397cm" svg:y="14.127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10.984cm" svg:y="11.587cm">
          <draw:text-box>
            <text:p text:style-name="P1"><text:span text:style-name="T18">4</text:span></text:p>
          </draw:text-box>
        </draw:frame>
        <draw:frame draw:style-name="gr15" draw:text-style-name="P12" draw:layer="layout" svg:width="0.698cm" svg:height="0.698cm" svg:x="12.73cm" svg:y="11.587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2.888cm" svg:y="11.111cm">
          <draw:text-box>
            <text:p text:style-name="P1"><text:span text:style-name="T18">0</text:span></text:p>
          </draw:text-box>
        </draw:frame>
        <draw:frame draw:style-name="gr15" draw:text-style-name="P12" draw:layer="layout" svg:width="0.781cm" svg:height="0.698cm" svg:x="6.539cm" svg:y="8.571cm">
          <draw:text-box>
            <text:p text:style-name="P1"><text:span text:style-name="T18">i</text:span><text:span text:style-name="T18">n</text:span><text:span text:style-name="T18">f</text:span></text:p>
          </draw:text-box>
        </draw:frame>
        <draw:frame draw:style-name="gr15" draw:text-style-name="P12" draw:layer="layout" svg:width="0.781cm" svg:height="0.698cm" svg:x="6.539cm" svg:y="13.651cm">
          <draw:text-box>
            <text:p text:style-name="P1"><text:span text:style-name="T18">i</text:span><text:span text:style-name="T18">n</text:span><text:span text:style-name="T18">f</text:span></text:p>
          </draw:text-box>
        </draw:frame>
        <draw:frame draw:style-name="gr15" draw:text-style-name="P12" draw:layer="layout" svg:width="0.781cm" svg:height="0.698cm" svg:x="11.619cm" svg:y="8.571cm">
          <draw:text-box>
            <text:p text:style-name="P1"><text:span text:style-name="T18">i</text:span><text:span text:style-name="T18">n</text:span><text:span text:style-name="T18">f</text:span></text:p>
          </draw:text-box>
        </draw:frame>
        <draw:frame draw:style-name="gr15" draw:text-style-name="P12" draw:layer="layout" svg:width="0.781cm" svg:height="0.698cm" svg:x="11.619cm" svg:y="13.651cm">
          <draw:text-box>
            <text:p text:style-name="P1"><text:span text:style-name="T18">i</text:span><text:span text:style-name="T18">n</text:span><text:span text:style-name="T18">f</text:span></text:p>
          </draw:text-box>
        </draw:frame>
        <draw:frame draw:style-name="gr3" draw:text-style-name="P4" draw:layer="layout" svg:width="6.365cm" svg:height="0.701cm" svg:x="2.553cm" svg:y="16.129cm">
          <draw:text-box>
            <text:p text:style-name="P1"><text:span text:style-name="T3">S</text:span><text:span text:style-name="T3">t</text:span><text:span text:style-name="T3">e</text:span><text:span text:style-name="T3">p</text:span><text:span text:style-name="T3"> </text:span><text:span text:style-name="T3">0</text:span><text:span text:style-name="T3">: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0.02cm" svg:height="0.846cm" svg:x="8.796cm" svg:y="17.911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034cm 18.022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9.335cm" svg:y="18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0.736cm" svg:y="18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2.183cm" svg:y="18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3.647cm" svg:y="18cm">
          <draw:text-box>
            <text:p text:style-name="P1"><text:span text:style-name="T2">c</text:span></text:p>
          </draw:text-box>
        </draw:frame>
        <draw:frame draw:style-name="gr2" draw:text-style-name="P3" draw:layer="layout" svg:width="10.4cm" svg:height="0.02cm" svg:x="5.596cm" svg:y="18.758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5.074cm" svg:y="18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6.6cm 18.89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8.796cm" svg:y="18.77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224cm 18.887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313cm" svg:y="18.863cm">
          <draw:text-box>
            <text:p text:style-name="P1"><text:span text:style-name="T2">0</text:span></text:p>
          </draw:text-box>
        </draw:frame>
        <draw:frame draw:style-name="gr5" draw:text-style-name="P6" draw:layer="layout" svg:width="0.015cm" svg:height="0.031cm" draw:transform="rotate (-3.14159265358979) translate (10.604cm 19.377cm)">
          <draw:text-box>
            <text:p text:style-name="P1"><text:span text:style-name="T6">"</text:span></text:p>
          </draw:text-box>
        </draw:frame>
        <draw:frame draw:style-name="gr5" draw:text-style-name="P6" draw:layer="layout" svg:width="0.015cm" svg:height="0.031cm" draw:transform="rotate (-3.14159265358979) translate (12.047cm 19.377cm)">
          <draw:text-box>
            <text:p text:style-name="P1"><text:span text:style-name="T6">"</text:span></text:p>
          </draw:text-box>
        </draw:frame>
        <draw:frame draw:style-name="gr5" draw:text-style-name="P6" draw:layer="layout" svg:width="0.015cm" svg:height="0.031cm" draw:transform="rotate (-3.14159265358979) translate (13.493cm 19.377cm)">
          <draw:text-box>
            <text:p text:style-name="P1"><text:span text:style-name="T6">"</text:span></text:p>
          </draw:text-box>
        </draw:frame>
        <draw:frame draw:style-name="gr2" draw:text-style-name="P3" draw:layer="layout" svg:width="10.4cm" svg:height="0.02cm" svg:x="5.596cm" svg:y="19.621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15cm" svg:height="0.031cm" draw:transform="rotate (-3.14159265358979) translate (14.94cm 19.377cm)">
          <draw:text-box>
            <text:p text:style-name="P1"><text:span text:style-name="T6">"</text:span></text:p>
          </draw:text-box>
        </draw:frame>
        <draw:frame draw:style-name="gr5" draw:text-style-name="P6" draw:layer="layout" svg:width="0.003cm" svg:height="0.031cm" draw:transform="rotate (-3.14159265358979) translate (6.018cm 20.241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6.434cm 20.241cm)">
          <draw:text-box>
            <text:p text:style-name="P1"><text:span text:style-name="T6"/><text:span text:style-name="T6">3</text:span><text:span text:style-name="T6"/></text:p>
          </draw:text-box>
        </draw:frame>
        <draw:frame draw:style-name="gr5" draw:text-style-name="P6" draw:layer="layout" svg:width="0.015cm" svg:height="0.031cm" draw:transform="rotate (-3.14159265358979) translate (7.136cm 19.755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8.796cm" svg:y="19.642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757cm 19.751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5cm" svg:height="0.701cm" svg:x="9.157cm" svg:y="19.727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3" draw:text-style-name="P4" draw:layer="layout" svg:width="0.705cm" svg:height="0.701cm" svg:x="10.583cm" svg:y="19.727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3" draw:text-style-name="P4" draw:layer="layout" svg:width="0.705cm" svg:height="0.701cm" svg:x="12.026cm" svg:y="19.727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3" draw:text-style-name="P4" draw:layer="layout" svg:width="0.705cm" svg:height="0.701cm" svg:x="13.473cm" svg:y="19.727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2" draw:text-style-name="P3" draw:layer="layout" svg:width="10.4cm" svg:height="0.02cm" svg:x="5.596cm" svg:y="20.485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5cm" svg:height="0.701cm" svg:x="14.921cm" svg:y="19.727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5" draw:text-style-name="P6" draw:layer="layout" svg:width="0.015cm" svg:height="0.031cm" draw:transform="rotate (-3.14159265358979) translate (5.979cm 20.799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7.246cm 21.109cm)">
          <draw:text-box>
            <text:p text:style-name="P1"><text:span text:style-name="T6"/></text:p>
          </draw:text-box>
        </draw:frame>
        <draw:frame draw:style-name="gr2" draw:text-style-name="P3" draw:layer="layout" svg:width="0.02cm" svg:height="0.846cm" svg:x="8.796cm" svg:y="20.506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845cm 20.619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4.104cm" svg:height="0.701cm" svg:x="9.178cm" svg:y="20.595cm">
          <draw:text-box>
            <text:p text:style-name="P1"><text:span text:style-name="T2">W</text:span><text:span text:style-name="T2"> </text:span><text:span text:style-name="T2">W</text:span><text:span text:style-name="T2"> </text:span><text:span text:style-name="T2">W</text:span><text:span text:style-name="T2"> </text:span><text:span text:style-name="T2">W</text:span><text:span text:style-name="T2"> </text:span><text:span text:style-name="T2">W</text:span></text:p>
          </draw:text-box>
        </draw:frame>
        <draw:frame draw:style-name="gr3" draw:text-style-name="P4" draw:layer="layout" svg:width="5.095cm" svg:height="0.701cm" svg:x="2.553cm" svg:y="22.991cm">
          <draw:text-box>
            <text:p text:style-name="P1"><text:span text:style-name="T3">P</text:span><text:span text:style-name="T3">r</text:span><text:span text:style-name="T3">i</text:span><text:span text:style-name="T3">o</text:span><text:span text:style-name="T3">r</text:span><text:span text:style-name="T3">i</text:span><text:span text:style-name="T3">t</text:span><text:span text:style-name="T3">y</text:span><text:span text:style-name="T3"> </text:span><text:span text:style-name="T3">Q</text:span><text:span text:style-name="T3">u</text:span><text:span text:style-name="T3">e</text:span><text:span text:style-name="T3">u</text:span><text:span text:style-name="T3">e</text:span><text:span text:style-name="T3">:</text:span></text:p>
          </draw:text-box>
        </draw:frame>
        <draw:frame draw:style-name="gr2" draw:text-style-name="P3" draw:layer="layout" svg:width="0.02cm" svg:height="0.846cm" svg:x="9.804cm" svg:y="22.474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664cm 22.587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0.185cm" svg:y="22.563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1.434cm" svg:y="22.563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2.881cm" svg:y="22.563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4.346cm" svg:y="22.563cm">
          <draw:text-box>
            <text:p text:style-name="P1"><text:span text:style-name="T2">c</text:span></text:p>
          </draw:text-box>
        </draw:frame>
        <draw:frame draw:style-name="gr2" draw:text-style-name="P3" draw:layer="layout" svg:width="8.842cm" svg:height="0.02cm" svg:x="7.848cm" svg:y="23.321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5.772cm" svg:y="22.563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8.23cm 23.455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804cm" svg:y="23.338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854cm 23.452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10.164cm" svg:y="23.427cm">
          <draw:text-box>
            <text:p text:style-name="P1"><text:span text:style-name="T2">0</text:span></text:p>
          </draw:text-box>
        </draw:frame>
        <draw:frame draw:style-name="gr5" draw:text-style-name="P6" draw:layer="layout" svg:width="0.015cm" svg:height="0.031cm" draw:transform="rotate (-3.14159265358979) translate (11.299cm 23.942cm)">
          <draw:text-box>
            <text:p text:style-name="P1"><text:span text:style-name="T6">"</text:span></text:p>
          </draw:text-box>
        </draw:frame>
        <draw:frame draw:style-name="gr5" draw:text-style-name="P6" draw:layer="layout" svg:width="0.015cm" svg:height="0.031cm" draw:transform="rotate (-3.14159265358979) translate (12.745cm 23.942cm)">
          <draw:text-box>
            <text:p text:style-name="P1"><text:span text:style-name="T6">"</text:span></text:p>
          </draw:text-box>
        </draw:frame>
        <draw:frame draw:style-name="gr5" draw:text-style-name="P6" draw:layer="layout" svg:width="0.015cm" svg:height="0.031cm" draw:transform="rotate (-3.14159265358979) translate (14.188cm 23.942cm)">
          <draw:text-box>
            <text:p text:style-name="P1"><text:span text:style-name="T6">"</text:span></text:p>
          </draw:text-box>
        </draw:frame>
        <draw:frame draw:style-name="gr5" draw:text-style-name="P6" draw:layer="layout" svg:width="0.015cm" svg:height="0.031cm" draw:transform="rotate (-3.14159265358979) translate (15.638cm 23.942cm)">
          <draw:text-box>
            <text:p text:style-name="P1"><text:span text:style-name="T6">"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7</text:span></text:p>
          </draw:text-box>
        </draw:frame>
        <draw:frame draw:style-name="gr7" draw:text-style-name="P7" draw:layer="layout" svg:width="8.807cm" svg:height="0.983cm" svg:x="0.722cm" svg:y="0.723cm">
          <draw:text-box>
            <text:p>17/EXP/ALG/VIS/7/A</text:p>
          </draw:text-box>
        </draw:frame>
      </draw:page>
      <draw:page draw:name="page18" draw:style-name="dp1" draw:master-page-name="master-page111">
        <draw:frame draw:style-name="gr2" draw:text-style-name="P3" draw:layer="layout" svg:width="7.001cm" svg:height="0.02cm" svg:x="7.294cm" svg:y="4.01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7.29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4.27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7.001cm" svg:height="0.02cm" svg:x="7.294cm" svg:y="5.05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6.627cm" svg:height="0.701cm" svg:x="7.493cm" svg:y="4.212cm">
          <draw:text-box>
            <text:p text:style-name="P1"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path draw:style-name="gr10" draw:text-style-name="P3" draw:layer="layout" svg:width="0.952cm" svg:height="0.952cm" svg:x="11.46cm" svg:y="7.981cm" svg:viewBox="0 0 953 953" svg:d="M953 477c0 263-213 476-476 476-264 0-477-213-477-476s213-477 477-477c263 0 476 214 476 477z">
          <text:p/>
        </draw:path>
        <draw:path draw:style-name="gr10" draw:text-style-name="P3" draw:layer="layout" svg:width="0.952cm" svg:height="0.952cm" svg:x="11.46cm" svg:y="13.061cm" svg:viewBox="0 0 953 953" svg:d="M953 476c0 263-213 477-476 477-264 0-477-214-477-477s213-476 477-476c263 0 476 213 476 476z">
          <text:p/>
        </draw:path>
        <draw:path draw:style-name="gr10" draw:text-style-name="P3" draw:layer="layout" svg:width="0.952cm" svg:height="0.952cm" svg:x="6.38cm" svg:y="12.902cm" svg:viewBox="0 0 953 953" svg:d="M953 476c0 263-214 477-477 477s-476-214-476-477 213-476 476-476 477 213 477 476z">
          <text:p/>
        </draw:path>
        <draw:path draw:style-name="gr10" draw:text-style-name="P3" draw:layer="layout" svg:width="0.952cm" svg:height="0.952cm" svg:x="6.38cm" svg:y="7.981cm" svg:viewBox="0 0 953 953" svg:d="M953 477c0 263-214 476-477 476s-476-213-476-476 213-477 476-477 477 214 477 477z">
          <text:p/>
        </draw:path>
        <draw:path draw:style-name="gr16" draw:text-style-name="P13" draw:layer="layout" svg:width="0.952cm" svg:height="0.952cm" svg:x="2.57cm" svg:y="10.521cm" svg:viewBox="0 0 953 953" svg:d="M953 477c0 263-214 476-477 476s-476-213-476-476c0-264 213-477 476-477s477 213 477 477z">
          <text:p/>
        </draw:path>
        <draw:line draw:style-name="gr10" draw:text-style-name="P3" draw:layer="layout" svg:x1="3.522cm" svg:y1="10.522cm" svg:x2="6.381cm" svg:y2="8.933cm">
          <text:p/>
        </draw:line>
        <draw:polyline draw:style-name="gr10" draw:text-style-name="P3" draw:layer="layout" svg:width="0.252cm" svg:height="0.18cm" svg:x="6.128cm" svg:y="8.933cm" svg:viewBox="0 0 253 181" draw:points="0,68 253,0 62,181">
          <text:p/>
        </draw:polyline>
        <draw:line draw:style-name="gr10" draw:text-style-name="P3" draw:layer="layout" svg:x1="3.522cm" svg:y1="11.473cm" svg:x2="6.381cm" svg:y2="13.379cm">
          <text:p/>
        </draw:line>
        <draw:polyline draw:style-name="gr10" draw:text-style-name="P3" draw:layer="layout" svg:width="0.246cm" svg:height="0.194cm" svg:x="6.134cm" svg:y="13.184cm" svg:viewBox="0 0 247 195" draw:points="70,0 247,195 0,106">
          <text:p/>
        </draw:polyline>
        <draw:line draw:style-name="gr10" draw:text-style-name="P3" draw:layer="layout" svg:x1="6.539cm" svg:y1="12.902cm" svg:x2="6.539cm" svg:y2="9.092cm">
          <text:p/>
        </draw:line>
        <draw:polyline draw:style-name="gr10" draw:text-style-name="P3" draw:layer="layout" svg:width="0.127cm" svg:height="0.254cm" svg:x="6.475cm" svg:y="9.092cm" svg:viewBox="0 0 128 255" draw:points="0,255 64,0 128,255">
          <text:p/>
        </draw:polyline>
        <draw:line draw:style-name="gr10" draw:text-style-name="P3" draw:layer="layout" svg:x1="7.174cm" svg:y1="9.092cm" svg:x2="7.174cm" svg:y2="12.902cm">
          <text:p/>
        </draw:line>
        <draw:polyline draw:style-name="gr10" draw:text-style-name="P3" draw:layer="layout" svg:width="0.127cm" svg:height="0.254cm" svg:x="7.11cm" svg:y="12.648cm" svg:viewBox="0 0 128 255" draw:points="128,0 64,255 0,0">
          <text:p/>
        </draw:polyline>
        <draw:line draw:style-name="gr10" draw:text-style-name="P3" draw:layer="layout" svg:x1="7.491cm" svg:y1="8.457cm" svg:x2="11.301cm" svg:y2="8.457cm">
          <text:p/>
        </draw:line>
        <draw:polyline draw:style-name="gr10" draw:text-style-name="P3" draw:layer="layout" svg:width="0.254cm" svg:height="0.127cm" svg:x="11.047cm" svg:y="8.393cm" svg:viewBox="0 0 255 128" draw:points="0,0 255,65 0,128">
          <text:p/>
        </draw:polyline>
        <draw:line draw:style-name="gr10" draw:text-style-name="P3" draw:layer="layout" svg:x1="7.491cm" svg:y1="13.537cm" svg:x2="11.301cm" svg:y2="13.537cm">
          <text:p/>
        </draw:line>
        <draw:polyline draw:style-name="gr10" draw:text-style-name="P3" draw:layer="layout" svg:width="0.254cm" svg:height="0.127cm" svg:x="11.047cm" svg:y="13.473cm" svg:viewBox="0 0 255 128" draw:points="0,0 255,65 0,128">
          <text:p/>
        </draw:polyline>
        <draw:line draw:style-name="gr10" draw:text-style-name="P3" draw:layer="layout" svg:x1="11.619cm" svg:y1="9.092cm" svg:x2="11.619cm" svg:y2="12.902cm">
          <text:p/>
        </draw:line>
        <draw:polyline draw:style-name="gr10" draw:text-style-name="P3" draw:layer="layout" svg:width="0.127cm" svg:height="0.254cm" svg:x="11.555cm" svg:y="12.648cm" svg:viewBox="0 0 128 255" draw:points="128,0 64,255 0,0">
          <text:p/>
        </draw:polyline>
        <draw:line draw:style-name="gr10" draw:text-style-name="P3" draw:layer="layout" svg:x1="12.254cm" svg:y1="12.902cm" svg:x2="12.254cm" svg:y2="9.092cm">
          <text:p/>
        </draw:line>
        <draw:polyline draw:style-name="gr10" draw:text-style-name="P3" draw:layer="layout" svg:width="0.127cm" svg:height="0.254cm" svg:x="12.19cm" svg:y="9.092cm" svg:viewBox="0 0 128 255" draw:points="0,255 64,0 128,255">
          <text:p/>
        </draw:polyline>
        <draw:line draw:style-name="gr10" draw:text-style-name="P3" draw:layer="layout" svg:x1="7.332cm" svg:y1="13.062cm" svg:x2="11.461cm" svg:y2="8.933cm">
          <text:p/>
        </draw:line>
        <draw:polyline draw:style-name="gr10" draw:text-style-name="P3" draw:layer="layout" svg:width="0.225cm" svg:height="0.225cm" svg:x="11.235cm" svg:y="8.933cm" svg:viewBox="0 0 226 226" draw:points="0,136 226,0 90,226">
          <text:p/>
        </draw:polyline>
        <draw:frame draw:style-name="gr3" draw:text-style-name="P4" draw:layer="layout" svg:width="3.126cm" svg:height="0.701cm" svg:x="2.553cm" svg:y="6.125cm">
          <draw:text-box>
            <text:p text:style-name="P1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</text:span></text:p>
          </draw:text-box>
        </draw:frame>
        <draw:frame draw:style-name="gr15" draw:text-style-name="P12" draw:layer="layout" svg:width="0.698cm" svg:height="0.698cm" svg:x="2.729cm" svg:y="11.79cm">
          <draw:text-box>
            <text:p text:style-name="P1"><text:span text:style-name="T18">s</text:span></text:p>
          </draw:text-box>
        </draw:frame>
        <draw:frame draw:style-name="gr15" draw:text-style-name="P12" draw:layer="layout" svg:width="0.698cm" svg:height="0.698cm" svg:x="5.904cm" svg:y="13.695cm">
          <draw:text-box>
            <text:p text:style-name="P1"><text:span text:style-name="T18">a</text:span></text:p>
          </draw:text-box>
        </draw:frame>
        <draw:frame draw:style-name="gr15" draw:text-style-name="P12" draw:layer="layout" svg:width="0.698cm" svg:height="0.698cm" svg:x="5.904cm" svg:y="7.98cm">
          <draw:text-box>
            <text:p text:style-name="P1"><text:span text:style-name="T18">b</text:span></text:p>
          </draw:text-box>
        </draw:frame>
        <draw:frame draw:style-name="gr15" draw:text-style-name="P12" draw:layer="layout" svg:width="0.698cm" svg:height="0.698cm" svg:x="12.73cm" svg:y="7.98cm">
          <draw:text-box>
            <text:p text:style-name="P1"><text:span text:style-name="T18">c</text:span></text:p>
          </draw:text-box>
        </draw:frame>
        <draw:frame draw:style-name="gr15" draw:text-style-name="P12" draw:layer="layout" svg:width="0.698cm" svg:height="0.698cm" svg:x="12.73cm" svg:y="13.695cm">
          <draw:text-box>
            <text:p text:style-name="P1"><text:span text:style-name="T18">d</text:span></text:p>
          </draw:text-box>
        </draw:frame>
        <draw:frame draw:style-name="gr15" draw:text-style-name="P12" draw:layer="layout" svg:width="0.698cm" svg:height="0.698cm" svg:x="4.317cm" svg:y="9.25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4.317cm" svg:y="12.425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5.904cm" svg:y="10.679cm">
          <draw:text-box>
            <text:p text:style-name="P1"><text:span text:style-name="T18">3</text:span></text:p>
          </draw:text-box>
        </draw:frame>
        <draw:frame draw:style-name="gr15" draw:text-style-name="P12" draw:layer="layout" svg:width="0.698cm" svg:height="0.698cm" svg:x="7.65cm" svg:y="10.679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9.397cm" svg:y="7.822cm">
          <draw:text-box>
            <text:p text:style-name="P1"><text:span text:style-name="T18">1</text:span></text:p>
          </draw:text-box>
        </draw:frame>
        <draw:frame draw:style-name="gr15" draw:text-style-name="P12" draw:layer="layout" svg:width="0.698cm" svg:height="0.698cm" svg:x="9.397cm" svg:y="10.203cm">
          <draw:text-box>
            <text:p text:style-name="P1"><text:span text:style-name="T18">8</text:span></text:p>
          </draw:text-box>
        </draw:frame>
        <draw:frame draw:style-name="gr15" draw:text-style-name="P12" draw:layer="layout" svg:width="0.698cm" svg:height="0.698cm" svg:x="9.397cm" svg:y="13.695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10.984cm" svg:y="11.155cm">
          <draw:text-box>
            <text:p text:style-name="P1"><text:span text:style-name="T18">4</text:span></text:p>
          </draw:text-box>
        </draw:frame>
        <draw:frame draw:style-name="gr15" draw:text-style-name="P12" draw:layer="layout" svg:width="0.698cm" svg:height="0.698cm" svg:x="12.73cm" svg:y="11.155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781cm" svg:height="0.698cm" svg:x="11.619cm" svg:y="8.139cm">
          <draw:text-box>
            <text:p text:style-name="P1"><text:span text:style-name="T18">i</text:span><text:span text:style-name="T18">n</text:span><text:span text:style-name="T18">f</text:span></text:p>
          </draw:text-box>
        </draw:frame>
        <draw:frame draw:style-name="gr15" draw:text-style-name="P12" draw:layer="layout" svg:width="0.781cm" svg:height="0.698cm" svg:x="11.619cm" svg:y="13.219cm">
          <draw:text-box>
            <text:p text:style-name="P1"><text:span text:style-name="T18">i</text:span><text:span text:style-name="T18">n</text:span><text:span text:style-name="T18">f</text:span></text:p>
          </draw:text-box>
        </draw:frame>
        <draw:frame draw:style-name="gr15" draw:text-style-name="P12" draw:layer="layout" svg:width="0.698cm" svg:height="0.698cm" svg:x="6.698cm" svg:y="8.139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6.698cm" svg:y="13.219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2.888cm" svg:y="10.679cm">
          <draw:text-box>
            <text:p text:style-name="P1"><text:span text:style-name="T19">0</text:span></text:p>
          </draw:text-box>
        </draw:frame>
        <draw:frame draw:style-name="gr3" draw:text-style-name="P4" draw:layer="layout" svg:width="2.339cm" svg:height="0.701cm" svg:x="2.553cm" svg:y="15.578cm">
          <draw:text-box>
            <text:p text:style-name="P1"><text:span text:style-name="T3">S</text:span><text:span text:style-name="T3">t</text:span><text:span text:style-name="T3">e</text:span><text:span text:style-name="T3">p</text:span><text:span text:style-name="T3"> </text:span><text:span text:style-name="T3">1</text:span><text:span text:style-name="T3">:</text:span></text:p>
          </draw:text-box>
        </draw:frame>
        <draw:frame draw:style-name="gr3" draw:text-style-name="P4" draw:layer="layout" svg:width="0.819cm" svg:height="0.701cm" svg:x="5.412cm" svg:y="15.578cm">
          <draw:text-box>
            <text:p text:style-name="P1"><text:span text:style-name="T2">A</text:span><text:span text:style-name="T2">s</text:span></text:p>
          </draw:text-box>
        </draw:frame>
        <draw:frame draw:style-name="gr5" draw:text-style-name="P6" draw:layer="layout" svg:width="0.003cm" svg:height="0.031cm" draw:transform="rotate (-3.14159265358979) translate (6.547cm 16.09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7.108cm 15.606cm)">
          <draw:text-box>
            <text:p text:style-name="P1"><text:span text:style-name="T6">* </text:span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8.322cm 15.60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974cm 15.602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10.389cm 15.782cm)">
          <draw:text-box>
            <text:p text:style-name="P1"><text:span text:style-name="T6">'</text:span></text:p>
          </draw:text-box>
        </draw:frame>
        <draw:frame draw:style-name="gr5" draw:text-style-name="P6" draw:layer="layout" svg:width="0.003cm" svg:height="0.031cm" draw:transform="rotate (-3.14159265358979) translate (10.812cm 15.602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1.112cm 15.606cm)">
          <draw:text-box>
            <text:p text:style-name="P1"><text:span text:style-name="T6">(</text:span></text:p>
          </draw:text-box>
        </draw:frame>
        <draw:frame draw:style-name="gr3" draw:text-style-name="P4" draw:layer="layout" svg:width="0.701cm" svg:height="0.701cm" svg:x="11.77cm" svg:y="15.578cm">
          <draw:text-box>
            <text:p text:style-name="P1"><text:span text:style-name="T2">,</text:span></text:p>
          </draw:text-box>
        </draw:frame>
        <draw:frame draw:style-name="gr3" draw:text-style-name="P4" draw:layer="layout" svg:width="2.453cm" svg:height="0.701cm" svg:x="12.278cm" svg:y="15.578cm">
          <draw:text-box>
            <text:p text:style-name="P1"><text:span text:style-name="T2">w</text:span><text:span text:style-name="T2">o</text:span><text:span text:style-name="T2">r</text:span><text:span text:style-name="T2">k</text:span><text:span text:style-name="T2"> </text:span><text:span text:style-name="T2">o</text:span><text:span text:style-name="T2">n</text:span></text:p>
          </draw:text-box>
        </draw:frame>
        <draw:frame draw:style-name="gr5" draw:text-style-name="P6" draw:layer="layout" svg:width="0.01cm" svg:height="0.031cm" draw:transform="rotate (-3.14159265358979) translate (15.148cm 15.782cm)">
          <draw:text-box>
            <text:p text:style-name="P1"><text:span text:style-name="T6">'</text:span></text:p>
          </draw:text-box>
        </draw:frame>
        <draw:frame draw:style-name="gr3" draw:text-style-name="P4" draw:layer="layout" svg:width="1.17cm" svg:height="0.701cm" svg:x="15.798cm" svg:y="15.578cm">
          <draw:text-box>
            <text:p text:style-name="P1"><text:span text:style-name="T2">a</text:span><text:span text:style-name="T2">n</text:span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17.289cm 15.606cm)">
          <draw:text-box>
            <text:p text:style-name="P1"><text:span text:style-name="T6">(</text:span></text:p>
          </draw:text-box>
        </draw:frame>
        <draw:frame draw:style-name="gr3" draw:text-style-name="P4" draw:layer="layout" svg:width="1.17cm" svg:height="0.701cm" svg:x="17.863cm" svg:y="15.578cm">
          <draw:text-box>
            <text:p text:style-name="P1"><text:span text:style-name="T2">a</text:span><text:span text:style-name="T2">n</text:span><text:span text:style-name="T2">d</text:span></text:p>
          </draw:text-box>
        </draw:frame>
        <draw:frame draw:style-name="gr3" draw:text-style-name="P4" draw:layer="layout" svg:width="5.963cm" svg:height="0.701cm" svg:x="2.553cm" svg:y="16.522cm">
          <draw:text-box>
            <text:p text:style-name="P1"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0.02cm" svg:height="0.846cm" svg:x="8.877cm" svg:y="18.216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119cm 18.329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9.415cm" svg:y="18.305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0.778cm" svg:y="18.305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2.141cm" svg:y="18.305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3.567cm" svg:y="18.305cm">
          <draw:text-box>
            <text:p text:style-name="P1"><text:span text:style-name="T2">c</text:span></text:p>
          </draw:text-box>
        </draw:frame>
        <draw:frame draw:style-name="gr2" draw:text-style-name="P3" draw:layer="layout" svg:width="10.235cm" svg:height="0.02cm" svg:x="5.676cm" svg:y="19.062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993cm" svg:y="18.305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6.681cm 19.197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8.877cm" svg:y="19.084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306cm 19.194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394cm" svg:y="19.168cm">
          <draw:text-box>
            <text:p text:style-name="P1"><text:span text:style-name="T2">0</text:span></text:p>
          </draw:text-box>
        </draw:frame>
        <draw:frame draw:style-name="gr5" draw:text-style-name="P6" draw:layer="layout" svg:width="0.023cm" svg:height="0.031cm" draw:transform="rotate (-3.14159265358979) translate (10.787cm 19.208cm)">
          <draw:text-box>
            <text:p text:style-name="P1"><text:span text:style-name="T20">+</text:span></text:p>
          </draw:text-box>
        </draw:frame>
        <draw:frame draw:style-name="gr5" draw:text-style-name="P6" draw:layer="layout" svg:width="0.003cm" svg:height="0.031cm" draw:transform="rotate (-3.14159265358979) translate (12.057cm 19.208cm)">
          <draw:text-box>
            <text:p text:style-name="P1"><text:span text:style-name="T20"/></text:p>
          </draw:text-box>
        </draw:frame>
        <draw:frame draw:style-name="gr5" draw:text-style-name="P6" draw:layer="layout" svg:width="0.015cm" svg:height="0.031cm" draw:transform="rotate (-3.14159265358979) translate (13.409cm 19.684cm)">
          <draw:text-box>
            <text:p text:style-name="P1"><text:span text:style-name="T6">"</text:span></text:p>
          </draw:text-box>
        </draw:frame>
        <draw:frame draw:style-name="gr2" draw:text-style-name="P3" draw:layer="layout" svg:width="10.235cm" svg:height="0.02cm" svg:x="5.676cm" svg:y="19.93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15cm" svg:height="0.031cm" draw:transform="rotate (-3.14159265358979) translate (14.858cm 19.684cm)">
          <draw:text-box>
            <text:p text:style-name="P1"><text:span text:style-name="T6">"</text:span></text:p>
          </draw:text-box>
        </draw:frame>
        <draw:frame draw:style-name="gr5" draw:text-style-name="P6" draw:layer="layout" svg:width="0.003cm" svg:height="0.031cm" draw:transform="rotate (-3.14159265358979) translate (6.103cm 20.552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6.519cm 20.552cm)">
          <draw:text-box>
            <text:p text:style-name="P1"><text:span text:style-name="T6"/><text:span text:style-name="T6">3</text:span><text:span text:style-name="T6"/></text:p>
          </draw:text-box>
        </draw:frame>
        <draw:frame draw:style-name="gr5" draw:text-style-name="P6" draw:layer="layout" svg:width="0.015cm" svg:height="0.031cm" draw:transform="rotate (-3.14159265358979) translate (7.221cm 20.065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8.877cm" svg:y="19.947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842cm 20.062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5cm" svg:height="0.701cm" svg:x="9.241cm" svg:y="20.036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3" draw:text-style-name="P4" draw:layer="layout" svg:width="0.701cm" svg:height="0.701cm" svg:x="10.799cm" svg:y="20.036cm">
          <draw:text-box>
            <text:p text:style-name="P1"><text:span text:style-name="T4">s</text:span></text:p>
          </draw:text-box>
        </draw:frame>
        <draw:frame draw:style-name="gr3" draw:text-style-name="P4" draw:layer="layout" svg:width="0.701cm" svg:height="0.701cm" svg:x="12.162cm" svg:y="20.036cm">
          <draw:text-box>
            <text:p text:style-name="P1"><text:span text:style-name="T4">s</text:span></text:p>
          </draw:text-box>
        </draw:frame>
        <draw:frame draw:style-name="gr3" draw:text-style-name="P4" draw:layer="layout" svg:width="0.705cm" svg:height="0.701cm" svg:x="13.389cm" svg:y="20.036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2" draw:text-style-name="P3" draw:layer="layout" svg:width="10.235cm" svg:height="0.02cm" svg:x="5.676cm" svg:y="20.794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5cm" svg:height="0.701cm" svg:x="14.836cm" svg:y="20.036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5" draw:text-style-name="P6" draw:layer="layout" svg:width="0.015cm" svg:height="0.031cm" draw:transform="rotate (-3.14159265358979) translate (6.064cm 21.102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7.33cm 21.413cm)">
          <draw:text-box>
            <text:p text:style-name="P1"><text:span text:style-name="T6"/></text:p>
          </draw:text-box>
        </draw:frame>
        <draw:frame draw:style-name="gr2" draw:text-style-name="P3" draw:layer="layout" svg:width="0.02cm" svg:height="0.846cm" svg:x="8.877cm" svg:y="20.811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93cm 20.922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356cm" svg:y="20.9cm">
          <draw:text-box>
            <text:p text:style-name="P1"><text:span text:style-name="T4">B</text:span></text:p>
          </draw:text-box>
        </draw:frame>
        <draw:frame draw:style-name="gr3" draw:text-style-name="P4" draw:layer="layout" svg:width="3.245cm" svg:height="0.701cm" svg:x="10.643cm" svg:y="20.9cm">
          <draw:text-box>
            <text:p text:style-name="P1"><text:span text:style-name="T2">W</text:span><text:span text:style-name="T2"> </text:span><text:span text:style-name="T2">W</text:span><text:span text:style-name="T2"> </text:span><text:span text:style-name="T2">W</text:span><text:span text:style-name="T2"> </text:span><text:span text:style-name="T2">W</text:span></text:p>
          </draw:text-box>
        </draw:frame>
        <draw:frame draw:style-name="gr3" draw:text-style-name="P4" draw:layer="layout" svg:width="5.095cm" svg:height="0.701cm" svg:x="2.553cm" svg:y="23.215cm">
          <draw:text-box>
            <text:p text:style-name="P1"><text:span text:style-name="T3">P</text:span><text:span text:style-name="T3">r</text:span><text:span text:style-name="T3">i</text:span><text:span text:style-name="T3">o</text:span><text:span text:style-name="T3">r</text:span><text:span text:style-name="T3">i</text:span><text:span text:style-name="T3">t</text:span><text:span text:style-name="T3">y</text:span><text:span text:style-name="T3"> </text:span><text:span text:style-name="T3">Q</text:span><text:span text:style-name="T3">u</text:span><text:span text:style-name="T3">e</text:span><text:span text:style-name="T3">u</text:span><text:span text:style-name="T3">e</text:span><text:span text:style-name="T3">:</text:span></text:p>
          </draw:text-box>
        </draw:frame>
        <draw:frame draw:style-name="gr2" draw:text-style-name="P3" draw:layer="layout" svg:width="0.02cm" svg:height="0.846cm" svg:x="9.804cm" svg:y="22.69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664cm 22.806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0.19cm" svg:y="22.783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1.328cm" svg:y="22.783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2.64cm" svg:y="22.783cm">
          <draw:text-box>
            <text:p text:style-name="P1"><text:span text:style-name="T2">c</text:span></text:p>
          </draw:text-box>
        </draw:frame>
        <draw:frame draw:style-name="gr2" draw:text-style-name="P3" draw:layer="layout" svg:width="7.141cm" svg:height="0.02cm" svg:x="7.848cm" svg:y="23.541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066cm" svg:y="22.783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8.23cm 23.674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804cm" svg:y="23.558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854cm 23.67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10.198cm 23.685cm)">
          <draw:text-box>
            <text:p text:style-name="P1"><text:span text:style-name="T20">+</text:span></text:p>
          </draw:text-box>
        </draw:frame>
        <draw:frame draw:style-name="gr5" draw:text-style-name="P6" draw:layer="layout" svg:width="0.003cm" svg:height="0.031cm" draw:transform="rotate (-3.14159265358979) translate (11.341cm 23.685cm)">
          <draw:text-box>
            <text:p text:style-name="P1"><text:span text:style-name="T20"/></text:p>
          </draw:text-box>
        </draw:frame>
        <draw:frame draw:style-name="gr5" draw:text-style-name="P6" draw:layer="layout" svg:width="0.015cm" svg:height="0.031cm" draw:transform="rotate (-3.14159265358979) translate (12.488cm 24.161cm)">
          <draw:text-box>
            <text:p text:style-name="P1"><text:span text:style-name="T6">"</text:span></text:p>
          </draw:text-box>
        </draw:frame>
        <draw:frame draw:style-name="gr5" draw:text-style-name="P6" draw:layer="layout" svg:width="0.015cm" svg:height="0.031cm" draw:transform="rotate (-3.14159265358979) translate (13.934cm 24.161cm)">
          <draw:text-box>
            <text:p text:style-name="P1"><text:span text:style-name="T6">"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8</text:span></text:p>
          </draw:text-box>
        </draw:frame>
      </draw:page>
      <draw:page draw:name="page19" draw:style-name="dp1" draw:master-page-name="master-page111">
        <draw:frame draw:style-name="gr2" draw:text-style-name="P3" draw:layer="layout" svg:width="7.001cm" svg:height="0.02cm" svg:x="7.294cm" svg:y="4.01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7.29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4.27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7.001cm" svg:height="0.02cm" svg:x="7.294cm" svg:y="5.05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6.627cm" svg:height="0.701cm" svg:x="7.493cm" svg:y="4.212cm">
          <draw:text-box>
            <text:p text:style-name="P1"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path draw:style-name="gr10" draw:text-style-name="P3" draw:layer="layout" svg:width="0.952cm" svg:height="0.953cm" svg:x="11.46cm" svg:y="12.722cm" svg:viewBox="0 0 953 954" svg:d="M953 477c0 263-213 477-476 477-264 0-477-214-477-477s213-477 477-477c263 0 476 214 476 477z">
          <text:p/>
        </draw:path>
        <draw:path draw:style-name="gr17" draw:text-style-name="P13" draw:layer="layout" svg:width="0.952cm" svg:height="0.953cm" svg:x="2.57cm" svg:y="10.182cm" svg:viewBox="0 0 953 954" svg:d="M953 476c0 263-214 478-477 478s-476-215-476-478 213-476 476-476 477 213 477 476z">
          <text:p/>
        </draw:path>
        <draw:path draw:style-name="gr10" draw:text-style-name="P3" draw:layer="layout" svg:width="0.952cm" svg:height="0.953cm" svg:x="2.57cm" svg:y="10.182cm" svg:viewBox="0 0 953 954" svg:d="M953 476c0 263-214 478-477 478s-476-215-476-478 213-476 476-476 477 213 477 476z">
          <text:p/>
        </draw:path>
        <draw:path draw:style-name="gr16" draw:text-style-name="P13" draw:layer="layout" svg:width="0.952cm" svg:height="0.953cm" svg:x="6.38cm" svg:y="12.722cm" svg:viewBox="0 0 953 954" svg:d="M953 477c0 263-214 477-477 477s-476-214-476-477 213-477 476-477 477 214 477 477z">
          <text:p/>
        </draw:path>
        <draw:path draw:style-name="gr10" draw:text-style-name="P3" draw:layer="layout" svg:width="0.952cm" svg:height="0.953cm" svg:x="6.38cm" svg:y="7.642cm" svg:viewBox="0 0 953 954" svg:d="M953 477c0 263-214 477-477 477s-476-214-476-477c0-264 213-477 476-477s477 213 477 477z">
          <text:p/>
        </draw:path>
        <draw:path draw:style-name="gr10" draw:text-style-name="P3" draw:layer="layout" svg:width="0.952cm" svg:height="0.953cm" svg:x="11.46cm" svg:y="7.642cm" svg:viewBox="0 0 953 954" svg:d="M953 477c0 263-213 477-476 477-264 0-477-214-477-477 0-264 213-477 477-477 263 0 476 213 476 477z">
          <text:p/>
        </draw:path>
        <draw:line draw:style-name="gr10" draw:text-style-name="P3" draw:layer="layout" svg:x1="3.522cm" svg:y1="10.183cm" svg:x2="6.381cm" svg:y2="8.595cm">
          <text:p/>
        </draw:line>
        <draw:polyline draw:style-name="gr10" draw:text-style-name="P3" draw:layer="layout" svg:width="0.252cm" svg:height="0.179cm" svg:x="6.128cm" svg:y="8.595cm" svg:viewBox="0 0 253 180" draw:points="0,67 253,0 62,180">
          <text:p/>
        </draw:polyline>
        <draw:line draw:style-name="gr10" draw:text-style-name="P3" draw:layer="layout" svg:x1="3.522cm" svg:y1="11.135cm" svg:x2="6.381cm" svg:y2="13.041cm">
          <text:p/>
        </draw:line>
        <draw:polyline draw:style-name="gr10" draw:text-style-name="P3" draw:layer="layout" svg:width="0.246cm" svg:height="0.195cm" svg:x="6.134cm" svg:y="12.845cm" svg:viewBox="0 0 247 196" draw:points="70,0 247,196 0,107">
          <text:p/>
        </draw:polyline>
        <draw:line draw:style-name="gr10" draw:text-style-name="P3" draw:layer="layout" svg:x1="6.539cm" svg:y1="12.563cm" svg:x2="6.539cm" svg:y2="8.753cm">
          <text:p/>
        </draw:line>
        <draw:polyline draw:style-name="gr10" draw:text-style-name="P3" draw:layer="layout" svg:width="0.127cm" svg:height="0.254cm" svg:x="6.475cm" svg:y="8.753cm" svg:viewBox="0 0 128 255" draw:points="0,255 64,0 128,255">
          <text:p/>
        </draw:polyline>
        <draw:line draw:style-name="gr10" draw:text-style-name="P3" draw:layer="layout" svg:x1="7.174cm" svg:y1="8.753cm" svg:x2="7.174cm" svg:y2="12.563cm">
          <text:p/>
        </draw:line>
        <draw:polyline draw:style-name="gr10" draw:text-style-name="P3" draw:layer="layout" svg:width="0.127cm" svg:height="0.254cm" svg:x="7.11cm" svg:y="12.309cm" svg:viewBox="0 0 128 255" draw:points="128,0 64,255 0,0">
          <text:p/>
        </draw:polyline>
        <draw:line draw:style-name="gr10" draw:text-style-name="P3" draw:layer="layout" svg:x1="7.491cm" svg:y1="8.118cm" svg:x2="11.301cm" svg:y2="8.118cm">
          <text:p/>
        </draw:line>
        <draw:polyline draw:style-name="gr10" draw:text-style-name="P3" draw:layer="layout" svg:width="0.254cm" svg:height="0.127cm" svg:x="11.047cm" svg:y="8.055cm" svg:viewBox="0 0 255 128" draw:points="0,0 255,64 0,128">
          <text:p/>
        </draw:polyline>
        <draw:line draw:style-name="gr10" draw:text-style-name="P3" draw:layer="layout" svg:x1="7.491cm" svg:y1="13.198cm" svg:x2="11.301cm" svg:y2="13.198cm">
          <text:p/>
        </draw:line>
        <draw:polyline draw:style-name="gr10" draw:text-style-name="P3" draw:layer="layout" svg:width="0.254cm" svg:height="0.127cm" svg:x="11.047cm" svg:y="13.135cm" svg:viewBox="0 0 255 128" draw:points="0,0 255,64 0,128">
          <text:p/>
        </draw:polyline>
        <draw:line draw:style-name="gr10" draw:text-style-name="P3" draw:layer="layout" svg:x1="11.619cm" svg:y1="8.753cm" svg:x2="11.619cm" svg:y2="12.563cm">
          <text:p/>
        </draw:line>
        <draw:polyline draw:style-name="gr10" draw:text-style-name="P3" draw:layer="layout" svg:width="0.127cm" svg:height="0.254cm" svg:x="11.555cm" svg:y="12.309cm" svg:viewBox="0 0 128 255" draw:points="128,0 64,255 0,0">
          <text:p/>
        </draw:polyline>
        <draw:line draw:style-name="gr10" draw:text-style-name="P3" draw:layer="layout" svg:x1="12.254cm" svg:y1="12.563cm" svg:x2="12.254cm" svg:y2="8.753cm">
          <text:p/>
        </draw:line>
        <draw:polyline draw:style-name="gr10" draw:text-style-name="P3" draw:layer="layout" svg:width="0.127cm" svg:height="0.254cm" svg:x="12.19cm" svg:y="8.753cm" svg:viewBox="0 0 128 255" draw:points="0,255 64,0 128,255">
          <text:p/>
        </draw:polyline>
        <draw:line draw:style-name="gr10" draw:text-style-name="P3" draw:layer="layout" svg:x1="7.332cm" svg:y1="12.723cm" svg:x2="11.461cm" svg:y2="8.595cm">
          <text:p/>
        </draw:line>
        <draw:polyline draw:style-name="gr10" draw:text-style-name="P3" draw:layer="layout" svg:width="0.225cm" svg:height="0.224cm" svg:x="11.235cm" svg:y="8.595cm" svg:viewBox="0 0 226 225" draw:points="0,136 226,0 90,225">
          <text:p/>
        </draw:polyline>
        <draw:frame draw:style-name="gr3" draw:text-style-name="P4" draw:layer="layout" svg:width="3.126cm" svg:height="0.701cm" svg:x="2.553cm" svg:y="5.922cm">
          <draw:text-box>
            <text:p text:style-name="P1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</text:span></text:p>
          </draw:text-box>
        </draw:frame>
        <draw:frame draw:style-name="gr15" draw:text-style-name="P12" draw:layer="layout" svg:width="0.698cm" svg:height="0.698cm" svg:x="2.729cm" svg:y="11.452cm">
          <draw:text-box>
            <text:p text:style-name="P1"><text:span text:style-name="T18">s</text:span></text:p>
          </draw:text-box>
        </draw:frame>
        <draw:frame draw:style-name="gr15" draw:text-style-name="P12" draw:layer="layout" svg:width="0.698cm" svg:height="0.698cm" svg:x="5.904cm" svg:y="13.357cm">
          <draw:text-box>
            <text:p text:style-name="P1"><text:span text:style-name="T18">a</text:span></text:p>
          </draw:text-box>
        </draw:frame>
        <draw:frame draw:style-name="gr15" draw:text-style-name="P12" draw:layer="layout" svg:width="0.698cm" svg:height="0.698cm" svg:x="5.904cm" svg:y="7.642cm">
          <draw:text-box>
            <text:p text:style-name="P1"><text:span text:style-name="T18">b</text:span></text:p>
          </draw:text-box>
        </draw:frame>
        <draw:frame draw:style-name="gr15" draw:text-style-name="P12" draw:layer="layout" svg:width="0.698cm" svg:height="0.698cm" svg:x="12.73cm" svg:y="7.642cm">
          <draw:text-box>
            <text:p text:style-name="P1"><text:span text:style-name="T18">c</text:span></text:p>
          </draw:text-box>
        </draw:frame>
        <draw:frame draw:style-name="gr15" draw:text-style-name="P12" draw:layer="layout" svg:width="0.698cm" svg:height="0.698cm" svg:x="12.73cm" svg:y="13.357cm">
          <draw:text-box>
            <text:p text:style-name="P1"><text:span text:style-name="T18">d</text:span></text:p>
          </draw:text-box>
        </draw:frame>
        <draw:frame draw:style-name="gr15" draw:text-style-name="P12" draw:layer="layout" svg:width="0.698cm" svg:height="0.698cm" svg:x="4.317cm" svg:y="8.912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4.317cm" svg:y="12.087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5.904cm" svg:y="10.341cm">
          <draw:text-box>
            <text:p text:style-name="P1"><text:span text:style-name="T18">3</text:span></text:p>
          </draw:text-box>
        </draw:frame>
        <draw:frame draw:style-name="gr15" draw:text-style-name="P12" draw:layer="layout" svg:width="0.698cm" svg:height="0.698cm" svg:x="7.65cm" svg:y="10.341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9.397cm" svg:y="7.483cm">
          <draw:text-box>
            <text:p text:style-name="P1"><text:span text:style-name="T18">1</text:span></text:p>
          </draw:text-box>
        </draw:frame>
        <draw:frame draw:style-name="gr15" draw:text-style-name="P12" draw:layer="layout" svg:width="0.698cm" svg:height="0.698cm" svg:x="9.397cm" svg:y="9.864cm">
          <draw:text-box>
            <text:p text:style-name="P1"><text:span text:style-name="T18">8</text:span></text:p>
          </draw:text-box>
        </draw:frame>
        <draw:frame draw:style-name="gr15" draw:text-style-name="P12" draw:layer="layout" svg:width="0.698cm" svg:height="0.698cm" svg:x="9.397cm" svg:y="13.357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10.984cm" svg:y="10.817cm">
          <draw:text-box>
            <text:p text:style-name="P1"><text:span text:style-name="T18">4</text:span></text:p>
          </draw:text-box>
        </draw:frame>
        <draw:frame draw:style-name="gr15" draw:text-style-name="P12" draw:layer="layout" svg:width="0.698cm" svg:height="0.698cm" svg:x="12.73cm" svg:y="10.817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2.888cm" svg:y="10.341cm">
          <draw:text-box>
            <text:p text:style-name="P1"><text:span text:style-name="T19">0</text:span></text:p>
          </draw:text-box>
        </draw:frame>
        <draw:frame draw:style-name="gr15" draw:text-style-name="P12" draw:layer="layout" svg:width="0.698cm" svg:height="0.698cm" svg:x="6.698cm" svg:y="12.881cm">
          <draw:text-box>
            <text:p text:style-name="P1"><text:span text:style-name="T19">2</text:span></text:p>
          </draw:text-box>
        </draw:frame>
        <draw:frame draw:style-name="gr15" draw:text-style-name="P12" draw:layer="layout" svg:width="0.698cm" svg:height="0.698cm" svg:x="11.778cm" svg:y="12.881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6.698cm" svg:y="7.801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705cm" svg:height="0.698cm" svg:x="11.619cm" svg:y="7.801cm">
          <draw:text-box>
            <text:p text:style-name="P1"><text:span text:style-name="T18">1</text:span><text:span text:style-name="T18">0</text:span></text:p>
          </draw:text-box>
        </draw:frame>
        <draw:frame draw:style-name="gr3" draw:text-style-name="P4" draw:layer="layout" svg:width="2.339cm" svg:height="0.701cm" svg:x="2.553cm" svg:y="15.032cm">
          <draw:text-box>
            <text:p text:style-name="P1"><text:span text:style-name="T3">S</text:span><text:span text:style-name="T3">t</text:span><text:span text:style-name="T3">e</text:span><text:span text:style-name="T3">p</text:span><text:span text:style-name="T3"> </text:span><text:span text:style-name="T3">2</text:span><text:span text:style-name="T3">:</text:span></text:p>
          </draw:text-box>
        </draw:frame>
        <draw:frame draw:style-name="gr3" draw:text-style-name="P4" draw:layer="layout" svg:width="3.897cm" svg:height="0.701cm" svg:x="5.311cm" svg:y="15.032cm">
          <draw:text-box>
            <text:p text:style-name="P1"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,</text:span></text:p>
          </draw:text-box>
        </draw:frame>
        <draw:frame draw:style-name="gr5" draw:text-style-name="P6" draw:layer="layout" svg:width="0.01cm" svg:height="0.031cm" draw:transform="rotate (-3.14159265358979) translate (9.623cm 15.236cm)">
          <draw:text-box>
            <text:p text:style-name="P1"><text:span text:style-name="T6">'</text:span></text:p>
          </draw:text-box>
        </draw:frame>
        <draw:frame draw:style-name="gr3" draw:text-style-name="P4" draw:layer="layout" svg:width="8.503cm" svg:height="0.701cm" svg:x="10.244cm" svg:y="15.032cm">
          <draw:text-box>
            <text:p text:style-name="P1"><text:span text:style-name="T2">h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 </text:span><text:span text:style-name="T2">k</text:span><text:span text:style-name="T2">e</text:span><text:span text:style-name="T2">y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/text:p>
          </draw:text-box>
        </draw:frame>
        <draw:frame draw:style-name="gr3" draw:text-style-name="P4" draw:layer="layout" svg:width="4.439cm" svg:height="0.701cm" svg:x="2.553cm" svg:y="15.917cm">
          <draw:text-box>
            <text:p text:style-name="P1"><text:span text:style-name="T2">p</text:span><text:span text:style-name="T2">r</text:span><text:span text:style-name="T2">i</text:span><text:span text:style-name="T2">o</text:span><text:span text:style-name="T2">r</text:span><text:span text:style-name="T2">i</text:span><text:span text:style-name="T2">t</text:span><text:span text:style-name="T2">y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.</text:span></text:p>
          </draw:text-box>
        </draw:frame>
        <draw:frame draw:style-name="gr3" draw:text-style-name="P4" draw:layer="layout" svg:width="0.819cm" svg:height="0.701cm" svg:x="7.328cm" svg:y="15.917cm">
          <draw:text-box>
            <text:p text:style-name="P1"><text:span text:style-name="T2">A</text:span><text:span text:style-name="T2">s</text:span></text:p>
          </draw:text-box>
        </draw:frame>
        <draw:frame draw:style-name="gr5" draw:text-style-name="P6" draw:layer="layout" svg:width="0.003cm" svg:height="0.031cm" draw:transform="rotate (-3.14159265358979) translate (8.396cm 16.431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8.953cm 15.945cm)">
          <draw:text-box>
            <text:p text:style-name="P1"><text:span text:style-name="T6">* </text:span><text:span text:style-name="T6"><text:tab/></text:span></text:p>
          </draw:text-box>
        </draw:frame>
        <draw:frame draw:style-name="gr5" draw:text-style-name="P6" draw:layer="layout" svg:width="0.01cm" svg:height="0.031cm" draw:transform="rotate (-3.14159265358979) translate (9.838cm 16.121cm)">
          <draw:text-box>
            <text:p text:style-name="P1"><text:span text:style-name="T6">'</text:span></text:p>
          </draw:text-box>
        </draw:frame>
        <draw:frame draw:style-name="gr5" draw:text-style-name="P6" draw:layer="layout" svg:width="0.003cm" svg:height="0.031cm" draw:transform="rotate (-3.14159265358979) translate (10.219cm 15.94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0.749cm 15.941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2.033cm 15.945cm)">
          <draw:text-box>
            <text:p text:style-name="P1"><text:span text:style-name="T6">(</text:span></text:p>
          </draw:text-box>
        </draw:frame>
        <draw:frame draw:style-name="gr5" draw:text-style-name="P6" draw:layer="layout" svg:width="0.003cm" svg:height="0.031cm" draw:transform="rotate (-3.14159265358979) translate (12.382cm 15.941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2.678cm 16.121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13.035cm 15.941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3.331cm 15.945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13.733cm 15.945cm)">
          <draw:text-box>
            <text:p text:style-name="P1"><text:span text:style-name="T6"/></text:p>
          </draw:text-box>
        </draw:frame>
        <draw:frame draw:style-name="gr3" draw:text-style-name="P4" draw:layer="layout" svg:width="2.843cm" svg:height="0.701cm" svg:x="14.054cm" svg:y="15.917cm">
          <draw:text-box>
            <text:p text:style-name="P1"><text:span text:style-name="T2">,</text:span><text:span text:style-name="T2"> </text:span><text:span text:style-name="T2">w</text:span><text:span text:style-name="T2">o</text:span><text:span text:style-name="T2">r</text:span><text:span text:style-name="T2">k</text:span><text:span text:style-name="T2"> </text:span><text:span text:style-name="T2">o</text:span><text:span text:style-name="T2">n</text:span></text:p>
          </draw:text-box>
        </draw:frame>
        <draw:frame draw:style-name="gr5" draw:text-style-name="P6" draw:layer="layout" svg:width="0.015cm" svg:height="0.031cm" draw:transform="rotate (-3.14159265358979) translate (17.197cm 15.945cm)">
          <draw:text-box>
            <text:p text:style-name="P1"><text:span text:style-name="T6">(</text:span></text:p>
          </draw:text-box>
        </draw:frame>
        <draw:frame draw:style-name="gr3" draw:text-style-name="P4" draw:layer="layout" svg:width="0.701cm" svg:height="0.701cm" svg:x="17.485cm" svg:y="15.917cm">
          <draw:text-box>
            <text:p text:style-name="P1"><text:span text:style-name="T2">,</text:span></text:p>
          </draw:text-box>
        </draw:frame>
        <draw:frame draw:style-name="gr5" draw:text-style-name="P6" draw:layer="layout" svg:width="0.015cm" svg:height="0.031cm" draw:transform="rotate (-3.14159265358979) translate (17.935cm 16.121cm)">
          <draw:text-box>
            <text:p text:style-name="P1"><text:span text:style-name="T6">)</text:span></text:p>
          </draw:text-box>
        </draw:frame>
        <draw:frame draw:style-name="gr3" draw:text-style-name="P4" draw:layer="layout" svg:width="0.701cm" svg:height="0.701cm" svg:x="18.226cm" svg:y="15.917cm">
          <draw:text-box>
            <text:p text:style-name="P1"><text:span text:style-name="T2">,</text:span></text:p>
          </draw:text-box>
        </draw:frame>
        <draw:frame draw:style-name="gr5" draw:text-style-name="P6" draw:layer="layout" svg:width="0.015cm" svg:height="0.031cm" draw:transform="rotate (-3.14159265358979) translate (18.679cm 15.945cm)">
          <draw:text-box>
            <text:p text:style-name="P1"><text:span text:style-name="T6">*</text:span></text:p>
          </draw:text-box>
        </draw:frame>
        <draw:frame draw:style-name="gr3" draw:text-style-name="P4" draw:layer="layout" svg:width="7.326cm" svg:height="0.701cm" svg:x="2.553cm" svg:y="16.802cm">
          <draw:text-box>
            <text:p text:style-name="P1"><text:span text:style-name="T2">a</text:span><text:span text:style-name="T2">n</text:span><text:span text:style-name="T2">d</text:span><text:span text:style-name="T2">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0.02cm" svg:height="0.846cm" svg:x="8.949cm" svg:y="18.35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189cm 18.467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9.487cm" svg:y="18.444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0.752cm" svg:y="18.444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2.022cm" svg:y="18.444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3.512cm" svg:y="18.444cm">
          <draw:text-box>
            <text:p text:style-name="P1"><text:span text:style-name="T2">c</text:span></text:p>
          </draw:text-box>
        </draw:frame>
        <draw:frame draw:style-name="gr2" draw:text-style-name="P3" draw:layer="layout" svg:width="10.087cm" svg:height="0.02cm" svg:x="5.753cm" svg:y="19.202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959cm" svg:y="18.444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6.759cm 19.335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8.949cm" svg:y="19.223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38cm 19.331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47cm" svg:y="19.308cm">
          <draw:text-box>
            <text:p text:style-name="P1"><text:span text:style-name="T2">0</text:span></text:p>
          </draw:text-box>
        </draw:frame>
        <draw:frame draw:style-name="gr5" draw:text-style-name="P6" draw:layer="layout" svg:width="0.023cm" svg:height="0.031cm" draw:transform="rotate (-3.14159265358979) translate (10.766cm 19.345cm)">
          <draw:text-box>
            <text:p text:style-name="P1"><text:span text:style-name="T6">+</text:span></text:p>
          </draw:text-box>
        </draw:frame>
        <draw:frame draw:style-name="gr5" draw:text-style-name="P6" draw:layer="layout" svg:width="0.015cm" svg:height="0.031cm" draw:transform="rotate (-3.14159265358979) translate (12.036cm 19.359cm)">
          <draw:text-box>
            <text:p text:style-name="P1"><text:span text:style-name="T20">-</text:span></text:p>
          </draw:text-box>
        </draw:frame>
        <draw:frame draw:style-name="gr5" draw:text-style-name="P6" draw:layer="layout" svg:width="0.01cm" svg:height="0.031cm" draw:transform="rotate (-3.14159265358979) translate (13.331cm 19.345cm)">
          <draw:text-box>
            <text:p text:style-name="P1"><text:span text:style-name="T20">.</text:span></text:p>
          </draw:text-box>
        </draw:frame>
        <draw:frame draw:style-name="gr5" draw:text-style-name="P6" draw:layer="layout" svg:width="0.003cm" svg:height="0.031cm" draw:transform="rotate (-3.14159265358979) translate (13.726cm 19.331cm)">
          <draw:text-box>
            <text:p text:style-name="P1"><text:span text:style-name="T20"/></text:p>
          </draw:text-box>
        </draw:frame>
        <draw:frame draw:style-name="gr2" draw:text-style-name="P3" draw:layer="layout" svg:width="10.087cm" svg:height="0.02cm" svg:x="5.753cm" svg:y="20.07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03cm" svg:height="0.031cm" draw:transform="rotate (-3.14159265358979) translate (14.975cm 19.345cm)">
          <draw:text-box>
            <text:p text:style-name="P1"><text:span text:style-name="T20"/></text:p>
          </draw:text-box>
        </draw:frame>
        <draw:frame draw:style-name="gr5" draw:text-style-name="P6" draw:layer="layout" svg:width="0.003cm" svg:height="0.031cm" draw:transform="rotate (-3.14159265358979) translate (6.173cm 20.68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589cm 20.68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953cm 20.689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7.291cm 20.203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8.949cm" svg:y="20.087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916cm 20.199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5cm" svg:height="0.701cm" svg:x="9.313cm" svg:y="20.176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3" draw:text-style-name="P4" draw:layer="layout" svg:width="0.701cm" svg:height="0.701cm" svg:x="10.773cm" svg:y="20.176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2.022cm" svg:y="20.176cm">
          <draw:text-box>
            <text:p text:style-name="P1"><text:span text:style-name="T4">a</text:span></text:p>
          </draw:text-box>
        </draw:frame>
        <draw:frame draw:style-name="gr3" draw:text-style-name="P4" draw:layer="layout" svg:width="0.701cm" svg:height="0.701cm" svg:x="13.491cm" svg:y="20.176cm">
          <draw:text-box>
            <text:p text:style-name="P1"><text:span text:style-name="T4">a</text:span></text:p>
          </draw:text-box>
        </draw:frame>
        <draw:frame draw:style-name="gr2" draw:text-style-name="P3" draw:layer="layout" svg:width="10.087cm" svg:height="0.02cm" svg:x="5.753cm" svg:y="20.934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959cm" svg:y="20.176cm">
          <draw:text-box>
            <text:p text:style-name="P1"><text:span text:style-name="T4">a</text:span></text:p>
          </draw:text-box>
        </draw:frame>
        <draw:frame draw:style-name="gr5" draw:text-style-name="P6" draw:layer="layout" svg:width="0.015cm" svg:height="0.031cm" draw:transform="rotate (-3.14159265358979) translate (6.134cm 21.243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6.459cm 21.24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044cm 21.24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401cm 21.554cm)">
          <draw:text-box>
            <text:p text:style-name="P1"><text:span text:style-name="T6"/></text:p>
          </draw:text-box>
        </draw:frame>
        <draw:frame draw:style-name="gr2" draw:text-style-name="P3" draw:layer="layout" svg:width="0.02cm" svg:height="0.846cm" svg:x="8.949cm" svg:y="20.9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004cm 21.063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432cm" svg:y="21.039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0.714cm" svg:y="21.039cm">
          <draw:text-box>
            <text:p text:style-name="P1"><text:span text:style-name="T4">B</text:span></text:p>
          </draw:text-box>
        </draw:frame>
        <draw:frame draw:style-name="gr3" draw:text-style-name="P4" draw:layer="layout" svg:width="2.385cm" svg:height="0.701cm" svg:x="11.887cm" svg:y="21.039cm">
          <draw:text-box>
            <text:p text:style-name="P1"><text:span text:style-name="T2">W</text:span><text:span text:style-name="T2"> </text:span><text:span text:style-name="T2">W</text:span><text:span text:style-name="T2"> </text:span><text:span text:style-name="T2">W</text:span></text:p>
          </draw:text-box>
        </draw:frame>
        <draw:frame draw:style-name="gr3" draw:text-style-name="P4" draw:layer="layout" svg:width="5.095cm" svg:height="0.701cm" svg:x="2.553cm" svg:y="23.215cm">
          <draw:text-box>
            <text:p text:style-name="P1"><text:span text:style-name="T3">P</text:span><text:span text:style-name="T3">r</text:span><text:span text:style-name="T3">i</text:span><text:span text:style-name="T3">o</text:span><text:span text:style-name="T3">r</text:span><text:span text:style-name="T3">i</text:span><text:span text:style-name="T3">t</text:span><text:span text:style-name="T3">y</text:span><text:span text:style-name="T3"> </text:span><text:span text:style-name="T3">Q</text:span><text:span text:style-name="T3">u</text:span><text:span text:style-name="T3">e</text:span><text:span text:style-name="T3">u</text:span><text:span text:style-name="T3">e</text:span><text:span text:style-name="T3">:</text:span></text:p>
          </draw:text-box>
        </draw:frame>
        <draw:frame draw:style-name="gr2" draw:text-style-name="P3" draw:layer="layout" svg:width="0.02cm" svg:height="0.846cm" svg:x="9.804cm" svg:y="22.69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664cm 22.806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0.19cm" svg:y="22.783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1.569cm" svg:y="22.783cm">
          <draw:text-box>
            <text:p text:style-name="P1"><text:span text:style-name="T2">c</text:span></text:p>
          </draw:text-box>
        </draw:frame>
        <draw:frame draw:style-name="gr2" draw:text-style-name="P3" draw:layer="layout" svg:width="5.824cm" svg:height="0.02cm" svg:x="7.848cm" svg:y="23.541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2.907cm" svg:y="22.783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8.23cm 23.674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804cm" svg:y="23.558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854cm 23.67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15cm" svg:height="0.031cm" draw:transform="rotate (-3.14159265358979) translate (10.202cm 23.699cm)">
          <draw:text-box>
            <text:p text:style-name="P1"><text:span text:style-name="T20">-</text:span></text:p>
          </draw:text-box>
        </draw:frame>
        <draw:frame draw:style-name="gr5" draw:text-style-name="P6" draw:layer="layout" svg:width="0.01cm" svg:height="0.031cm" draw:transform="rotate (-3.14159265358979) translate (11.387cm 23.685cm)">
          <draw:text-box>
            <text:p text:style-name="P1"><text:span text:style-name="T20">.</text:span></text:p>
          </draw:text-box>
        </draw:frame>
        <draw:frame draw:style-name="gr5" draw:text-style-name="P6" draw:layer="layout" svg:width="0.003cm" svg:height="0.031cm" draw:transform="rotate (-3.14159265358979) translate (11.786cm 23.67cm)">
          <draw:text-box>
            <text:p text:style-name="P1"><text:span text:style-name="T20"/></text:p>
          </draw:text-box>
        </draw:frame>
        <draw:frame draw:style-name="gr5" draw:text-style-name="P6" draw:layer="layout" svg:width="0.003cm" svg:height="0.031cm" draw:transform="rotate (-3.14159265358979) translate (12.918cm 23.685cm)">
          <draw:text-box>
            <text:p text:style-name="P1"><text:span text:style-name="T20"/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1</text:span><text:span text:style-name="T5">9</text:span></text:p>
          </draw:text-box>
        </draw:frame>
      </draw:page>
      <draw:page draw:name="page20" draw:style-name="dp1" draw:master-page-name="master-page111">
        <draw:frame draw:style-name="gr2" draw:text-style-name="P3" draw:layer="layout" svg:width="7.001cm" svg:height="0.02cm" svg:x="7.294cm" svg:y="4.01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7.29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4.27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7.001cm" svg:height="0.02cm" svg:x="7.294cm" svg:y="5.05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6.627cm" svg:height="0.701cm" svg:x="7.493cm" svg:y="4.212cm">
          <draw:text-box>
            <text:p text:style-name="P1"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path draw:style-name="gr10" draw:text-style-name="P3" draw:layer="layout" svg:width="0.952cm" svg:height="0.953cm" svg:x="11.46cm" svg:y="12.722cm" svg:viewBox="0 0 953 954" svg:d="M953 477c0 263-213 477-476 477-264 0-477-214-477-477s213-477 477-477c263 0 476 214 476 477z">
          <text:p/>
        </draw:path>
        <draw:path draw:style-name="gr17" draw:text-style-name="P13" draw:layer="layout" svg:width="0.952cm" svg:height="0.953cm" svg:x="2.57cm" svg:y="10.182cm" svg:viewBox="0 0 953 954" svg:d="M953 476c0 263-214 478-477 478s-476-215-476-478 213-476 476-476 477 213 477 476z">
          <text:p/>
        </draw:path>
        <draw:path draw:style-name="gr10" draw:text-style-name="P3" draw:layer="layout" svg:width="0.952cm" svg:height="0.953cm" svg:x="2.57cm" svg:y="10.182cm" svg:viewBox="0 0 953 954" svg:d="M953 476c0 263-214 478-477 478s-476-215-476-478 213-476 476-476 477 213 477 476z">
          <text:p/>
        </draw:path>
        <draw:path draw:style-name="gr16" draw:text-style-name="P13" draw:layer="layout" svg:width="0.952cm" svg:height="0.953cm" svg:x="6.38cm" svg:y="12.722cm" svg:viewBox="0 0 953 954" svg:d="M953 477c0 263-214 477-477 477s-476-214-476-477 213-477 476-477 477 214 477 477z">
          <text:p/>
        </draw:path>
        <draw:path draw:style-name="gr10" draw:text-style-name="P3" draw:layer="layout" svg:width="0.952cm" svg:height="0.953cm" svg:x="11.46cm" svg:y="7.642cm" svg:viewBox="0 0 953 954" svg:d="M953 477c0 263-213 477-476 477-264 0-477-214-477-477 0-264 213-477 477-477 263 0 476 213 476 477z">
          <text:p/>
        </draw:path>
        <draw:path draw:style-name="gr16" draw:text-style-name="P13" draw:layer="layout" svg:width="0.953cm" svg:height="0.953cm" svg:x="6.388cm" svg:y="7.667cm" svg:viewBox="0 0 954 954" svg:d="M954 478c0 263-214 476-477 476s-477-213-477-476c0-264 214-478 477-478s477 214 477 478z">
          <text:p/>
        </draw:path>
        <draw:line draw:style-name="gr10" draw:text-style-name="P3" draw:layer="layout" svg:x1="3.522cm" svg:y1="10.183cm" svg:x2="6.381cm" svg:y2="8.595cm">
          <text:p/>
        </draw:line>
        <draw:polyline draw:style-name="gr10" draw:text-style-name="P3" draw:layer="layout" svg:width="0.252cm" svg:height="0.179cm" svg:x="6.128cm" svg:y="8.595cm" svg:viewBox="0 0 253 180" draw:points="0,67 253,0 62,180">
          <text:p/>
        </draw:polyline>
        <draw:line draw:style-name="gr10" draw:text-style-name="P3" draw:layer="layout" svg:x1="3.522cm" svg:y1="11.135cm" svg:x2="6.381cm" svg:y2="13.041cm">
          <text:p/>
        </draw:line>
        <draw:polyline draw:style-name="gr10" draw:text-style-name="P3" draw:layer="layout" svg:width="0.246cm" svg:height="0.195cm" svg:x="6.134cm" svg:y="12.845cm" svg:viewBox="0 0 247 196" draw:points="70,0 247,196 0,107">
          <text:p/>
        </draw:polyline>
        <draw:line draw:style-name="gr10" draw:text-style-name="P3" draw:layer="layout" svg:x1="6.539cm" svg:y1="12.563cm" svg:x2="6.539cm" svg:y2="8.753cm">
          <text:p/>
        </draw:line>
        <draw:polyline draw:style-name="gr10" draw:text-style-name="P3" draw:layer="layout" svg:width="0.127cm" svg:height="0.254cm" svg:x="6.475cm" svg:y="8.753cm" svg:viewBox="0 0 128 255" draw:points="0,255 64,0 128,255">
          <text:p/>
        </draw:polyline>
        <draw:line draw:style-name="gr10" draw:text-style-name="P3" draw:layer="layout" svg:x1="7.174cm" svg:y1="8.753cm" svg:x2="7.174cm" svg:y2="12.563cm">
          <text:p/>
        </draw:line>
        <draw:polyline draw:style-name="gr10" draw:text-style-name="P3" draw:layer="layout" svg:width="0.127cm" svg:height="0.254cm" svg:x="7.11cm" svg:y="12.309cm" svg:viewBox="0 0 128 255" draw:points="128,0 64,255 0,0">
          <text:p/>
        </draw:polyline>
        <draw:line draw:style-name="gr10" draw:text-style-name="P3" draw:layer="layout" svg:x1="7.491cm" svg:y1="8.118cm" svg:x2="11.301cm" svg:y2="8.118cm">
          <text:p/>
        </draw:line>
        <draw:polyline draw:style-name="gr10" draw:text-style-name="P3" draw:layer="layout" svg:width="0.254cm" svg:height="0.127cm" svg:x="11.047cm" svg:y="8.055cm" svg:viewBox="0 0 255 128" draw:points="0,0 255,64 0,128">
          <text:p/>
        </draw:polyline>
        <draw:line draw:style-name="gr10" draw:text-style-name="P3" draw:layer="layout" svg:x1="7.491cm" svg:y1="13.198cm" svg:x2="11.301cm" svg:y2="13.198cm">
          <text:p/>
        </draw:line>
        <draw:polyline draw:style-name="gr10" draw:text-style-name="P3" draw:layer="layout" svg:width="0.254cm" svg:height="0.127cm" svg:x="11.047cm" svg:y="13.135cm" svg:viewBox="0 0 255 128" draw:points="0,0 255,64 0,128">
          <text:p/>
        </draw:polyline>
        <draw:line draw:style-name="gr10" draw:text-style-name="P3" draw:layer="layout" svg:x1="11.619cm" svg:y1="8.753cm" svg:x2="11.619cm" svg:y2="12.563cm">
          <text:p/>
        </draw:line>
        <draw:polyline draw:style-name="gr10" draw:text-style-name="P3" draw:layer="layout" svg:width="0.127cm" svg:height="0.254cm" svg:x="11.555cm" svg:y="12.309cm" svg:viewBox="0 0 128 255" draw:points="128,0 64,255 0,0">
          <text:p/>
        </draw:polyline>
        <draw:line draw:style-name="gr10" draw:text-style-name="P3" draw:layer="layout" svg:x1="12.254cm" svg:y1="12.563cm" svg:x2="12.254cm" svg:y2="8.753cm">
          <text:p/>
        </draw:line>
        <draw:polyline draw:style-name="gr10" draw:text-style-name="P3" draw:layer="layout" svg:width="0.127cm" svg:height="0.254cm" svg:x="12.19cm" svg:y="8.753cm" svg:viewBox="0 0 128 255" draw:points="0,255 64,0 128,255">
          <text:p/>
        </draw:polyline>
        <draw:line draw:style-name="gr10" draw:text-style-name="P3" draw:layer="layout" svg:x1="7.332cm" svg:y1="12.723cm" svg:x2="11.461cm" svg:y2="8.595cm">
          <text:p/>
        </draw:line>
        <draw:polyline draw:style-name="gr10" draw:text-style-name="P3" draw:layer="layout" svg:width="0.225cm" svg:height="0.224cm" svg:x="11.235cm" svg:y="8.595cm" svg:viewBox="0 0 226 225" draw:points="0,136 226,0 90,225">
          <text:p/>
        </draw:polyline>
        <draw:frame draw:style-name="gr3" draw:text-style-name="P4" draw:layer="layout" svg:width="3.126cm" svg:height="0.701cm" svg:x="2.553cm" svg:y="5.922cm">
          <draw:text-box>
            <text:p text:style-name="P1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</text:span></text:p>
          </draw:text-box>
        </draw:frame>
        <draw:frame draw:style-name="gr15" draw:text-style-name="P12" draw:layer="layout" svg:width="0.698cm" svg:height="0.698cm" svg:x="2.729cm" svg:y="11.452cm">
          <draw:text-box>
            <text:p text:style-name="P1"><text:span text:style-name="T18">s</text:span></text:p>
          </draw:text-box>
        </draw:frame>
        <draw:frame draw:style-name="gr15" draw:text-style-name="P12" draw:layer="layout" svg:width="0.698cm" svg:height="0.698cm" svg:x="5.904cm" svg:y="13.357cm">
          <draw:text-box>
            <text:p text:style-name="P1"><text:span text:style-name="T18">a</text:span></text:p>
          </draw:text-box>
        </draw:frame>
        <draw:frame draw:style-name="gr15" draw:text-style-name="P12" draw:layer="layout" svg:width="0.698cm" svg:height="0.698cm" svg:x="5.904cm" svg:y="7.642cm">
          <draw:text-box>
            <text:p text:style-name="P1"><text:span text:style-name="T18">b</text:span></text:p>
          </draw:text-box>
        </draw:frame>
        <draw:frame draw:style-name="gr15" draw:text-style-name="P12" draw:layer="layout" svg:width="0.698cm" svg:height="0.698cm" svg:x="12.73cm" svg:y="7.642cm">
          <draw:text-box>
            <text:p text:style-name="P1"><text:span text:style-name="T18">c</text:span></text:p>
          </draw:text-box>
        </draw:frame>
        <draw:frame draw:style-name="gr15" draw:text-style-name="P12" draw:layer="layout" svg:width="0.698cm" svg:height="0.698cm" svg:x="12.73cm" svg:y="13.357cm">
          <draw:text-box>
            <text:p text:style-name="P1"><text:span text:style-name="T18">d</text:span></text:p>
          </draw:text-box>
        </draw:frame>
        <draw:frame draw:style-name="gr15" draw:text-style-name="P12" draw:layer="layout" svg:width="0.698cm" svg:height="0.698cm" svg:x="4.317cm" svg:y="8.912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4.317cm" svg:y="12.087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5.904cm" svg:y="10.341cm">
          <draw:text-box>
            <text:p text:style-name="P1"><text:span text:style-name="T18">3</text:span></text:p>
          </draw:text-box>
        </draw:frame>
        <draw:frame draw:style-name="gr15" draw:text-style-name="P12" draw:layer="layout" svg:width="0.698cm" svg:height="0.698cm" svg:x="7.65cm" svg:y="10.341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9.397cm" svg:y="7.483cm">
          <draw:text-box>
            <text:p text:style-name="P1"><text:span text:style-name="T18">1</text:span></text:p>
          </draw:text-box>
        </draw:frame>
        <draw:frame draw:style-name="gr15" draw:text-style-name="P12" draw:layer="layout" svg:width="0.698cm" svg:height="0.698cm" svg:x="9.397cm" svg:y="9.864cm">
          <draw:text-box>
            <text:p text:style-name="P1"><text:span text:style-name="T18">8</text:span></text:p>
          </draw:text-box>
        </draw:frame>
        <draw:frame draw:style-name="gr15" draw:text-style-name="P12" draw:layer="layout" svg:width="0.698cm" svg:height="0.698cm" svg:x="9.397cm" svg:y="13.357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10.984cm" svg:y="10.817cm">
          <draw:text-box>
            <text:p text:style-name="P1"><text:span text:style-name="T18">4</text:span></text:p>
          </draw:text-box>
        </draw:frame>
        <draw:frame draw:style-name="gr15" draw:text-style-name="P12" draw:layer="layout" svg:width="0.698cm" svg:height="0.698cm" svg:x="12.73cm" svg:y="10.817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2.888cm" svg:y="10.341cm">
          <draw:text-box>
            <text:p text:style-name="P1"><text:span text:style-name="T19">0</text:span></text:p>
          </draw:text-box>
        </draw:frame>
        <draw:frame draw:style-name="gr15" draw:text-style-name="P12" draw:layer="layout" svg:width="0.698cm" svg:height="0.698cm" svg:x="6.698cm" svg:y="12.881cm">
          <draw:text-box>
            <text:p text:style-name="P1"><text:span text:style-name="T19">2</text:span></text:p>
          </draw:text-box>
        </draw:frame>
        <draw:frame draw:style-name="gr15" draw:text-style-name="P12" draw:layer="layout" svg:width="0.698cm" svg:height="0.698cm" svg:x="11.778cm" svg:y="12.881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11.778cm" svg:y="7.801cm">
          <draw:text-box>
            <text:p text:style-name="P1"><text:span text:style-name="T18">6</text:span></text:p>
          </draw:text-box>
        </draw:frame>
        <draw:frame draw:style-name="gr15" draw:text-style-name="P12" draw:layer="layout" svg:width="0.698cm" svg:height="0.698cm" svg:x="6.698cm" svg:y="7.801cm">
          <draw:text-box>
            <text:p text:style-name="P1"><text:span text:style-name="T19">5</text:span></text:p>
          </draw:text-box>
        </draw:frame>
        <draw:frame draw:style-name="gr3" draw:text-style-name="P4" draw:layer="layout" svg:width="2.339cm" svg:height="0.701cm" svg:x="2.553cm" svg:y="15.032cm">
          <draw:text-box>
            <text:p text:style-name="P1"><text:span text:style-name="T3">S</text:span><text:span text:style-name="T3">t</text:span><text:span text:style-name="T3">e</text:span><text:span text:style-name="T3">p</text:span><text:span text:style-name="T3"> </text:span><text:span text:style-name="T3">3</text:span><text:span text:style-name="T3">:</text:span></text:p>
          </draw:text-box>
        </draw:frame>
        <draw:frame draw:style-name="gr3" draw:text-style-name="P4" draw:layer="layout" svg:width="3.897cm" svg:height="0.701cm" svg:x="5.328cm" svg:y="15.032cm">
          <draw:text-box>
            <text:p text:style-name="P1"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S</text:span><text:span text:style-name="T2">t</text:span><text:span text:style-name="T2">e</text:span><text:span text:style-name="T2">p</text:span><text:span text:style-name="T2"> </text:span><text:span text:style-name="T2">2</text:span><text:span text:style-name="T2">,</text:span></text:p>
          </draw:text-box>
        </draw:frame>
        <draw:frame draw:style-name="gr5" draw:text-style-name="P6" draw:layer="layout" svg:width="0.015cm" svg:height="0.031cm" draw:transform="rotate (-3.14159265358979) translate (9.662cm 15.059cm)">
          <draw:text-box>
            <text:p text:style-name="P1"><text:span text:style-name="T6">(</text:span></text:p>
          </draw:text-box>
        </draw:frame>
        <draw:frame draw:style-name="gr3" draw:text-style-name="P4" draw:layer="layout" svg:width="8.503cm" svg:height="0.701cm" svg:x="10.21cm" svg:y="15.032cm">
          <draw:text-box>
            <text:p text:style-name="P1"><text:span text:style-name="T2">h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 </text:span><text:span text:style-name="T2">k</text:span><text:span text:style-name="T2">e</text:span><text:span text:style-name="T2">y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/text:p>
          </draw:text-box>
        </draw:frame>
        <draw:frame draw:style-name="gr3" draw:text-style-name="P4" draw:layer="layout" svg:width="4.439cm" svg:height="0.701cm" svg:x="2.553cm" svg:y="15.917cm">
          <draw:text-box>
            <text:p text:style-name="P1"><text:span text:style-name="T2">p</text:span><text:span text:style-name="T2">r</text:span><text:span text:style-name="T2">i</text:span><text:span text:style-name="T2">o</text:span><text:span text:style-name="T2">r</text:span><text:span text:style-name="T2">i</text:span><text:span text:style-name="T2">t</text:span><text:span text:style-name="T2">y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.</text:span></text:p>
          </draw:text-box>
        </draw:frame>
        <draw:frame draw:style-name="gr3" draw:text-style-name="P4" draw:layer="layout" svg:width="0.819cm" svg:height="0.701cm" svg:x="7.345cm" svg:y="15.917cm">
          <draw:text-box>
            <text:p text:style-name="P1"><text:span text:style-name="T2">A</text:span><text:span text:style-name="T2">s</text:span></text:p>
          </draw:text-box>
        </draw:frame>
        <draw:frame draw:style-name="gr5" draw:text-style-name="P6" draw:layer="layout" svg:width="0.003cm" svg:height="0.031cm" draw:transform="rotate (-3.14159265358979) translate (8.413cm 16.431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8.971cm 15.945cm)">
          <draw:text-box>
            <text:p text:style-name="P1"><text:span text:style-name="T6">* </text:span><text:span text:style-name="T6"><text:tab/></text:span><text:span text:style-name="T6"/></text:p>
          </draw:text-box>
        </draw:frame>
        <draw:frame draw:style-name="gr5" draw:text-style-name="P6" draw:layer="layout" svg:width="0.015cm" svg:height="0.031cm" draw:transform="rotate (-3.14159265358979) translate (9.856cm 15.945cm)">
          <draw:text-box>
            <text:p text:style-name="P1"><text:span text:style-name="T6">(</text:span></text:p>
          </draw:text-box>
        </draw:frame>
        <draw:frame draw:style-name="gr5" draw:text-style-name="P6" draw:layer="layout" svg:width="0.003cm" svg:height="0.031cm" draw:transform="rotate (-3.14159265358979) translate (10.159cm 15.94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0.696cm 15.941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11.99cm 16.121cm)">
          <draw:text-box>
            <text:p text:style-name="P1"><text:span text:style-name="T6">'</text:span></text:p>
          </draw:text-box>
        </draw:frame>
        <draw:frame draw:style-name="gr5" draw:text-style-name="P6" draw:layer="layout" svg:width="0.003cm" svg:height="0.031cm" draw:transform="rotate (-3.14159265358979) translate (12.414cm 15.941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2.714cm 16.121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13.056cm 15.945cm)">
          <draw:text-box>
            <text:p text:style-name="P1"><text:span text:style-name="T6"/></text:p>
          </draw:text-box>
        </draw:frame>
        <draw:frame draw:style-name="gr3" draw:text-style-name="P4" draw:layer="layout" svg:width="2.843cm" svg:height="0.701cm" svg:x="13.377cm" svg:y="15.917cm">
          <draw:text-box>
            <text:p text:style-name="P1"><text:span text:style-name="T2">,</text:span><text:span text:style-name="T2"> </text:span><text:span text:style-name="T2">w</text:span><text:span text:style-name="T2">o</text:span><text:span text:style-name="T2">r</text:span><text:span text:style-name="T2">k</text:span><text:span text:style-name="T2"> </text:span><text:span text:style-name="T2">o</text:span><text:span text:style-name="T2">n</text:span></text:p>
          </draw:text-box>
        </draw:frame>
        <draw:frame draw:style-name="gr5" draw:text-style-name="P6" draw:layer="layout" svg:width="0.01cm" svg:height="0.031cm" draw:transform="rotate (-3.14159265358979) translate (16.531cm 16.121cm)">
          <draw:text-box>
            <text:p text:style-name="P1"><text:span text:style-name="T6">'</text:span></text:p>
          </draw:text-box>
        </draw:frame>
        <draw:frame draw:style-name="gr3" draw:text-style-name="P4" draw:layer="layout" svg:width="0.701cm" svg:height="0.701cm" svg:x="16.893cm" svg:y="15.917cm">
          <draw:text-box>
            <text:p text:style-name="P1"><text:span text:style-name="T2">,</text:span></text:p>
          </draw:text-box>
        </draw:frame>
        <draw:frame draw:style-name="gr5" draw:text-style-name="P6" draw:layer="layout" svg:width="0.015cm" svg:height="0.031cm" draw:transform="rotate (-3.14159265358979) translate (17.353cm 16.121cm)">
          <draw:text-box>
            <text:p text:style-name="P1"><text:span text:style-name="T6">)</text:span></text:p>
          </draw:text-box>
        </draw:frame>
        <draw:frame draw:style-name="gr3" draw:text-style-name="P4" draw:layer="layout" svg:width="1.17cm" svg:height="0.701cm" svg:x="17.862cm" svg:y="15.917cm">
          <draw:text-box>
            <text:p text:style-name="P1"><text:span text:style-name="T2">a</text:span><text:span text:style-name="T2">n</text:span><text:span text:style-name="T2">d</text:span></text:p>
          </draw:text-box>
        </draw:frame>
        <draw:frame draw:style-name="gr3" draw:text-style-name="P4" draw:layer="layout" svg:width="5.963cm" svg:height="0.701cm" svg:x="2.553cm" svg:y="16.802cm">
          <draw:text-box>
            <text:p text:style-name="P1"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0.02cm" svg:height="0.846cm" svg:x="9.156cm" svg:y="18.35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394cm 18.467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9.69cm" svg:y="18.444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0.96cm" svg:y="18.444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2.128cm" svg:y="18.444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3.414cm" svg:y="18.444cm">
          <draw:text-box>
            <text:p text:style-name="P1"><text:span text:style-name="T2">c</text:span></text:p>
          </draw:text-box>
        </draw:frame>
        <draw:frame draw:style-name="gr2" draw:text-style-name="P3" draw:layer="layout" svg:width="9.681cm" svg:height="0.02cm" svg:x="5.956cm" svg:y="19.202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756cm" svg:y="18.444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6.96cm 19.335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156cm" svg:y="19.223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584cm 19.331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673cm" svg:y="19.308cm">
          <draw:text-box>
            <text:p text:style-name="P1"><text:span text:style-name="T2">0</text:span></text:p>
          </draw:text-box>
        </draw:frame>
        <draw:frame draw:style-name="gr5" draw:text-style-name="P6" draw:layer="layout" svg:width="0.023cm" svg:height="0.031cm" draw:transform="rotate (-3.14159265358979) translate (10.967cm 19.345cm)">
          <draw:text-box>
            <text:p text:style-name="P1"><text:span text:style-name="T6">+</text:span></text:p>
          </draw:text-box>
        </draw:frame>
        <draw:frame draw:style-name="gr5" draw:text-style-name="P6" draw:layer="layout" svg:width="0.015cm" svg:height="0.031cm" draw:transform="rotate (-3.14159265358979) translate (12.142cm 19.359cm)">
          <draw:text-box>
            <text:p text:style-name="P1"><text:span text:style-name="T6">-</text:span></text:p>
          </draw:text-box>
        </draw:frame>
        <draw:frame draw:style-name="gr2" draw:text-style-name="P3" draw:layer="layout" svg:width="9.681cm" svg:height="0.02cm" svg:x="5.956cm" svg:y="20.07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03cm" svg:height="0.031cm" draw:transform="rotate (-3.14159265358979) translate (14.767cm 19.34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378cm 20.689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6.794cm 20.689cm)">
          <draw:text-box>
            <text:p text:style-name="P1"><text:span text:style-name="T6"/><text:span text:style-name="T6">3</text:span><text:span text:style-name="T6"/></text:p>
          </draw:text-box>
        </draw:frame>
        <draw:frame draw:style-name="gr5" draw:text-style-name="P6" draw:layer="layout" svg:width="0.015cm" svg:height="0.031cm" draw:transform="rotate (-3.14159265358979) translate (7.496cm 20.203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156cm" svg:y="20.087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117cm 20.199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5cm" svg:height="0.701cm" svg:x="9.517cm" svg:y="20.176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3" draw:text-style-name="P4" draw:layer="layout" svg:width="0.701cm" svg:height="0.701cm" svg:x="10.977cm" svg:y="20.176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2.128cm" svg:y="20.176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3.393cm" svg:y="20.176cm">
          <draw:text-box>
            <text:p text:style-name="P1"><text:span text:style-name="T4">b</text:span></text:p>
          </draw:text-box>
        </draw:frame>
        <draw:frame draw:style-name="gr2" draw:text-style-name="P3" draw:layer="layout" svg:width="9.681cm" svg:height="0.02cm" svg:x="5.956cm" svg:y="20.934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756cm" svg:y="20.176cm">
          <draw:text-box>
            <text:p text:style-name="P1"><text:span text:style-name="T2">a</text:span></text:p>
          </draw:text-box>
        </draw:frame>
        <draw:frame draw:style-name="gr5" draw:text-style-name="P6" draw:layer="layout" svg:width="0.015cm" svg:height="0.031cm" draw:transform="rotate (-3.14159265358979) translate (6.339cm 21.243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7.605cm 21.554cm)">
          <draw:text-box>
            <text:p text:style-name="P1"><text:span text:style-name="T6"/></text:p>
          </draw:text-box>
        </draw:frame>
        <draw:frame draw:style-name="gr2" draw:text-style-name="P3" draw:layer="layout" svg:width="0.02cm" svg:height="0.846cm" svg:x="9.156cm" svg:y="20.9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205cm 21.063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635cm" svg:y="21.039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0.918cm" svg:y="21.039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2.09cm" svg:y="21.039cm">
          <draw:text-box>
            <text:p text:style-name="P1"><text:span text:style-name="T2">B</text:span></text:p>
          </draw:text-box>
        </draw:frame>
        <draw:frame draw:style-name="gr3" draw:text-style-name="P4" draw:layer="layout" svg:width="1.526cm" svg:height="0.701cm" svg:x="13.259cm" svg:y="21.039cm">
          <draw:text-box>
            <text:p text:style-name="P1"><text:span text:style-name="T2">W</text:span><text:span text:style-name="T2"> </text:span><text:span text:style-name="T2">W</text:span></text:p>
          </draw:text-box>
        </draw:frame>
        <draw:frame draw:style-name="gr3" draw:text-style-name="P4" draw:layer="layout" svg:width="5.095cm" svg:height="0.701cm" svg:x="2.553cm" svg:y="23.215cm">
          <draw:text-box>
            <text:p text:style-name="P1"><text:span text:style-name="T3">P</text:span><text:span text:style-name="T3">r</text:span><text:span text:style-name="T3">i</text:span><text:span text:style-name="T3">o</text:span><text:span text:style-name="T3">r</text:span><text:span text:style-name="T3">i</text:span><text:span text:style-name="T3">t</text:span><text:span text:style-name="T3">y</text:span><text:span text:style-name="T3"> </text:span><text:span text:style-name="T3">Q</text:span><text:span text:style-name="T3">u</text:span><text:span text:style-name="T3">e</text:span><text:span text:style-name="T3">u</text:span><text:span text:style-name="T3">e</text:span><text:span text:style-name="T3">:</text:span></text:p>
          </draw:text-box>
        </draw:frame>
        <draw:frame draw:style-name="gr2" draw:text-style-name="P3" draw:layer="layout" svg:width="0.02cm" svg:height="0.846cm" svg:x="9.804cm" svg:y="22.69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664cm 22.806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10.211cm" svg:y="22.783cm">
          <draw:text-box>
            <text:p text:style-name="P1"><text:span text:style-name="T2">c</text:span></text:p>
          </draw:text-box>
        </draw:frame>
        <draw:frame draw:style-name="gr2" draw:text-style-name="P3" draw:layer="layout" svg:width="4.249cm" svg:height="0.02cm" svg:x="7.848cm" svg:y="23.541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1.328cm" svg:y="22.783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8.23cm 23.674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804cm" svg:y="23.558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854cm 23.67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1.341cm 23.685cm)">
          <draw:text-box>
            <text:p text:style-name="P1"><text:span text:style-name="T6"/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2</text:span><text:span text:style-name="T5">0</text:span></text:p>
          </draw:text-box>
        </draw:frame>
      </draw:page>
      <draw:page draw:name="page21" draw:style-name="dp1" draw:master-page-name="master-page111">
        <draw:frame draw:style-name="gr2" draw:text-style-name="P3" draw:layer="layout" svg:width="7.001cm" svg:height="0.02cm" svg:x="7.294cm" svg:y="4.01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7.29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4.27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7.001cm" svg:height="0.02cm" svg:x="7.294cm" svg:y="5.05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6.627cm" svg:height="0.701cm" svg:x="7.493cm" svg:y="4.212cm">
          <draw:text-box>
            <text:p text:style-name="P1"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path draw:style-name="gr10" draw:text-style-name="P3" draw:layer="layout" svg:width="0.952cm" svg:height="0.952cm" svg:x="11.46cm" svg:y="12.769cm" svg:viewBox="0 0 953 953" svg:d="M953 477c0 263-213 476-476 476-264 0-477-213-477-476s213-477 477-477c263 0 476 214 476 477z">
          <text:p/>
        </draw:path>
        <draw:path draw:style-name="gr16" draw:text-style-name="P13" draw:layer="layout" svg:width="0.952cm" svg:height="0.952cm" svg:x="2.57cm" svg:y="10.229cm" svg:viewBox="0 0 953 953" svg:d="M953 476c0 264-214 477-477 477s-476-213-476-477c0-263 213-476 476-476s477 213 477 476z">
          <text:p/>
        </draw:path>
        <draw:path draw:style-name="gr16" draw:text-style-name="P13" draw:layer="layout" svg:width="0.952cm" svg:height="0.952cm" svg:x="6.38cm" svg:y="12.769cm" svg:viewBox="0 0 953 953" svg:d="M953 477c0 263-214 476-477 476s-476-213-476-476 213-477 476-477 477 214 477 477z">
          <text:p/>
        </draw:path>
        <draw:path draw:style-name="gr16" draw:text-style-name="P13" draw:layer="layout" svg:width="0.953cm" svg:height="0.953cm" svg:x="6.388cm" svg:y="7.714cm" svg:viewBox="0 0 954 954" svg:d="M954 477c0 263-214 477-477 477s-477-214-477-477c0-264 214-477 477-477s477 213 477 477z">
          <text:p/>
        </draw:path>
        <draw:path draw:style-name="gr16" draw:text-style-name="P13" draw:layer="layout" svg:width="0.952cm" svg:height="0.952cm" svg:x="11.46cm" svg:y="7.689cm" svg:viewBox="0 0 953 953" svg:d="M953 477c0 263-213 476-476 476-264 0-477-213-477-476 0-264 213-477 477-477 263 0 476 213 476 477z">
          <text:p/>
        </draw:path>
        <draw:line draw:style-name="gr10" draw:text-style-name="P3" draw:layer="layout" svg:x1="3.522cm" svg:y1="10.23cm" svg:x2="6.381cm" svg:y2="8.641cm">
          <text:p/>
        </draw:line>
        <draw:polyline draw:style-name="gr10" draw:text-style-name="P3" draw:layer="layout" svg:width="0.252cm" svg:height="0.18cm" svg:x="6.128cm" svg:y="8.641cm" svg:viewBox="0 0 253 181" draw:points="0,69 253,0 62,181">
          <text:p/>
        </draw:polyline>
        <draw:line draw:style-name="gr10" draw:text-style-name="P3" draw:layer="layout" svg:x1="3.522cm" svg:y1="11.181cm" svg:x2="6.381cm" svg:y2="13.087cm">
          <text:p/>
        </draw:line>
        <draw:polyline draw:style-name="gr10" draw:text-style-name="P3" draw:layer="layout" svg:width="0.246cm" svg:height="0.195cm" svg:x="6.134cm" svg:y="12.891cm" svg:viewBox="0 0 247 196" draw:points="70,0 247,196 0,107">
          <text:p/>
        </draw:polyline>
        <draw:line draw:style-name="gr10" draw:text-style-name="P3" draw:layer="layout" svg:x1="6.539cm" svg:y1="12.61cm" svg:x2="6.539cm" svg:y2="8.8cm">
          <text:p/>
        </draw:line>
        <draw:polyline draw:style-name="gr10" draw:text-style-name="P3" draw:layer="layout" svg:width="0.127cm" svg:height="0.254cm" svg:x="6.475cm" svg:y="8.8cm" svg:viewBox="0 0 128 255" draw:points="0,255 64,0 128,255">
          <text:p/>
        </draw:polyline>
        <draw:line draw:style-name="gr10" draw:text-style-name="P3" draw:layer="layout" svg:x1="7.174cm" svg:y1="8.8cm" svg:x2="7.174cm" svg:y2="12.61cm">
          <text:p/>
        </draw:line>
        <draw:polyline draw:style-name="gr10" draw:text-style-name="P3" draw:layer="layout" svg:width="0.127cm" svg:height="0.254cm" svg:x="7.11cm" svg:y="12.356cm" svg:viewBox="0 0 128 255" draw:points="128,0 64,255 0,0">
          <text:p/>
        </draw:polyline>
        <draw:line draw:style-name="gr10" draw:text-style-name="P3" draw:layer="layout" svg:x1="7.491cm" svg:y1="8.165cm" svg:x2="11.301cm" svg:y2="8.165cm">
          <text:p/>
        </draw:line>
        <draw:polyline draw:style-name="gr10" draw:text-style-name="P3" draw:layer="layout" svg:width="0.254cm" svg:height="0.127cm" svg:x="11.047cm" svg:y="8.101cm" svg:viewBox="0 0 255 128" draw:points="0,0 255,64 0,128">
          <text:p/>
        </draw:polyline>
        <draw:line draw:style-name="gr10" draw:text-style-name="P3" draw:layer="layout" svg:x1="7.491cm" svg:y1="13.245cm" svg:x2="11.301cm" svg:y2="13.245cm">
          <text:p/>
        </draw:line>
        <draw:polyline draw:style-name="gr10" draw:text-style-name="P3" draw:layer="layout" svg:width="0.254cm" svg:height="0.127cm" svg:x="11.047cm" svg:y="13.181cm" svg:viewBox="0 0 255 128" draw:points="0,0 255,64 0,128">
          <text:p/>
        </draw:polyline>
        <draw:line draw:style-name="gr10" draw:text-style-name="P3" draw:layer="layout" svg:x1="11.619cm" svg:y1="8.8cm" svg:x2="11.619cm" svg:y2="12.61cm">
          <text:p/>
        </draw:line>
        <draw:polyline draw:style-name="gr10" draw:text-style-name="P3" draw:layer="layout" svg:width="0.127cm" svg:height="0.254cm" svg:x="11.555cm" svg:y="12.356cm" svg:viewBox="0 0 128 255" draw:points="128,0 64,255 0,0">
          <text:p/>
        </draw:polyline>
        <draw:line draw:style-name="gr10" draw:text-style-name="P3" draw:layer="layout" svg:x1="12.254cm" svg:y1="12.61cm" svg:x2="12.254cm" svg:y2="8.8cm">
          <text:p/>
        </draw:line>
        <draw:polyline draw:style-name="gr10" draw:text-style-name="P3" draw:layer="layout" svg:width="0.127cm" svg:height="0.254cm" svg:x="12.19cm" svg:y="8.8cm" svg:viewBox="0 0 128 255" draw:points="0,255 64,0 128,255">
          <text:p/>
        </draw:polyline>
        <draw:line draw:style-name="gr10" draw:text-style-name="P3" draw:layer="layout" svg:x1="7.332cm" svg:y1="12.77cm" svg:x2="11.461cm" svg:y2="8.641cm">
          <text:p/>
        </draw:line>
        <draw:polyline draw:style-name="gr10" draw:text-style-name="P3" draw:layer="layout" svg:width="0.225cm" svg:height="0.225cm" svg:x="11.235cm" svg:y="8.641cm" svg:viewBox="0 0 226 226" draw:points="0,136 226,0 90,226">
          <text:p/>
        </draw:polyline>
        <draw:frame draw:style-name="gr3" draw:text-style-name="P4" draw:layer="layout" svg:width="3.126cm" svg:height="0.701cm" svg:x="2.553cm" svg:y="5.952cm">
          <draw:text-box>
            <text:p text:style-name="P1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</text:span></text:p>
          </draw:text-box>
        </draw:frame>
        <draw:frame draw:style-name="gr15" draw:text-style-name="P12" draw:layer="layout" svg:width="0.698cm" svg:height="0.698cm" svg:x="2.729cm" svg:y="11.498cm">
          <draw:text-box>
            <text:p text:style-name="P1"><text:span text:style-name="T18">s</text:span></text:p>
          </draw:text-box>
        </draw:frame>
        <draw:frame draw:style-name="gr15" draw:text-style-name="P12" draw:layer="layout" svg:width="0.698cm" svg:height="0.698cm" svg:x="5.904cm" svg:y="13.403cm">
          <draw:text-box>
            <text:p text:style-name="P1"><text:span text:style-name="T18">a</text:span></text:p>
          </draw:text-box>
        </draw:frame>
        <draw:frame draw:style-name="gr15" draw:text-style-name="P12" draw:layer="layout" svg:width="0.698cm" svg:height="0.698cm" svg:x="5.904cm" svg:y="7.688cm">
          <draw:text-box>
            <text:p text:style-name="P1"><text:span text:style-name="T18">b</text:span></text:p>
          </draw:text-box>
        </draw:frame>
        <draw:frame draw:style-name="gr15" draw:text-style-name="P12" draw:layer="layout" svg:width="0.698cm" svg:height="0.698cm" svg:x="12.73cm" svg:y="7.688cm">
          <draw:text-box>
            <text:p text:style-name="P1"><text:span text:style-name="T18">c</text:span></text:p>
          </draw:text-box>
        </draw:frame>
        <draw:frame draw:style-name="gr15" draw:text-style-name="P12" draw:layer="layout" svg:width="0.698cm" svg:height="0.698cm" svg:x="12.73cm" svg:y="13.403cm">
          <draw:text-box>
            <text:p text:style-name="P1"><text:span text:style-name="T18">d</text:span></text:p>
          </draw:text-box>
        </draw:frame>
        <draw:frame draw:style-name="gr15" draw:text-style-name="P12" draw:layer="layout" svg:width="0.698cm" svg:height="0.698cm" svg:x="4.317cm" svg:y="8.958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4.317cm" svg:y="12.133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5.904cm" svg:y="10.387cm">
          <draw:text-box>
            <text:p text:style-name="P1"><text:span text:style-name="T18">3</text:span></text:p>
          </draw:text-box>
        </draw:frame>
        <draw:frame draw:style-name="gr15" draw:text-style-name="P12" draw:layer="layout" svg:width="0.698cm" svg:height="0.698cm" svg:x="7.65cm" svg:y="10.387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9.397cm" svg:y="7.53cm">
          <draw:text-box>
            <text:p text:style-name="P1"><text:span text:style-name="T18">1</text:span></text:p>
          </draw:text-box>
        </draw:frame>
        <draw:frame draw:style-name="gr15" draw:text-style-name="P12" draw:layer="layout" svg:width="0.698cm" svg:height="0.698cm" svg:x="9.397cm" svg:y="9.911cm">
          <draw:text-box>
            <text:p text:style-name="P1"><text:span text:style-name="T18">8</text:span></text:p>
          </draw:text-box>
        </draw:frame>
        <draw:frame draw:style-name="gr15" draw:text-style-name="P12" draw:layer="layout" svg:width="0.698cm" svg:height="0.698cm" svg:x="9.397cm" svg:y="13.403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10.984cm" svg:y="10.863cm">
          <draw:text-box>
            <text:p text:style-name="P1"><text:span text:style-name="T18">4</text:span></text:p>
          </draw:text-box>
        </draw:frame>
        <draw:frame draw:style-name="gr15" draw:text-style-name="P12" draw:layer="layout" svg:width="0.698cm" svg:height="0.698cm" svg:x="12.73cm" svg:y="10.863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2.888cm" svg:y="10.387cm">
          <draw:text-box>
            <text:p text:style-name="P1"><text:span text:style-name="T19">0</text:span></text:p>
          </draw:text-box>
        </draw:frame>
        <draw:frame draw:style-name="gr15" draw:text-style-name="P12" draw:layer="layout" svg:width="0.698cm" svg:height="0.698cm" svg:x="6.698cm" svg:y="12.927cm">
          <draw:text-box>
            <text:p text:style-name="P1"><text:span text:style-name="T19">2</text:span></text:p>
          </draw:text-box>
        </draw:frame>
        <draw:frame draw:style-name="gr15" draw:text-style-name="P12" draw:layer="layout" svg:width="0.698cm" svg:height="0.698cm" svg:x="11.778cm" svg:y="12.927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6.698cm" svg:y="7.847cm">
          <draw:text-box>
            <text:p text:style-name="P1"><text:span text:style-name="T19">5</text:span></text:p>
          </draw:text-box>
        </draw:frame>
        <draw:frame draw:style-name="gr15" draw:text-style-name="P12" draw:layer="layout" svg:width="0.698cm" svg:height="0.698cm" svg:x="11.778cm" svg:y="7.847cm">
          <draw:text-box>
            <text:p text:style-name="P1"><text:span text:style-name="T19">6</text:span></text:p>
          </draw:text-box>
        </draw:frame>
        <draw:frame draw:style-name="gr3" draw:text-style-name="P4" draw:layer="layout" svg:width="6.428cm" svg:height="0.701cm" svg:x="2.553cm" svg:y="15.113cm">
          <draw:text-box>
            <text:p text:style-name="P1"><text:span text:style-name="T3">S</text:span><text:span text:style-name="T3">t</text:span><text:span text:style-name="T3">e</text:span><text:span text:style-name="T3">p</text:span><text:span text:style-name="T3"> </text:span><text:span text:style-name="T3">4</text:span><text:span text:style-name="T3">:</text:span><text:span text:style-name="T2"> 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S</text:span><text:span text:style-name="T2">t</text:span><text:span text:style-name="T2">e</text:span><text:span text:style-name="T2">p</text:span><text:span text:style-name="T2"> </text:span><text:span text:style-name="T2">3</text:span><text:span text:style-name="T2">,</text:span></text:p>
          </draw:text-box>
        </draw:frame>
        <draw:frame draw:style-name="gr5" draw:text-style-name="P6" draw:layer="layout" svg:width="0.015cm" svg:height="0.031cm" draw:transform="rotate (-3.14159265358979) translate (9.091cm 15.317cm)">
          <draw:text-box>
            <text:p text:style-name="P1"><text:span text:style-name="T6">)</text:span></text:p>
          </draw:text-box>
        </draw:frame>
        <draw:frame draw:style-name="gr3" draw:text-style-name="P4" draw:layer="layout" svg:width="9.709cm" svg:height="0.701cm" svg:x="9.541cm" svg:y="15.113cm">
          <draw:text-box>
            <text:p text:style-name="P1"><text:span text:style-name="T2">h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 </text:span><text:span text:style-name="T2">k</text:span><text:span text:style-name="T2">e</text:span><text:span text:style-name="T2">y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i</text:span><text:span text:style-name="T2">-</text:span></text:p>
          </draw:text-box>
        </draw:frame>
        <draw:frame draw:style-name="gr3" draw:text-style-name="P4" draw:layer="layout" svg:width="3.66cm" svg:height="0.701cm" svg:x="2.553cm" svg:y="16.006cm">
          <draw:text-box>
            <text:p text:style-name="P1"><text:span text:style-name="T2">o</text:span><text:span text:style-name="T2">r</text:span><text:span text:style-name="T2">i</text:span><text:span text:style-name="T2">t</text:span><text:span text:style-name="T2">y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.</text:span></text:p>
          </draw:text-box>
        </draw:frame>
        <draw:frame draw:style-name="gr3" draw:text-style-name="P4" draw:layer="layout" svg:width="0.819cm" svg:height="0.701cm" svg:x="6.512cm" svg:y="16.006cm">
          <draw:text-box>
            <text:p text:style-name="P1"><text:span text:style-name="T2">A</text:span><text:span text:style-name="T2">s</text:span></text:p>
          </draw:text-box>
        </draw:frame>
        <draw:frame draw:style-name="gr5" draw:text-style-name="P6" draw:layer="layout" svg:width="0.003cm" svg:height="0.031cm" draw:transform="rotate (-3.14159265358979) translate (7.57cm 16.52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8.131cm 16.033cm)">
          <draw:text-box>
            <text:p text:style-name="P1"><text:span text:style-name="T6">* </text:span><text:span text:style-name="T6"><text:tab/></text:span><text:span text:style-name="T6"/></text:p>
          </draw:text-box>
        </draw:frame>
        <draw:frame draw:style-name="gr5" draw:text-style-name="P6" draw:layer="layout" svg:width="0.015cm" svg:height="0.031cm" draw:transform="rotate (-3.14159265358979) translate (9.016cm 16.209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9.323cm 16.02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838cm 16.029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1.112cm 16.033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11.514cm 16.033cm)">
          <draw:text-box>
            <text:p text:style-name="P1"><text:span text:style-name="T6"/></text:p>
          </draw:text-box>
        </draw:frame>
        <draw:frame draw:style-name="gr3" draw:text-style-name="P4" draw:layer="layout" svg:width="2.843cm" svg:height="0.701cm" svg:x="11.833cm" svg:y="16.006cm">
          <draw:text-box>
            <text:p text:style-name="P1"><text:span text:style-name="T2">,</text:span><text:span text:style-name="T2"> </text:span><text:span text:style-name="T2">w</text:span><text:span text:style-name="T2">o</text:span><text:span text:style-name="T2">r</text:span><text:span text:style-name="T2">k</text:span><text:span text:style-name="T2"> </text:span><text:span text:style-name="T2">o</text:span><text:span text:style-name="T2">n</text:span></text:p>
          </draw:text-box>
        </draw:frame>
        <draw:frame draw:style-name="gr5" draw:text-style-name="P6" draw:layer="layout" svg:width="0.015cm" svg:height="0.031cm" draw:transform="rotate (-3.14159265358979) translate (14.95cm 16.033cm)">
          <draw:text-box>
            <text:p text:style-name="P1"><text:span text:style-name="T6">*</text:span></text:p>
          </draw:text-box>
        </draw:frame>
        <draw:frame draw:style-name="gr3" draw:text-style-name="P4" draw:layer="layout" svg:width="3.49cm" svg:height="0.701cm" svg:x="15.513cm" svg:y="16.006cm">
          <draw:text-box>
            <text:p text:style-name="P1"><text:span text:style-name="T2">a</text:span><text:span text:style-name="T2">n</text:span><text:span text:style-name="T2">d</text:span><text:span text:style-name="T2">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/text:p>
          </draw:text-box>
        </draw:frame>
        <draw:frame draw:style-name="gr3" draw:text-style-name="P4" draw:layer="layout" svg:width="3.643cm" svg:height="0.701cm" svg:x="2.553cm" svg:y="16.895cm">
          <draw:text-box>
            <text:p text:style-name="P1"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0.02cm" svg:height="0.846cm" svg:x="9.254cm" svg:y="18.339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492cm 18.446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9.787cm" svg:y="18.423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1.057cm" svg:y="18.423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2.225cm" svg:y="18.423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3.414cm" svg:y="18.423cm">
          <draw:text-box>
            <text:p text:style-name="P1"><text:span text:style-name="T2">c</text:span></text:p>
          </draw:text-box>
        </draw:frame>
        <draw:frame draw:style-name="gr2" draw:text-style-name="P3" draw:layer="layout" svg:width="9.486cm" svg:height="0.02cm" svg:x="6.053cm" svg:y="19.185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659cm" svg:y="18.423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7.059cm 19.317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254cm" svg:y="19.202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683cm 19.314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771cm" svg:y="19.291cm">
          <draw:text-box>
            <text:p text:style-name="P1"><text:span text:style-name="T2">0</text:span></text:p>
          </draw:text-box>
        </draw:frame>
        <draw:frame draw:style-name="gr5" draw:text-style-name="P6" draw:layer="layout" svg:width="0.023cm" svg:height="0.031cm" draw:transform="rotate (-3.14159265358979) translate (11.066cm 19.328cm)">
          <draw:text-box>
            <text:p text:style-name="P1"><text:span text:style-name="T6">+</text:span></text:p>
          </draw:text-box>
        </draw:frame>
        <draw:frame draw:style-name="gr5" draw:text-style-name="P6" draw:layer="layout" svg:width="0.015cm" svg:height="0.031cm" draw:transform="rotate (-3.14159265358979) translate (12.237cm 19.342cm)">
          <draw:text-box>
            <text:p text:style-name="P1"><text:span text:style-name="T6">-</text:span></text:p>
          </draw:text-box>
        </draw:frame>
        <draw:frame draw:style-name="gr2" draw:text-style-name="P3" draw:layer="layout" svg:width="9.486cm" svg:height="0.02cm" svg:x="6.053cm" svg:y="20.049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03cm" svg:height="0.031cm" draw:transform="rotate (-3.14159265358979) translate (14.672cm 19.32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476cm 20.66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253cm 20.668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7.591cm 20.181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254cm" svg:y="20.066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216cm 20.178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5cm" svg:height="0.701cm" svg:x="9.614cm" svg:y="20.154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3" draw:text-style-name="P4" draw:layer="layout" svg:width="0.701cm" svg:height="0.701cm" svg:x="11.074cm" svg:y="20.154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2.225cm" svg:y="20.154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3.393cm" svg:y="20.154cm">
          <draw:text-box>
            <text:p text:style-name="P1"><text:span text:style-name="T2">b</text:span></text:p>
          </draw:text-box>
        </draw:frame>
        <draw:frame draw:style-name="gr2" draw:text-style-name="P3" draw:layer="layout" svg:width="9.486cm" svg:height="0.02cm" svg:x="6.053cm" svg:y="20.912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659cm" svg:y="20.154cm">
          <draw:text-box>
            <text:p text:style-name="P1"><text:span text:style-name="T2">a</text:span></text:p>
          </draw:text-box>
        </draw:frame>
        <draw:frame draw:style-name="gr5" draw:text-style-name="P6" draw:layer="layout" svg:width="0.015cm" svg:height="0.031cm" draw:transform="rotate (-3.14159265358979) translate (6.438cm 21.222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7.704cm 21.533cm)">
          <draw:text-box>
            <text:p text:style-name="P1"><text:span text:style-name="T6"/></text:p>
          </draw:text-box>
        </draw:frame>
        <draw:frame draw:style-name="gr2" draw:text-style-name="P3" draw:layer="layout" svg:width="0.02cm" svg:height="0.846cm" svg:x="9.254cm" svg:y="20.929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304cm 21.042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732cm" svg:y="21.018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1.015cm" svg:y="21.018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2.188cm" svg:y="21.018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3.356cm" svg:y="21.018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4.524cm" svg:y="21.018cm">
          <draw:text-box>
            <text:p text:style-name="P1"><text:span text:style-name="T2">W</text:span></text:p>
          </draw:text-box>
        </draw:frame>
        <draw:frame draw:style-name="gr3" draw:text-style-name="P4" draw:layer="layout" svg:width="5.095cm" svg:height="0.701cm" svg:x="2.553cm" svg:y="23.215cm">
          <draw:text-box>
            <text:p text:style-name="P1"><text:span text:style-name="T3">P</text:span><text:span text:style-name="T3">r</text:span><text:span text:style-name="T3">i</text:span><text:span text:style-name="T3">o</text:span><text:span text:style-name="T3">r</text:span><text:span text:style-name="T3">i</text:span><text:span text:style-name="T3">t</text:span><text:span text:style-name="T3">y</text:span><text:span text:style-name="T3"> </text:span><text:span text:style-name="T3">Q</text:span><text:span text:style-name="T3">u</text:span><text:span text:style-name="T3">e</text:span><text:span text:style-name="T3">u</text:span><text:span text:style-name="T3">e</text:span><text:span text:style-name="T3">:</text:span></text:p>
          </draw:text-box>
        </draw:frame>
        <draw:frame draw:style-name="gr2" draw:text-style-name="P3" draw:layer="layout" svg:width="0.02cm" svg:height="0.846cm" svg:x="9.804cm" svg:y="22.695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664cm 22.806cm)">
          <draw:text-box>
            <text:p text:style-name="P1"><text:span text:style-name="T6"><text:tab/></text:span></text:p>
          </draw:text-box>
        </draw:frame>
        <draw:frame draw:style-name="gr2" draw:text-style-name="P3" draw:layer="layout" svg:width="3.106cm" svg:height="0.02cm" svg:x="7.848cm" svg:y="23.541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0.19cm" svg:y="22.783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8.23cm 23.674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804cm" svg:y="23.558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854cm 23.67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0.198cm 23.685cm)">
          <draw:text-box>
            <text:p text:style-name="P1"><text:span text:style-name="T6"/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2</text:span><text:span text:style-name="T5">1</text:span></text:p>
          </draw:text-box>
        </draw:frame>
      </draw:page>
      <draw:page draw:name="page22" draw:style-name="dp1" draw:master-page-name="master-page111">
        <draw:frame draw:style-name="gr2" draw:text-style-name="P3" draw:layer="layout" svg:width="7.001cm" svg:height="0.02cm" svg:x="7.294cm" svg:y="4.01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7.29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4.274cm" svg:y="4.03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7.001cm" svg:height="0.02cm" svg:x="7.294cm" svg:y="5.05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6.627cm" svg:height="0.701cm" svg:x="7.493cm" svg:y="4.212cm">
          <draw:text-box>
            <text:p text:style-name="P1"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path draw:style-name="gr16" draw:text-style-name="P13" draw:layer="layout" svg:width="0.952cm" svg:height="0.953cm" svg:x="2.57cm" svg:y="10.059cm" svg:viewBox="0 0 953 954" svg:d="M953 477c0 263-214 477-477 477s-476-214-476-477 213-477 476-477 477 214 477 477z">
          <text:p/>
        </draw:path>
        <draw:path draw:style-name="gr16" draw:text-style-name="P13" draw:layer="layout" svg:width="0.952cm" svg:height="0.953cm" svg:x="6.38cm" svg:y="12.599cm" svg:viewBox="0 0 953 954" svg:d="M953 478c0 263-214 476-477 476s-476-213-476-476c0-264 213-478 476-478s477 214 477 478z">
          <text:p/>
        </draw:path>
        <draw:path draw:style-name="gr16" draw:text-style-name="P13" draw:layer="layout" svg:width="0.953cm" svg:height="0.952cm" svg:x="6.388cm" svg:y="7.545cm" svg:viewBox="0 0 954 953" svg:d="M954 476c0 264-214 477-477 477s-477-213-477-477c0-263 214-476 477-476s477 213 477 476z">
          <text:p/>
        </draw:path>
        <draw:path draw:style-name="gr16" draw:text-style-name="P13" draw:layer="layout" svg:width="0.952cm" svg:height="0.953cm" svg:x="11.46cm" svg:y="7.519cm" svg:viewBox="0 0 953 954" svg:d="M953 477c0 264-213 477-476 477-264 0-477-213-477-477 0-263 213-477 477-477 263 0 476 214 476 477z">
          <text:p/>
        </draw:path>
        <draw:path draw:style-name="gr16" draw:text-style-name="P13" draw:layer="layout" svg:width="0.952cm" svg:height="0.953cm" svg:x="11.46cm" svg:y="12.599cm" svg:viewBox="0 0 953 954" svg:d="M953 478c0 263-213 476-476 476-264 0-477-213-477-476 0-264 213-478 477-478 263 0 476 214 476 478z">
          <text:p/>
        </draw:path>
        <draw:line draw:style-name="gr10" draw:text-style-name="P3" draw:layer="layout" svg:x1="3.522cm" svg:y1="10.06cm" svg:x2="6.381cm" svg:y2="8.472cm">
          <text:p/>
        </draw:line>
        <draw:polyline draw:style-name="gr10" draw:text-style-name="P3" draw:layer="layout" svg:width="0.252cm" svg:height="0.18cm" svg:x="6.128cm" svg:y="8.472cm" svg:viewBox="0 0 253 181" draw:points="0,69 253,0 62,181">
          <text:p/>
        </draw:polyline>
        <draw:line draw:style-name="gr10" draw:text-style-name="P3" draw:layer="layout" svg:x1="3.522cm" svg:y1="11.012cm" svg:x2="6.381cm" svg:y2="12.918cm">
          <text:p/>
        </draw:line>
        <draw:polyline draw:style-name="gr10" draw:text-style-name="P3" draw:layer="layout" svg:width="0.246cm" svg:height="0.195cm" svg:x="6.134cm" svg:y="12.722cm" svg:viewBox="0 0 247 196" draw:points="70,0 247,196 0,106">
          <text:p/>
        </draw:polyline>
        <draw:line draw:style-name="gr10" draw:text-style-name="P3" draw:layer="layout" svg:x1="6.539cm" svg:y1="12.441cm" svg:x2="6.539cm" svg:y2="8.631cm">
          <text:p/>
        </draw:line>
        <draw:polyline draw:style-name="gr10" draw:text-style-name="P3" draw:layer="layout" svg:width="0.127cm" svg:height="0.254cm" svg:x="6.475cm" svg:y="8.631cm" svg:viewBox="0 0 128 255" draw:points="0,255 64,0 128,255">
          <text:p/>
        </draw:polyline>
        <draw:line draw:style-name="gr10" draw:text-style-name="P3" draw:layer="layout" svg:x1="7.174cm" svg:y1="8.631cm" svg:x2="7.174cm" svg:y2="12.441cm">
          <text:p/>
        </draw:line>
        <draw:polyline draw:style-name="gr10" draw:text-style-name="P3" draw:layer="layout" svg:width="0.127cm" svg:height="0.254cm" svg:x="7.11cm" svg:y="12.187cm" svg:viewBox="0 0 128 255" draw:points="128,0 64,255 0,0">
          <text:p/>
        </draw:polyline>
        <draw:line draw:style-name="gr10" draw:text-style-name="P3" draw:layer="layout" svg:x1="7.491cm" svg:y1="7.996cm" svg:x2="11.301cm" svg:y2="7.996cm">
          <text:p/>
        </draw:line>
        <draw:polyline draw:style-name="gr10" draw:text-style-name="P3" draw:layer="layout" svg:width="0.254cm" svg:height="0.127cm" svg:x="11.047cm" svg:y="7.932cm" svg:viewBox="0 0 255 128" draw:points="0,0 255,65 0,128">
          <text:p/>
        </draw:polyline>
        <draw:line draw:style-name="gr10" draw:text-style-name="P3" draw:layer="layout" svg:x1="7.491cm" svg:y1="13.076cm" svg:x2="11.301cm" svg:y2="13.076cm">
          <text:p/>
        </draw:line>
        <draw:polyline draw:style-name="gr10" draw:text-style-name="P3" draw:layer="layout" svg:width="0.254cm" svg:height="0.127cm" svg:x="11.047cm" svg:y="13.012cm" svg:viewBox="0 0 255 128" draw:points="0,0 255,65 0,128">
          <text:p/>
        </draw:polyline>
        <draw:line draw:style-name="gr10" draw:text-style-name="P3" draw:layer="layout" svg:x1="11.619cm" svg:y1="8.631cm" svg:x2="11.619cm" svg:y2="12.441cm">
          <text:p/>
        </draw:line>
        <draw:polyline draw:style-name="gr10" draw:text-style-name="P3" draw:layer="layout" svg:width="0.127cm" svg:height="0.254cm" svg:x="11.555cm" svg:y="12.187cm" svg:viewBox="0 0 128 255" draw:points="128,0 64,255 0,0">
          <text:p/>
        </draw:polyline>
        <draw:line draw:style-name="gr10" draw:text-style-name="P3" draw:layer="layout" svg:x1="12.254cm" svg:y1="12.441cm" svg:x2="12.254cm" svg:y2="8.631cm">
          <text:p/>
        </draw:line>
        <draw:polyline draw:style-name="gr10" draw:text-style-name="P3" draw:layer="layout" svg:width="0.127cm" svg:height="0.254cm" svg:x="12.19cm" svg:y="8.631cm" svg:viewBox="0 0 128 255" draw:points="0,255 64,0 128,255">
          <text:p/>
        </draw:polyline>
        <draw:line draw:style-name="gr10" draw:text-style-name="P3" draw:layer="layout" svg:x1="7.332cm" svg:y1="12.6cm" svg:x2="11.461cm" svg:y2="8.472cm">
          <text:p/>
        </draw:line>
        <draw:polyline draw:style-name="gr10" draw:text-style-name="P3" draw:layer="layout" svg:width="0.225cm" svg:height="0.224cm" svg:x="11.235cm" svg:y="8.472cm" svg:viewBox="0 0 226 225" draw:points="0,135 226,0 90,225">
          <text:p/>
        </draw:polyline>
        <draw:frame draw:style-name="gr3" draw:text-style-name="P4" draw:layer="layout" svg:width="3.126cm" svg:height="0.701cm" svg:x="2.553cm" svg:y="5.854cm">
          <draw:text-box>
            <text:p text:style-name="P1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</text:span></text:p>
          </draw:text-box>
        </draw:frame>
        <draw:frame draw:style-name="gr15" draw:text-style-name="P12" draw:layer="layout" svg:width="0.698cm" svg:height="0.698cm" svg:x="2.729cm" svg:y="11.329cm">
          <draw:text-box>
            <text:p text:style-name="P1"><text:span text:style-name="T18">s</text:span></text:p>
          </draw:text-box>
        </draw:frame>
        <draw:frame draw:style-name="gr15" draw:text-style-name="P12" draw:layer="layout" svg:width="0.698cm" svg:height="0.698cm" svg:x="5.904cm" svg:y="13.234cm">
          <draw:text-box>
            <text:p text:style-name="P1"><text:span text:style-name="T18">a</text:span></text:p>
          </draw:text-box>
        </draw:frame>
        <draw:frame draw:style-name="gr15" draw:text-style-name="P12" draw:layer="layout" svg:width="0.698cm" svg:height="0.698cm" svg:x="5.904cm" svg:y="7.519cm">
          <draw:text-box>
            <text:p text:style-name="P1"><text:span text:style-name="T18">b</text:span></text:p>
          </draw:text-box>
        </draw:frame>
        <draw:frame draw:style-name="gr15" draw:text-style-name="P12" draw:layer="layout" svg:width="0.698cm" svg:height="0.698cm" svg:x="12.73cm" svg:y="7.519cm">
          <draw:text-box>
            <text:p text:style-name="P1"><text:span text:style-name="T18">c</text:span></text:p>
          </draw:text-box>
        </draw:frame>
        <draw:frame draw:style-name="gr15" draw:text-style-name="P12" draw:layer="layout" svg:width="0.698cm" svg:height="0.698cm" svg:x="12.73cm" svg:y="13.234cm">
          <draw:text-box>
            <text:p text:style-name="P1"><text:span text:style-name="T18">d</text:span></text:p>
          </draw:text-box>
        </draw:frame>
        <draw:frame draw:style-name="gr15" draw:text-style-name="P12" draw:layer="layout" svg:width="0.698cm" svg:height="0.698cm" svg:x="4.317cm" svg:y="8.789cm">
          <draw:text-box>
            <text:p text:style-name="P1"><text:span text:style-name="T18">7</text:span></text:p>
          </draw:text-box>
        </draw:frame>
        <draw:frame draw:style-name="gr15" draw:text-style-name="P12" draw:layer="layout" svg:width="0.698cm" svg:height="0.698cm" svg:x="4.317cm" svg:y="11.964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5.904cm" svg:y="10.218cm">
          <draw:text-box>
            <text:p text:style-name="P1"><text:span text:style-name="T18">3</text:span></text:p>
          </draw:text-box>
        </draw:frame>
        <draw:frame draw:style-name="gr15" draw:text-style-name="P12" draw:layer="layout" svg:width="0.698cm" svg:height="0.698cm" svg:x="7.65cm" svg:y="10.218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9.397cm" svg:y="7.36cm">
          <draw:text-box>
            <text:p text:style-name="P1"><text:span text:style-name="T18">1</text:span></text:p>
          </draw:text-box>
        </draw:frame>
        <draw:frame draw:style-name="gr15" draw:text-style-name="P12" draw:layer="layout" svg:width="0.698cm" svg:height="0.698cm" svg:x="9.397cm" svg:y="9.741cm">
          <draw:text-box>
            <text:p text:style-name="P1"><text:span text:style-name="T18">8</text:span></text:p>
          </draw:text-box>
        </draw:frame>
        <draw:frame draw:style-name="gr15" draw:text-style-name="P12" draw:layer="layout" svg:width="0.698cm" svg:height="0.698cm" svg:x="9.397cm" svg:y="13.234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10.984cm" svg:y="10.694cm">
          <draw:text-box>
            <text:p text:style-name="P1"><text:span text:style-name="T18">4</text:span></text:p>
          </draw:text-box>
        </draw:frame>
        <draw:frame draw:style-name="gr15" draw:text-style-name="P12" draw:layer="layout" svg:width="0.698cm" svg:height="0.698cm" svg:x="12.73cm" svg:y="10.694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2.888cm" svg:y="10.218cm">
          <draw:text-box>
            <text:p text:style-name="P1"><text:span text:style-name="T19">0</text:span></text:p>
          </draw:text-box>
        </draw:frame>
        <draw:frame draw:style-name="gr15" draw:text-style-name="P12" draw:layer="layout" svg:width="0.698cm" svg:height="0.698cm" svg:x="6.698cm" svg:y="12.758cm">
          <draw:text-box>
            <text:p text:style-name="P1"><text:span text:style-name="T19">2</text:span></text:p>
          </draw:text-box>
        </draw:frame>
        <draw:frame draw:style-name="gr15" draw:text-style-name="P12" draw:layer="layout" svg:width="0.698cm" svg:height="0.698cm" svg:x="6.698cm" svg:y="7.678cm">
          <draw:text-box>
            <text:p text:style-name="P1"><text:span text:style-name="T19">5</text:span></text:p>
          </draw:text-box>
        </draw:frame>
        <draw:frame draw:style-name="gr15" draw:text-style-name="P12" draw:layer="layout" svg:width="0.698cm" svg:height="0.698cm" svg:x="11.778cm" svg:y="7.678cm">
          <draw:text-box>
            <text:p text:style-name="P1"><text:span text:style-name="T19">6</text:span></text:p>
          </draw:text-box>
        </draw:frame>
        <draw:frame draw:style-name="gr15" draw:text-style-name="P12" draw:layer="layout" svg:width="0.698cm" svg:height="0.698cm" svg:x="11.778cm" svg:y="12.758cm">
          <draw:text-box>
            <text:p text:style-name="P1"><text:span text:style-name="T19">7</text:span></text:p>
          </draw:text-box>
        </draw:frame>
        <draw:frame draw:style-name="gr3" draw:text-style-name="P4" draw:layer="layout" svg:width="6.428cm" svg:height="0.701cm" svg:x="2.553cm" svg:y="14.842cm">
          <draw:text-box>
            <text:p text:style-name="P1"><text:span text:style-name="T3">S</text:span><text:span text:style-name="T3">t</text:span><text:span text:style-name="T3">e</text:span><text:span text:style-name="T3">p</text:span><text:span text:style-name="T3"> </text:span><text:span text:style-name="T3">5</text:span><text:span text:style-name="T3">:</text:span><text:span text:style-name="T2"> 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S</text:span><text:span text:style-name="T2">t</text:span><text:span text:style-name="T2">e</text:span><text:span text:style-name="T2">p</text:span><text:span text:style-name="T2"> </text:span><text:span text:style-name="T2">4</text:span><text:span text:style-name="T2">,</text:span></text:p>
          </draw:text-box>
        </draw:frame>
        <draw:frame draw:style-name="gr5" draw:text-style-name="P6" draw:layer="layout" svg:width="0.015cm" svg:height="0.031cm" draw:transform="rotate (-3.14159265358979) translate (9.069cm 14.869cm)">
          <draw:text-box>
            <text:p text:style-name="P1"><text:span text:style-name="T6">*</text:span></text:p>
          </draw:text-box>
        </draw:frame>
        <draw:frame draw:style-name="gr3" draw:text-style-name="P4" draw:layer="layout" svg:width="9.709cm" svg:height="0.701cm" svg:x="9.575cm" svg:y="14.842cm">
          <draw:text-box>
            <text:p text:style-name="P1"><text:span text:style-name="T2">h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 </text:span><text:span text:style-name="T2">k</text:span><text:span text:style-name="T2">e</text:span><text:span text:style-name="T2">y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i</text:span><text:span text:style-name="T2">-</text:span></text:p>
          </draw:text-box>
        </draw:frame>
        <draw:frame draw:style-name="gr3" draw:text-style-name="P4" draw:layer="layout" svg:width="3.66cm" svg:height="0.701cm" svg:x="2.553cm" svg:y="15.705cm">
          <draw:text-box>
            <text:p text:style-name="P1"><text:span text:style-name="T2">o</text:span><text:span text:style-name="T2">r</text:span><text:span text:style-name="T2">i</text:span><text:span text:style-name="T2">t</text:span><text:span text:style-name="T2">y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.</text:span></text:p>
          </draw:text-box>
        </draw:frame>
        <draw:frame draw:style-name="gr3" draw:text-style-name="P4" draw:layer="layout" svg:width="0.819cm" svg:height="0.701cm" svg:x="6.529cm" svg:y="15.705cm">
          <draw:text-box>
            <text:p text:style-name="P1"><text:span text:style-name="T2">A</text:span><text:span text:style-name="T2">s</text:span></text:p>
          </draw:text-box>
        </draw:frame>
        <draw:frame draw:style-name="gr5" draw:text-style-name="P6" draw:layer="layout" svg:width="0.003cm" svg:height="0.031cm" draw:transform="rotate (-3.14159265358979) translate (7.591cm 16.22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8.152cm 15.733cm)">
          <draw:text-box>
            <text:p text:style-name="P1"><text:span text:style-name="T6">* </text:span><text:span text:style-name="T6"><text:tab/></text:span><text:span text:style-name="T6"/></text:p>
          </draw:text-box>
        </draw:frame>
        <draw:frame draw:style-name="gr5" draw:text-style-name="P6" draw:layer="layout" svg:width="0.015cm" svg:height="0.031cm" draw:transform="rotate (-3.14159265358979) translate (9.038cm 15.733cm)">
          <draw:text-box>
            <text:p text:style-name="P1"><text:span text:style-name="T6">*</text:span></text:p>
          </draw:text-box>
        </draw:frame>
        <draw:frame draw:style-name="gr5" draw:text-style-name="P6" draw:layer="layout" svg:width="0.003cm" svg:height="0.031cm" draw:transform="rotate (-3.14159265358979) translate (9.405cm 15.72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93cm 15.729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11.207cm 15.909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11.549cm 15.733cm)">
          <draw:text-box>
            <text:p text:style-name="P1"><text:span text:style-name="T6"/></text:p>
          </draw:text-box>
        </draw:frame>
        <draw:frame draw:style-name="gr3" draw:text-style-name="P4" draw:layer="layout" svg:width="2.843cm" svg:height="0.701cm" svg:x="11.871cm" svg:y="15.705cm">
          <draw:text-box>
            <text:p text:style-name="P1"><text:span text:style-name="T2">,</text:span><text:span text:style-name="T2"> </text:span><text:span text:style-name="T2">w</text:span><text:span text:style-name="T2">o</text:span><text:span text:style-name="T2">r</text:span><text:span text:style-name="T2">k</text:span><text:span text:style-name="T2"> </text:span><text:span text:style-name="T2">o</text:span><text:span text:style-name="T2">n</text:span></text:p>
          </draw:text-box>
        </draw:frame>
        <draw:frame draw:style-name="gr5" draw:text-style-name="P6" draw:layer="layout" svg:width="0.015cm" svg:height="0.031cm" draw:transform="rotate (-3.14159265358979) translate (15.003cm 15.909cm)">
          <draw:text-box>
            <text:p text:style-name="P1"><text:span text:style-name="T6">)</text:span></text:p>
          </draw:text-box>
        </draw:frame>
        <draw:frame draw:style-name="gr3" draw:text-style-name="P4" draw:layer="layout" svg:width="3.49cm" svg:height="0.701cm" svg:x="15.509cm" svg:y="15.705cm">
          <draw:text-box>
            <text:p text:style-name="P1"><text:span text:style-name="T2">a</text:span><text:span text:style-name="T2">n</text:span><text:span text:style-name="T2">d</text:span><text:span text:style-name="T2">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/text:p>
          </draw:text-box>
        </draw:frame>
        <draw:frame draw:style-name="gr3" draw:text-style-name="P4" draw:layer="layout" svg:width="3.643cm" svg:height="0.701cm" svg:x="2.553cm" svg:y="16.565cm">
          <draw:text-box>
            <text:p text:style-name="P1"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0.02cm" svg:height="0.846cm" svg:x="9.347cm" svg:y="17.936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588cm 18.051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0.701cm" svg:height="0.701cm" svg:x="9.885cm" svg:y="18.025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1.15cm" svg:y="18.025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2.323cm" svg:y="18.025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3.512cm" svg:y="18.025cm">
          <draw:text-box>
            <text:p text:style-name="P1"><text:span text:style-name="T2">c</text:span></text:p>
          </draw:text-box>
        </draw:frame>
        <draw:frame draw:style-name="gr2" draw:text-style-name="P3" draw:layer="layout" svg:width="9.291cm" svg:height="0.02cm" svg:x="6.151cm" svg:y="18.783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659cm" svg:y="18.025cm">
          <draw:text-box>
            <text:p text:style-name="P1"><text:span text:style-name="T2">d</text:span></text:p>
          </draw:text-box>
        </draw:frame>
        <draw:frame draw:style-name="gr5" draw:text-style-name="P6" draw:layer="layout" svg:width="0.015cm" svg:height="0.031cm" draw:transform="rotate (-3.14159265358979) translate (7.157cm 18.915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347cm" svg:y="18.8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7.778cm 18.911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868cm" svg:y="18.889cm">
          <draw:text-box>
            <text:p text:style-name="P1"><text:span text:style-name="T2">0</text:span></text:p>
          </draw:text-box>
        </draw:frame>
        <draw:frame draw:style-name="gr5" draw:text-style-name="P6" draw:layer="layout" svg:width="0.023cm" svg:height="0.031cm" draw:transform="rotate (-3.14159265358979) translate (11.165cm 18.926cm)">
          <draw:text-box>
            <text:p text:style-name="P1"><text:span text:style-name="T6">+</text:span></text:p>
          </draw:text-box>
        </draw:frame>
        <draw:frame draw:style-name="gr5" draw:text-style-name="P6" draw:layer="layout" svg:width="0.015cm" svg:height="0.031cm" draw:transform="rotate (-3.14159265358979) translate (12.336cm 18.94cm)">
          <draw:text-box>
            <text:p text:style-name="P1"><text:span text:style-name="T6">-</text:span></text:p>
          </draw:text-box>
        </draw:frame>
        <draw:frame draw:style-name="gr2" draw:text-style-name="P3" draw:layer="layout" svg:width="9.291cm" svg:height="0.02cm" svg:x="6.151cm" svg:y="19.647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03cm" svg:height="0.031cm" draw:transform="rotate (-3.14159265358979) translate (14.672cm 18.92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572cm 20.26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988cm 20.26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351cm 20.266cm)">
          <draw:text-box>
            <text:p text:style-name="P1"><text:span text:style-name="T6"/></text:p>
          </draw:text-box>
        </draw:frame>
        <draw:frame draw:style-name="gr5" draw:text-style-name="P6" draw:layer="layout" svg:width="0.015cm" svg:height="0.031cm" draw:transform="rotate (-3.14159265358979) translate (7.69cm 19.779cm)">
          <draw:text-box>
            <text:p text:style-name="P1"><text:span text:style-name="T6">*</text:span></text:p>
          </draw:text-box>
        </draw:frame>
        <draw:frame draw:style-name="gr2" draw:text-style-name="P3" draw:layer="layout" svg:width="0.02cm" svg:height="0.846cm" svg:x="9.347cm" svg:y="19.664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311cm 19.776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5cm" svg:height="0.701cm" svg:x="9.711cm" svg:y="19.752cm">
          <draw:text-box>
            <text:p text:style-name="P1"><text:span text:style-name="T2">n</text:span><text:span text:style-name="T2">i</text:span><text:span text:style-name="T2">l</text:span></text:p>
          </draw:text-box>
        </draw:frame>
        <draw:frame draw:style-name="gr3" draw:text-style-name="P4" draw:layer="layout" svg:width="0.701cm" svg:height="0.701cm" svg:x="11.171cm" svg:y="19.752cm">
          <draw:text-box>
            <text:p text:style-name="P1"><text:span text:style-name="T2">s</text:span></text:p>
          </draw:text-box>
        </draw:frame>
        <draw:frame draw:style-name="gr3" draw:text-style-name="P4" draw:layer="layout" svg:width="0.701cm" svg:height="0.701cm" svg:x="12.323cm" svg:y="19.752cm">
          <draw:text-box>
            <text:p text:style-name="P1"><text:span text:style-name="T2">a</text:span></text:p>
          </draw:text-box>
        </draw:frame>
        <draw:frame draw:style-name="gr3" draw:text-style-name="P4" draw:layer="layout" svg:width="0.701cm" svg:height="0.701cm" svg:x="13.491cm" svg:y="19.752cm">
          <draw:text-box>
            <text:p text:style-name="P1"><text:span text:style-name="T2">b</text:span></text:p>
          </draw:text-box>
        </draw:frame>
        <draw:frame draw:style-name="gr2" draw:text-style-name="P3" draw:layer="layout" svg:width="9.291cm" svg:height="0.02cm" svg:x="6.151cm" svg:y="20.51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0.701cm" svg:height="0.701cm" svg:x="14.659cm" svg:y="19.752cm">
          <draw:text-box>
            <text:p text:style-name="P1"><text:span text:style-name="T2">a</text:span></text:p>
          </draw:text-box>
        </draw:frame>
        <draw:frame draw:style-name="gr5" draw:text-style-name="P6" draw:layer="layout" svg:width="0.015cm" svg:height="0.031cm" draw:transform="rotate (-3.14159265358979) translate (6.533cm 20.824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7.799cm 21.134cm)">
          <draw:text-box>
            <text:p text:style-name="P1"><text:span text:style-name="T6"/></text:p>
          </draw:text-box>
        </draw:frame>
        <draw:frame draw:style-name="gr2" draw:text-style-name="P3" draw:layer="layout" svg:width="0.02cm" svg:height="0.846cm" svg:x="9.347cm" svg:y="20.531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1.272cm" svg:height="0.031cm" draw:transform="rotate (-3.14159265358979) translate (8.403cm 20.644cm)">
          <draw:text-box>
            <text:p text:style-name="P1"><text:span text:style-name="T6"><text:tab/></text:span><text:span text:style-name="T6"/></text:p>
          </draw:text-box>
        </draw:frame>
        <draw:frame draw:style-name="gr3" draw:text-style-name="P4" draw:layer="layout" svg:width="0.701cm" svg:height="0.701cm" svg:x="9.826cm" svg:y="20.62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1.112cm" svg:y="20.62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2.285cm" svg:y="20.62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3.453cm" svg:y="20.62cm">
          <draw:text-box>
            <text:p text:style-name="P1"><text:span text:style-name="T2">B</text:span></text:p>
          </draw:text-box>
        </draw:frame>
        <draw:frame draw:style-name="gr3" draw:text-style-name="P4" draw:layer="layout" svg:width="0.701cm" svg:height="0.701cm" svg:x="14.622cm" svg:y="20.62cm">
          <draw:text-box>
            <text:p text:style-name="P1"><text:span text:style-name="T2">B</text:span></text:p>
          </draw:text-box>
        </draw:frame>
        <draw:frame draw:style-name="gr3" draw:text-style-name="P4" draw:layer="layout" svg:width="5.095cm" svg:height="0.701cm" svg:x="2.553cm" svg:y="22.237cm">
          <draw:text-box>
            <text:p text:style-name="P1"><text:span text:style-name="T3">P</text:span><text:span text:style-name="T3">r</text:span><text:span text:style-name="T3">i</text:span><text:span text:style-name="T3">o</text:span><text:span text:style-name="T3">r</text:span><text:span text:style-name="T3">i</text:span><text:span text:style-name="T3">t</text:span><text:span text:style-name="T3">y</text:span><text:span text:style-name="T3"> </text:span><text:span text:style-name="T3">Q</text:span><text:span text:style-name="T3">u</text:span><text:span text:style-name="T3">e</text:span><text:span text:style-name="T3">u</text:span><text:span text:style-name="T3">e</text:span><text:span text:style-name="T3">:</text:span></text:p>
          </draw:text-box>
        </draw:frame>
        <draw:frame draw:style-name="gr5" draw:text-style-name="P6" draw:layer="layout" svg:width="0.003cm" svg:height="0.031cm" draw:transform="rotate (-3.14159265358979) translate (7.881cm 22.75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685cm 22.26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553cm 22.263cm)">
          <draw:text-box>
            <text:p text:style-name="P1"><text:span text:style-name="T6"/></text:p>
          </draw:text-box>
        </draw:frame>
        <draw:frame draw:style-name="gr3" draw:text-style-name="P4" draw:layer="layout" svg:width="0.701cm" svg:height="0.701cm" svg:x="9.892cm" svg:y="22.237cm">
          <draw:text-box>
            <text:p text:style-name="P1"><text:span text:style-name="T2">.</text:span></text:p>
          </draw:text-box>
        </draw:frame>
        <draw:frame draw:style-name="gr3" draw:text-style-name="P4" draw:layer="layout" svg:width="4.168cm" svg:height="0.701cm" svg:x="2.553cm" svg:y="23.88cm">
          <draw:text-box>
            <text:p text:style-name="P1"><text:span text:style-name="T2">W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d</text:span><text:span text:style-name="T2">o</text:span><text:span text:style-name="T2">n</text:span><text:span text:style-name="T2">e</text:span><text:span text:style-name="T2">.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2</text:span><text:span text:style-name="T5">2</text:span></text:p>
          </draw:text-box>
        </draw:frame>
      </draw:page>
      <draw:page draw:name="page23" draw:style-name="dp1" draw:master-page-name="master-page122">
        <draw:frame draw:style-name="gr2" draw:text-style-name="P3" draw:layer="layout" svg:width="7.001cm" svg:height="0.02cm" svg:x="7.294cm" svg:y="6.25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7.294cm" svg:y="6.27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4.274cm" svg:y="6.27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7.001cm" svg:height="0.02cm" svg:x="7.294cm" svg:y="7.29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6.627cm" svg:height="0.701cm" svg:x="7.493cm" svg:y="6.451cm">
          <draw:text-box>
            <text:p text:style-name="P1"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9" draw:text-style-name="P9" draw:layer="layout" svg:width="5.357cm" svg:height="0.584cm" svg:x="2.553cm" svg:y="7.929cm">
          <draw:text-box>
            <text:p text:style-name="P1"><text:span text:style-name="T21">S</text:span><text:span text:style-name="T21">h</text:span><text:span text:style-name="T21">o</text:span><text:span text:style-name="T21">r</text:span><text:span text:style-name="T21">t</text:span><text:span text:style-name="T21">e</text:span><text:span text:style-name="T21">s</text:span><text:span text:style-name="T21">t</text:span><text:span text:style-name="T21"> </text:span><text:span text:style-name="T21">P</text:span><text:span text:style-name="T21">a</text:span><text:span text:style-name="T21">t</text:span><text:span text:style-name="T21">h</text:span><text:span text:style-name="T21"> </text:span><text:span text:style-name="T21">T</text:span><text:span text:style-name="T21">r</text:span><text:span text:style-name="T21">e</text:span><text:span text:style-name="T21">e</text:span><text:span text:style-name="T21">:</text:span></text:p>
          </draw:text-box>
        </draw:frame>
        <draw:frame draw:style-name="gr5" draw:text-style-name="P6" draw:layer="layout" svg:width="0.003cm" svg:height="0.031cm" draw:transform="rotate (-3.14159265358979) translate (8.734cm 7.968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9.493cm 7.968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9.75cm 8.36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10.159cm 8.36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0.406cm 8.36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0.89cm 8.36cm)">
          <draw:text-box>
            <text:p text:style-name="P1"><text:span text:style-name="T6">E</text:span></text:p>
          </draw:text-box>
        </draw:frame>
        <draw:frame draw:style-name="gr9" draw:text-style-name="P9" draw:layer="layout" svg:width="1.915cm" svg:height="0.584cm" svg:x="11.135cm" svg:y="7.929cm">
          <draw:text-box>
            <text:p text:style-name="P1"><text:span text:style-name="T12">,</text:span><text:span text:style-name="T12"> </text:span><text:span text:style-name="T12">w</text:span><text:span text:style-name="T12">h</text:span><text:span text:style-name="T12">e</text:span><text:span text:style-name="T12">r</text:span><text:span text:style-name="T12">e</text:span></text:p>
          </draw:text-box>
        </draw:frame>
        <draw:frame draw:style-name="gr5" draw:text-style-name="P6" draw:layer="layout" svg:width="0.003cm" svg:height="0.031cm" draw:transform="rotate (-3.14159265358979) translate (5.993cm 9.44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649cm 9.05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39cm 9.055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7.722cm 9.055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7.926cm 9.178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8.579cm 9.446cm)">
          <draw:text-box>
            <text:p text:style-name="P1"><text:span text:style-name="T6">B</text:span></text:p>
          </draw:text-box>
        </draw:frame>
        <draw:frame draw:style-name="gr5" draw:text-style-name="P6" draw:layer="layout" svg:width="0.003cm" svg:height="0.031cm" draw:transform="rotate (-3.14159265358979) translate (8.861cm 9.041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9.38cm 9.04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701cm 9.041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9.944cm 9.446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0.181cm 9.041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0.523cm 9.446cm)">
          <draw:text-box>
            <text:p text:style-name="P1"><text:span text:style-name="T6">E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0.96cm 9.04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1.489cm 9.44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061cm 9.44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692cm 9.44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148cm 9.05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447cm 9.055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4.375cm 9.446cm)">
          <draw:text-box>
            <text:p text:style-name="P1"><text:span text:style-name="T6"><text:tab/></text:span></text:p>
          </draw:text-box>
        </draw:frame>
        <draw:frame draw:style-name="gr9" draw:text-style-name="P9" draw:layer="layout" svg:width="2.483cm" svg:height="0.584cm" svg:x="2.553cm" svg:y="9.999cm">
          <draw:text-box>
            <text:p text:style-name="P1"><text:span text:style-name="T12">T</text:span><text:span text:style-name="T12">h</text:span><text:span text:style-name="T12">e</text:span><text:span text:style-name="T12"> </text:span><text:span text:style-name="T12">a</text:span><text:span text:style-name="T12">r</text:span><text:span text:style-name="T12">r</text:span><text:span text:style-name="T12">a</text:span><text:span text:style-name="T12">y</text:span></text:p>
          </draw:text-box>
        </draw:frame>
        <draw:frame draw:style-name="gr5" draw:text-style-name="P6" draw:layer="layout" svg:width="0.003cm" svg:height="0.031cm" draw:transform="rotate (-3.14159265358979) translate (5.168cm 10.159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5.82cm 10.427cm)">
          <draw:text-box>
            <text:p text:style-name="P1"><text:span text:style-name="T6">B</text:span></text:p>
          </draw:text-box>
        </draw:frame>
        <draw:frame draw:style-name="gr5" draw:text-style-name="P6" draw:layer="layout" svg:width="0.003cm" svg:height="0.031cm" draw:transform="rotate (-3.14159265358979) translate (6.099cm 10.021cm)">
          <draw:text-box>
            <text:p text:style-name="P1"><text:span text:style-name="T6"/><text:span text:style-name="T6"/></text:p>
          </draw:text-box>
        </draw:frame>
        <draw:path draw:style-name="gr16" draw:text-style-name="P13" draw:layer="layout" svg:width="0.952cm" svg:height="0.953cm" svg:x="2.57cm" svg:y="13.848cm" svg:viewBox="0 0 953 954" svg:d="M953 476c0 263-214 478-477 478s-476-215-476-478 213-476 476-476 477 213 477 476z">
          <text:p/>
        </draw:path>
        <draw:path draw:style-name="gr16" draw:text-style-name="P13" draw:layer="layout" svg:width="0.952cm" svg:height="0.953cm" svg:x="6.38cm" svg:y="16.388cm" svg:viewBox="0 0 953 954" svg:d="M953 477c0 263-214 477-477 477s-476-214-476-477c0-264 213-477 476-477s477 213 477 477z">
          <text:p/>
        </draw:path>
        <draw:path draw:style-name="gr16" draw:text-style-name="P13" draw:layer="layout" svg:width="0.953cm" svg:height="0.952cm" svg:x="6.388cm" svg:y="11.334cm" svg:viewBox="0 0 954 953" svg:d="M954 476c0 264-214 477-477 477s-477-213-477-477c0-263 214-476 477-476s477 213 477 476z">
          <text:p/>
        </draw:path>
        <draw:path draw:style-name="gr16" draw:text-style-name="P13" draw:layer="layout" svg:width="0.952cm" svg:height="0.953cm" svg:x="11.46cm" svg:y="11.308cm" svg:viewBox="0 0 953 954" svg:d="M953 476c0 264-213 478-476 478-264 0-477-214-477-478 0-263 213-476 477-476 263 0 476 213 476 476z">
          <text:p/>
        </draw:path>
        <draw:path draw:style-name="gr16" draw:text-style-name="P13" draw:layer="layout" svg:width="0.952cm" svg:height="0.953cm" svg:x="11.46cm" svg:y="16.388cm" svg:viewBox="0 0 953 954" svg:d="M953 477c0 263-213 477-476 477-264 0-477-214-477-477 0-264 213-477 477-477 263 0 476 213 476 477z">
          <text:p/>
        </draw:path>
        <draw:line draw:style-name="gr10" draw:text-style-name="P3" draw:layer="layout" svg:x1="3.522cm" svg:y1="14.801cm" svg:x2="6.381cm" svg:y2="16.707cm">
          <text:p/>
        </draw:line>
        <draw:polyline draw:style-name="gr10" draw:text-style-name="P3" draw:layer="layout" svg:width="0.246cm" svg:height="0.195cm" svg:x="6.134cm" svg:y="16.511cm" svg:viewBox="0 0 247 196" draw:points="70,0 247,196 0,107">
          <text:p/>
        </draw:polyline>
        <draw:line draw:style-name="gr10" draw:text-style-name="P3" draw:layer="layout" svg:x1="6.539cm" svg:y1="16.229cm" svg:x2="6.539cm" svg:y2="12.419cm">
          <text:p/>
        </draw:line>
        <draw:polyline draw:style-name="gr10" draw:text-style-name="P3" draw:layer="layout" svg:width="0.127cm" svg:height="0.254cm" svg:x="6.475cm" svg:y="12.419cm" svg:viewBox="0 0 128 255" draw:points="0,255 64,0 128,255">
          <text:p/>
        </draw:polyline>
        <draw:line draw:style-name="gr10" draw:text-style-name="P3" draw:layer="layout" svg:x1="7.491cm" svg:y1="11.784cm" svg:x2="11.301cm" svg:y2="11.784cm">
          <text:p/>
        </draw:line>
        <draw:polyline draw:style-name="gr10" draw:text-style-name="P3" draw:layer="layout" svg:width="0.254cm" svg:height="0.127cm" svg:x="11.047cm" svg:y="11.721cm" svg:viewBox="0 0 255 128" draw:points="0,0 255,64 0,128">
          <text:p/>
        </draw:polyline>
        <draw:line draw:style-name="gr10" draw:text-style-name="P3" draw:layer="layout" svg:x1="7.491cm" svg:y1="16.864cm" svg:x2="11.301cm" svg:y2="16.864cm">
          <text:p/>
        </draw:line>
        <draw:polyline draw:style-name="gr10" draw:text-style-name="P3" draw:layer="layout" svg:width="0.254cm" svg:height="0.127cm" svg:x="11.047cm" svg:y="16.801cm" svg:viewBox="0 0 255 128" draw:points="0,0 255,64 0,128">
          <text:p/>
        </draw:polyline>
        <draw:frame draw:style-name="gr9" draw:text-style-name="P9" draw:layer="layout" svg:width="6.187cm" svg:height="0.584cm" svg:x="7.295cm" svg:y="9.999cm">
          <draw:text-box>
            <text:p text:style-name="P1"><text:span text:style-name="T12">i</text:span><text:span text:style-name="T12">s</text:span><text:span text:style-name="T12"> </text:span><text:span text:style-name="T12">u</text:span><text:span text:style-name="T12">s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b</text:span><text:span text:style-name="T12">u</text:span><text:span text:style-name="T12">i</text:span><text:span text:style-name="T12">l</text:span><text:span text:style-name="T12">d</text:span><text:span text:style-name="T12"> </text:span><text:span text:style-name="T12">t</text:span><text:span text:style-name="T12">h</text:span><text:span text:style-name="T12">e</text:span><text:span text:style-name="T12"> </text:span><text:span text:style-name="T12">t</text:span><text:span text:style-name="T12">r</text:span><text:span text:style-name="T12">e</text:span><text:span text:style-name="T12">e</text:span><text:span text:style-name="T12">.</text:span></text:p>
          </draw:text-box>
        </draw:frame>
        <draw:frame draw:style-name="gr15" draw:text-style-name="P12" draw:layer="layout" svg:width="0.698cm" svg:height="0.698cm" svg:x="2.729cm" svg:y="15.118cm">
          <draw:text-box>
            <text:p text:style-name="P1"><text:span text:style-name="T18">s</text:span></text:p>
          </draw:text-box>
        </draw:frame>
        <draw:frame draw:style-name="gr15" draw:text-style-name="P12" draw:layer="layout" svg:width="0.698cm" svg:height="0.698cm" svg:x="5.904cm" svg:y="17.023cm">
          <draw:text-box>
            <text:p text:style-name="P1"><text:span text:style-name="T18">a</text:span></text:p>
          </draw:text-box>
        </draw:frame>
        <draw:frame draw:style-name="gr15" draw:text-style-name="P12" draw:layer="layout" svg:width="0.698cm" svg:height="0.698cm" svg:x="5.904cm" svg:y="11.308cm">
          <draw:text-box>
            <text:p text:style-name="P1"><text:span text:style-name="T18">b</text:span></text:p>
          </draw:text-box>
        </draw:frame>
        <draw:frame draw:style-name="gr15" draw:text-style-name="P12" draw:layer="layout" svg:width="0.698cm" svg:height="0.698cm" svg:x="12.73cm" svg:y="11.308cm">
          <draw:text-box>
            <text:p text:style-name="P1"><text:span text:style-name="T18">c</text:span></text:p>
          </draw:text-box>
        </draw:frame>
        <draw:frame draw:style-name="gr15" draw:text-style-name="P12" draw:layer="layout" svg:width="0.698cm" svg:height="0.698cm" svg:x="12.73cm" svg:y="17.023cm">
          <draw:text-box>
            <text:p text:style-name="P1"><text:span text:style-name="T18">d</text:span></text:p>
          </draw:text-box>
        </draw:frame>
        <draw:frame draw:style-name="gr15" draw:text-style-name="P12" draw:layer="layout" svg:width="0.698cm" svg:height="0.698cm" svg:x="4.317cm" svg:y="15.753cm">
          <draw:text-box>
            <text:p text:style-name="P1"><text:span text:style-name="T18">2</text:span></text:p>
          </draw:text-box>
        </draw:frame>
        <draw:frame draw:style-name="gr15" draw:text-style-name="P12" draw:layer="layout" svg:width="0.698cm" svg:height="0.698cm" svg:x="5.904cm" svg:y="14.007cm">
          <draw:text-box>
            <text:p text:style-name="P1"><text:span text:style-name="T18">3</text:span></text:p>
          </draw:text-box>
        </draw:frame>
        <draw:frame draw:style-name="gr15" draw:text-style-name="P12" draw:layer="layout" svg:width="0.698cm" svg:height="0.698cm" svg:x="9.397cm" svg:y="11.149cm">
          <draw:text-box>
            <text:p text:style-name="P1"><text:span text:style-name="T18">1</text:span></text:p>
          </draw:text-box>
        </draw:frame>
        <draw:frame draw:style-name="gr15" draw:text-style-name="P12" draw:layer="layout" svg:width="0.698cm" svg:height="0.698cm" svg:x="9.397cm" svg:y="17.023cm">
          <draw:text-box>
            <text:p text:style-name="P1"><text:span text:style-name="T18">5</text:span></text:p>
          </draw:text-box>
        </draw:frame>
        <draw:frame draw:style-name="gr15" draw:text-style-name="P12" draw:layer="layout" svg:width="0.698cm" svg:height="0.698cm" svg:x="2.888cm" svg:y="14.007cm">
          <draw:text-box>
            <text:p text:style-name="P1"><text:span text:style-name="T19">0</text:span></text:p>
          </draw:text-box>
        </draw:frame>
        <draw:frame draw:style-name="gr15" draw:text-style-name="P12" draw:layer="layout" svg:width="0.698cm" svg:height="0.698cm" svg:x="6.698cm" svg:y="16.547cm">
          <draw:text-box>
            <text:p text:style-name="P1"><text:span text:style-name="T19">2</text:span></text:p>
          </draw:text-box>
        </draw:frame>
        <draw:frame draw:style-name="gr15" draw:text-style-name="P12" draw:layer="layout" svg:width="0.698cm" svg:height="0.698cm" svg:x="6.698cm" svg:y="11.467cm">
          <draw:text-box>
            <text:p text:style-name="P1"><text:span text:style-name="T19">5</text:span></text:p>
          </draw:text-box>
        </draw:frame>
        <draw:frame draw:style-name="gr15" draw:text-style-name="P12" draw:layer="layout" svg:width="0.698cm" svg:height="0.698cm" svg:x="11.778cm" svg:y="11.467cm">
          <draw:text-box>
            <text:p text:style-name="P1"><text:span text:style-name="T19">6</text:span></text:p>
          </draw:text-box>
        </draw:frame>
        <draw:frame draw:style-name="gr14" draw:text-style-name="P11" draw:layer="layout" svg:width="0.634cm" svg:height="0.634cm" svg:x="11.619cm" svg:y="16.59cm">
          <draw:text-box>
            <text:p text:style-name="P1"><text:span text:style-name="T22">7</text:span></text:p>
          </draw:text-box>
        </draw:frame>
        <draw:frame draw:style-name="gr9" draw:text-style-name="P9" draw:layer="layout" svg:width="2.601cm" svg:height="0.584cm" svg:x="2.553cm" svg:y="18.267cm">
          <draw:text-box>
            <text:p text:style-name="P1"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:</text:span></text:p>
          </draw:text-box>
        </draw:frame>
        <draw:frame draw:style-name="gr2" draw:text-style-name="P3" draw:layer="layout" svg:width="0.02cm" svg:height="0.672cm" svg:x="9.334cm" svg:y="19.414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03cm" svg:height="0.031cm" draw:transform="rotate (-3.14159265358979) translate (7.873cm 19.49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9.838cm" svg:y="19.465cm">
          <draw:text-box>
            <text:p text:style-name="P1"><text:span text:style-name="T12">s</text:span></text:p>
          </draw:text-box>
        </draw:frame>
        <draw:frame draw:style-name="gr9" draw:text-style-name="P9" draw:layer="layout" svg:width="0.584cm" svg:height="0.584cm" svg:x="11.002cm" svg:y="19.465cm">
          <draw:text-box>
            <text:p text:style-name="P1"><text:span text:style-name="T12">a</text:span></text:p>
          </draw:text-box>
        </draw:frame>
        <draw:frame draw:style-name="gr9" draw:text-style-name="P9" draw:layer="layout" svg:width="0.584cm" svg:height="0.584cm" svg:x="12.069cm" svg:y="19.465cm">
          <draw:text-box>
            <text:p text:style-name="P1"><text:span text:style-name="T12">b</text:span></text:p>
          </draw:text-box>
        </draw:frame>
        <draw:frame draw:style-name="gr9" draw:text-style-name="P9" draw:layer="layout" svg:width="0.584cm" svg:height="0.584cm" svg:x="13.152cm" svg:y="19.465cm">
          <draw:text-box>
            <text:p text:style-name="P1"><text:span text:style-name="T12">c</text:span></text:p>
          </draw:text-box>
        </draw:frame>
        <draw:frame draw:style-name="gr2" draw:text-style-name="P3" draw:layer="layout" svg:width="8.207cm" svg:height="0.02cm" svg:x="6.692cm" svg:y="20.087cm">
          <draw:image xlink:href="Pictures/100002000000000100000001CA6CE2FB2A8B3FB5.png" xlink:type="simple" xlink:show="embed" xlink:actuate="onLoad">
            <text:p/>
          </draw:image>
        </draw:frame>
        <draw:frame draw:style-name="gr9" draw:text-style-name="P9" draw:layer="layout" svg:width="0.584cm" svg:height="0.584cm" svg:x="14.202cm" svg:y="19.465cm">
          <draw:text-box>
            <text:p text:style-name="P1"><text:span text:style-name="T12">d</text:span></text:p>
          </draw:text-box>
        </draw:frame>
        <draw:frame draw:style-name="gr2" draw:text-style-name="P3" draw:layer="layout" svg:width="0.02cm" svg:height="0.672cm" svg:x="9.334cm" svg:y="20.108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03cm" svg:height="0.031cm" draw:transform="rotate (-3.14159265358979) translate (7.514cm 20.178cm)">
          <draw:text-box>
            <text:p text:style-name="P1"><text:span text:style-name="T6"/><text:span text:style-name="T6"/></text:p>
          </draw:text-box>
        </draw:frame>
        <draw:frame draw:style-name="gr9" draw:text-style-name="P9" draw:layer="layout" svg:width="0.584cm" svg:height="0.584cm" svg:x="9.826cm" svg:y="20.155cm">
          <draw:text-box>
            <text:p text:style-name="P1"><text:span text:style-name="T12">0</text:span></text:p>
          </draw:text-box>
        </draw:frame>
        <draw:frame draw:style-name="gr5" draw:text-style-name="P6" draw:layer="layout" svg:width="0.003cm" svg:height="0.031cm" draw:transform="rotate (-3.14159265358979) translate (11.013cm 20.584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2.079cm 20.584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27cm" svg:height="0.031cm" draw:transform="rotate (-3.14159265358979) translate (13.148cm 20.192cm)">
          <draw:text-box>
            <text:p text:style-name="P1"><text:span text:style-name="T6">G</text:span></text:p>
          </draw:text-box>
        </draw:frame>
        <draw:frame draw:style-name="gr2" draw:text-style-name="P3" draw:layer="layout" svg:width="8.207cm" svg:height="0.02cm" svg:x="6.692cm" svg:y="20.781cm">
          <draw:image xlink:href="Pictures/100002000000000100000001CA6CE2FB2A8B3FB5.png" xlink:type="simple" xlink:show="embed" xlink:actuate="onLoad">
            <text:p/>
          </draw:image>
        </draw:frame>
        <draw:frame draw:style-name="gr6" draw:text-style-name="P6" draw:layer="layout" svg:width="0.003cm" svg:height="0.983cm" draw:transform="rotate (-3.14159265358979) translate (14.213cm 20.192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7.03cm 21.01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7.683cm 21.279cm)">
          <draw:text-box>
            <text:p text:style-name="P1"><text:span text:style-name="T6">B</text:span></text:p>
          </draw:text-box>
        </draw:frame>
        <draw:frame draw:style-name="gr2" draw:text-style-name="P3" draw:layer="layout" svg:width="0.02cm" svg:height="0.672cm" svg:x="9.334cm" svg:y="20.798cm">
          <draw:image xlink:href="Pictures/100002000000000100000001CA6CE2FB2A8B3FB5.png" xlink:type="simple" xlink:show="embed" xlink:actuate="onLoad">
            <text:p/>
          </draw:image>
        </draw:frame>
        <draw:frame draw:style-name="gr5" draw:text-style-name="P6" draw:layer="layout" svg:width="0.003cm" svg:height="0.031cm" draw:transform="rotate (-3.14159265358979) translate (7.962cm 20.873cm)">
          <draw:text-box>
            <text:p text:style-name="P1"><text:span text:style-name="T6"/><text:span text:style-name="T6"/></text:p>
          </draw:text-box>
        </draw:frame>
        <draw:frame draw:style-name="gr9" draw:text-style-name="P9" draw:layer="layout" svg:width="0.59cm" svg:height="0.584cm" svg:x="9.694cm" svg:y="20.849cm">
          <draw:text-box>
            <text:p text:style-name="P1"><text:span text:style-name="T12">n</text:span><text:span text:style-name="T12">i</text:span><text:span text:style-name="T12">l</text:span></text:p>
          </draw:text-box>
        </draw:frame>
        <draw:frame draw:style-name="gr9" draw:text-style-name="P9" draw:layer="layout" svg:width="0.584cm" svg:height="0.584cm" svg:x="11.014cm" svg:y="20.849cm">
          <draw:text-box>
            <text:p text:style-name="P1"><text:span text:style-name="T12">s</text:span></text:p>
          </draw:text-box>
        </draw:frame>
        <draw:frame draw:style-name="gr9" draw:text-style-name="P9" draw:layer="layout" svg:width="0.584cm" svg:height="0.584cm" svg:x="12.068cm" svg:y="20.849cm">
          <draw:text-box>
            <text:p text:style-name="P1"><text:span text:style-name="T12">a</text:span></text:p>
          </draw:text-box>
        </draw:frame>
        <draw:frame draw:style-name="gr9" draw:text-style-name="P9" draw:layer="layout" svg:width="0.584cm" svg:height="0.584cm" svg:x="13.135cm" svg:y="20.849cm">
          <draw:text-box>
            <text:p text:style-name="P1"><text:span text:style-name="T12">b</text:span></text:p>
          </draw:text-box>
        </draw:frame>
        <draw:frame draw:style-name="gr2" draw:text-style-name="P3" draw:layer="layout" svg:width="8.207cm" svg:height="0.02cm" svg:x="6.692cm" svg:y="21.471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0.672cm" svg:x="9.334cm" svg:y="21.492cm">
          <draw:image xlink:href="Pictures/100002000000000100000001CA6CE2FB2A8B3FB5.png" xlink:type="simple" xlink:show="embed" xlink:actuate="onLoad">
            <text:p/>
          </draw:image>
        </draw:frame>
        <draw:frame draw:style-name="gr9" draw:text-style-name="P9" draw:layer="layout" svg:width="0.584cm" svg:height="0.584cm" svg:x="14.201cm" svg:y="20.849cm">
          <draw:text-box>
            <text:p text:style-name="P1"><text:span text:style-name="T12">a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2</text:span><text:span text:style-name="T5">3</text:span></text:p>
          </draw:text-box>
        </draw:frame>
      </draw:page>
      <draw:page draw:name="page24" draw:style-name="dp1" draw:master-page-name="master-page129">
        <draw:frame draw:style-name="gr2" draw:text-style-name="P3" draw:layer="layout" svg:width="12.132cm" svg:height="0.02cm" svg:x="4.728cm" svg:y="7.628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4.728cm" svg:y="7.645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16.84cm" svg:y="7.645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2.132cm" svg:height="0.02cm" svg:x="4.728cm" svg:y="8.67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1.775cm" svg:height="0.701cm" svg:x="4.928cm" svg:y="7.831cm">
          <draw:text-box>
            <text:p text:style-name="P1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9" draw:text-style-name="P9" draw:layer="layout" svg:width="6.153cm" svg:height="0.584cm" svg:x="2.553cm" svg:y="9.288cm">
          <draw:text-box>
            <text:p text:style-name="P1"><text:span text:style-name="T21">L</text:span><text:span text:style-name="T21">e</text:span><text:span text:style-name="T21">m</text:span><text:span text:style-name="T21">m</text:span><text:span text:style-name="T21">a</text:span><text:span text:style-name="T21">:</text:span><text:span text:style-name="T12"> </text:span><text:span text:style-name="T12">W</text:span><text:span text:style-name="T12">h</text:span><text:span text:style-name="T12">e</text:span><text:span text:style-name="T12">n</text:span><text:span text:style-name="T12"> </text:span><text:span text:style-name="T12">a</text:span><text:span text:style-name="T12"> </text:span><text:span text:style-name="T12">v</text:span><text:span text:style-name="T12">e</text:span><text:span text:style-name="T12">r</text:span><text:span text:style-name="T12">t</text:span><text:span text:style-name="T12">e</text:span><text:span text:style-name="T12">x</text:span></text:p>
          </draw:text-box>
        </draw:frame>
        <draw:frame draw:style-name="gr9" draw:text-style-name="P9" draw:layer="layout" svg:width="2.86cm" svg:height="0.584cm" svg:x="9.353cm" svg:y="9.288cm">
          <draw:text-box>
            <text:p text:style-name="P1"><text:span text:style-name="T12">i</text:span><text:span text:style-name="T12">s</text:span><text:span text:style-name="T12"> </text:span><text:span text:style-name="T12">a</text:span><text:span text:style-name="T12">d</text:span><text:span text:style-name="T12">d</text:span><text:span text:style-name="T12">e</text:span><text:span text:style-name="T12">d</text:span><text:span text:style-name="T12"> </text:span><text:span text:style-name="T12">t</text:span><text:span text:style-name="T12">o</text:span></text:p>
          </draw:text-box>
        </draw:frame>
        <draw:frame draw:style-name="gr9" draw:text-style-name="P9" draw:layer="layout" svg:width="6.195cm" svg:height="0.584cm" svg:x="12.884cm" svg:y="9.288cm">
          <draw:text-box>
            <text:p text:style-name="P1"><text:span text:style-name="T12">(</text:span><text:span text:style-name="T12">i</text:span><text:span text:style-name="T12">.</text:span><text:span text:style-name="T12">e</text:span><text:span text:style-name="T12">.</text:span><text:span text:style-name="T12">,</text:span><text:span text:style-name="T12"> </text:span><text:span text:style-name="T12">d</text:span><text:span text:style-name="T12">e</text:span><text:span text:style-name="T12">q</text:span><text:span text:style-name="T12">u</text:span><text:span text:style-name="T12">e</text:span><text:span text:style-name="T12">u</text:span><text:span text:style-name="T12">e</text:span><text:span text:style-name="T12">d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t</text:span><text:span text:style-name="T12">h</text:span><text:span text:style-name="T12">e</text:span></text:p>
          </draw:text-box>
        </draw:frame>
        <draw:frame draw:style-name="gr9" draw:text-style-name="P9" draw:layer="layout" svg:width="1.987cm" svg:height="0.584cm" svg:x="2.553cm" svg:y="9.957cm">
          <draw:text-box>
            <text:p text:style-name="P1"><text:span text:style-name="T12">q</text:span><text:span text:style-name="T12">u</text:span><text:span text:style-name="T12">e</text:span><text:span text:style-name="T12">u</text:span><text:span text:style-name="T12">e</text:span><text:span text:style-name="T12">)</text:span><text:span text:style-name="T12">,</text:span></text:p>
          </draw:text-box>
        </draw:frame>
        <draw:frame draw:style-name="gr5" draw:text-style-name="P6" draw:layer="layout" svg:width="0.003cm" svg:height="0.031cm" draw:transform="rotate (-3.14159265358979) translate (4.709cm 9.979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5.584cm 9.97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99cm 9.99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6.709cm 9.993cm)">
          <draw:text-box>
            <text:p text:style-name="P1"><text:span text:style-name="T6"> </text:span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7.302cm 9.993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7.609cm 10.385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8.226cm 10.385cm)">
          <draw:text-box>
            <text:p text:style-name="P1"><text:span text:style-name="T6">E</text:span></text:p>
          </draw:text-box>
        </draw:frame>
        <draw:frame draw:style-name="gr9" draw:text-style-name="P9" draw:layer="layout" svg:width="0.584cm" svg:height="0.584cm" svg:x="8.471cm" svg:y="9.957cm">
          <draw:text-box>
            <text:p text:style-name="P1"><text:span text:style-name="T12">.</text:span></text:p>
          </draw:text-box>
        </draw:frame>
        <draw:frame draw:style-name="gr9" draw:text-style-name="P9" draw:layer="layout" svg:width="16.199cm" svg:height="0.584cm" svg:x="2.553cm" svg:y="11.151cm">
          <draw:text-box>
            <text:p text:style-name="P1"><text:span text:style-name="T21">P</text:span><text:span text:style-name="T21">r</text:span><text:span text:style-name="T21">o</text:span><text:span text:style-name="T21">o</text:span><text:span text:style-name="T21">f</text:span><text:span text:style-name="T21">:</text:span><text:span text:style-name="T12"> </text:span><text:span text:style-name="T12">S</text:span><text:span text:style-name="T12">u</text:span><text:span text:style-name="T12">p</text:span><text:span text:style-name="T12">p</text:span><text:span text:style-name="T12">o</text:span><text:span text:style-name="T12">s</text:span><text:span text:style-name="T12">e</text:span><text:span text:style-name="T12"> </text:span><text:span text:style-name="T12">t</text:span><text:span text:style-name="T12">o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n</text:span><text:span text:style-name="T12">t</text:span><text:span text:style-name="T12">r</text:span><text:span text:style-name="T12">a</text:span><text:span text:style-name="T12">r</text:span><text:span text:style-name="T12">y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a</text:span><text:span text:style-name="T12">t</text:span><text:span text:style-name="T12"> </text:span><text:span text:style-name="T12">s</text:span><text:span text:style-name="T12">o</text:span><text:span text:style-name="T12">m</text:span><text:span text:style-name="T12">e</text:span><text:span text:style-name="T12"> </text:span><text:span text:style-name="T12">p</text:span><text:span text:style-name="T12">o</text:span><text:span text:style-name="T12">i</text:span><text:span text:style-name="T12">n</text:span><text:span text:style-name="T12">t</text:span><text:span text:style-name="T12"> </text:span><text:span text:style-name="T12">D</text:span><text:span text:style-name="T12">i</text:span><text:span text:style-name="T12">j</text:span><text:span text:style-name="T12">k</text:span><text:span text:style-name="T12">s</text:span><text:span text:style-name="T12">t</text:span><text:span text:style-name="T12">r</text:span><text:span text:style-name="T12">a</text:span><text:span text:style-name="T12">’</text:span><text:span text:style-name="T12">s</text:span><text:span text:style-name="T12"> </text:span><text:span text:style-name="T12">a</text:span><text:span text:style-name="T12">l</text:span><text:span text:style-name="T12">-</text:span></text:p>
          </draw:text-box>
        </draw:frame>
        <draw:frame draw:style-name="gr9" draw:text-style-name="P9" draw:layer="layout" svg:width="1.954cm" svg:height="0.584cm" svg:x="2.553cm" svg:y="11.82cm">
          <draw:text-box>
            <text:p text:style-name="P1"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/text:p>
          </draw:text-box>
        </draw:frame>
        <draw:frame draw:style-name="gr9" draw:text-style-name="P9" draw:layer="layout" svg:width="1.145cm" svg:height="0.678cm" svg:x="4.725cm" svg:y="11.703cm">
          <draw:text-box>
            <text:p text:style-name="P1"><text:span text:style-name="T23">f</text:span><text:span text:style-name="T23">i</text:span><text:span text:style-name="T23">r</text:span><text:span text:style-name="T23">s</text:span><text:span text:style-name="T23">t</text:span></text:p>
          </draw:text-box>
        </draw:frame>
        <draw:frame draw:style-name="gr9" draw:text-style-name="P9" draw:layer="layout" svg:width="6.233cm" svg:height="0.584cm" svg:x="5.884cm" svg:y="11.82cm">
          <draw:text-box>
            <text:p text:style-name="P1"><text:span text:style-name="T12">a</text:span><text:span text:style-name="T12">t</text:span><text:span text:style-name="T12">t</text:span><text:span text:style-name="T12">e</text:span><text:span text:style-name="T12">m</text:span><text:span text:style-name="T12">p</text:span><text:span text:style-name="T12">t</text:span><text:span text:style-name="T12">s</text:span><text:span text:style-name="T12"> </text:span><text:span text:style-name="T12">t</text:span><text:span text:style-name="T12">o</text:span><text:span text:style-name="T12"> </text:span><text:span text:style-name="T12">a</text:span><text:span text:style-name="T12">d</text:span><text:span text:style-name="T12">d</text:span><text:span text:style-name="T12"> </text:span><text:span text:style-name="T12">a</text:span><text:span text:style-name="T12"> </text:span><text:span text:style-name="T12">v</text:span><text:span text:style-name="T12">e</text:span><text:span text:style-name="T12">r</text:span><text:span text:style-name="T12">t</text:span><text:span text:style-name="T12">e</text:span><text:span text:style-name="T12">x</text:span></text:p>
          </draw:text-box>
        </draw:frame>
        <draw:frame draw:style-name="gr9" draw:text-style-name="P9" draw:layer="layout" svg:width="0.584cm" svg:height="0.584cm" svg:x="13.156cm" svg:y="11.82cm">
          <draw:text-box>
            <text:p text:style-name="P1"><text:span text:style-name="T12">t</text:span><text:span text:style-name="T12">o</text:span></text:p>
          </draw:text-box>
        </draw:frame>
        <draw:frame draw:style-name="gr9" draw:text-style-name="P9" draw:layer="layout" svg:width="2.339cm" svg:height="0.584cm" svg:x="14.493cm" svg:y="11.82cm">
          <draw:text-box>
            <text:p text:style-name="P1"><text:span text:style-name="T12">f</text:span><text:span text:style-name="T12">o</text:span><text:span text:style-name="T12">r</text:span><text:span text:style-name="T12"> </text:span><text:span text:style-name="T12">w</text:span><text:span text:style-name="T12">h</text:span><text:span text:style-name="T12">i</text:span><text:span text:style-name="T12">c</text:span><text:span text:style-name="T12">h</text:span></text:p>
          </draw:text-box>
        </draw:frame>
        <draw:frame draw:style-name="gr5" draw:text-style-name="P6" draw:layer="layout" svg:width="0.003cm" svg:height="0.031cm" draw:transform="rotate (-3.14159265358979) translate (17.106cm 11.842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7.984cm 11.84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8.538cm 11.84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8.496cm 11.856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2.575cm 12.523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3.474cm 12.914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4.095cm 12.914cm)">
          <draw:text-box>
            <text:p text:style-name="P1"><text:span text:style-name="T6">E</text:span></text:p>
          </draw:text-box>
        </draw:frame>
        <draw:frame draw:style-name="gr9" draw:text-style-name="P9" draw:layer="layout" svg:width="9.963cm" svg:height="0.584cm" svg:x="4.339cm" svg:y="12.484cm">
          <draw:text-box>
            <text:p text:style-name="P1"><text:span text:style-name="T12">.</text:span><text:span text:style-name="T12"> </text:span><text:span text:style-name="T12">B</text:span><text:span text:style-name="T12">y</text:span><text:span text:style-name="T12"> </text:span><text:span text:style-name="T12">o</text:span><text:span text:style-name="T12">u</text:span><text:span text:style-name="T12">r</text:span><text:span text:style-name="T12"> </text:span><text:span text:style-name="T12">o</text:span><text:span text:style-name="T12">b</text:span><text:span text:style-name="T12">s</text:span><text:span text:style-name="T12">e</text:span><text:span text:style-name="T12">r</text:span><text:span text:style-name="T12">v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a</text:span><text:span text:style-name="T12">b</text:span><text:span text:style-name="T12">o</text:span><text:span text:style-name="T12">u</text:span><text:span text:style-name="T12">t</text:span><text:span text:style-name="T12"> </text:span><text:span text:style-name="T12">r</text:span><text:span text:style-name="T12">e</text:span><text:span text:style-name="T12">l</text:span><text:span text:style-name="T12">a</text:span><text:span text:style-name="T12">x</text:span><text:span text:style-name="T12">a</text:span><text:span text:style-name="T12">t</text:span><text:span text:style-name="T12">i</text:span><text:span text:style-name="T12">o</text:span><text:span text:style-name="T12">n</text:span><text:span text:style-name="T12">,</text:span></text:p>
          </draw:text-box>
        </draw:frame>
        <draw:frame draw:style-name="gr5" draw:text-style-name="P6" draw:layer="layout" svg:width="0.003cm" svg:height="0.031cm" draw:transform="rotate (-3.14159265358979) translate (14.499cm 12.509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5.374cm 12.509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6.411cm 12.523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17.31cm 12.914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17.931cm 12.914cm)">
          <draw:text-box>
            <text:p text:style-name="P1"><text:span text:style-name="T6">E</text:span></text:p>
          </draw:text-box>
        </draw:frame>
        <draw:frame draw:style-name="gr9" draw:text-style-name="P9" draw:layer="layout" svg:width="0.584cm" svg:height="0.584cm" svg:x="18.176cm" svg:y="12.484cm">
          <draw:text-box>
            <text:p text:style-name="P1"><text:span text:style-name="T12">.</text:span></text:p>
          </draw:text-box>
        </draw:frame>
        <draw:frame draw:style-name="gr9" draw:text-style-name="P9" draw:layer="layout" svg:width="12.71cm" svg:height="0.584cm" svg:x="2.553cm" svg:y="13.682cm">
          <draw:text-box>
            <text:p text:style-name="P1"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i</text:span><text:span text:style-name="T12">t</text:span><text:span text:style-name="T12">u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j</text:span><text:span text:style-name="T12">u</text:span><text:span text:style-name="T12">s</text:span><text:span text:style-name="T12">t</text:span><text:span text:style-name="T12"> </text:span><text:span text:style-name="T12">p</text:span><text:span text:style-name="T12">r</text:span><text:span text:style-name="T12">i</text:span><text:span text:style-name="T12">o</text:span><text:span text:style-name="T12">r</text:span><text:span text:style-name="T12"> </text:span><text:span text:style-name="T12">t</text:span><text:span text:style-name="T12">o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s</text:span><text:span text:style-name="T12">e</text:span><text:span text:style-name="T12">r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/text:p>
          </draw:text-box>
        </draw:frame>
        <draw:frame draw:style-name="gr9" draw:text-style-name="P9" draw:layer="layout" svg:width="0.584cm" svg:height="0.584cm" svg:x="16.182cm" svg:y="13.682cm">
          <draw:text-box>
            <text:p text:style-name="P1"><text:span text:style-name="T12">.</text:span></text:p>
          </draw:text-box>
        </draw:frame>
        <draw:frame draw:style-name="gr9" draw:text-style-name="P9" draw:layer="layout" svg:width="2.343cm" svg:height="0.584cm" svg:x="16.685cm" svg:y="13.682cm">
          <draw:text-box>
            <text:p text:style-name="P1"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/text:p>
          </draw:text-box>
        </draw:frame>
        <draw:frame draw:style-name="gr9" draw:text-style-name="P9" draw:layer="layout" svg:width="6.843cm" svg:height="0.584cm" svg:x="2.553cm" svg:y="14.351cm">
          <draw:text-box>
            <text:p text:style-name="P1"><text:span text:style-name="T12">t</text:span><text:span text:style-name="T12">h</text:span><text:span text:style-name="T12">e</text:span><text:span text:style-name="T24"> </text:span><text:span text:style-name="T24">t</text:span><text:span text:style-name="T24">r</text:span><text:span text:style-name="T24">u</text:span><text:span text:style-name="T24">e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12"> </text:span><text:span text:style-name="T12">f</text:span><text:span text:style-name="T12">r</text:span><text:span text:style-name="T12">o</text:span><text:span text:style-name="T12">m</text:span></text:p>
          </draw:text-box>
        </draw:frame>
        <draw:frame draw:style-name="gr5" draw:text-style-name="P6" draw:layer="layout" svg:width="0.003cm" svg:height="0.031cm" draw:transform="rotate (-3.14159265358979) translate (9.514cm 14.389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9.912cm" svg:y="14.351cm">
          <draw:text-box>
            <text:p text:style-name="P1"><text:span text:style-name="T12">t</text:span><text:span text:style-name="T12">o</text:span></text:p>
          </draw:text-box>
        </draw:frame>
        <draw:frame draw:style-name="gr9" draw:text-style-name="P9" draw:layer="layout" svg:width="2.606cm" svg:height="0.584cm" svg:x="10.901cm" svg:y="14.351cm">
          <draw:text-box>
            <text:p text:style-name="P1"><text:span text:style-name="T12">.</text:span><text:span text:style-name="T12"> </text:span><text:span text:style-name="T12">B</text:span><text:span text:style-name="T12">e</text:span><text:span text:style-name="T12">c</text:span><text:span text:style-name="T12">a</text:span><text:span text:style-name="T12">u</text:span><text:span text:style-name="T12">s</text:span><text:span text:style-name="T12">e</text:span></text:p>
          </draw:text-box>
        </draw:frame>
        <draw:frame draw:style-name="gr5" draw:text-style-name="P6" draw:layer="layout" svg:width="0.003cm" svg:height="0.031cm" draw:transform="rotate (-3.14159265358979) translate (13.698cm 14.38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4.178cm 14.78cm)">
          <draw:text-box>
            <text:p text:style-name="P1"><text:span text:style-name="T6"/></text:p>
          </draw:text-box>
        </draw:frame>
        <draw:frame draw:style-name="gr9" draw:text-style-name="P9" draw:layer="layout" svg:width="0.98cm" svg:height="0.584cm" svg:x="15.263cm" svg:y="14.351cm">
          <draw:text-box>
            <text:p text:style-name="P1"><text:span text:style-name="T12">a</text:span><text:span text:style-name="T12">n</text:span><text:span text:style-name="T12">d</text:span></text:p>
          </draw:text-box>
        </draw:frame>
        <draw:frame draw:style-name="gr5" draw:text-style-name="P6" draw:layer="layout" svg:width="0.003cm" svg:height="0.031cm" draw:transform="rotate (-3.14159265358979) translate (16.961cm 14.7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7.536cm 14.7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8.104cm 14.78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18.859cm" svg:y="14.351cm">
          <draw:text-box>
            <text:p text:style-name="P1"><text:span text:style-name="T12">,</text:span></text:p>
          </draw:text-box>
        </draw:frame>
        <draw:frame draw:style-name="gr9" draw:text-style-name="P9" draw:layer="layout" svg:width="13.189cm" svg:height="0.584cm" svg:x="2.553cm" svg:y="15.016cm">
          <draw:text-box>
            <text:p text:style-name="P1"><text:span text:style-name="T12">a</text:span><text:span text:style-name="T12">t</text:span><text:span text:style-name="T12"> </text:span><text:span text:style-name="T12">s</text:span><text:span text:style-name="T12">o</text:span><text:span text:style-name="T12">m</text:span><text:span text:style-name="T12">e</text:span><text:span text:style-name="T12"> </text:span><text:span text:style-name="T12">p</text:span><text:span text:style-name="T12">o</text:span><text:span text:style-name="T12">i</text:span><text:span text:style-name="T12">n</text:span><text:span text:style-name="T12">t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p</text:span><text:span text:style-name="T12">a</text:span><text:span text:style-name="T12">t</text:span><text:span text:style-name="T12">h</text:span><text:span text:style-name="T12"> </text:span><text:span text:style-name="T12">m</text:span><text:span text:style-name="T12">u</text:span><text:span text:style-name="T12">s</text:span><text:span text:style-name="T12">t</text:span><text:span text:style-name="T12"> </text:span><text:span text:style-name="T12">f</text:span><text:span text:style-name="T12">i</text:span><text:span text:style-name="T12">r</text:span><text:span text:style-name="T12">s</text:span><text:span text:style-name="T12">t</text:span><text:span text:style-name="T12"> </text:span><text:span text:style-name="T12">t</text:span><text:span text:style-name="T12">a</text:span><text:span text:style-name="T12">k</text:span><text:span text:style-name="T12">e</text:span><text:span text:style-name="T12"> </text:span><text:span text:style-name="T12">a</text:span><text:span text:style-name="T12"> </text:span><text:span text:style-name="T12">j</text:span><text:span text:style-name="T12">u</text:span><text:span text:style-name="T12">m</text:span><text:span text:style-name="T12">p</text:span><text:span text:style-name="T12"> </text:span><text:span text:style-name="T12">o</text:span><text:span text:style-name="T12">u</text:span><text:span text:style-name="T12">t</text:span><text:span text:style-name="T12"> </text:span><text:span text:style-name="T12">o</text:span><text:span text:style-name="T12">f</text:span></text:p>
          </draw:text-box>
        </draw:frame>
        <draw:frame draw:style-name="gr9" draw:text-style-name="P9" draw:layer="layout" svg:width="1.12cm" svg:height="0.584cm" svg:x="16.318cm" svg:y="15.016cm">
          <draw:text-box>
            <text:p text:style-name="P1"><text:span text:style-name="T12">.</text:span><text:span text:style-name="T12"> </text:span><text:span text:style-name="T12">L</text:span><text:span text:style-name="T12">e</text:span><text:span text:style-name="T12">t</text:span></text:p>
          </draw:text-box>
        </draw:frame>
        <draw:frame draw:style-name="gr5" draw:text-style-name="P6" draw:layer="layout" svg:width="1.272cm" svg:height="0.031cm" draw:transform="rotate (-3.14159265358979) translate (17.698cm 15.052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18.319cm 15.444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18.912cm 15.444cm)">
          <draw:text-box>
            <text:p text:style-name="P1"><text:span text:style-name="T6">E</text:span></text:p>
          </draw:text-box>
        </draw:frame>
        <draw:frame draw:style-name="gr9" draw:text-style-name="P9" draw:layer="layout" svg:width="9.612cm" svg:height="0.584cm" svg:x="2.553cm" svg:y="15.685cm">
          <draw:text-box>
            <text:p text:style-name="P1"><text:span text:style-name="T12">b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e</text:span><text:span text:style-name="T12">d</text:span><text:span text:style-name="T12">g</text:span><text:span text:style-name="T12">e</text:span><text:span text:style-name="T12"> </text:span><text:span text:style-name="T12">t</text:span><text:span text:style-name="T12">a</text:span><text:span text:style-name="T12">k</text:span><text:span text:style-name="T12">e</text:span><text:span text:style-name="T12">n</text:span><text:span text:style-name="T12"> </text:span><text:span text:style-name="T12">b</text:span><text:span text:style-name="T12">y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a</text:span><text:span text:style-name="T12">t</text:span><text:span text:style-name="T12">h</text:span><text:span text:style-name="T12">,</text:span><text:span text:style-name="T12"> </text:span><text:span text:style-name="T12">w</text:span><text:span text:style-name="T12">h</text:span><text:span text:style-name="T12">e</text:span><text:span text:style-name="T12">r</text:span><text:span text:style-name="T12">e</text:span></text:p>
          </draw:text-box>
        </draw:frame>
        <draw:frame draw:style-name="gr5" draw:text-style-name="P6" draw:layer="layout" svg:width="0.003cm" svg:height="0.031cm" draw:transform="rotate (-3.14159265358979) translate (12.608cm 15.72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225cm 16.114cm)">
          <draw:text-box>
            <text:p text:style-name="P1"><text:span text:style-name="T6"/></text:p>
          </draw:text-box>
        </draw:frame>
        <draw:frame draw:style-name="gr9" draw:text-style-name="P9" draw:layer="layout" svg:width="0.98cm" svg:height="0.584cm" svg:x="14.421cm" svg:y="15.685cm">
          <draw:text-box>
            <text:p text:style-name="P1"><text:span text:style-name="T12">a</text:span><text:span text:style-name="T12">n</text:span><text:span text:style-name="T12">d</text:span></text:p>
          </draw:text-box>
        </draw:frame>
        <draw:frame draw:style-name="gr5" draw:text-style-name="P6" draw:layer="layout" svg:width="0.003cm" svg:height="0.031cm" draw:transform="rotate (-3.14159265358979) translate (15.606cm 16.11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6.203cm 16.11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6.838cm 16.11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7.494cm 16.114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18.534cm" svg:y="15.685cm">
          <draw:text-box>
            <text:p text:style-name="P1"><text:span text:style-name="T12">(</text:span><text:span text:style-name="T12">i</text:span><text:span text:style-name="T12">t</text:span></text:p>
          </draw:text-box>
        </draw:frame>
        <draw:frame draw:style-name="gr9" draw:text-style-name="P9" draw:layer="layout" svg:width="3.029cm" svg:height="0.584cm" svg:x="2.553cm" svg:y="16.354cm">
          <draw:text-box>
            <text:p text:style-name="P1"><text:span text:style-name="T12">m</text:span><text:span text:style-name="T12">a</text:span><text:span text:style-name="T12">y</text:span><text:span text:style-name="T12"> </text:span><text:span text:style-name="T12">b</text:span><text:span text:style-name="T12">e</text:span><text:span text:style-name="T12"> </text:span><text:span text:style-name="T12">t</text:span><text:span text:style-name="T12">h</text:span><text:span text:style-name="T12">a</text:span><text:span text:style-name="T12">t</text:span></text:p>
          </draw:text-box>
        </draw:frame>
        <draw:frame draw:style-name="gr5" draw:text-style-name="P6" draw:layer="layout" svg:width="0.003cm" svg:height="0.031cm" draw:transform="rotate (-3.14159265358979) translate (5.76cm 16.39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304cm 16.39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034cm 16.393cm)">
          <draw:text-box>
            <text:p text:style-name="P1"><text:span text:style-name="T6"/></text:p>
          </draw:text-box>
        </draw:frame>
        <draw:frame draw:style-name="gr9" draw:text-style-name="P9" draw:layer="layout" svg:width="1.661cm" svg:height="0.584cm" svg:x="7.446cm" svg:y="16.354cm">
          <draw:text-box>
            <text:p text:style-name="P1"><text:span text:style-name="T12">a</text:span><text:span text:style-name="T12">n</text:span><text:span text:style-name="T12">d</text:span><text:span text:style-name="T12">/</text:span><text:span text:style-name="T12">o</text:span><text:span text:style-name="T12">r</text:span></text:p>
          </draw:text-box>
        </draw:frame>
        <draw:frame draw:style-name="gr5" draw:text-style-name="P6" draw:layer="layout" svg:width="0.003cm" svg:height="0.031cm" draw:transform="rotate (-3.14159265358979) translate (9.278cm 16.78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8cm 16.393cm)">
          <draw:text-box>
            <text:p text:style-name="P1"><text:span text:style-name="T6"/></text:p>
          </draw:text-box>
        </draw:frame>
        <draw:path draw:style-name="gr18" draw:text-style-name="P13" draw:layer="layout" svg:width="0.432cm" svg:height="0.431cm" svg:x="10.628cm" svg:y="19.444cm" svg:viewBox="0 0 433 432" svg:d="M433 217c0 119-98 215-217 215s-216-96-216-215c0-120 97-217 216-217s217 97 217 217z">
          <text:p/>
        </draw:path>
        <draw:path draw:style-name="gr19" draw:text-style-name="P14" draw:layer="layout" svg:width="0.431cm" svg:height="0.431cm" svg:x="12.354cm" svg:y="19.013cm" svg:viewBox="0 0 432 432" svg:d="M432 216c0 119-98 216-217 216s-215-97-215-216c0-120 96-216 215-216s217 96 217 216z">
          <text:p/>
        </draw:path>
        <draw:path draw:style-name="gr19" draw:text-style-name="P14" draw:layer="layout" svg:width="0.431cm" svg:height="0.432cm" svg:x="12.354cm" svg:y="17.287cm" svg:viewBox="0 0 432 433" svg:d="M432 217c0 119-98 216-217 216s-215-97-215-216c0-120 96-217 215-217s217 97 217 217z">
          <text:p/>
        </draw:path>
        <draw:path draw:style-name="gr18" draw:text-style-name="P13" draw:layer="layout" svg:width="0.432cm" svg:height="0.431cm" svg:x="9.334cm" svg:y="18.15cm" svg:viewBox="0 0 433 432" svg:d="M433 217c0 119-98 215-217 215s-216-96-216-215c0-120 97-217 216-217s217 97 217 217z">
          <text:p/>
        </draw:path>
        <draw:line draw:style-name="gr20" draw:text-style-name="P3" draw:layer="layout" svg:x1="11.07cm" svg:y1="19.574cm" svg:x2="12.343cm" svg:y2="19.26cm">
          <text:p/>
        </draw:line>
        <draw:polyline draw:style-name="gr20" draw:text-style-name="P3" draw:layer="layout" svg:width="0.176cm" svg:height="0.083cm" svg:x="12.127cm" svg:y="19.269cm" svg:viewBox="0 0 177 84" draw:points="0,0 177,0 20,84">
          <text:p/>
        </draw:polyline>
        <draw:path draw:style-name="gr20" draw:text-style-name="P3" draw:layer="layout" svg:width="3.074cm" svg:height="3.741cm" svg:x="8.553cm" svg:y="17.006cm" svg:viewBox="0 0 3075 3742" svg:d="M1515 2c489 14 824 198 1004 550 179 352 345 881 496 1585 151 705 18 1179-399 1423-418 246-875 242-1371-10s-837-622-1024-1111-255-945-205-1369c50-425 190-712 420-863s590-219 1079-205z">
          <text:p/>
        </draw:path>
        <draw:path draw:style-name="gr20" draw:text-style-name="P3" draw:layer="layout" svg:width="1.912cm" svg:height="1.617cm" svg:x="10.69cm" svg:y="17.396cm" svg:viewBox="0 0 1913 1618" svg:d="M1913 1618v-184c0-122-54-183-162-183-109 0-170-34-184-104-14-68-92-119-232-151-139-32-240 6-301 114-62 109-146 145-254 109-108-37-203-7-286 86-82 93-190 93-322 0-133-93-173-199-119-314s47-228-22-340c-68-111-23-212 135-302 158-89 287-100 387-32 101 68 196 79 286 32 91-46 144-120 162-220 18-101 133-142 345-125l319 27">
          <text:p/>
        </draw:path>
        <draw:polyline draw:style-name="gr20" draw:text-style-name="P3" draw:layer="layout" svg:width="0.175cm" svg:height="0.087cm" svg:x="12.14cm" svg:y="17.366cm" svg:viewBox="0 0 176 88" draw:points="7,0 176,58 0,88">
          <text:p/>
        </draw:polyline>
        <draw:path draw:style-name="gr20" draw:text-style-name="P3" draw:layer="layout" svg:width="1.143cm" svg:height="1.44cm" svg:x="9.55cm" svg:y="18.366cm" svg:viewBox="0 0 1144 1441" svg:d="M0 0l162 108c109 71 179 165 211 280s-26 187-173 216c-148 28-191 107-130 237 61 129 57 260-11 389s-37 199 92 210c130 10 229-61 297-216s155-254 259-297c105-43 204-20 297 70l140 135">
          <text:p/>
        </draw:path>
        <draw:polyline draw:style-name="gr20" draw:text-style-name="P3" draw:layer="layout" svg:width="0.153cm" svg:height="0.15cm" svg:x="10.511cm" svg:y="19.32cm" svg:viewBox="0 0 154 151" draw:points="60,0 154,151 0,62">
          <text:p/>
        </draw:polyline>
        <draw:frame draw:style-name="gr9" draw:text-style-name="P9" draw:layer="layout" svg:width="0.584cm" svg:height="0.584cm" svg:x="10.859cm" svg:y="16.354cm">
          <draw:text-box>
            <text:p text:style-name="P1"><text:span text:style-name="T12">)</text:span><text:span text:style-name="T12">.</text:span></text:p>
          </draw:text-box>
        </draw:frame>
        <draw:frame draw:style-name="gr21" draw:text-style-name="P15" draw:layer="layout" svg:width="0.43cm" svg:height="0.43cm" svg:x="9.119cm" svg:y="18.007cm">
          <draw:text-box>
            <text:p text:style-name="P1"><text:span text:style-name="T25">s</text:span></text:p>
          </draw:text-box>
        </draw:frame>
        <draw:frame draw:style-name="gr21" draw:text-style-name="P15" draw:layer="layout" svg:width="0.43cm" svg:height="0.43cm" svg:x="10.392cm" svg:y="19.732cm">
          <draw:text-box>
            <text:p text:style-name="P1"><text:span text:style-name="T25">x</text:span></text:p>
          </draw:text-box>
        </draw:frame>
        <draw:frame draw:style-name="gr21" draw:text-style-name="P15" draw:layer="layout" svg:width="0.43cm" svg:height="0.43cm" svg:x="12.915cm" svg:y="19.279cm">
          <draw:text-box>
            <text:p text:style-name="P1"><text:span text:style-name="T25">y</text:span></text:p>
          </draw:text-box>
        </draw:frame>
        <draw:frame draw:style-name="gr21" draw:text-style-name="P15" draw:layer="layout" svg:width="0.43cm" svg:height="0.43cm" svg:x="12.872cm" svg:y="17.08cm">
          <draw:text-box>
            <text:p text:style-name="P1"><text:span text:style-name="T25">u</text:span></text:p>
          </draw:text-box>
        </draw:frame>
        <draw:frame draw:style-name="gr21" draw:text-style-name="P15" draw:layer="layout" svg:width="0.43cm" svg:height="0.43cm" svg:x="9.551cm" svg:y="17.101cm">
          <draw:text-box>
            <text:p text:style-name="P1"><text:span text:style-name="T25">S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2</text:span><text:span text:style-name="T5">4</text:span></text:p>
          </draw:text-box>
        </draw:frame>
        <draw:frame draw:style-name="gr7" draw:text-style-name="P7" draw:layer="layout" svg:width="9.011cm" svg:height="0.983cm" svg:x="0.722cm" svg:y="0.85cm">
          <draw:text-box>
            <text:p>24/STR/ALG/XPL/1/A</text:p>
          </draw:text-box>
        </draw:frame>
      </draw:page>
      <draw:page draw:name="page25" draw:style-name="dp1" draw:master-page-name="master-page99">
        <draw:frame draw:style-name="gr2" draw:text-style-name="P3" draw:layer="layout" svg:width="16.361cm" svg:height="0.02cm" svg:x="2.616cm" svg:y="5.097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2.616cm" svg:y="5.11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18.952cm" svg:y="5.114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6.361cm" svg:height="0.02cm" svg:x="2.616cm" svg:y="6.138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6.017cm" svg:height="0.701cm" svg:x="2.811cm" svg:y="5.3cm">
          <draw:text-box>
            <text:p text:style-name="P1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 </text:span><text:span text:style-name="T3">–</text:span><text:span text:style-name="T3"> </text:span><text:span text:style-name="T3">C</text:span><text:span text:style-name="T3">o</text:span><text:span text:style-name="T3">n</text:span><text:span text:style-name="T3">t</text:span><text:span text:style-name="T3">i</text:span><text:span text:style-name="T3">n</text:span><text:span text:style-name="T3">u</text:span><text:span text:style-name="T3">e</text:span><text:span text:style-name="T3">d</text:span></text:p>
          </draw:text-box>
        </draw:frame>
        <draw:frame draw:style-name="gr9" draw:text-style-name="P9" draw:layer="layout" svg:width="4.811cm" svg:height="0.584cm" svg:x="2.553cm" svg:y="6.778cm">
          <draw:text-box>
            <text:p text:style-name="P1"><text:span text:style-name="T12">W</text:span><text:span text:style-name="T12">e</text:span><text:span text:style-name="T12"> </text:span><text:span text:style-name="T12">n</text:span><text:span text:style-name="T12">o</text:span><text:span text:style-name="T12">w</text:span><text:span text:style-name="T12"> </text:span><text:span text:style-name="T12">p</text:span><text:span text:style-name="T12">r</text:span><text:span text:style-name="T12">o</text:span><text:span text:style-name="T12">v</text:span><text:span text:style-name="T12">e</text:span><text:span text:style-name="T12"> </text:span><text:span text:style-name="T12">t</text:span><text:span text:style-name="T12">h</text:span><text:span text:style-name="T12">a</text:span><text:span text:style-name="T12">t</text:span></text:p>
          </draw:text-box>
        </draw:frame>
        <draw:frame draw:style-name="gr5" draw:text-style-name="P6" draw:layer="layout" svg:width="0.003cm" svg:height="0.031cm" draw:transform="rotate (-3.14159265358979) translate (7.842cm 6.801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8.364cm 7.20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685cm 6.80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225cm 6.815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0.078cm 6.815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10.978cm 7.206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1.218cm 7.206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1.564cm 7.206cm)">
          <draw:text-box>
            <text:p text:style-name="P1"><text:span text:style-name="T6">E</text:span></text:p>
          </draw:text-box>
        </draw:frame>
        <draw:frame draw:style-name="gr9" draw:text-style-name="P9" draw:layer="layout" svg:width="0.584cm" svg:height="0.584cm" svg:x="11.809cm" svg:y="6.778cm">
          <draw:text-box>
            <text:p text:style-name="P1"><text:span text:style-name="T12">.</text:span></text:p>
          </draw:text-box>
        </draw:frame>
        <draw:frame draw:style-name="gr9" draw:text-style-name="P9" draw:layer="layout" svg:width="6.42cm" svg:height="0.584cm" svg:x="12.397cm" svg:y="6.778cm">
          <draw:text-box>
            <text:p text:style-name="P1"><text:span text:style-name="T12">W</text:span><text:span text:style-name="T12">e</text:span><text:span text:style-name="T12"> </text:span><text:span text:style-name="T12">h</text:span><text:span text:style-name="T12">a</text:span><text:span text:style-name="T12">v</text:span><text:span text:style-name="T12">e</text:span><text:span text:style-name="T12"> </text:span><text:span text:style-name="T12">d</text:span><text:span text:style-name="T12">o</text:span><text:span text:style-name="T12">n</text:span><text:span text:style-name="T12">e</text:span><text:span text:style-name="T12"> </text:span><text:span text:style-name="T12">r</text:span><text:span text:style-name="T12">e</text:span><text:span text:style-name="T12">l</text:span><text:span text:style-name="T12">a</text:span><text:span text:style-name="T12">x</text:span><text:span text:style-name="T12">a</text:span><text:span text:style-name="T12">t</text:span><text:span text:style-name="T12">i</text:span><text:span text:style-name="T12">o</text:span><text:span text:style-name="T12">n</text:span></text:p>
          </draw:text-box>
        </draw:frame>
        <draw:frame draw:style-name="gr9" draw:text-style-name="P9" draw:layer="layout" svg:width="4.392cm" svg:height="0.584cm" svg:x="2.553cm" svg:y="7.442cm">
          <draw:text-box>
            <text:p text:style-name="P1"><text:span text:style-name="T12">w</text:span><text:span text:style-name="T12">h</text:span><text:span text:style-name="T12">e</text:span><text:span text:style-name="T12">n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i</text:span><text:span text:style-name="T12">n</text:span><text:span text:style-name="T12">g</text:span></text:p>
          </draw:text-box>
        </draw:frame>
        <draw:frame draw:style-name="gr5" draw:text-style-name="P6" draw:layer="layout" svg:width="0.003cm" svg:height="0.031cm" draw:transform="rotate (-3.14159265358979) translate (7.104cm 7.481cm)">
          <draw:text-box>
            <text:p text:style-name="P1"><text:span text:style-name="T6"/></text:p>
          </draw:text-box>
        </draw:frame>
        <draw:frame draw:style-name="gr9" draw:text-style-name="P9" draw:layer="layout" svg:width="0.942cm" svg:height="0.584cm" svg:x="7.433cm" svg:y="7.442cm">
          <draw:text-box>
            <text:p text:style-name="P1"><text:span text:style-name="T12">,</text:span><text:span text:style-name="T12"> </text:span><text:span text:style-name="T12">s</text:span><text:span text:style-name="T12">o</text:span></text:p>
          </draw:text-box>
        </draw:frame>
        <draw:frame draw:style-name="gr5" draw:text-style-name="P6" draw:layer="layout" svg:width="0.003cm" svg:height="0.031cm" draw:transform="rotate (-3.14159265358979) translate (7.277cm 8.557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7.799cm 8.96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12cm 8.55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537cm 8.57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161cm 8.557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9.687cm 8.57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0.025cm 8.55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1.073cm 8.96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1.581cm 8.572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12.202cm 8.963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12.795cm 8.963cm)">
          <draw:text-box>
            <text:p text:style-name="P1"><text:span text:style-name="T6">E</text:span></text:p>
          </draw:text-box>
        </draw:frame>
        <draw:frame draw:style-name="gr5" draw:text-style-name="P6" draw:layer="layout" svg:width="1.272cm" svg:height="0.031cm" draw:transform="rotate (-3.14159265358979) translate (13.091cm 8.963cm)">
          <draw:text-box>
            <text:p text:style-name="P1"><text:span text:style-name="T6"><text:tab/></text:span></text:p>
          </draw:text-box>
        </draw:frame>
        <draw:frame draw:style-name="gr9" draw:text-style-name="P9" draw:layer="layout" svg:width="0.717cm" svg:height="0.584cm" svg:x="18.326cm" svg:y="8.535cm">
          <draw:text-box>
            <text:p text:style-name="P1"><text:span text:style-name="T12">(</text:span><text:span text:style-name="T12">1</text:span><text:span text:style-name="T12">)</text:span></text:p>
          </draw:text-box>
        </draw:frame>
        <draw:frame draw:style-name="gr9" draw:text-style-name="P9" draw:layer="layout" svg:width="1.471cm" svg:height="0.584cm" svg:x="2.553cm" svg:y="9.517cm">
          <draw:text-box>
            <text:p text:style-name="P1"><text:span text:style-name="T12">S</text:span><text:span text:style-name="T12">i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0.003cm" svg:height="0.031cm" draw:transform="rotate (-3.14159265358979) translate (4.194cm 9.556cm)">
          <draw:text-box>
            <text:p text:style-name="P1"><text:span text:style-name="T6"/></text:p>
          </draw:text-box>
        </draw:frame>
        <draw:frame draw:style-name="gr9" draw:text-style-name="P9" draw:layer="layout" svg:width="2.86cm" svg:height="0.584cm" svg:x="4.685cm" svg:y="9.517cm">
          <draw:text-box>
            <text:p text:style-name="P1"><text:span text:style-name="T12">i</text:span><text:span text:style-name="T12">s</text:span><text:span text:style-name="T12"> </text:span><text:span text:style-name="T12">a</text:span><text:span text:style-name="T12">d</text:span><text:span text:style-name="T12">d</text:span><text:span text:style-name="T12">e</text:span><text:span text:style-name="T12">d</text:span><text:span text:style-name="T12"> </text:span><text:span text:style-name="T12">t</text:span><text:span text:style-name="T12">o</text:span></text:p>
          </draw:text-box>
        </draw:frame>
        <draw:frame draw:style-name="gr9" draw:text-style-name="P9" draw:layer="layout" svg:width="5.603cm" svg:height="0.584cm" svg:x="8.266cm" svg:y="9.517cm">
          <draw:text-box>
            <text:p text:style-name="P1"><text:span text:style-name="T12">e</text:span><text:span text:style-name="T12">a</text:span><text:span text:style-name="T12">r</text:span><text:span text:style-name="T12">l</text:span><text:span text:style-name="T12">i</text:span><text:span text:style-name="T12">e</text:span><text:span text:style-name="T12">r</text:span><text:span text:style-name="T12">,</text:span><text:span text:style-name="T12"> </text:span><text:span text:style-name="T12">b</text:span><text:span text:style-name="T12">y</text:span><text:span text:style-name="T12"> </text:span><text:span text:style-name="T12">h</text:span><text:span text:style-name="T12">y</text:span><text:span text:style-name="T12">p</text:span><text:span text:style-name="T12">o</text:span><text:span text:style-name="T12">t</text:span><text:span text:style-name="T12">h</text:span><text:span text:style-name="T12">e</text:span><text:span text:style-name="T12">s</text:span><text:span text:style-name="T12">i</text:span><text:span text:style-name="T12">s</text:span><text:span text:style-name="T12">,</text:span></text:p>
          </draw:text-box>
        </draw:frame>
        <draw:frame draw:style-name="gr5" draw:text-style-name="P6" draw:layer="layout" svg:width="0.003cm" svg:height="0.031cm" draw:transform="rotate (-3.14159265358979) translate (8.283cm 10.632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8.808cm 10.646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151cm 10.63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56cm 10.646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0.272cm 10.646cm)">
          <draw:text-box>
            <text:p text:style-name="P1"><text:span text:style-name="T6"> </text:span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0.865cm 10.646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11.172cm 11.037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1.415cm 10.646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1.782cm 11.037cm)">
          <draw:text-box>
            <text:p text:style-name="P1"><text:span text:style-name="T6">E</text:span></text:p>
          </draw:text-box>
        </draw:frame>
        <draw:frame draw:style-name="gr5" draw:text-style-name="P6" draw:layer="layout" svg:width="1.272cm" svg:height="0.031cm" draw:transform="rotate (-3.14159265358979) translate (12.079cm 11.037cm)">
          <draw:text-box>
            <text:p text:style-name="P1"><text:span text:style-name="T6"><text:tab/></text:span></text:p>
          </draw:text-box>
        </draw:frame>
        <draw:frame draw:style-name="gr9" draw:text-style-name="P9" draw:layer="layout" svg:width="0.717cm" svg:height="0.584cm" svg:x="18.326cm" svg:y="10.609cm">
          <draw:text-box>
            <text:p text:style-name="P1"><text:span text:style-name="T12">(</text:span><text:span text:style-name="T12">2</text:span><text:span text:style-name="T12">)</text:span></text:p>
          </draw:text-box>
        </draw:frame>
        <draw:frame draw:style-name="gr9" draw:text-style-name="P9" draw:layer="layout" svg:width="1.471cm" svg:height="0.584cm" svg:x="2.553cm" svg:y="11.591cm">
          <draw:text-box>
            <text:p text:style-name="P1"><text:span text:style-name="T12">S</text:span><text:span text:style-name="T12">i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0.023cm" svg:height="0.031cm" draw:transform="rotate (-3.14159265358979) translate (4.236cm 12.022cm)">
          <draw:text-box>
            <text:p text:style-name="P1"><text:span text:style-name="T20">&lt;</text:span></text:p>
          </draw:text-box>
        </draw:frame>
        <draw:frame draw:style-name="gr5" draw:text-style-name="P6" draw:layer="layout" svg:width="0.003cm" svg:height="0.031cm" draw:transform="rotate (-3.14159265358979) translate (4.444cm 11.63cm)">
          <draw:text-box>
            <text:p text:style-name="P1"><text:span text:style-name="T20"/></text:p>
          </draw:text-box>
        </draw:frame>
        <draw:frame draw:style-name="gr5" draw:text-style-name="P6" draw:layer="layout" svg:width="3.812cm" svg:height="0.031cm" draw:transform="rotate (-3.14159265358979) translate (4.755cm 12.022cm)">
          <draw:text-box>
            <text:p text:style-name="P1"><text:span text:style-name="T20">?</text:span><text:span text:style-name="T20"> </text:span><text:span text:style-name="T20"><text:tab/></text:span><text:span text:style-name="T20"> </text:span><text:span text:style-name="T20"><text:tab/></text:span><text:span text:style-name="T20"> </text:span><text:span text:style-name="T20"><text:tab/></text:span></text:p>
          </draw:text-box>
        </draw:frame>
        <draw:frame draw:style-name="gr5" draw:text-style-name="P6" draw:layer="layout" svg:width="0.019cm" svg:height="0.031cm" draw:transform="rotate (-3.14159265358979) translate (5.856cm 12.022cm)">
          <draw:text-box>
            <text:p text:style-name="P1"><text:span text:style-name="T20">?</text:span></text:p>
          </draw:text-box>
        </draw:frame>
        <draw:frame draw:style-name="gr5" draw:text-style-name="P6" draw:layer="layout" svg:width="0.003cm" svg:height="0.031cm" draw:transform="rotate (-3.14159265358979) translate (6.099cm 11.63cm)">
          <draw:text-box>
            <text:p text:style-name="P1"><text:span text:style-name="T20"/></text:p>
          </draw:text-box>
        </draw:frame>
        <draw:frame draw:style-name="gr5" draw:text-style-name="P6" draw:layer="layout" svg:width="0.019cm" svg:height="0.031cm" draw:transform="rotate (-3.14159265358979) translate (6.476cm 12.022cm)">
          <draw:text-box>
            <text:p text:style-name="P1"><text:span text:style-name="T20">?</text:span></text:p>
          </draw:text-box>
        </draw:frame>
        <draw:frame draw:style-name="gr5" draw:text-style-name="P6" draw:layer="layout" svg:width="0.003cm" svg:height="0.031cm" draw:transform="rotate (-3.14159265358979) translate (6.716cm 12.022cm)">
          <draw:text-box>
            <text:p text:style-name="P1"><text:span text:style-name="T20"/></text:p>
          </draw:text-box>
        </draw:frame>
        <draw:frame draw:style-name="gr5" draw:text-style-name="P6" draw:layer="layout" svg:width="0.027cm" svg:height="0.031cm" draw:transform="rotate (-3.14159265358979) translate (7.062cm 12.022cm)">
          <draw:text-box>
            <text:p text:style-name="P1"><text:span text:style-name="T20">D</text:span></text:p>
          </draw:text-box>
        </draw:frame>
        <draw:frame draw:style-name="gr9" draw:text-style-name="P9" draw:layer="layout" svg:width="9.133cm" svg:height="0.584cm" svg:x="7.432cm" svg:y="11.591cm">
          <draw:text-box>
            <text:p text:style-name="P1"><text:span text:style-name="T12">i</text:span><text:span text:style-name="T12">s</text:span><text:span text:style-name="T12"> </text:span><text:span text:style-name="T12">s</text:span><text:span text:style-name="T12">u</text:span><text:span text:style-name="T12">b</text:span><text:span text:style-name="T12">p</text:span><text:span text:style-name="T12">a</text:span><text:span text:style-name="T12">t</text:span><text:span text:style-name="T12">h</text:span><text:span text:style-name="T12"> </text:span><text:span text:style-name="T12">o</text:span><text:span text:style-name="T12">f</text:span><text:span text:style-name="T12"> </text:span><text:span text:style-name="T12">a</text:span><text:span text:style-name="T12"> </text:span><text:span text:style-name="T12">s</text:span><text:span text:style-name="T12">h</text:span><text:span text:style-name="T12">o</text:span><text:span text:style-name="T12">r</text:span><text:span text:style-name="T12">t</text:span><text:span text:style-name="T12">e</text:span><text:span text:style-name="T12">s</text:span><text:span text:style-name="T12">t</text:span><text:span text:style-name="T12"> </text:span><text:span text:style-name="T12">p</text:span><text:span text:style-name="T12">a</text:span><text:span text:style-name="T12">t</text:span><text:span text:style-name="T12">h</text:span><text:span text:style-name="T12">,</text:span><text:span text:style-name="T12"> </text:span><text:span text:style-name="T12">b</text:span><text:span text:style-name="T12">y</text:span><text:span text:style-name="T12"> </text:span><text:span text:style-name="T12">(</text:span><text:span text:style-name="T12">2</text:span><text:span text:style-name="T12">)</text:span></text:p>
          </draw:text-box>
        </draw:frame>
        <draw:frame draw:style-name="gr5" draw:text-style-name="P6" draw:layer="layout" svg:width="1.272cm" svg:height="0.031cm" draw:transform="rotate (-3.14159265358979) translate (4.134cm 12.717cm)">
          <draw:text-box>
            <text:p text:style-name="P1"><text:span text:style-name="T20"> </text:span><text:span text:style-name="T20"><text:tab/></text:span></text:p>
          </draw:text-box>
        </draw:frame>
        <draw:frame draw:style-name="gr5" draw:text-style-name="P6" draw:layer="layout" svg:width="0.003cm" svg:height="0.031cm" draw:transform="rotate (-3.14159265358979) translate (4.727cm 12.717cm)">
          <draw:text-box>
            <text:p text:style-name="P1"><text:span text:style-name="T20"/></text:p>
          </draw:text-box>
        </draw:frame>
        <draw:frame draw:style-name="gr5" draw:text-style-name="P6" draw:layer="layout" svg:width="0.019cm" svg:height="0.031cm" draw:transform="rotate (-3.14159265358979) translate (5.034cm 13.108cm)">
          <draw:text-box>
            <text:p text:style-name="P1"><text:span text:style-name="T20">?</text:span></text:p>
          </draw:text-box>
        </draw:frame>
        <draw:frame draw:style-name="gr5" draw:text-style-name="P6" draw:layer="layout" svg:width="0.003cm" svg:height="0.031cm" draw:transform="rotate (-3.14159265358979) translate (5.27cm 13.108cm)">
          <draw:text-box>
            <text:p text:style-name="P1"><text:span text:style-name="T20"/></text:p>
          </draw:text-box>
        </draw:frame>
        <draw:frame draw:style-name="gr5" draw:text-style-name="P6" draw:layer="layout" svg:width="0.023cm" svg:height="0.031cm" draw:transform="rotate (-3.14159265358979) translate (5.619cm 13.108cm)">
          <draw:text-box>
            <text:p text:style-name="P1"><text:span text:style-name="T20">E</text:span></text:p>
          </draw:text-box>
        </draw:frame>
        <draw:frame draw:style-name="gr5" draw:text-style-name="P6" draw:layer="layout" svg:width="0.003cm" svg:height="0.031cm" draw:transform="rotate (-3.14159265358979) translate (6.078cm 12.717cm)">
          <draw:text-box>
            <text:p text:style-name="P1"><text:span text:style-name="T20"/></text:p>
          </draw:text-box>
        </draw:frame>
        <draw:frame draw:style-name="gr5" draw:text-style-name="P6" draw:layer="layout" svg:width="1.272cm" svg:height="0.031cm" draw:transform="rotate (-3.14159265358979) translate (6.798cm 12.717cm)">
          <draw:text-box>
            <text:p text:style-name="P1"><text:span text:style-name="T20"> </text:span><text:span text:style-name="T20"><text:tab/></text:span></text:p>
          </draw:text-box>
        </draw:frame>
        <draw:frame draw:style-name="gr5" draw:text-style-name="P6" draw:layer="layout" svg:width="0.003cm" svg:height="0.031cm" draw:transform="rotate (-3.14159265358979) translate (7.39cm 12.717cm)">
          <draw:text-box>
            <text:p text:style-name="P1"><text:span text:style-name="T20"/></text:p>
          </draw:text-box>
        </draw:frame>
        <draw:frame draw:style-name="gr5" draw:text-style-name="P6" draw:layer="layout" svg:width="0.019cm" svg:height="0.031cm" draw:transform="rotate (-3.14159265358979) translate (7.697cm 13.108cm)">
          <draw:text-box>
            <text:p text:style-name="P1"><text:span text:style-name="T20">?</text:span></text:p>
          </draw:text-box>
        </draw:frame>
        <draw:frame draw:style-name="gr5" draw:text-style-name="P6" draw:layer="layout" svg:width="0.003cm" svg:height="0.031cm" draw:transform="rotate (-3.14159265358979) translate (7.937cm 12.717cm)">
          <draw:text-box>
            <text:p text:style-name="P1"><text:span text:style-name="T20"/></text:p>
          </draw:text-box>
        </draw:frame>
        <draw:frame draw:style-name="gr5" draw:text-style-name="P6" draw:layer="layout" svg:width="0.023cm" svg:height="0.031cm" draw:transform="rotate (-3.14159265358979) translate (8.3cm 13.108cm)">
          <draw:text-box>
            <text:p text:style-name="P1"><text:span text:style-name="T20">E</text:span></text:p>
          </draw:text-box>
        </draw:frame>
        <draw:frame draw:style-name="gr5" draw:text-style-name="P6" draw:layer="layout" svg:width="0.003cm" svg:height="0.031cm" draw:transform="rotate (-3.14159265358979) translate (8.727cm 12.703cm)">
          <draw:text-box>
            <text:p text:style-name="P1"><text:span text:style-name="T20"/></text:p>
          </draw:text-box>
        </draw:frame>
        <draw:frame draw:style-name="gr5" draw:text-style-name="P6" draw:layer="layout" svg:width="0.003cm" svg:height="0.031cm" draw:transform="rotate (-3.14159265358979) translate (9.412cm 13.108cm)">
          <draw:text-box>
            <text:p text:style-name="P1"><text:span text:style-name="T20"/></text:p>
          </draw:text-box>
        </draw:frame>
        <draw:frame draw:style-name="gr5" draw:text-style-name="P6" draw:layer="layout" svg:width="1.272cm" svg:height="0.031cm" draw:transform="rotate (-3.14159265358979) translate (9.92cm 12.717cm)">
          <draw:text-box>
            <text:p text:style-name="P1"><text:span text:style-name="T20"><text:tab/></text:span></text:p>
          </draw:text-box>
        </draw:frame>
        <draw:frame draw:style-name="gr5" draw:text-style-name="P6" draw:layer="layout" svg:width="0.003cm" svg:height="0.031cm" draw:transform="rotate (-3.14159265358979) translate (10.159cm 12.717cm)">
          <draw:text-box>
            <text:p text:style-name="P1"><text:span text:style-name="T20"/></text:p>
          </draw:text-box>
        </draw:frame>
        <draw:frame draw:style-name="gr5" draw:text-style-name="P6" draw:layer="layout" svg:width="0.019cm" svg:height="0.031cm" draw:transform="rotate (-3.14159265358979) translate (10.537cm 13.108cm)">
          <draw:text-box>
            <text:p text:style-name="P1"><text:span text:style-name="T20">?</text:span></text:p>
          </draw:text-box>
        </draw:frame>
        <draw:frame draw:style-name="gr5" draw:text-style-name="P6" draw:layer="layout" svg:width="0.003cm" svg:height="0.031cm" draw:transform="rotate (-3.14159265358979) translate (10.777cm 13.108cm)">
          <draw:text-box>
            <text:p text:style-name="P1"><text:span text:style-name="T20"/></text:p>
          </draw:text-box>
        </draw:frame>
        <draw:frame draw:style-name="gr5" draw:text-style-name="P6" draw:layer="layout" svg:width="0.023cm" svg:height="0.031cm" draw:transform="rotate (-3.14159265358979) translate (11.126cm 13.108cm)">
          <draw:text-box>
            <text:p text:style-name="P1"><text:span text:style-name="T20">E</text:span></text:p>
          </draw:text-box>
        </draw:frame>
        <draw:frame draw:style-name="gr5" draw:text-style-name="P6" draw:layer="layout" svg:width="0.003cm" svg:height="0.031cm" draw:transform="rotate (-3.14159265358979) translate (11.581cm 12.71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301cm 12.70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2.826cm 12.71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165cm 12.70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539cm 12.70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4.22cm 13.108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4.728cm 12.717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4.968cm 12.717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15.349cm 13.108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5.589cm 13.108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5.934cm 13.108cm)">
          <draw:text-box>
            <text:p text:style-name="P1"><text:span text:style-name="T6">E</text:span></text:p>
          </draw:text-box>
        </draw:frame>
        <draw:frame draw:style-name="gr5" draw:text-style-name="P6" draw:layer="layout" svg:width="1.272cm" svg:height="0.031cm" draw:transform="rotate (-3.14159265358979) translate (16.231cm 13.108cm)">
          <draw:text-box>
            <text:p text:style-name="P1"><text:span text:style-name="T6"><text:tab/></text:span></text:p>
          </draw:text-box>
        </draw:frame>
        <draw:frame draw:style-name="gr9" draw:text-style-name="P9" draw:layer="layout" svg:width="0.717cm" svg:height="0.584cm" svg:x="18.326cm" svg:y="12.679cm">
          <draw:text-box>
            <text:p text:style-name="P1"><text:span text:style-name="T12">(</text:span><text:span text:style-name="T12">3</text:span><text:span text:style-name="T12">)</text:span></text:p>
          </draw:text-box>
        </draw:frame>
        <draw:frame draw:style-name="gr9" draw:text-style-name="P9" draw:layer="layout" svg:width="3.732cm" svg:height="0.584cm" svg:x="2.553cm" svg:y="13.665cm">
          <draw:text-box>
            <text:p text:style-name="P1"><text:span text:style-name="T12">B</text:span><text:span text:style-name="T12">y</text:span><text:span text:style-name="T12"> </text:span><text:span text:style-name="T12">(</text:span><text:span text:style-name="T12">1</text:span><text:span text:style-name="T12">)</text:span><text:span text:style-name="T12"> </text:span><text:span text:style-name="T12">a</text:span><text:span text:style-name="T12">n</text:span><text:span text:style-name="T12">d</text:span><text:span text:style-name="T12"> </text:span><text:span text:style-name="T12">(</text:span><text:span text:style-name="T12">3</text:span><text:span text:style-name="T12">)</text:span><text:span text:style-name="T12">,</text:span></text:p>
          </draw:text-box>
        </draw:frame>
        <draw:frame draw:style-name="gr5" draw:text-style-name="P6" draw:layer="layout" svg:width="0.003cm" svg:height="0.031cm" draw:transform="rotate (-3.14159265358979) translate (8.911cm 14.565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9.433cm 14.97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754cm 14.56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0.174cm 14.579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0.794cm 14.579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11.694cm 14.971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1.934cm 14.971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2.28cm 14.971cm)">
          <draw:text-box>
            <text:p text:style-name="P1"><text:span text:style-name="T6">E</text:span></text:p>
          </draw:text-box>
        </draw:frame>
        <draw:frame draw:style-name="gr5" draw:text-style-name="P6" draw:layer="layout" svg:width="1.272cm" svg:height="0.031cm" draw:transform="rotate (-3.14159265358979) translate (12.58cm 14.971cm)">
          <draw:text-box>
            <text:p text:style-name="P1"><text:span text:style-name="T6"><text:tab/></text:span></text:p>
          </draw:text-box>
        </draw:frame>
        <draw:frame draw:style-name="gr9" draw:text-style-name="P9" draw:layer="layout" svg:width="1.7cm" svg:height="0.584cm" svg:x="2.553cm" svg:y="15.422cm">
          <draw:text-box>
            <text:p text:style-name="P1"><text:span text:style-name="T12">H</text:span><text:span text:style-name="T12">e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0.003cm" svg:height="0.031cm" draw:transform="rotate (-3.14159265358979) translate (8.304cm 16.534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8.826cm 16.939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151cm 16.53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9.56cm 16.548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0.272cm 16.548cm)">
          <draw:text-box>
            <text:p text:style-name="P1"><text:span text:style-name="T6"> </text:span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0.865cm 16.548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11.172cm 16.939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11.412cm 16.939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1.761cm 16.939cm)">
          <draw:text-box>
            <text:p text:style-name="P1"><text:span text:style-name="T6">E</text:span></text:p>
          </draw:text-box>
        </draw:frame>
        <draw:frame draw:style-name="gr5" draw:text-style-name="P6" draw:layer="layout" svg:width="1.272cm" svg:height="0.031cm" draw:transform="rotate (-3.14159265358979) translate (12.057cm 16.939cm)">
          <draw:text-box>
            <text:p text:style-name="P1"><text:span text:style-name="T6"><text:tab/></text:span></text:p>
          </draw:text-box>
        </draw:frame>
        <draw:frame draw:style-name="gr9" draw:text-style-name="P9" draw:layer="layout" svg:width="0.717cm" svg:height="0.584cm" svg:x="2.553cm" svg:y="17.497cm">
          <draw:text-box>
            <text:p text:style-name="P1"><text:span text:style-name="T12">S</text:span><text:span text:style-name="T12">o</text:span></text:p>
          </draw:text-box>
        </draw:frame>
        <draw:frame draw:style-name="gr5" draw:text-style-name="P6" draw:layer="layout" svg:width="0.003cm" svg:height="0.031cm" draw:transform="rotate (-3.14159265358979) translate (3.446cm 17.92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4.011cm 17.52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3.968cm 17.536cm)">
          <draw:text-box>
            <text:p text:style-name="P1"><text:span text:style-name="T6"/></text:p>
          </draw:text-box>
        </draw:frame>
        <draw:frame draw:style-name="gr9" draw:text-style-name="P9" draw:layer="layout" svg:width="5.696cm" svg:height="0.584cm" svg:x="5.185cm" svg:y="17.497cm">
          <draw:text-box>
            <text:p text:style-name="P1"><text:span text:style-name="T12">(</text:span><text:span text:style-name="T12">b</text:span><text:span text:style-name="T12">e</text:span><text:span text:style-name="T12">c</text:span><text:span text:style-name="T12">a</text:span><text:span text:style-name="T12">u</text:span><text:span text:style-name="T12">s</text:span><text:span text:style-name="T12">e</text:span><text:span text:style-name="T12"> </text:span><text:span text:style-name="T12">w</text:span><text:span text:style-name="T12">e</text:span><text:span text:style-name="T12"> </text:span><text:span text:style-name="T12">s</text:span><text:span text:style-name="T12">u</text:span><text:span text:style-name="T12">p</text:span><text:span text:style-name="T12">p</text:span><text:span text:style-name="T12">o</text:span><text:span text:style-name="T12">s</text:span><text:span text:style-name="T12">e</text:span></text:p>
          </draw:text-box>
        </draw:frame>
        <draw:frame draw:style-name="gr5" draw:text-style-name="P6" draw:layer="layout" svg:width="0.003cm" svg:height="0.031cm" draw:transform="rotate (-3.14159265358979) translate (11.027cm 17.522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1.906cm 17.522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322cm 17.522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2.943cm 17.536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13.842cm 17.927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14.463cm 17.927cm)">
          <draw:text-box>
            <text:p text:style-name="P1"><text:span text:style-name="T6">E</text:span></text:p>
          </draw:text-box>
        </draw:frame>
        <draw:frame draw:style-name="gr9" draw:text-style-name="P9" draw:layer="layout" svg:width="0.584cm" svg:height="0.584cm" svg:x="14.707cm" svg:y="17.497cm">
          <draw:text-box>
            <text:p text:style-name="P1"><text:span text:style-name="T12">)</text:span><text:span text:style-name="T12">.</text:span></text:p>
          </draw:text-box>
        </draw:frame>
        <draw:frame draw:style-name="gr9" draw:text-style-name="P9" draw:layer="layout" svg:width="6.073cm" svg:height="0.584cm" svg:x="2.553cm" svg:y="18.69cm">
          <draw:text-box>
            <text:p text:style-name="P1"><text:span text:style-name="T12">N</text:span><text:span text:style-name="T12">o</text:span><text:span text:style-name="T12">w</text:span><text:span text:style-name="T12"> </text:span><text:span text:style-name="T12">o</text:span><text:span text:style-name="T12">b</text:span><text:span text:style-name="T12">s</text:span><text:span text:style-name="T12">e</text:span><text:span text:style-name="T12">r</text:span><text:span text:style-name="T12">v</text:span><text:span text:style-name="T12">e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s</text:span><text:span text:style-name="T12">i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0.003cm" svg:height="0.031cm" draw:transform="rotate (-3.14159265358979) translate (8.798cm 19.12cm)">
          <draw:text-box>
            <text:p text:style-name="P1"><text:span text:style-name="T6"/></text:p>
          </draw:text-box>
        </draw:frame>
        <draw:frame draw:style-name="gr9" draw:text-style-name="P9" draw:layer="layout" svg:width="8.646cm" svg:height="0.584cm" svg:x="9.272cm" svg:y="18.69cm">
          <draw:text-box>
            <text:p text:style-name="P1"><text:span text:style-name="T12">a</text:span><text:span text:style-name="T12">p</text:span><text:span text:style-name="T12">p</text:span><text:span text:style-name="T12">e</text:span><text:span text:style-name="T12">a</text:span><text:span text:style-name="T12">r</text:span><text:span text:style-name="T12">s</text:span><text:span text:style-name="T12"> </text:span><text:span text:style-name="T12">m</text:span><text:span text:style-name="T12">i</text:span><text:span text:style-name="T12">d</text:span><text:span text:style-name="T12">w</text:span><text:span text:style-name="T12">a</text:span><text:span text:style-name="T12">y</text:span><text:span text:style-name="T12"> </text:span><text:span text:style-name="T12">o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a</text:span><text:span text:style-name="T12">t</text:span><text:span text:style-name="T12">h</text:span><text:span text:style-name="T12"> </text:span><text:span text:style-name="T12">f</text:span><text:span text:style-name="T12">r</text:span><text:span text:style-name="T12">o</text:span><text:span text:style-name="T12">m</text:span></text:p>
          </draw:text-box>
        </draw:frame>
        <draw:frame draw:style-name="gr5" draw:text-style-name="P6" draw:layer="layout" svg:width="0.003cm" svg:height="0.031cm" draw:transform="rotate (-3.14159265358979) translate (18.111cm 18.728cm)">
          <draw:text-box>
            <text:p text:style-name="P1"><text:span text:style-name="T6"/></text:p>
          </draw:text-box>
        </draw:frame>
        <draw:frame draw:style-name="gr9" draw:text-style-name="P9" draw:layer="layout" svg:width="0.584cm" svg:height="0.584cm" svg:x="18.531cm" svg:y="18.69cm">
          <draw:text-box>
            <text:p text:style-name="P1"><text:span text:style-name="T12">t</text:span><text:span text:style-name="T12">o</text:span></text:p>
          </draw:text-box>
        </draw:frame>
        <draw:frame draw:style-name="gr9" draw:text-style-name="P9" draw:layer="layout" svg:width="12.575cm" svg:height="0.584cm" svg:x="2.913cm" svg:y="19.359cm">
          <draw:text-box>
            <text:p text:style-name="P1"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a</text:span><text:span text:style-name="T12">l</text:span><text:span text:style-name="T12">l</text:span><text:span text:style-name="T12"> </text:span><text:span text:style-name="T12">s</text:span><text:span text:style-name="T12">u</text:span><text:span text:style-name="T12">b</text:span><text:span text:style-name="T12">s</text:span><text:span text:style-name="T12">e</text:span><text:span text:style-name="T12">q</text:span><text:span text:style-name="T12">u</text:span><text:span text:style-name="T12">e</text:span><text:span text:style-name="T12">n</text:span><text:span text:style-name="T12">t</text:span><text:span text:style-name="T12"> </text:span><text:span text:style-name="T12">e</text:span><text:span text:style-name="T12">d</text:span><text:span text:style-name="T12">g</text:span><text:span text:style-name="T12">e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e</text:span><text:span text:style-name="T12">,</text:span><text:span text:style-name="T12"> </text:span><text:span text:style-name="T12">w</text:span><text:span text:style-name="T12">e</text:span><text:span text:style-name="T12"> </text:span><text:span text:style-name="T12">h</text:span><text:span text:style-name="T12">a</text:span><text:span text:style-name="T12">v</text:span><text:span text:style-name="T12">e</text:span></text:p>
          </draw:text-box>
        </draw:frame>
        <draw:frame draw:style-name="gr5" draw:text-style-name="P6" draw:layer="layout" svg:width="1.272cm" svg:height="0.031cm" draw:transform="rotate (-3.14159265358979) translate (2.575cm 20.065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3.474cm 20.457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3.714cm 20.457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4.06cm 20.457cm)">
          <draw:text-box>
            <text:p text:style-name="P1"><text:span text:style-name="T6">E</text:span><text:span text:style-name="T6"/></text:p>
          </draw:text-box>
        </draw:frame>
        <draw:frame draw:style-name="gr5" draw:text-style-name="P6" draw:layer="layout" svg:width="1.272cm" svg:height="0.031cm" draw:transform="rotate (-3.14159265358979) translate (5.15cm 20.065cm)">
          <draw:text-box>
            <text:p text:style-name="P1"><text:span text:style-name="T6"> </text:span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5.743cm 20.065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6.05cm 20.457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6.671cm 20.457cm)">
          <draw:text-box>
            <text:p text:style-name="P1"><text:span text:style-name="T6">E</text:span></text:p>
          </draw:text-box>
        </draw:frame>
        <draw:frame draw:style-name="gr9" draw:text-style-name="P9" draw:layer="layout" svg:width="2.567cm" svg:height="0.584cm" svg:x="6.917cm" svg:y="20.028cm">
          <draw:text-box>
            <text:p text:style-name="P1"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t</text:span><text:span text:style-name="T12">h</text:span><text:span text:style-name="T12">u</text:span><text:span text:style-name="T12">s</text:span></text:p>
          </draw:text-box>
        </draw:frame>
        <draw:frame draw:style-name="gr5" draw:text-style-name="P6" draw:layer="layout" svg:width="0.003cm" svg:height="0.031cm" draw:transform="rotate (-3.14159265358979) translate (6.607cm 21.141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7.129cm 21.54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45cm 21.141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856cm 21.155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8.576cm 21.155cm)">
          <draw:text-box>
            <text:p text:style-name="P1"><text:span text:style-name="T6"> </text:span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9.168cm 21.155cm)">
          <draw:text-box>
            <text:p text:style-name="P1"><text:span text:style-name="T6"/></text:p>
          </draw:text-box>
        </draw:frame>
        <draw:frame draw:style-name="gr5" draw:text-style-name="P6" draw:layer="layout" svg:width="0.019cm" svg:height="0.031cm" draw:transform="rotate (-3.14159265358979) translate (9.475cm 21.547cm)">
          <draw:text-box>
            <text:p text:style-name="P1"><text:span text:style-name="T6">?</text:span></text:p>
          </draw:text-box>
        </draw:frame>
        <draw:frame draw:style-name="gr5" draw:text-style-name="P6" draw:layer="layout" svg:width="0.003cm" svg:height="0.031cm" draw:transform="rotate (-3.14159265358979) translate (9.711cm 21.547cm)">
          <draw:text-box>
            <text:p text:style-name="P1"><text:span text:style-name="T6"/></text:p>
          </draw:text-box>
        </draw:frame>
        <draw:frame draw:style-name="gr5" draw:text-style-name="P6" draw:layer="layout" svg:width="0.023cm" svg:height="0.031cm" draw:transform="rotate (-3.14159265358979) translate (10.057cm 21.547cm)">
          <draw:text-box>
            <text:p text:style-name="P1"><text:span text:style-name="T6">E</text:span><text:span text:style-name="T6"/></text:p>
          </draw:text-box>
        </draw:frame>
        <draw:frame draw:style-name="gr5" draw:text-style-name="P6" draw:layer="layout" svg:width="1.272cm" svg:height="0.031cm" draw:transform="rotate (-3.14159265358979) translate (11.154cm 21.155cm)">
          <draw:text-box>
            <text:p text:style-name="P1"><text:span text:style-name="T6"> </text:span><text:span text:style-name="T6"><text:tab/></text:span><text:span text:style-name="T6"/></text:p>
          </draw:text-box>
        </draw:frame>
        <draw:frame draw:style-name="gr5" draw:text-style-name="P6" draw:layer="layout" svg:width="0.019cm" svg:height="0.031cm" draw:transform="rotate (-3.14159265358979) translate (12.054cm 21.547cm)">
          <draw:text-box>
            <text:p text:style-name="P1"><text:span text:style-name="T6">?</text:span><text:span text:style-name="T6"/></text:p>
          </draw:text-box>
        </draw:frame>
        <draw:frame draw:style-name="gr5" draw:text-style-name="P6" draw:layer="layout" svg:width="0.023cm" svg:height="0.031cm" draw:transform="rotate (-3.14159265358979) translate (12.671cm 21.547cm)">
          <draw:text-box>
            <text:p text:style-name="P1"><text:span text:style-name="T6">E</text:span></text:p>
          </draw:text-box>
        </draw:frame>
        <draw:frame draw:style-name="gr5" draw:text-style-name="P6" draw:layer="layout" svg:width="0.003cm" svg:height="0.031cm" draw:transform="rotate (-3.14159265358979) translate (13.14cm 21.155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3.761cm 21.141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4.64cm 21.141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4.887cm 21.547cm)">
          <draw:text-box>
            <text:p text:style-name="P1"><text:span text:style-name="T6"><text:tab/></text:span></text:p>
          </draw:text-box>
        </draw:frame>
        <draw:frame draw:style-name="gr9" draw:text-style-name="P9" draw:layer="layout" svg:width="1.302cm" svg:height="0.584cm" svg:x="2.553cm" svg:y="22.098cm">
          <draw:text-box>
            <text:p text:style-name="P1"><text:span text:style-name="T12">T</text:span><text:span text:style-name="T12">h</text:span><text:span text:style-name="T12">u</text:span><text:span text:style-name="T12">s</text:span></text:p>
          </draw:text-box>
        </draw:frame>
        <draw:frame draw:style-name="gr5" draw:text-style-name="P6" draw:layer="layout" svg:width="0.003cm" svg:height="0.031cm" draw:transform="rotate (-3.14159265358979) translate (4.025cm 22.527cm)">
          <draw:text-box>
            <text:p text:style-name="P1"><text:span text:style-name="T6"/></text:p>
          </draw:text-box>
        </draw:frame>
        <draw:frame draw:style-name="gr9" draw:text-style-name="P9" draw:layer="layout" svg:width="6.83cm" svg:height="0.584cm" svg:x="4.49cm" svg:y="22.098cm">
          <draw:text-box>
            <text:p text:style-name="P1"><text:span text:style-name="T12">w</text:span><text:span text:style-name="T12">o</text:span><text:span text:style-name="T12">u</text:span><text:span text:style-name="T12">l</text:span><text:span text:style-name="T12">d</text:span><text:span text:style-name="T12"> </text:span><text:span text:style-name="T12">h</text:span><text:span text:style-name="T12">a</text:span><text:span text:style-name="T12">v</text:span><text:span text:style-name="T12">e</text:span><text:span text:style-name="T12"> </text:span><text:span text:style-name="T12">b</text:span><text:span text:style-name="T12">e</text:span><text:span text:style-name="T12">e</text:span><text:span text:style-name="T12">n</text:span><text:span text:style-name="T12"> </text:span><text:span text:style-name="T12">a</text:span><text:span text:style-name="T12">d</text:span><text:span text:style-name="T12">d</text:span><text:span text:style-name="T12">e</text:span><text:span text:style-name="T12">d</text:span><text:span text:style-name="T12"> </text:span><text:span text:style-name="T12">t</text:span><text:span text:style-name="T12">o</text:span></text:p>
          </draw:text-box>
        </draw:frame>
        <draw:frame draw:style-name="gr9" draw:text-style-name="P9" draw:layer="layout" svg:width="1.886cm" svg:height="0.678cm" svg:x="11.999cm" svg:y="21.982cm">
          <draw:text-box>
            <text:p text:style-name="P1"><text:span text:style-name="T26">b</text:span><text:span text:style-name="T26">e</text:span><text:span text:style-name="T26">f</text:span><text:span text:style-name="T26">o</text:span><text:span text:style-name="T26">r</text:span><text:span text:style-name="T26">e</text:span></text:p>
          </draw:text-box>
        </draw:frame>
        <draw:frame draw:style-name="gr9" draw:text-style-name="P9" draw:layer="layout" svg:width="4.908cm" svg:height="0.584cm" svg:x="14.146cm" svg:y="22.098cm">
          <draw:text-box>
            <text:p text:style-name="P1"><text:span text:style-name="T12">,</text:span><text:span text:style-name="T12"> </text:span><text:span text:style-name="T12">i</text:span><text:span text:style-name="T12">n</text:span><text:span text:style-name="T12"> </text:span><text:span text:style-name="T12">c</text:span><text:span text:style-name="T12">o</text:span><text:span text:style-name="T12">n</text:span><text:span text:style-name="T12">t</text:span><text:span text:style-name="T12">r</text:span><text:span text:style-name="T12">a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/text:p>
          </draw:text-box>
        </draw:frame>
        <draw:frame draw:style-name="gr9" draw:text-style-name="P9" draw:layer="layout" svg:width="5.124cm" svg:height="0.584cm" svg:x="2.553cm" svg:y="22.767cm">
          <draw:text-box>
            <text:p text:style-name="P1"><text:span text:style-name="T12">o</text:span><text:span text:style-name="T12">u</text:span><text:span text:style-name="T12">r</text:span><text:span text:style-name="T12"> </text:span><text:span text:style-name="T12">a</text:span><text:span text:style-name="T12">s</text:span><text:span text:style-name="T12">s</text:span><text:span text:style-name="T12">u</text:span><text:span text:style-name="T12">m</text:span><text:span text:style-name="T12">p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h</text:span><text:span text:style-name="T12">a</text:span><text:span text:style-name="T12">t</text:span></text:p>
          </draw:text-box>
        </draw:frame>
        <draw:frame draw:style-name="gr9" draw:text-style-name="P9" draw:layer="layout" svg:width="8.27cm" svg:height="0.584cm" svg:x="8.349cm" svg:y="22.767cm">
          <draw:text-box>
            <text:p text:style-name="P1"><text:span text:style-name="T12">i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n</text:span><text:span text:style-name="T12">e</text:span><text:span text:style-name="T12">x</text:span><text:span text:style-name="T12">t</text:span><text:span text:style-name="T12"> </text:span><text:span text:style-name="T12">v</text:span><text:span text:style-name="T12">e</text:span><text:span text:style-name="T12">r</text:span><text:span text:style-name="T12">t</text:span><text:span text:style-name="T12">e</text:span><text:span text:style-name="T12">x</text:span><text:span text:style-name="T12"> </text:span><text:span text:style-name="T12">t</text:span><text:span text:style-name="T12">o</text:span><text:span text:style-name="T12"> </text:span><text:span text:style-name="T12">b</text:span><text:span text:style-name="T12">e</text:span><text:span text:style-name="T12"> </text:span><text:span text:style-name="T12">a</text:span><text:span text:style-name="T12">d</text:span><text:span text:style-name="T12">d</text:span><text:span text:style-name="T12">e</text:span><text:span text:style-name="T12">d</text:span><text:span text:style-name="T12"> </text:span><text:span text:style-name="T12">t</text:span><text:span text:style-name="T12">o</text:span></text:p>
          </draw:text-box>
        </draw:frame>
        <draw:frame draw:style-name="gr9" draw:text-style-name="P9" draw:layer="layout" svg:width="0.584cm" svg:height="0.584cm" svg:x="17.181cm" svg:y="22.767cm">
          <draw:text-box>
            <text:p text:style-name="P1"><text:span text:style-name="T12">.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2</text:span><text:span text:style-name="T5">5</text:span></text:p>
          </draw:text-box>
        </draw:frame>
        <draw:frame draw:style-name="gr7" draw:text-style-name="P7" draw:layer="layout" svg:width="9.019cm" svg:height="0.983cm" svg:x="0.722cm" svg:y="0.85cm">
          <draw:text-box>
            <text:p>25/EXP/ALG/XPL/2/A</text:p>
          </draw:text-box>
        </draw:frame>
      </draw:page>
      <draw:page draw:name="page26" draw:style-name="dp1" draw:master-page-name="master-page148">
        <draw:frame draw:style-name="gr2" draw:text-style-name="P3" draw:layer="layout" svg:width="16.238cm" svg:height="0.02cm" svg:x="2.675cm" svg:y="10.028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2.675cm" svg:y="10.05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23cm" svg:x="18.893cm" svg:y="10.05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6.238cm" svg:height="0.02cm" svg:x="2.675cm" svg:y="11.074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5.898cm" svg:height="0.701cm" svg:x="2.874cm" svg:y="10.232cm">
          <draw:text-box>
            <text:p text:style-name="P1"><text:span text:style-name="T3">P</text:span><text:span text:style-name="T3">r</text:span><text:span text:style-name="T3">o</text:span><text:span text:style-name="T3">o</text:span><text:span text:style-name="T3">f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3" draw:text-style-name="P4" draw:layer="layout" svg:width="4.468cm" svg:height="0.701cm" svg:x="3.89cm" svg:y="12.797cm">
          <draw:text-box>
            <text:p text:style-name="P1"><text:span text:style-name="T2">B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e</text:span><text:span text:style-name="T2">m</text:span><text:span text:style-name="T2">m</text:span><text:span text:style-name="T2">a</text:span><text:span text:style-name="T2">,</text:span></text:p>
          </draw:text-box>
        </draw:frame>
        <draw:frame draw:style-name="gr5" draw:text-style-name="P6" draw:layer="layout" svg:width="0.015cm" svg:height="0.031cm" draw:transform="rotate (-3.14159265358979) translate (8.808cm 12.826cm)">
          <draw:text-box>
            <text:p text:style-name="P1"><text:span text:style-name="T6">*</text:span></text:p>
          </draw:text-box>
        </draw:frame>
        <draw:frame draw:style-name="gr5" draw:text-style-name="P6" draw:layer="layout" svg:width="1.272cm" svg:height="0.031cm" draw:transform="rotate (-3.14159265358979) translate (9.429cm 12.823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0.413cm 12.823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11.408cm 13.313cm)">
          <draw:text-box>
            <text:p text:style-name="P1"><text:span text:style-name="T6">!</text:span></text:p>
          </draw:text-box>
        </draw:frame>
        <draw:frame draw:style-name="gr5" draw:text-style-name="P6" draw:layer="layout" svg:width="0.003cm" svg:height="0.031cm" draw:transform="rotate (-3.14159265358979) translate (11.803cm 12.82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2.477cm 12.823cm)">
          <draw:text-box>
            <text:p text:style-name="P1"><text:span text:style-name="T6"/><text:span text:style-name="T6"><text:tab/></text:span></text:p>
          </draw:text-box>
        </draw:frame>
        <draw:frame draw:style-name="gr5" draw:text-style-name="P6" draw:layer="layout" svg:width="1.272cm" svg:height="0.031cm" draw:transform="rotate (-3.14159265358979) translate (13.183cm 12.823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1.678cm" svg:height="0.701cm" svg:x="13.734cm" svg:y="12.797cm">
          <draw:text-box>
            <text:p text:style-name="P1"><text:span text:style-name="T2">w</text:span><text:span text:style-name="T2">h</text:span><text:span text:style-name="T2">e</text:span><text:span text:style-name="T2">n</text:span></text:p>
          </draw:text-box>
        </draw:frame>
        <draw:frame draw:style-name="gr5" draw:text-style-name="P6" draw:layer="layout" svg:width="1.272cm" svg:height="0.031cm" draw:transform="rotate (-3.14159265358979) translate (15.695cm 12.823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2.652cm" svg:height="0.701cm" svg:x="16.319cm" svg:y="12.797cm">
          <draw:text-box>
            <text:p text:style-name="P1"><text:span text:style-name="T2">i</text:span><text:span text:style-name="T2">s</text:span><text:span text:style-name="T2"> </text:span><text:span text:style-name="T2">a</text:span><text:span text:style-name="T2">d</text:span><text:span text:style-name="T2">d</text:span><text:span text:style-name="T2">e</text:span><text:span text:style-name="T2">d</text:span></text:p>
          </draw:text-box>
        </draw:frame>
        <draw:frame draw:style-name="gr3" draw:text-style-name="P4" draw:layer="layout" svg:width="1.124cm" svg:height="0.701cm" svg:x="3.89cm" svg:y="13.783cm">
          <draw:text-box>
            <text:p text:style-name="P1"><text:span text:style-name="T2">i</text:span><text:span text:style-name="T2">n</text:span><text:span text:style-name="T2">t</text:span><text:span text:style-name="T2">o</text:span></text:p>
          </draw:text-box>
        </draw:frame>
        <draw:frame draw:style-name="gr3" draw:text-style-name="P4" draw:layer="layout" svg:width="6.331cm" svg:height="0.701cm" svg:x="5.701cm" svg:y="13.783cm">
          <draw:text-box>
            <text:p text:style-name="P1"><text:span text:style-name="T2">,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w</text:span><text:span text:style-name="T2">e</text:span><text:span text:style-name="T2"> </text:span><text:span text:style-name="T2">s</text:span><text:span text:style-name="T2">e</text:span><text:span text:style-name="T2">t</text:span></text:p>
          </draw:text-box>
        </draw:frame>
        <draw:frame draw:style-name="gr5" draw:text-style-name="P6" draw:layer="layout" svg:width="0.015cm" svg:height="0.031cm" draw:transform="rotate (-3.14159265358979) translate (12.255cm 13.987cm)">
          <draw:text-box>
            <text:p text:style-name="P1"><text:span text:style-name="T6">)</text:span></text:p>
          </draw:text-box>
        </draw:frame>
        <draw:frame draw:style-name="gr5" draw:text-style-name="P6" draw:layer="layout" svg:width="0.003cm" svg:height="0.031cm" draw:transform="rotate (-3.14159265358979) translate (13.521cm 14.297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4.125cm 13.807cm)">
          <draw:text-box>
            <text:p text:style-name="P1"><text:span text:style-name="T6"><text:tab/></text:span><text:span text:style-name="T6"/></text:p>
          </draw:text-box>
        </draw:frame>
        <draw:frame draw:style-name="gr5" draw:text-style-name="P6" draw:layer="layout" svg:width="0.003cm" svg:height="0.031cm" draw:transform="rotate (-3.14159265358979) translate (14.985cm 13.807cm)">
          <draw:text-box>
            <text:p text:style-name="P1"><text:span text:style-name="T6"/></text:p>
          </draw:text-box>
        </draw:frame>
        <draw:frame draw:style-name="gr3" draw:text-style-name="P4" draw:layer="layout" svg:width="1.835cm" svg:height="0.701cm" svg:x="15.81cm" svg:y="13.783cm">
          <draw:text-box>
            <text:p text:style-name="P1"><text:span text:style-name="T2">b</text:span><text:span text:style-name="T2">l</text:span><text:span text:style-name="T2">a</text:span><text:span text:style-name="T2">c</text:span><text:span text:style-name="T2">k</text:span><text:span text:style-name="T2">.</text:span></text:p>
          </draw:text-box>
        </draw:frame>
        <draw:frame draw:style-name="gr3" draw:text-style-name="P4" draw:layer="layout" svg:width="9.29cm" svg:height="0.701cm" svg:x="3.89cm" svg:y="16.349cm">
          <draw:text-box>
            <text:p text:style-name="P1"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n</text:span><text:span text:style-name="T2">d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,</text:span><text:span text:style-name="T2"> </text:span><text:span text:style-name="T2">a</text:span><text:span text:style-name="T2">l</text:span><text:span text:style-name="T2">l</text:span></text:p>
          </draw:text-box>
        </draw:frame>
        <draw:frame draw:style-name="gr3" draw:text-style-name="P4" draw:layer="layout" svg:width="4.371cm" svg:height="0.701cm" svg:x="13.666cm" svg:y="16.349cm">
          <draw:text-box>
            <text:p text:style-name="P1"><text:span text:style-name="T2">v</text:span><text:span text:style-name="T2">e</text:span><text:span text:style-name="T2">r</text:span><text:span text:style-name="T2">t</text:span><text:span text:style-name="T2">i</text:span><text:span text:style-name="T2">c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i</text:span><text:span text:style-name="T2">n</text:span></text:p>
          </draw:text-box>
        </draw:frame>
        <draw:frame draw:style-name="gr3" draw:text-style-name="P4" draw:layer="layout" svg:width="0.701cm" svg:height="0.701cm" svg:x="18.831cm" svg:y="16.349cm">
          <draw:text-box>
            <text:p text:style-name="P1"><text:span text:style-name="T2">,</text:span></text:p>
          </draw:text-box>
        </draw:frame>
        <draw:frame draw:style-name="gr3" draw:text-style-name="P4" draw:layer="layout" svg:width="11.97cm" svg:height="0.701cm" svg:x="3.89cm" svg:y="17.331cm">
          <draw:text-box>
            <text:p text:style-name="P1"><text:span text:style-name="T2">t</text:span><text:span text:style-name="T2">h</text:span><text:span text:style-name="T2">e</text:span><text:span text:style-name="T2">n</text:span><text:span text:style-name="T2"> </text:span><text:span text:style-name="T2">a</text:span><text:span text:style-name="T2">l</text:span><text:span text:style-name="T2">l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 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.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2</text:span><text:span text:style-name="T5">6</text:span></text:p>
          </draw:text-box>
        </draw:frame>
      </draw:page>
      <draw:page draw:name="page27" draw:style-name="dp1" draw:master-page-name="master-page151">
        <draw:frame draw:style-name="gr2" draw:text-style-name="P3" draw:layer="layout" svg:width="11.15cm" svg:height="0.02cm" svg:x="5.219cm" svg:y="4.906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5.219cm" svg:y="4.923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0.02cm" svg:height="1.015cm" svg:x="16.349cm" svg:y="4.923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11.15cm" svg:height="0.02cm" svg:x="5.219cm" svg:y="5.939cm">
          <draw:image xlink:href="Pictures/100002000000000100000001CA6CE2FB2A8B3FB5.png" xlink:type="simple" xlink:show="embed" xlink:actuate="onLoad">
            <text:p/>
          </draw:image>
        </draw:frame>
        <draw:frame draw:style-name="gr3" draw:text-style-name="P4" draw:layer="layout" svg:width="10.78cm" svg:height="0.701cm" svg:x="5.419cm" svg:y="5.101cm">
          <draw:text-box>
            <text:p text:style-name="P1"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:</text:span></text:p>
          </draw:text-box>
        </draw:frame>
        <draw:frame draw:style-name="gr3" draw:text-style-name="P4" draw:layer="layout" svg:width="8.156cm" svg:height="0.701cm" svg:x="2.553cm" svg:y="7.141cm">
          <draw:text-box>
            <text:p text:style-name="P1"><text:span text:style-name="T2">T</text:span><text:span text:style-name="T2">h</text:span><text:span text:style-name="T2">e</text:span><text:span text:style-name="T8"> </text:span><text:span text:style-name="T8">i</text:span><text:span text:style-name="T8">n</text:span><text:span text:style-name="T8">i</text:span><text:span text:style-name="T8">t</text:span><text:span text:style-name="T8">i</text:span><text:span text:style-name="T8">a</text:span><text:span text:style-name="T8">l</text:span><text:span text:style-name="T8">i</text:span><text:span text:style-name="T8">z</text:span><text:span text:style-name="T8">a</text:span><text:span text:style-name="T8">t</text:span><text:span text:style-name="T8">i</text:span><text:span text:style-name="T8">o</text:span><text:span text:style-name="T8">n</text:span><text:span text:style-name="T2"> </text:span><text:span text:style-name="T2">u</text:span><text:span text:style-name="T2">s</text:span><text:span text:style-name="T2">e</text:span><text:span text:style-name="T2">s</text:span><text:span text:style-name="T2"> </text:span><text:span text:style-name="T2">o</text:span><text:span text:style-name="T2">n</text:span><text:span text:style-name="T2">l</text:span><text:span text:style-name="T2">y</text:span></text:p>
          </draw:text-box>
        </draw:frame>
        <draw:frame draw:style-name="gr6" draw:text-style-name="P6" draw:layer="layout" svg:width="0.003cm" svg:height="0.983cm" draw:transform="rotate (-3.14159265358979) translate (10.946cm 7.654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11.564cm 7.164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1.856cm 7.164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2.333cm 7.164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1.501cm" svg:height="0.701cm" svg:x="12.816cm" svg:y="7.141cm">
          <draw:text-box>
            <text:p text:style-name="P1"><text:span text:style-name="T2">t</text:span><text:span text:style-name="T2">i</text:span><text:span text:style-name="T2">m</text:span><text:span text:style-name="T2">e</text:span><text:span text:style-name="T2">.</text:span></text:p>
          </draw:text-box>
        </draw:frame>
        <draw:frame draw:style-name="gr3" draw:text-style-name="P4" draw:layer="layout" svg:width="12.808cm" svg:height="0.701cm" svg:x="2.553cm" svg:y="9.177cm">
          <draw:text-box>
            <text:p text:style-name="P1"><text:span text:style-name="T2">E</text:span><text:span text:style-name="T2">a</text:span><text:span text:style-name="T2">c</text:span><text:span text:style-name="T2">h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text:span text:style-name="T2">e</text:span><text:span text:style-name="T2">x</text:span><text:span text:style-name="T2">a</text:span><text:span text:style-name="T2">c</text:span><text:span text:style-name="T2">t</text:span><text:span text:style-name="T2">l</text:span><text:span text:style-name="T2">y</text:span><text:span text:style-name="T2"> </text:span><text:span text:style-name="T2">o</text:span><text:span text:style-name="T2">n</text:span><text:span text:style-name="T2">c</text:span><text:span text:style-name="T2">e</text:span><text:span text:style-name="T2"> </text:span><text:span text:style-name="T2">s</text:span><text:span text:style-name="T2">o</text:span></text:p>
          </draw:text-box>
        </draw:frame>
        <draw:frame draw:style-name="gr3" draw:text-style-name="P4" draw:layer="layout" svg:width="4.659cm" svg:height="0.818cm" svg:x="15.217cm" svg:y="9.038cm">
          <draw:text-box>
            <text:p text:style-name="P1"><text:span text:style-name="T27">N</text:span><text:span text:style-name="T27">o</text:span><text:span text:style-name="T27">n</text:span><text:span text:style-name="T27">-</text:span><text:span text:style-name="T27">E</text:span><text:span text:style-name="T27">m</text:span><text:span text:style-name="T27">p</text:span><text:span text:style-name="T27">t</text:span><text:span text:style-name="T27">y</text:span><text:span text:style-name="T27">(</text:span><text:span text:style-name="T27">)</text:span></text:p>
          </draw:text-box>
        </draw:frame>
        <draw:frame draw:style-name="gr3" draw:text-style-name="P4" draw:layer="layout" svg:width="1.17cm" svg:height="0.701cm" svg:x="2.553cm" svg:y="10.164cm">
          <draw:text-box>
            <text:p text:style-name="P1"><text:span text:style-name="T2">a</text:span><text:span text:style-name="T2">n</text:span><text:span text:style-name="T2">d</text:span></text:p>
          </draw:text-box>
        </draw:frame>
        <draw:frame draw:style-name="gr3" draw:text-style-name="P4" draw:layer="layout" svg:width="5.505cm" svg:height="0.818cm" svg:x="3.915cm" svg:y="10.024cm">
          <draw:text-box>
            <text:p text:style-name="P1"><text:span text:style-name="T27">E</text:span><text:span text:style-name="T27">x</text:span><text:span text:style-name="T27">t</text:span><text:span text:style-name="T27">r</text:span><text:span text:style-name="T27">a</text:span><text:span text:style-name="T27">c</text:span><text:span text:style-name="T27">t</text:span><text:span text:style-name="T27">-</text:span><text:span text:style-name="T27">M</text:span><text:span text:style-name="T27">i</text:span><text:span text:style-name="T27">n</text:span><text:span text:style-name="T27">(</text:span><text:span text:style-name="T27">)</text:span></text:p>
          </draw:text-box>
        </draw:frame>
        <draw:frame draw:style-name="gr3" draw:text-style-name="P4" draw:layer="layout" svg:width="8.812cm" svg:height="0.701cm" svg:x="9.559cm" svg:y="10.164cm">
          <draw:text-box>
            <text:p text:style-name="P1"><text:span text:style-name="T2">a</text:span><text:span text:style-name="T2">r</text:span><text:span text:style-name="T2">e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e</text:span><text:span text:style-name="T2">x</text:span><text:span text:style-name="T2">a</text:span><text:span text:style-name="T2">c</text:span><text:span text:style-name="T2">t</text:span><text:span text:style-name="T2">l</text:span><text:span text:style-name="T2">y</text:span><text:span text:style-name="T2"> </text:span><text:span text:style-name="T2">o</text:span><text:span text:style-name="T2">n</text:span><text:span text:style-name="T2">c</text:span><text:span text:style-name="T2">e</text:span><text:span text:style-name="T2">,</text:span><text:span text:style-name="T2"> </text:span><text:span text:style-name="T2">e</text:span><text:span text:style-name="T2">.</text:span><text:span text:style-name="T2">g</text:span><text:span text:style-name="T2">.</text:span><text:span text:style-name="T2">,</text:span></text:p>
          </draw:text-box>
        </draw:frame>
        <draw:frame draw:style-name="gr5" draw:text-style-name="P6" draw:layer="layout" svg:width="0.003cm" svg:height="0.031cm" draw:transform="rotate (-3.14159265358979) translate (18.598cm 10.187cm)">
          <draw:text-box>
            <text:p text:style-name="P1"><text:span text:style-name="T6"/></text:p>
          </draw:text-box>
        </draw:frame>
        <draw:frame draw:style-name="gr3" draw:text-style-name="P4" draw:layer="layout" svg:width="4.104cm" svg:height="0.701cm" svg:x="2.553cm" svg:y="11.146cm">
          <draw:text-box>
            <text:p text:style-name="P1"><text:span text:style-name="T2">t</text:span><text:span text:style-name="T2">i</text:span><text:span text:style-name="T2">m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.</text:span></text:p>
          </draw:text-box>
        </draw:frame>
        <draw:frame draw:style-name="gr3" draw:text-style-name="P4" draw:layer="layout" svg:width="7.427cm" svg:height="0.701cm" svg:x="2.553cm" svg:y="13.186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n</text:span><text:span text:style-name="T2">e</text:span><text:span text:style-name="T2">r</text:span><text:span text:style-name="T2"> </text:span><text:span text:style-name="T2">l</text:span><text:span text:style-name="T2">o</text:span><text:span text:style-name="T2">o</text:span><text:span text:style-name="T2">p</text:span><text:span text:style-name="T8"> </text:span><text:span text:style-name="T8">f</text:span><text:span text:style-name="T8">o</text:span><text:span text:style-name="T8">r</text:span><text:span text:style-name="T8"> </text:span><text:span text:style-name="T8">(</text:span><text:span text:style-name="T8">e</text:span><text:span text:style-name="T8">a</text:span><text:span text:style-name="T8">c</text:span><text:span text:style-name="T8">h</text:span></text:p>
          </draw:text-box>
        </draw:frame>
        <draw:frame draw:style-name="gr5" draw:text-style-name="P6" draw:layer="layout" svg:width="1.272cm" svg:height="0.031cm" draw:transform="rotate (-3.14159265358979) translate (10.417cm 13.211cm)">
          <draw:text-box>
            <text:p text:style-name="P1"><text:span text:style-name="T15"><text:tab/></text:span></text:p>
          </draw:text-box>
        </draw:frame>
        <draw:frame draw:style-name="gr5" draw:text-style-name="P6" draw:layer="layout" svg:width="0.003cm" svg:height="0.031cm" draw:transform="rotate (-3.14159265358979) translate (11.126cm 13.701cm)">
          <draw:text-box>
            <text:p text:style-name="P1"><text:span text:style-name="T15"/></text:p>
          </draw:text-box>
        </draw:frame>
        <draw:frame draw:style-name="gr5" draw:text-style-name="P6" draw:layer="layout" svg:width="0.003cm" svg:height="0.031cm" draw:transform="rotate (-3.14159265358979) translate (11.885cm 13.701cm)">
          <draw:text-box>
            <text:p text:style-name="P1"><text:span text:style-name="T15"/></text:p>
          </draw:text-box>
        </draw:frame>
        <draw:frame draw:style-name="gr5" draw:text-style-name="P6" draw:layer="layout" svg:width="1.272cm" svg:height="0.031cm" draw:transform="rotate (-3.14159265358979) translate (12.445cm 13.214cm)">
          <draw:text-box>
            <text:p text:style-name="P1"><text:span text:style-name="T15">* </text:span><text:span text:style-name="T15"><text:tab/></text:span><text:span text:style-name="T15"/></text:p>
          </draw:text-box>
        </draw:frame>
        <draw:frame draw:style-name="gr5" draw:text-style-name="P6" draw:layer="layout" svg:width="0.003cm" svg:height="0.031cm" draw:transform="rotate (-3.14159265358979) translate (13.327cm 13.211cm)">
          <draw:text-box>
            <text:p text:style-name="P1"><text:span text:style-name="T15"/></text:p>
          </draw:text-box>
        </draw:frame>
        <draw:frame draw:style-name="gr3" draw:text-style-name="P4" draw:layer="layout" svg:width="0.701cm" svg:height="0.701cm" svg:x="13.976cm" svg:y="13.186cm">
          <draw:text-box>
            <text:p text:style-name="P1"><text:span text:style-name="T8">)</text:span></text:p>
          </draw:text-box>
        </draw:frame>
        <draw:frame draw:style-name="gr3" draw:text-style-name="P4" draw:layer="layout" svg:width="4.261cm" svg:height="0.701cm" svg:x="14.695cm" svg:y="13.186cm">
          <draw:text-box>
            <text:p text:style-name="P1"><text:span text:style-name="T2">i</text:span><text:span text:style-name="T2">s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o</text:span><text:span text:style-name="T2">n</text:span><text:span text:style-name="T2">c</text:span><text:span text:style-name="T2">e</text:span></text:p>
          </draw:text-box>
        </draw:frame>
        <draw:frame draw:style-name="gr3" draw:text-style-name="P4" draw:layer="layout" svg:width="16.609cm" svg:height="0.701cm" svg:x="2.553cm" svg:y="14.169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e</text:span><text:span text:style-name="T2">d</text:span><text:span text:style-name="T2">g</text:span><text:span text:style-name="T2">e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.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c</text:span><text:span text:style-name="T2">a</text:span><text:span text:style-name="T2">l</text:span><text:span text:style-name="T2">l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n</text:span><text:span text:style-name="T2">e</text:span><text:span text:style-name="T2">r</text:span><text:span text:style-name="T2"> </text:span><text:span text:style-name="T2">l</text:span><text:span text:style-name="T2">o</text:span><text:span text:style-name="T2">o</text:span><text:span text:style-name="T2">p</text:span></text:p>
          </draw:text-box>
        </draw:frame>
        <draw:frame draw:style-name="gr3" draw:text-style-name="P4" draw:layer="layout" svg:width="1.522cm" svg:height="0.701cm" svg:x="2.553cm" svg:y="15.155cm">
          <draw:text-box>
            <text:p text:style-name="P1"><text:span text:style-name="T2">d</text:span><text:span text:style-name="T2">o</text:span><text:span text:style-name="T2">e</text:span><text:span text:style-name="T2">s</text:span></text:p>
          </draw:text-box>
        </draw:frame>
        <draw:frame draw:style-name="gr6" draw:text-style-name="P6" draw:layer="layout" svg:width="0.003cm" svg:height="0.983cm" draw:transform="rotate (-3.14159265358979) translate (4.349cm 15.669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4.97cm 15.179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5.316cm 15.193cm)">
          <draw:text-box>
            <text:p text:style-name="P1"><text:span text:style-name="T6">.</text:span></text:p>
          </draw:text-box>
        </draw:frame>
        <draw:frame draw:style-name="gr5" draw:text-style-name="P6" draw:layer="layout" svg:width="1.272cm" svg:height="0.031cm" draw:transform="rotate (-3.14159265358979) translate (5.722cm 15.179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7.381cm" svg:height="0.701cm" svg:x="6.255cm" svg:y="15.155cm">
          <draw:text-box>
            <text:p text:style-name="P1"><text:span text:style-name="T2">w</text:span><text:span text:style-name="T2">o</text:span><text:span text:style-name="T2">r</text:span><text:span text:style-name="T2">k</text:span><text:span text:style-name="T2"> </text:span><text:span text:style-name="T2">p</text:span><text:span text:style-name="T2">l</text:span><text:span text:style-name="T2">u</text:span><text:span text:style-name="T2">s</text:span><text:span text:style-name="T2">,</text:span><text:span text:style-name="T2"> </text:span><text:span text:style-name="T2">p</text:span><text:span text:style-name="T2">o</text:span><text:span text:style-name="T2">s</text:span><text:span text:style-name="T2">s</text:span><text:span text:style-name="T2">i</text:span><text:span text:style-name="T2">b</text:span><text:span text:style-name="T2">l</text:span><text:span text:style-name="T2">y</text:span><text:span text:style-name="T2">,</text:span><text:span text:style-name="T2"> </text:span><text:span text:style-name="T2">o</text:span><text:span text:style-name="T2">n</text:span><text:span text:style-name="T2">e</text:span></text:p>
          </draw:text-box>
        </draw:frame>
        <draw:frame draw:style-name="gr3" draw:text-style-name="P4" draw:layer="layout" svg:width="5.082cm" svg:height="0.818cm" svg:x="13.992cm" svg:y="15.015cm">
          <draw:text-box>
            <text:p text:style-name="P1"><text:span text:style-name="T27">D</text:span><text:span text:style-name="T27">e</text:span><text:span text:style-name="T27">c</text:span><text:span text:style-name="T27">r</text:span><text:span text:style-name="T27">e</text:span><text:span text:style-name="T27">a</text:span><text:span text:style-name="T27">s</text:span><text:span text:style-name="T27">e</text:span><text:span text:style-name="T27">-</text:span><text:span text:style-name="T27">K</text:span><text:span text:style-name="T27">e</text:span><text:span text:style-name="T27">y</text:span></text:p>
          </draw:text-box>
        </draw:frame>
        <draw:frame draw:style-name="gr3" draw:text-style-name="P4" draw:layer="layout" svg:width="3.105cm" svg:height="0.701cm" svg:x="2.553cm" svg:y="16.137cm">
          <draw:text-box>
            <text:p text:style-name="P1"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3" draw:text-style-name="P4" draw:layer="layout" svg:width="5.133cm" svg:height="0.701cm" svg:x="2.553cm" svg:y="18.173cm">
          <draw:text-box>
            <text:p text:style-name="P1"><text:span text:style-name="T2">R</text:span><text:span text:style-name="T2">e</text:span><text:span text:style-name="T2">c</text:span><text:span text:style-name="T2">a</text:span><text:span text:style-name="T2">l</text:span><text:span text:style-name="T2">l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a</text:span><text:span text:style-name="T2">l</text:span><text:span text:style-name="T2">l</text:span></text:p>
          </draw:text-box>
        </draw:frame>
        <draw:frame draw:style-name="gr3" draw:text-style-name="P4" draw:layer="layout" svg:width="10.712cm" svg:height="0.701cm" svg:x="8.044cm" svg:y="18.173cm">
          <draw:text-box>
            <text:p text:style-name="P1"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i</text:span><text:span text:style-name="T2">o</text:span><text:span text:style-name="T2">r</text:span><text:span text:style-name="T2">i</text:span><text:span text:style-name="T2">t</text:span><text:span text:style-name="T2">y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r</text:span><text:span text:style-name="T2">e</text:span><text:span text:style-name="T2">-</text:span></text:p>
          </draw:text-box>
        </draw:frame>
        <draw:frame draw:style-name="gr3" draw:text-style-name="P4" draw:layer="layout" svg:width="1.556cm" svg:height="0.701cm" svg:x="2.553cm" svg:y="19.16cm">
          <draw:text-box>
            <text:p text:style-name="P1"><text:span text:style-name="T2">q</text:span><text:span text:style-name="T2">u</text:span><text:span text:style-name="T2">i</text:span><text:span text:style-name="T2">r</text:span><text:span text:style-name="T2">e</text:span></text:p>
          </draw:text-box>
        </draw:frame>
        <draw:frame draw:style-name="gr6" draw:text-style-name="P6" draw:layer="layout" svg:width="0.003cm" svg:height="0.983cm" draw:transform="rotate (-3.14159265358979) translate (4.388cm 19.673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5.009cm 19.18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6.551cm 19.18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713cm 19.673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7.344cm 19.18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7.514cm 19.183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8.149cm 19.183cm)">
          <draw:text-box>
            <text:p text:style-name="P1"><text:span text:style-name="T6"/></text:p>
          </draw:text-box>
        </draw:frame>
        <draw:frame draw:style-name="gr6" draw:text-style-name="P6" draw:layer="layout" svg:width="0.003cm" svg:height="0.983cm" draw:transform="rotate (-3.14159265358979) translate (9.112cm 19.673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9.733cm 19.183cm)">
          <draw:text-box>
            <text:p text:style-name="P1"><text:span text:style-name="T6"/><text:span text:style-name="T6"/></text:p>
          </draw:text-box>
        </draw:frame>
        <draw:frame draw:style-name="gr5" draw:text-style-name="P6" draw:layer="layout" svg:width="0.003cm" svg:height="0.031cm" draw:transform="rotate (-3.14159265358979) translate (11.218cm 19.183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1.694cm 19.183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6.61cm" svg:height="0.701cm" svg:x="12.228cm" svg:y="19.16cm">
          <draw:text-box>
            <text:p text:style-name="P1"><text:span text:style-name="T2">t</text:span><text:span text:style-name="T2">i</text:span><text:span text:style-name="T2">m</text:span><text:span text:style-name="T2">e</text:span><text:span text:style-name="T2"> </text:span><text:span text:style-name="T2">w</text:span><text:span text:style-name="T2">e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/text:p>
          </draw:text-box>
        </draw:frame>
        <draw:frame draw:style-name="gr3" draw:text-style-name="P4" draw:layer="layout" svg:width="4.557cm" svg:height="0.701cm" svg:x="2.553cm" svg:y="20.142cm">
          <draw:text-box>
            <text:p text:style-name="P1"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u</text:span><text:span text:style-name="T2">s</text:span><text:span text:style-name="T2">e</text:span><text:span text:style-name="T2">s</text:span></text:p>
          </draw:text-box>
        </draw:frame>
        <draw:frame draw:style-name="gr5" draw:text-style-name="P6" draw:layer="layout" svg:width="0.003cm" svg:height="0.031cm" draw:transform="rotate (-3.14159265358979) translate (2.582cm 21.677cm)">
          <draw:text-box>
            <text:p text:style-name="P1"><text:span text:style-name="T6"/></text:p>
          </draw:text-box>
        </draw:frame>
        <draw:frame draw:style-name="gr6" draw:text-style-name="P6" draw:layer="layout" svg:width="0.003cm" svg:height="0.983cm" draw:transform="rotate (-3.14159265358979) translate (3.044cm 22.168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3.665cm 21.677cm)">
          <draw:text-box>
            <text:p text:style-name="P1"><text:span text:style-name="T6"/></text:p>
          </draw:text-box>
        </draw:frame>
        <draw:frame draw:style-name="gr5" draw:text-style-name="P6" draw:layer="layout" svg:width="0.01cm" svg:height="0.031cm" draw:transform="rotate (-3.14159265358979) translate (4.011cm 21.691cm)">
          <draw:text-box>
            <text:p text:style-name="P1"><text:span text:style-name="T6">.</text:span></text:p>
          </draw:text-box>
        </draw:frame>
        <draw:frame draw:style-name="gr5" draw:text-style-name="P6" draw:layer="layout" svg:width="0.003cm" svg:height="0.031cm" draw:transform="rotate (-3.14159265358979) translate (4.413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277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5.714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6.268cm 21.677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6.741cm 21.677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7.08cm 21.677cm)">
          <draw:text-box>
            <text:p text:style-name="P1"><text:span text:style-name="T6"/></text:p>
          </draw:text-box>
        </draw:frame>
        <draw:frame draw:style-name="gr6" draw:text-style-name="P6" draw:layer="layout" svg:width="0.003cm" svg:height="0.983cm" draw:transform="rotate (-3.14159265358979) translate (7.75cm 22.168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8.371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8.671cm 22.168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9.027cm 21.677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9.366cm 21.677cm)">
          <draw:text-box>
            <text:p text:style-name="P1"><text:span text:style-name="T6"/></text:p>
          </draw:text-box>
        </draw:frame>
        <draw:frame draw:style-name="gr6" draw:text-style-name="P6" draw:layer="layout" svg:width="0.003cm" svg:height="0.983cm" draw:transform="rotate (-3.14159265358979) translate (10.036cm 22.168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10.657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0.957cm 22.168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1.627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064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2.615cm 21.677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3.088cm 21.677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3.634cm 21.677cm)">
          <draw:text-box>
            <text:p text:style-name="P1"><text:span text:style-name="T6"/></text:p>
          </draw:text-box>
        </draw:frame>
        <draw:frame draw:style-name="gr6" draw:text-style-name="P6" draw:layer="layout" svg:width="0.003cm" svg:height="0.983cm" draw:transform="rotate (-3.14159265358979) translate (14.509cm 22.168cm)">
          <draw:text-box>
            <text:p/>
          </draw:text-box>
        </draw:frame>
        <draw:frame draw:style-name="gr5" draw:text-style-name="P6" draw:layer="layout" svg:width="0.003cm" svg:height="0.031cm" draw:transform="rotate (-3.14159265358979) translate (15.127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5.465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5.758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6.234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6.901cm 22.168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7.257cm 21.677cm)">
          <draw:text-box>
            <text:p text:style-name="P1"><text:span text:style-name="T6"><text:tab/></text:span></text:p>
          </draw:text-box>
        </draw:frame>
        <draw:frame draw:style-name="gr5" draw:text-style-name="P6" draw:layer="layout" svg:width="0.003cm" svg:height="0.031cm" draw:transform="rotate (-3.14159265358979) translate (17.748cm 21.677cm)">
          <draw:text-box>
            <text:p text:style-name="P1"><text:span text:style-name="T6"/></text:p>
          </draw:text-box>
        </draw:frame>
        <draw:frame draw:style-name="gr5" draw:text-style-name="P6" draw:layer="layout" svg:width="0.003cm" svg:height="0.031cm" draw:transform="rotate (-3.14159265358979) translate (18.894cm 21.677cm)">
          <draw:text-box>
            <text:p text:style-name="P1"><text:span text:style-name="T6"/></text:p>
          </draw:text-box>
        </draw:frame>
        <draw:frame draw:style-name="gr5" draw:text-style-name="P6" draw:layer="layout" svg:width="1.272cm" svg:height="0.031cm" draw:transform="rotate (-3.14159265358979) translate (19.371cm 21.677cm)">
          <draw:text-box>
            <text:p text:style-name="P1"><text:span text:style-name="T6"><text:tab/></text:span></text:p>
          </draw:text-box>
        </draw:frame>
        <draw:frame draw:style-name="gr3" draw:text-style-name="P4" draw:layer="layout" svg:width="1.501cm" svg:height="0.701cm" svg:x="2.553cm" svg:y="22.991cm">
          <draw:text-box>
            <text:p text:style-name="P1"><text:span text:style-name="T2">t</text:span><text:span text:style-name="T2">i</text:span><text:span text:style-name="T2">m</text:span><text:span text:style-name="T2">e</text:span><text:span text:style-name="T2">.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2</text:span><text:span text:style-name="T5">7</text:span></text:p>
          </draw:text-box>
        </draw:frame>
        <draw:frame draw:style-name="gr7" draw:text-style-name="P7" draw:layer="layout" svg:width="9.37cm" svg:height="0.983cm" svg:x="0.595cm" svg:y="0.723cm">
          <draw:text-box>
            <text:p>27/STR/COM/XPL/1/A</text:p>
          </draw:text-box>
        </draw:frame>
      </draw:page>
      <draw:page draw:name="page28" draw:style-name="dp1" draw:master-page-name="master-page156">
        <draw:frame draw:style-name="gr3" draw:text-style-name="P4" draw:layer="layout" svg:width="16.423cm" svg:height="0.701cm" svg:x="2.553cm" svg:y="13.064cm">
          <draw:text-box>
            <text:p text:style-name="P1"><text:span text:style-name="T2">Pro</text:span><text:span text:style-name="T2">ve: </text:span><text:span text:style-name="T2">Dijk</text:span><text:span text:style-name="T2">stra’</text:span><text:span text:style-name="T2">s </text:span><text:span text:style-name="T2">alg</text:span><text:span text:style-name="T2">orit</text:span><text:span text:style-name="T2">hm </text:span><text:span text:style-name="T2">pro</text:span><text:span text:style-name="T2">ces</text:span><text:span text:style-name="T2">ses </text:span><text:span text:style-name="T2">vert</text:span><text:span text:style-name="T2">ice</text:span><text:span text:style-name="T2">s in </text:span><text:span text:style-name="T2">non</text:span><text:span text:style-name="T2">-</text:span></text:p>
          </draw:text-box>
        </draw:frame>
        <draw:frame draw:style-name="gr3" draw:text-style-name="P4" draw:layer="layout" svg:width="17.52cm" svg:height="0.701cm" svg:x="2.553cm" svg:y="14.046cm">
          <draw:text-box>
            <text:p text:style-name="P1"><text:span text:style-name="T2">d</text:span><text:span text:style-name="T2">e</text:span><text:span text:style-name="T2">c</text:span><text:span text:style-name="T2">r</text:span><text:span text:style-name="T2">e</text:span><text:span text:style-name="T2">a</text:span><text:span text:style-name="T2">s</text:span><text:span text:style-name="T2">i</text:span><text:span text:style-name="T2">n</text:span><text:span text:style-name="T2">g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a</text:span><text:span text:style-name="T2">c</text:span><text:span text:style-name="T2">t</text:span><text:span text:style-name="T2">u</text:span><text:span text:style-name="T2">a</text:span><text:span text:style-name="T2">l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/text:p>
          </draw:text-box>
        </draw:frame>
        <draw:frame draw:style-name="gr3" draw:text-style-name="P4" draw:layer="layout" svg:width="2.072cm" svg:height="0.701cm" svg:x="2.553cm" svg:y="15.028cm">
          <draw:text-box>
            <text:p text:style-name="P1"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.</text:span></text:p>
          </draw:text-box>
        </draw:frame>
        <draw:frame draw:style-name="gr4" draw:text-style-name="P5" draw:layer="layout" svg:width="0.544cm" svg:height="0.487cm" svg:x="17.581cm" svg:y="24.93cm">
          <draw:text-box>
            <text:p text:style-name="P1"><text:span text:style-name="T5">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/>
    <style:font-face style:name="Helvetica" svg:font-family="Helvetica"/>
    <style:font-face style:name="HelveticaOblique" svg:font-family="HelveticaObliqu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7.2cm" fo:margin-bottom="1cm" fo:margin-left="2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6" style:page-layout-name="PM0" draw:style-name="Mdp1"/>
    <style:master-page style:name="master-page151" style:page-layout-name="PM0" draw:style-name="Mdp1"/>
    <style:master-page style:name="master-page148" style:page-layout-name="PM0" draw:style-name="Mdp1"/>
    <style:master-page style:name="master-page129" style:page-layout-name="PM0" draw:style-name="Mdp1"/>
    <style:master-page style:name="master-page122" style:page-layout-name="PM0" draw:style-name="Mdp1"/>
    <style:master-page style:name="master-page111" style:page-layout-name="PM0" draw:style-name="Mdp1"/>
    <style:master-page style:name="master-page104" style:page-layout-name="PM0" draw:style-name="Mdp1"/>
    <style:master-page style:name="master-page99" style:page-layout-name="PM0" draw:style-name="Mdp1"/>
    <style:master-page style:name="master-page46" style:page-layout-name="PM0" draw:style-name="Mdp1"/>
    <style:master-page style:name="master-page35" style:page-layout-name="PM0" draw:style-name="Mdp1"/>
    <style:master-page style:name="master-page28" style:page-layout-name="PM0" draw:style-name="Mdp1"/>
    <style:master-page style:name="master-page3" style:page-layout-name="PM0" draw:style-name="Mdp1"/>
    <style:master-page style:name="master-page51" style:page-layout-name="PM0" draw:style-name="Mdp1"/>
    <style:master-page style:name="master-page56" style:page-layout-name="PM0" draw:style-name="Mdp1"/>
    <style:master-page style:name="master-page59" style:page-layout-name="PM0" draw:style-name="Mdp1"/>
    <style:master-page style:name="master-page62" style:page-layout-name="PM0" draw:style-name="Mdp1"/>
    <style:master-page style:name="master-page65" style:page-layout-name="PM0" draw:style-name="Mdp1"/>
    <style:master-page style:name="master-page72" style:page-layout-name="PM0" draw:style-name="Mdp1"/>
    <style:master-page style:name="master-page87" style:page-layout-name="PM0" draw:style-name="Mdp1"/>
    <style:master-page style:name="master-page9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9T19:04:41.031705115</dc:date>
    <meta:editing-duration>PT9M8S</meta:editing-duration>
    <meta:editing-cycles>1</meta:editing-cycles>
    <meta:document-statistic meta:object-count="2107"/>
    <meta:generator>LibreOffice/5.3.1.2$Linux_X86_64 LibreOffice_project/30m0$Build-2</meta:generator>
  </office:meta>
</office:document-meta>
</file>